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tting_2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x_s</text:p>
          </table:table-cell>
          <table:table-cell office:value-type="string" calcext:value-type="string">
            <text:p>ay_s</text:p>
          </table:table-cell>
          <table:table-cell office:value-type="string" calcext:value-type="string">
            <text:p>az_s</text:p>
          </table:table-cell>
          <table:table-cell office:value-type="string" calcext:value-type="string">
            <text:p>gx_s</text:p>
          </table:table-cell>
          <table:table-cell office:value-type="string" calcext:value-type="string">
            <text:p>gy_s</text:p>
          </table:table-cell>
          <table:table-cell office:value-type="string" calcext:value-type="string">
            <text:p>gz_s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x_r</text:p>
          </table:table-cell>
          <table:table-cell office:value-type="string" calcext:value-type="string">
            <text:p>ay_r</text:p>
          </table:table-cell>
          <table:table-cell office:value-type="string" calcext:value-type="string">
            <text:p>az_r</text:p>
          </table:table-cell>
          <table:table-cell office:value-type="string" calcext:value-type="string">
            <text:p>gx_r</text:p>
          </table:table-cell>
          <table:table-cell office:value-type="string" calcext:value-type="string">
            <text:p>gy_r</text:p>
          </table:table-cell>
          <table:table-cell office:value-type="string" calcext:value-type="string">
            <text:p>gz_r</text:p>
          </table:table-cell>
          <table:table-cell office:value-type="string" calcext:value-type="string">
            <text:p>a_s</text:p>
          </table:table-cell>
          <table:table-cell office:value-type="string" calcext:value-type="string">
            <text:p>g_s</text:p>
          </table:table-cell>
          <table:table-cell table:number-columns-repeated="2"/>
          <table:table-cell table:formula="of:=[.A1]" office:value-type="string" office:string-value="ax_s" calcext:value-type="string">
            <text:p>ax_s</text:p>
          </table:table-cell>
          <table:table-cell table:formula="of:=[.B1]" office:value-type="string" office:string-value="ay_s" calcext:value-type="string">
            <text:p>ay_s</text:p>
          </table:table-cell>
          <table:table-cell table:formula="of:=[.C1]" office:value-type="string" office:string-value="az_s" calcext:value-type="string">
            <text:p>az_s</text:p>
          </table:table-cell>
          <table:table-cell table:formula="of:=[.D1]" office:value-type="string" office:string-value="gx_s" calcext:value-type="string">
            <text:p>gx_s</text:p>
          </table:table-cell>
          <table:table-cell table:formula="of:=[.E1]" office:value-type="string" office:string-value="gy_s" calcext:value-type="string">
            <text:p>gy_s</text:p>
          </table:table-cell>
          <table:table-cell table:formula="of:=[.F1]" office:value-type="string" office:string-value="gz_s" calcext:value-type="string">
            <text:p>gz_s</text:p>
          </table:table-cell>
          <table:table-cell office:value-type="string" calcext:value-type="string">
            <text:p>|a_xyz|</text:p>
          </table:table-cell>
          <table:table-cell office:value-type="string" calcext:value-type="string">
            <text:p>|g_xyz|</text:p>
          </table:table-cell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]^2+[.B2]^2+[.C2]^2)" office:value-type="float" office:value="0.975075720136647" calcext:value-type="float">
            <text:p>0.975075720136647</text:p>
          </table:table-cell>
          <table:table-cell table:formula="of:=SQRT([.D2]^2+[.E2]^2+[.F2]^2)" office:value-type="float" office:value="0" calcext:value-type="float">
            <text:p>0</text:p>
          </table:table-cell>
          <table:table-cell/>
          <table:table-cell office:value-type="string" calcext:value-type="string">
            <text:p>avg</text:p>
          </table:table-cell>
          <table:table-cell table:formula="of:=AVERAGE([.A2:.A6000])" office:value-type="float" office:value="0.0222043119266055" calcext:value-type="float">
            <text:p>0.0222043119266055</text:p>
          </table:table-cell>
          <table:table-cell table:formula="of:=AVERAGE([.B2:.B6000])" office:value-type="float" office:value="0.0498243119266055" calcext:value-type="float">
            <text:p>0.0498243119266055</text:p>
          </table:table-cell>
          <table:table-cell table:formula="of:=AVERAGE([.C2:.C6000])" office:value-type="float" office:value="-0.968479633027523" calcext:value-type="float">
            <text:p>-0.968479633027523</text:p>
          </table:table-cell>
          <table:table-cell table:formula="of:=AVERAGE([.D2:.D6000])" office:value-type="float" office:value="0.0107514678899083" calcext:value-type="float">
            <text:p>0.0107514678899083</text:p>
          </table:table-cell>
          <table:table-cell table:formula="of:=AVERAGE([.E2:.E6000])" office:value-type="float" office:value="-0.0206064220183486" calcext:value-type="float">
            <text:p>-0.0206064220183486</text:p>
          </table:table-cell>
          <table:table-cell table:formula="of:=AVERAGE([.F2:.F6000])" office:value-type="float" office:value="-0.0197104587155963" calcext:value-type="float">
            <text:p>-0.0197104587155963</text:p>
          </table:table-cell>
          <table:table-cell table:formula="of:=AVERAGE([.T2:.T6000])" office:value-type="float" office:value="0.970765493195282" calcext:value-type="float">
            <text:p>0.970765493195282</text:p>
          </table:table-cell>
          <table:table-cell table:formula="of:=AVERAGE([.U2:.U6000])" office:value-type="float" office:value="0.158406952525572" calcext:value-type="float">
            <text:p>0.158406952525572</text:p>
          </table:table-cell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" calcext:value-type="float">
            <text:p>0</text:p>
          </table:table-cell>
          <table:table-cell office:value-type="float" office:value="0.9595" calcext:value-type="float">
            <text:p>0.95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]^2+[.B3]^2+[.C3]^2)" office:value-type="float" office:value="0.959478415598809" calcext:value-type="float">
            <text:p>0.959478415598809</text:p>
          </table:table-cell>
          <table:table-cell table:formula="of:=SQRT([.D3]^2+[.E3]^2+[.F3]^2)" office:value-type="float" office:value="0" calcext:value-type="float">
            <text:p>0</text:p>
          </table:table-cell>
          <table:table-cell/>
          <table:table-cell office:value-type="string" calcext:value-type="string">
            <text:p>stdev</text:p>
          </table:table-cell>
          <table:table-cell table:formula="of:=COM.MICROSOFT.STDEV.S([.A2:.A6000])" office:value-type="float" office:value="0.0314590848848826" calcext:value-type="float">
            <text:p>0.0314590848848826</text:p>
          </table:table-cell>
          <table:table-cell table:formula="of:=COM.MICROSOFT.STDEV.S([.B2:.B6000])" office:value-type="float" office:value="0.0215720303584737" calcext:value-type="float">
            <text:p>0.0215720303584737</text:p>
          </table:table-cell>
          <table:table-cell table:formula="of:=COM.MICROSOFT.STDEV.S([.C2:.C6000])" office:value-type="float" office:value="0.0110628768052313" calcext:value-type="float">
            <text:p>0.0110628768052313</text:p>
          </table:table-cell>
          <table:table-cell table:formula="of:=COM.MICROSOFT.STDEV.S([.D2:.D6000])" office:value-type="float" office:value="0.213127366702866" calcext:value-type="float">
            <text:p>0.213127366702866</text:p>
          </table:table-cell>
          <table:table-cell table:formula="of:=COM.MICROSOFT.STDEV.S([.E2:.E6000])" office:value-type="float" office:value="0.222469743993867" calcext:value-type="float">
            <text:p>0.222469743993867</text:p>
          </table:table-cell>
          <table:table-cell table:formula="of:=COM.MICROSOFT.STDEV.S([.F2:.F6000])" office:value-type="float" office:value="0.424280781643437" calcext:value-type="float">
            <text:p>0.424280781643437</text:p>
          </table:table-cell>
          <table:table-cell table:formula="of:=COM.MICROSOFT.STDEV.S([.T2:.T6000])" office:value-type="float" office:value="0.0108961392493136" calcext:value-type="float">
            <text:p>0.0108961392493136</text:p>
          </table:table-cell>
          <table:table-cell table:formula="of:=COM.MICROSOFT.STDEV.S([.U2:.U6000])" office:value-type="float" office:value="0.500743459432261" calcext:value-type="float">
            <text:p>0.500743459432261</text:p>
          </table:table-cell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]^2+[.B4]^2+[.C4]^2)" office:value-type="float" office:value="0.975075720136647" calcext:value-type="float">
            <text:p>0.975075720136647</text:p>
          </table:table-cell>
          <table:table-cell table:formula="of:=SQRT([.D4]^2+[.E4]^2+[.F4]^2)" office:value-type="float" office:value="0" calcext:value-type="float">
            <text:p>0</text:p>
          </table:table-cell>
          <table:table-cell/>
          <table:table-cell office:value-type="string" calcext:value-type="string">
            <text:p>skew</text:p>
          </table:table-cell>
          <table:table-cell table:formula="of:=3*([.X2]-QUARTILE([.A$3:.A$6000];2))/[.X3]" office:value-type="float" office:value="2.11744670970473" calcext:value-type="float">
            <text:p>2.11744670970473</text:p>
          </table:table-cell>
          <table:table-cell table:formula="of:=3*([.Y2]-QUARTILE([.B$3:.B$6000];2))/[.Y3]" office:value-type="float" office:value="0.406681041794956" calcext:value-type="float">
            <text:p>0.406681041794956</text:p>
          </table:table-cell>
          <table:table-cell table:formula="of:=3*([.Z2]-QUARTILE([.C$3:.C$6000];2))/[.Z3]" office:value-type="float" office:value="0.0868762198433204" calcext:value-type="float">
            <text:p>0.0868762198433204</text:p>
          </table:table-cell>
          <table:table-cell table:formula="of:=3*([.AA2]-QUARTILE([.D$3:.D$6000];2))/[.AA3]" office:value-type="float" office:value="0.151338629893986" calcext:value-type="float">
            <text:p>0.151338629893986</text:p>
          </table:table-cell>
          <table:table-cell table:formula="of:=3*([.AB2]-QUARTILE([.E$3:.E$6000];2))/[.AB3]" office:value-type="float" office:value="-0.277877184309386" calcext:value-type="float">
            <text:p>-0.277877184309386</text:p>
          </table:table-cell>
          <table:table-cell table:formula="of:=3*([.AC2]-QUARTILE([.F$3:.F$6000];2))/[.AC3]" office:value-type="float" office:value="-0.139368500071452" calcext:value-type="float">
            <text:p>-0.139368500071452</text:p>
          </table:table-cell>
          <table:table-cell table:formula="of:=3*([.AD2]-QUARTILE([.T$2:.T$6000];2))/[.AD3]" office:value-type="float" office:value="0.228778339201537" calcext:value-type="float">
            <text:p>0.228778339201537</text:p>
          </table:table-cell>
          <table:table-cell table:formula="of:=3*([.AE2]-QUARTILE([.U$2:.U$6000];2))/[.AE3]" office:value-type="float" office:value="0.949030583675555" calcext:value-type="float">
            <text:p>0.949030583675555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9582" calcext:value-type="float">
            <text:p>0.95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]^2+[.B5]^2+[.C5]^2)" office:value-type="float" office:value="0.958334737969985" calcext:value-type="float">
            <text:p>0.958334737969985</text:p>
          </table:table-cell>
          <table:table-cell table:formula="of:=SQRT([.D5]^2+[.E5]^2+[.F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9738" calcext:value-type="float">
            <text:p>0.97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]^2+[.B6]^2+[.C6]^2)" office:value-type="float" office:value="0.973950358077864" calcext:value-type="float">
            <text:p>0.973950358077864</text:p>
          </table:table-cell>
          <table:table-cell table:formula="of:=SQRT([.D6]^2+[.E6]^2+[.F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9749" calcext:value-type="float">
            <text:p>0.97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]^2+[.B7]^2+[.C7]^2)" office:value-type="float" office:value="0.975334880951153" calcext:value-type="float">
            <text:p>0.975334880951153</text:p>
          </table:table-cell>
          <table:table-cell table:formula="of:=SQRT([.D7]^2+[.E7]^2+[.F7]^2)" office:value-type="float" office:value="0" calcext:value-type="float">
            <text:p>0</text:p>
          </table:table-cell>
          <table:table-cell/>
          <table:table-cell office:value-type="string" calcext:value-type="string">
            <text:p>abs_avg</text:p>
          </table:table-cell>
          <table:table-cell table:formula="of:=ABS([.X2])" office:value-type="float" office:value="0.0222043119266055" calcext:value-type="float">
            <text:p>0.0222043119266055</text:p>
          </table:table-cell>
          <table:table-cell table:formula="of:=ABS([.Y2])" office:value-type="float" office:value="0.0498243119266055" calcext:value-type="float">
            <text:p>0.0498243119266055</text:p>
          </table:table-cell>
          <table:table-cell table:formula="of:=ABS([.Z2])" office:value-type="float" office:value="0.968479633027523" calcext:value-type="float">
            <text:p>0.968479633027523</text:p>
          </table:table-cell>
          <table:table-cell table:number-columns-repeated="3"/>
          <table:table-cell table:formula="of:=ABS([.AD2])" office:value-type="float" office:value="0.970765493195282" calcext:value-type="float">
            <text:p>0.970765493195282</text:p>
          </table:table-cell>
          <table:table-cell table:formula="of:=ABS([.AE2])" office:value-type="float" office:value="0.158406952525572" calcext:value-type="float">
            <text:p>0.158406952525572</text:p>
          </table:table-cell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607" calcext:value-type="float">
            <text:p>0.96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]^2+[.B8]^2+[.C8]^2)" office:value-type="float" office:value="0.960883791100672" calcext:value-type="float">
            <text:p>0.960883791100672</text:p>
          </table:table-cell>
          <table:table-cell table:formula="of:=SQRT([.D8]^2+[.E8]^2+[.F8]^2)" office:value-type="float" office:value="0" calcext:value-type="float">
            <text:p>0</text:p>
          </table:table-cell>
          <table:table-cell/>
          <table:table-cell table:formula="of:=[.W3]" office:value-type="string" office:string-value="stdev" calcext:value-type="string">
            <text:p>stdev</text:p>
          </table:table-cell>
          <table:table-cell table:formula="of:=[.X3]" office:value-type="float" office:value="0.0314590848848826" calcext:value-type="float">
            <text:p>0.0314590848848826</text:p>
          </table:table-cell>
          <table:table-cell table:formula="of:=[.Y3]" office:value-type="float" office:value="0.0215720303584737" calcext:value-type="float">
            <text:p>0.0215720303584737</text:p>
          </table:table-cell>
          <table:table-cell table:formula="of:=[.Z3]" office:value-type="float" office:value="0.0110628768052313" calcext:value-type="float">
            <text:p>0.0110628768052313</text:p>
          </table:table-cell>
          <table:table-cell table:formula="of:=[.AA3]" office:value-type="float" office:value="0.213127366702866" calcext:value-type="float">
            <text:p>0.213127366702866</text:p>
          </table:table-cell>
          <table:table-cell table:formula="of:=[.AB3]" office:value-type="float" office:value="0.222469743993867" calcext:value-type="float">
            <text:p>0.222469743993867</text:p>
          </table:table-cell>
          <table:table-cell table:formula="of:=[.AC3]" office:value-type="float" office:value="0.424280781643437" calcext:value-type="float">
            <text:p>0.424280781643437</text:p>
          </table:table-cell>
          <table:table-cell table:formula="of:=[.AD3]" office:value-type="float" office:value="0.0108961392493136" calcext:value-type="float">
            <text:p>0.0108961392493136</text:p>
          </table:table-cell>
          <table:table-cell table:formula="of:=[.AE3]" office:value-type="float" office:value="0.500743459432261" calcext:value-type="float">
            <text:p>0.500743459432261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9738" calcext:value-type="float">
            <text:p>0.97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]^2+[.B9]^2+[.C9]^2)" office:value-type="float" office:value="0.973950358077864" calcext:value-type="float">
            <text:p>0.973950358077864</text:p>
          </table:table-cell>
          <table:table-cell table:formula="of:=SQRT([.D9]^2+[.E9]^2+[.F9]^2)" office:value-type="float" office:value="0" calcext:value-type="float">
            <text:p>0</text:p>
          </table:table-cell>
          <table:table-cell/>
          <table:table-cell office:value-type="string" calcext:value-type="string">
            <text:p>abs_skew</text:p>
          </table:table-cell>
          <table:table-cell table:formula="of:=ABS([.X4])" office:value-type="float" office:value="2.11744670970473" calcext:value-type="float">
            <text:p>2.11744670970473</text:p>
          </table:table-cell>
          <table:table-cell table:formula="of:=ABS([.Y4])" office:value-type="float" office:value="0.406681041794956" calcext:value-type="float">
            <text:p>0.406681041794956</text:p>
          </table:table-cell>
          <table:table-cell table:formula="of:=ABS([.Z4])" office:value-type="float" office:value="0.0868762198433204" calcext:value-type="float">
            <text:p>0.0868762198433204</text:p>
          </table:table-cell>
          <table:table-cell table:formula="of:=ABS([.AA4])" office:value-type="float" office:value="0.151338629893986" calcext:value-type="float">
            <text:p>0.151338629893986</text:p>
          </table:table-cell>
          <table:table-cell table:formula="of:=ABS([.AB4])" office:value-type="float" office:value="0.277877184309386" calcext:value-type="float">
            <text:p>0.277877184309386</text:p>
          </table:table-cell>
          <table:table-cell table:formula="of:=ABS([.AC4])" office:value-type="float" office:value="0.139368500071452" calcext:value-type="float">
            <text:p>0.139368500071452</text:p>
          </table:table-cell>
          <table:table-cell table:formula="of:=ABS([.AD4])" office:value-type="float" office:value="0.228778339201537" calcext:value-type="float">
            <text:p>0.228778339201537</text:p>
          </table:table-cell>
          <table:table-cell table:formula="of:=ABS([.AE4])" office:value-type="float" office:value="0.949030583675555" calcext:value-type="float">
            <text:p>0.949030583675555</text:p>
          </table:table-cell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]^2+[.B10]^2+[.C10]^2)" office:value-type="float" office:value="0.975075720136647" calcext:value-type="float">
            <text:p>0.975075720136647</text:p>
          </table:table-cell>
          <table:table-cell table:formula="of:=SQRT([.D10]^2+[.E10]^2+[.F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-0.6779" calcext:value-type="float">
            <text:p>-0.677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" calcext:value-type="float">
            <text:p>0</text:p>
          </table:table-cell>
          <table:table-cell office:value-type="float" office:value="3.8879" calcext:value-type="float">
            <text:p>3.8879</text:p>
          </table:table-cell>
          <table:table-cell office:value-type="float" office:value="3.0312" calcext:value-type="float">
            <text:p>3.0312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]^2+[.B11]^2+[.C11]^2)" office:value-type="float" office:value="0.975075720136647" calcext:value-type="float">
            <text:p>0.975075720136647</text:p>
          </table:table-cell>
          <table:table-cell table:formula="of:=SQRT([.D11]^2+[.E11]^2+[.F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]^2+[.B12]^2+[.C12]^2)" office:value-type="float" office:value="0.958334737969985" calcext:value-type="float">
            <text:p>0.958334737969985</text:p>
          </table:table-cell>
          <table:table-cell table:formula="of:=SQRT([.D12]^2+[.E12]^2+[.F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]^2+[.B13]^2+[.C13]^2)" office:value-type="float" office:value="0.975075720136647" calcext:value-type="float">
            <text:p>0.975075720136647</text:p>
          </table:table-cell>
          <table:table-cell table:formula="of:=SQRT([.D13]^2+[.E13]^2+[.F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]^2+[.B14]^2+[.C14]^2)" office:value-type="float" office:value="0.972823694201575" calcext:value-type="float">
            <text:p>0.972823694201575</text:p>
          </table:table-cell>
          <table:table-cell table:formula="of:=SQRT([.D14]^2+[.E14]^2+[.F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" calcext:value-type="float">
            <text:p>0</text:p>
          </table:table-cell>
          <table:table-cell office:value-type="float" office:value="0.9595" calcext:value-type="float">
            <text:p>0.95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]^2+[.B15]^2+[.C15]^2)" office:value-type="float" office:value="0.959478415598809" calcext:value-type="float">
            <text:p>0.959478415598809</text:p>
          </table:table-cell>
          <table:table-cell table:formula="of:=SQRT([.D15]^2+[.E15]^2+[.F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582" calcext:value-type="float">
            <text:p>0.95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]^2+[.B16]^2+[.C16]^2)" office:value-type="float" office:value="0.958334737969985" calcext:value-type="float">
            <text:p>0.958334737969985</text:p>
          </table:table-cell>
          <table:table-cell table:formula="of:=SQRT([.D16]^2+[.E16]^2+[.F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-0.674" calcext:value-type="float">
            <text:p>-0.674</text:p>
          </table:table-cell>
          <table:table-cell office:value-type="float" office:value="0.7367" calcext:value-type="float">
            <text:p>0.7367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318" calcext:value-type="float">
            <text:p>3.0318</text:p>
          </table:table-cell>
          <table:table-cell office:value-type="float" office:value="2.4006" calcext:value-type="float">
            <text:p>2.4006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762" calcext:value-type="float">
            <text:p>0.97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]^2+[.B17]^2+[.C17]^2)" office:value-type="float" office:value="0.97645864735789" calcext:value-type="float">
            <text:p>0.97645864735789</text:p>
          </table:table-cell>
          <table:table-cell table:formula="of:=SQRT([.D17]^2+[.E17]^2+[.F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-0.6737" calcext:value-type="float">
            <text:p>-0.6737</text:p>
          </table:table-cell>
          <table:table-cell office:value-type="float" office:value="0.7364" calcext:value-type="float">
            <text:p>0.7364</text:p>
          </table:table-cell>
          <table:table-cell office:value-type="float" office:value="0" calcext:value-type="float">
            <text:p>0</text:p>
          </table:table-cell>
          <table:table-cell office:value-type="float" office:value="3.8826" calcext:value-type="float">
            <text:p>3.8826</text:p>
          </table:table-cell>
          <table:table-cell office:value-type="float" office:value="3.0162" calcext:value-type="float">
            <text:p>3.0162</text:p>
          </table:table-cell>
          <table:table-cell office:value-type="float" office:value="2.4006" calcext:value-type="float">
            <text:p>2.4006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89" calcext:value-type="float">
            <text:p>0.9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]^2+[.B18]^2+[.C18]^2)" office:value-type="float" office:value="0.989469160711945" calcext:value-type="float">
            <text:p>0.989469160711945</text:p>
          </table:table-cell>
          <table:table-cell table:formula="of:=SQRT([.D18]^2+[.E18]^2+[.F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1" calcext:value-type="float">
            <text:p>-0.7371</text:p>
          </table:table-cell>
          <table:table-cell office:value-type="float" office:value="-0.6744" calcext:value-type="float">
            <text:p>-0.6744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3605" calcext:value-type="float">
            <text:p>0.3605</text:p>
          </table:table-cell>
          <table:table-cell office:value-type="float" office:value="3.0571" calcext:value-type="float">
            <text:p>3.0571</text:p>
          </table:table-cell>
          <table:table-cell office:value-type="float" office:value="-4.2631" calcext:value-type="float">
            <text:p>-4.2631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-0.0335" calcext:value-type="float">
            <text:p>-0.0335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]^2+[.B19]^2+[.C19]^2)" office:value-type="float" office:value="0.985516600570483" calcext:value-type="float">
            <text:p>0.985516600570483</text:p>
          </table:table-cell>
          <table:table-cell table:formula="of:=SQRT([.D19]^2+[.E19]^2+[.F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1" calcext:value-type="float">
            <text:p>-0.7371</text:p>
          </table:table-cell>
          <table:table-cell office:value-type="float" office:value="-0.6744" calcext:value-type="float">
            <text:p>-0.6744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3605" calcext:value-type="float">
            <text:p>0.3605</text:p>
          </table:table-cell>
          <table:table-cell office:value-type="float" office:value="3.0571" calcext:value-type="float">
            <text:p>3.0571</text:p>
          </table:table-cell>
          <table:table-cell office:value-type="float" office:value="-4.2631" calcext:value-type="float">
            <text:p>-4.2631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]^2+[.B20]^2+[.C20]^2)" office:value-type="float" office:value="0.969934559648227" calcext:value-type="float">
            <text:p>0.969934559648227</text:p>
          </table:table-cell>
          <table:table-cell table:formula="of:=SQRT([.D20]^2+[.E20]^2+[.F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1" calcext:value-type="float">
            <text:p>-0.7371</text:p>
          </table:table-cell>
          <table:table-cell office:value-type="float" office:value="-0.6744" calcext:value-type="float">
            <text:p>-0.6744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3605" calcext:value-type="float">
            <text:p>0.3605</text:p>
          </table:table-cell>
          <table:table-cell office:value-type="float" office:value="3.0571" calcext:value-type="float">
            <text:p>3.0571</text:p>
          </table:table-cell>
          <table:table-cell office:value-type="float" office:value="-4.2631" calcext:value-type="float">
            <text:p>-4.2631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]^2+[.B21]^2+[.C21]^2)" office:value-type="float" office:value="0.969934559648227" calcext:value-type="float">
            <text:p>0.969934559648227</text:p>
          </table:table-cell>
          <table:table-cell table:formula="of:=SQRT([.D21]^2+[.E21]^2+[.F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1" calcext:value-type="float">
            <text:p>-0.7371</text:p>
          </table:table-cell>
          <table:table-cell office:value-type="float" office:value="-0.6744" calcext:value-type="float">
            <text:p>-0.6744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3605" calcext:value-type="float">
            <text:p>0.3605</text:p>
          </table:table-cell>
          <table:table-cell office:value-type="float" office:value="3.0571" calcext:value-type="float">
            <text:p>3.0571</text:p>
          </table:table-cell>
          <table:table-cell office:value-type="float" office:value="-4.2631" calcext:value-type="float">
            <text:p>-4.263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9677" calcext:value-type="float">
            <text:p>0.96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]^2+[.B22]^2+[.C22]^2)" office:value-type="float" office:value="0.969302264518143" calcext:value-type="float">
            <text:p>0.969302264518143</text:p>
          </table:table-cell>
          <table:table-cell table:formula="of:=SQRT([.D22]^2+[.E22]^2+[.F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]^2+[.B23]^2+[.C23]^2)" office:value-type="float" office:value="0.969934559648227" calcext:value-type="float">
            <text:p>0.969934559648227</text:p>
          </table:table-cell>
          <table:table-cell table:formula="of:=SQRT([.D23]^2+[.E23]^2+[.F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]^2+[.B24]^2+[.C24]^2)" office:value-type="float" office:value="0.969934559648227" calcext:value-type="float">
            <text:p>0.969934559648227</text:p>
          </table:table-cell>
          <table:table-cell table:formula="of:=SQRT([.D24]^2+[.E24]^2+[.F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]^2+[.B25]^2+[.C25]^2)" office:value-type="float" office:value="0.969934559648227" calcext:value-type="float">
            <text:p>0.969934559648227</text:p>
          </table:table-cell>
          <table:table-cell table:formula="of:=SQRT([.D25]^2+[.E25]^2+[.F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]^2+[.B26]^2+[.C26]^2)" office:value-type="float" office:value="0.969934559648227" calcext:value-type="float">
            <text:p>0.969934559648227</text:p>
          </table:table-cell>
          <table:table-cell table:formula="of:=SQRT([.D26]^2+[.E26]^2+[.F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]^2+[.B27]^2+[.C27]^2)" office:value-type="float" office:value="0.969302264518143" calcext:value-type="float">
            <text:p>0.969302264518143</text:p>
          </table:table-cell>
          <table:table-cell table:formula="of:=SQRT([.D27]^2+[.E27]^2+[.F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]^2+[.B28]^2+[.C28]^2)" office:value-type="float" office:value="0.969302264518143" calcext:value-type="float">
            <text:p>0.969302264518143</text:p>
          </table:table-cell>
          <table:table-cell table:formula="of:=SQRT([.D28]^2+[.E28]^2+[.F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]^2+[.B29]^2+[.C29]^2)" office:value-type="float" office:value="0.969302264518143" calcext:value-type="float">
            <text:p>0.969302264518143</text:p>
          </table:table-cell>
          <table:table-cell table:formula="of:=SQRT([.D29]^2+[.E29]^2+[.F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2773" calcext:value-type="float">
            <text:p>0.2773</text:p>
          </table:table-cell>
          <table:table-cell office:value-type="float" office:value="3.0714" calcext:value-type="float">
            <text:p>3.0714</text:p>
          </table:table-cell>
          <table:table-cell office:value-type="float" office:value="-4.3462" calcext:value-type="float">
            <text:p>-4.3462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]^2+[.B30]^2+[.C30]^2)" office:value-type="float" office:value="0.969302264518143" calcext:value-type="float">
            <text:p>0.969302264518143</text:p>
          </table:table-cell>
          <table:table-cell table:formula="of:=SQRT([.D30]^2+[.E30]^2+[.F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192" calcext:value-type="float">
            <text:p>0.4192</text:p>
          </table:table-cell>
          <table:table-cell office:value-type="float" office:value="3.092" calcext:value-type="float">
            <text:p>3.092</text:p>
          </table:table-cell>
          <table:table-cell office:value-type="float" office:value="-4.2043" calcext:value-type="float">
            <text:p>-4.2043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]^2+[.B31]^2+[.C31]^2)" office:value-type="float" office:value="0.969302264518143" calcext:value-type="float">
            <text:p>0.969302264518143</text:p>
          </table:table-cell>
          <table:table-cell table:formula="of:=SQRT([.D31]^2+[.E31]^2+[.F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192" calcext:value-type="float">
            <text:p>0.4192</text:p>
          </table:table-cell>
          <table:table-cell office:value-type="float" office:value="3.092" calcext:value-type="float">
            <text:p>3.092</text:p>
          </table:table-cell>
          <table:table-cell office:value-type="float" office:value="-4.2043" calcext:value-type="float">
            <text:p>-4.2043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]^2+[.B32]^2+[.C32]^2)" office:value-type="float" office:value="0.969302264518143" calcext:value-type="float">
            <text:p>0.969302264518143</text:p>
          </table:table-cell>
          <table:table-cell table:formula="of:=SQRT([.D32]^2+[.E32]^2+[.F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192" calcext:value-type="float">
            <text:p>0.4192</text:p>
          </table:table-cell>
          <table:table-cell office:value-type="float" office:value="3.092" calcext:value-type="float">
            <text:p>3.092</text:p>
          </table:table-cell>
          <table:table-cell office:value-type="float" office:value="-4.2043" calcext:value-type="float">
            <text:p>-4.204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]^2+[.B33]^2+[.C33]^2)" office:value-type="float" office:value="0.969934559648227" calcext:value-type="float">
            <text:p>0.969934559648227</text:p>
          </table:table-cell>
          <table:table-cell table:formula="of:=SQRT([.D33]^2+[.E33]^2+[.F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6787" calcext:value-type="float">
            <text:p>-0.678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2097" calcext:value-type="float">
            <text:p>-4.2097</text:p>
          </table:table-cell>
          <table:table-cell office:value-type="float" office:value="0.0026" calcext:value-type="float">
            <text:p>0.0026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]^2+[.B34]^2+[.C34]^2)" office:value-type="float" office:value="0.969934559648227" calcext:value-type="float">
            <text:p>0.969934559648227</text:p>
          </table:table-cell>
          <table:table-cell table:formula="of:=SQRT([.D34]^2+[.E34]^2+[.F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6787" calcext:value-type="float">
            <text:p>-0.678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2097" calcext:value-type="float">
            <text:p>-4.2097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]^2+[.B35]^2+[.C35]^2)" office:value-type="float" office:value="0.953610533708599" calcext:value-type="float">
            <text:p>0.953610533708599</text:p>
          </table:table-cell>
          <table:table-cell table:formula="of:=SQRT([.D35]^2+[.E35]^2+[.F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6787" calcext:value-type="float">
            <text:p>-0.678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2097" calcext:value-type="float">
            <text:p>-4.2097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]^2+[.B36]^2+[.C36]^2)" office:value-type="float" office:value="0.969302264518143" calcext:value-type="float">
            <text:p>0.969302264518143</text:p>
          </table:table-cell>
          <table:table-cell table:formula="of:=SQRT([.D36]^2+[.E36]^2+[.F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734" calcext:value-type="float">
            <text:p>-0.734</text:p>
          </table:table-cell>
          <table:table-cell office:value-type="float" office:value="-0.6787" calcext:value-type="float">
            <text:p>-0.6787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4246" calcext:value-type="float">
            <text:p>0.4246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2097" calcext:value-type="float">
            <text:p>-4.2097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239" calcext:value-type="float">
            <text:p>-0.0239</text:p>
          </table:table-cell>
          <table:table-cell office:value-type="float" office:value="0.9852" calcext:value-type="float">
            <text:p>0.98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]^2+[.B37]^2+[.C37]^2)" office:value-type="float" office:value="0.985516600570483" calcext:value-type="float">
            <text:p>0.985516600570483</text:p>
          </table:table-cell>
          <table:table-cell table:formula="of:=SQRT([.D37]^2+[.E37]^2+[.F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]^2+[.B38]^2+[.C38]^2)" office:value-type="float" office:value="0.969302264518143" calcext:value-type="float">
            <text:p>0.969302264518143</text:p>
          </table:table-cell>
          <table:table-cell table:formula="of:=SQRT([.D38]^2+[.E38]^2+[.F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]^2+[.B39]^2+[.C39]^2)" office:value-type="float" office:value="0.969302264518143" calcext:value-type="float">
            <text:p>0.969302264518143</text:p>
          </table:table-cell>
          <table:table-cell table:formula="of:=SQRT([.D39]^2+[.E39]^2+[.F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]^2+[.B40]^2+[.C40]^2)" office:value-type="float" office:value="0.969302264518143" calcext:value-type="float">
            <text:p>0.969302264518143</text:p>
          </table:table-cell>
          <table:table-cell table:formula="of:=SQRT([.D40]^2+[.E40]^2+[.F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]^2+[.B41]^2+[.C41]^2)" office:value-type="float" office:value="0.969302264518143" calcext:value-type="float">
            <text:p>0.969302264518143</text:p>
          </table:table-cell>
          <table:table-cell table:formula="of:=SQRT([.D41]^2+[.E41]^2+[.F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]^2+[.B42]^2+[.C42]^2)" office:value-type="float" office:value="0.984894309050469" calcext:value-type="float">
            <text:p>0.984894309050469</text:p>
          </table:table-cell>
          <table:table-cell table:formula="of:=SQRT([.D42]^2+[.E42]^2+[.F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]^2+[.B43]^2+[.C43]^2)" office:value-type="float" office:value="0.984894309050469" calcext:value-type="float">
            <text:p>0.984894309050469</text:p>
          </table:table-cell>
          <table:table-cell table:formula="of:=SQRT([.D43]^2+[.E43]^2+[.F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]^2+[.B44]^2+[.C44]^2)" office:value-type="float" office:value="0.969302264518143" calcext:value-type="float">
            <text:p>0.969302264518143</text:p>
          </table:table-cell>
          <table:table-cell table:formula="of:=SQRT([.D44]^2+[.E44]^2+[.F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73" calcext:value-type="float">
            <text:p>-0.73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303" calcext:value-type="float">
            <text:p>0.430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154" calcext:value-type="float">
            <text:p>-4.21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]^2+[.B45]^2+[.C45]^2)" office:value-type="float" office:value="0.969934559648227" calcext:value-type="float">
            <text:p>0.969934559648227</text:p>
          </table:table-cell>
          <table:table-cell table:formula="of:=SQRT([.D45]^2+[.E45]^2+[.F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2884" calcext:value-type="float">
            <text:p>0.2884</text:p>
          </table:table-cell>
          <table:table-cell office:value-type="float" office:value="3.1065" calcext:value-type="float">
            <text:p>3.1065</text:p>
          </table:table-cell>
          <table:table-cell office:value-type="float" office:value="-4.3573" calcext:value-type="float">
            <text:p>-4.3573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]^2+[.B46]^2+[.C46]^2)" office:value-type="float" office:value="0.969302264518143" calcext:value-type="float">
            <text:p>0.969302264518143</text:p>
          </table:table-cell>
          <table:table-cell table:formula="of:=SQRT([.D46]^2+[.E46]^2+[.F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521" calcext:value-type="float">
            <text:p>0.7521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8937" calcext:value-type="float">
            <text:p>-3.8937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0.9842" calcext:value-type="float">
            <text:p>0.98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]^2+[.B47]^2+[.C47]^2)" office:value-type="float" office:value="0.985017847554043" calcext:value-type="float">
            <text:p>0.985017847554043</text:p>
          </table:table-cell>
          <table:table-cell table:formula="of:=SQRT([.D47]^2+[.E47]^2+[.F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521" calcext:value-type="float">
            <text:p>0.7521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8937" calcext:value-type="float">
            <text:p>-3.893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]^2+[.B48]^2+[.C48]^2)" office:value-type="float" office:value="0.968925590538303" calcext:value-type="float">
            <text:p>0.968925590538303</text:p>
          </table:table-cell>
          <table:table-cell table:formula="of:=SQRT([.D48]^2+[.E48]^2+[.F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521" calcext:value-type="float">
            <text:p>0.7521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8937" calcext:value-type="float">
            <text:p>-3.8937</text:p>
          </table:table-cell>
          <table:table-cell office:value-type="float" office:value="0.0093" calcext:value-type="float">
            <text:p>0.0093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]^2+[.B49]^2+[.C49]^2)" office:value-type="float" office:value="0.953610533708599" calcext:value-type="float">
            <text:p>0.953610533708599</text:p>
          </table:table-cell>
          <table:table-cell table:formula="of:=SQRT([.D49]^2+[.E49]^2+[.F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7226" calcext:value-type="float">
            <text:p>-0.7226</text:p>
          </table:table-cell>
          <table:table-cell office:value-type="float" office:value="-0.6911" calcext:value-type="float">
            <text:p>-0.691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7632" calcext:value-type="float">
            <text:p>0.7632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9048" calcext:value-type="float">
            <text:p>-3.9048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]^2+[.B50]^2+[.C50]^2)" office:value-type="float" office:value="0.969302264518143" calcext:value-type="float">
            <text:p>0.969302264518143</text:p>
          </table:table-cell>
          <table:table-cell table:formula="of:=SQRT([.D50]^2+[.E50]^2+[.F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" calcext:value-type="float">
            <text:p>-1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7226" calcext:value-type="float">
            <text:p>-0.7226</text:p>
          </table:table-cell>
          <table:table-cell office:value-type="float" office:value="-0.6912" calcext:value-type="float">
            <text:p>-0.691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7632" calcext:value-type="float">
            <text:p>0.7632</text:p>
          </table:table-cell>
          <table:table-cell office:value-type="float" office:value="3.1259" calcext:value-type="float">
            <text:p>3.1259</text:p>
          </table:table-cell>
          <table:table-cell office:value-type="float" office:value="-3.9048" calcext:value-type="float">
            <text:p>-3.9048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1" calcext:value-type="float">
            <text:p>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875" calcext:value-type="float">
            <text:p>0.9875</text:p>
          </table:table-cell>
          <table:table-cell table:formula="of:=SQRT([.A51]^2+[.B51]^2+[.C51]^2)" office:value-type="float" office:value="1.00060821503723" calcext:value-type="float">
            <text:p>1.00060821503723</text:p>
          </table:table-cell>
          <table:table-cell table:formula="of:=SQRT([.D51]^2+[.E51]^2+[.F51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" calcext:value-type="float">
            <text:p>-1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7226" calcext:value-type="float">
            <text:p>-0.7226</text:p>
          </table:table-cell>
          <table:table-cell office:value-type="float" office:value="-0.6912" calcext:value-type="float">
            <text:p>-0.691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7632" calcext:value-type="float">
            <text:p>0.7632</text:p>
          </table:table-cell>
          <table:table-cell office:value-type="float" office:value="3.1259" calcext:value-type="float">
            <text:p>3.1259</text:p>
          </table:table-cell>
          <table:table-cell office:value-type="float" office:value="-3.9048" calcext:value-type="float">
            <text:p>-3.9048</text:p>
          </table:table-cell>
          <table:table-cell office:value-type="float" office:value="0.0199" calcext:value-type="float">
            <text:p>0.0199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875" calcext:value-type="float">
            <text:p>0.9875</text:p>
          </table:table-cell>
          <table:table-cell table:formula="of:=SQRT([.A52]^2+[.B52]^2+[.C52]^2)" office:value-type="float" office:value="1.00048660160944" calcext:value-type="float">
            <text:p>1.00048660160944</text:p>
          </table:table-cell>
          <table:table-cell table:formula="of:=SQRT([.D52]^2+[.E52]^2+[.F52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7149" calcext:value-type="float">
            <text:p>-0.7149</text:p>
          </table:table-cell>
          <table:table-cell office:value-type="float" office:value="-0.6992" calcext:value-type="float">
            <text:p>-0.699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5597" calcext:value-type="float">
            <text:p>1.559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3.1305" calcext:value-type="float">
            <text:p>-3.13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1.9526" calcext:value-type="float">
            <text:p>1.9526</text:p>
          </table:table-cell>
          <table:table-cell table:formula="of:=SQRT([.A53]^2+[.B53]^2+[.C53]^2)" office:value-type="float" office:value="0.9531" calcext:value-type="float">
            <text:p>0.9531</text:p>
          </table:table-cell>
          <table:table-cell table:formula="of:=SQRT([.D53]^2+[.E53]^2+[.F53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-0.7071" calcext:value-type="float">
            <text:p>-0.707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5708" calcext:value-type="float">
            <text:p>1.5708</text:p>
          </table:table-cell>
          <table:table-cell office:value-type="float" office:value="3.1194" calcext:value-type="float">
            <text:p>3.1194</text:p>
          </table:table-cell>
          <table:table-cell office:value-type="float" office:value="-3.1416" calcext:value-type="float">
            <text:p>-3.1416</text:p>
          </table:table-cell>
          <table:table-cell office:value-type="float" office:value="0" calcext:value-type="float">
            <text:p>0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" calcext:value-type="float">
            <text:p>0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9763" calcext:value-type="float">
            <text:p>0.9763</text:p>
          </table:table-cell>
          <table:table-cell table:formula="of:=SQRT([.A54]^2+[.B54]^2+[.C54]^2)" office:value-type="float" office:value="0.9531" calcext:value-type="float">
            <text:p>0.9531</text:p>
          </table:table-cell>
          <table:table-cell table:formula="of:=SQRT([.D54]^2+[.E54]^2+[.F5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375" calcext:value-type="float">
            <text:p>-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-0.7071" calcext:value-type="float">
            <text:p>-0.707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5708" calcext:value-type="float">
            <text:p>1.5708</text:p>
          </table:table-cell>
          <table:table-cell office:value-type="float" office:value="3.1194" calcext:value-type="float">
            <text:p>3.1194</text:p>
          </table:table-cell>
          <table:table-cell office:value-type="float" office:value="-3.1416" calcext:value-type="float">
            <text:p>-3.1416</text:p>
          </table:table-cell>
          <table:table-cell office:value-type="float" office:value="0" calcext:value-type="float">
            <text:p>0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9373" calcext:value-type="float">
            <text:p>0.9373</text:p>
          </table:table-cell>
          <table:table-cell office:value-type="float" office:value="0" calcext:value-type="float">
            <text:p>0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9763" calcext:value-type="float">
            <text:p>0.9763</text:p>
          </table:table-cell>
          <table:table-cell table:formula="of:=SQRT([.A55]^2+[.B55]^2+[.C55]^2)" office:value-type="float" office:value="0.9375" calcext:value-type="float">
            <text:p>0.9375</text:p>
          </table:table-cell>
          <table:table-cell table:formula="of:=SQRT([.D55]^2+[.E55]^2+[.F55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375" calcext:value-type="float">
            <text:p>-0.9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-0.7071" calcext:value-type="float">
            <text:p>-0.707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5708" calcext:value-type="float">
            <text:p>1.5708</text:p>
          </table:table-cell>
          <table:table-cell office:value-type="float" office:value="3.1194" calcext:value-type="float">
            <text:p>3.1194</text:p>
          </table:table-cell>
          <table:table-cell office:value-type="float" office:value="-3.1416" calcext:value-type="float">
            <text:p>-3.1416</text:p>
          </table:table-cell>
          <table:table-cell office:value-type="float" office:value="0" calcext:value-type="float">
            <text:p>0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9373" calcext:value-type="float">
            <text:p>0.93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]^2+[.B56]^2+[.C56]^2)" office:value-type="float" office:value="0.9375" calcext:value-type="float">
            <text:p>0.9375</text:p>
          </table:table-cell>
          <table:table-cell table:formula="of:=SQRT([.D56]^2+[.E56]^2+[.F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992" calcext:value-type="float">
            <text:p>-0.6992</text:p>
          </table:table-cell>
          <table:table-cell office:value-type="float" office:value="-0.7149" calcext:value-type="float">
            <text:p>-0.7149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5819" calcext:value-type="float">
            <text:p>1.5819</text:p>
          </table:table-cell>
          <table:table-cell office:value-type="float" office:value="3.1194" calcext:value-type="float">
            <text:p>3.1194</text:p>
          </table:table-cell>
          <table:table-cell office:value-type="float" office:value="-3.1527" calcext:value-type="float">
            <text:p>-3.152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217" calcext:value-type="float">
            <text:p>0.0217</text:p>
          </table:table-cell>
          <table:table-cell office:value-type="float" office:value="-0.9761" calcext:value-type="float">
            <text:p>-0.9761</text:p>
          </table:table-cell>
          <table:table-cell office:value-type="float" office:value="-0.0217" calcext:value-type="float">
            <text:p>-0.0217</text:p>
          </table:table-cell>
          <table:table-cell table:formula="of:=SQRT([.A57]^2+[.B57]^2+[.C57]^2)" office:value-type="float" office:value="0.9531" calcext:value-type="float">
            <text:p>0.9531</text:p>
          </table:table-cell>
          <table:table-cell table:formula="of:=SQRT([.D57]^2+[.E57]^2+[.F5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991" calcext:value-type="float">
            <text:p>-0.6991</text:p>
          </table:table-cell>
          <table:table-cell office:value-type="float" office:value="-0.7148" calcext:value-type="float">
            <text:p>-0.7148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2602" calcext:value-type="float">
            <text:p>1.2602</text:p>
          </table:table-cell>
          <table:table-cell office:value-type="float" office:value="3.1065" calcext:value-type="float">
            <text:p>3.1065</text:p>
          </table:table-cell>
          <table:table-cell office:value-type="float" office:value="-3.4745" calcext:value-type="float">
            <text:p>-3.4745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0219" calcext:value-type="float">
            <text:p>0.0219</text:p>
          </table:table-cell>
          <table:table-cell office:value-type="float" office:value="-0.9758" calcext:value-type="float">
            <text:p>-0.9758</text:p>
          </table:table-cell>
          <table:table-cell office:value-type="float" office:value="-0.0324" calcext:value-type="float">
            <text:p>-0.0324</text:p>
          </table:table-cell>
          <table:table-cell table:formula="of:=SQRT([.A58]^2+[.B58]^2+[.C58]^2)" office:value-type="float" office:value="0.953227659061569" calcext:value-type="float">
            <text:p>0.953227659061569</text:p>
          </table:table-cell>
          <table:table-cell table:formula="of:=SQRT([.D58]^2+[.E58]^2+[.F5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-1.9531" calcext:value-type="float">
            <text:p>-1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7147" calcext:value-type="float">
            <text:p>-0.7147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7965" calcext:value-type="float">
            <text:p>0.7965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381" calcext:value-type="float">
            <text:p>-3.938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0445" calcext:value-type="float">
            <text:p>0.0445</text:p>
          </table:table-cell>
          <table:table-cell office:value-type="float" office:value="-1.9516" calcext:value-type="float">
            <text:p>-1.9516</text:p>
          </table:table-cell>
          <table:table-cell office:value-type="float" office:value="-0.0643" calcext:value-type="float">
            <text:p>-0.0643</text:p>
          </table:table-cell>
          <table:table-cell table:formula="of:=SQRT([.A59]^2+[.B59]^2+[.C59]^2)" office:value-type="float" office:value="0.9531" calcext:value-type="float">
            <text:p>0.9531</text:p>
          </table:table-cell>
          <table:table-cell table:formula="of:=SQRT([.D59]^2+[.E59]^2+[.F59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-1.9531" calcext:value-type="float">
            <text:p>-1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7147" calcext:value-type="float">
            <text:p>-0.7147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7965" calcext:value-type="float">
            <text:p>0.7965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381" calcext:value-type="float">
            <text:p>-3.9381</text:p>
          </table:table-cell>
          <table:table-cell office:value-type="float" office:value="0.0449" calcext:value-type="float">
            <text:p>0.0449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0445" calcext:value-type="float">
            <text:p>0.0445</text:p>
          </table:table-cell>
          <table:table-cell office:value-type="float" office:value="-1.9516" calcext:value-type="float">
            <text:p>-1.9516</text:p>
          </table:table-cell>
          <table:table-cell office:value-type="float" office:value="-0.0643" calcext:value-type="float">
            <text:p>-0.0643</text:p>
          </table:table-cell>
          <table:table-cell table:formula="of:=SQRT([.A60]^2+[.B60]^2+[.C60]^2)" office:value-type="float" office:value="0.987986037350731" calcext:value-type="float">
            <text:p>0.987986037350731</text:p>
          </table:table-cell>
          <table:table-cell table:formula="of:=SQRT([.D60]^2+[.E60]^2+[.F60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938" calcext:value-type="float">
            <text:p>0.0938</text:p>
          </table:table-cell>
          <table:table-cell office:value-type="float" office:value="-1.0625" calcext:value-type="float">
            <text:p>-1.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89" calcext:value-type="float">
            <text:p>-0.6989</text:p>
          </table:table-cell>
          <table:table-cell office:value-type="float" office:value="-0.7146" calcext:value-type="float">
            <text:p>-0.714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7965" calcext:value-type="float">
            <text:p>0.7965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381" calcext:value-type="float">
            <text:p>-3.9381</text:p>
          </table:table-cell>
          <table:table-cell office:value-type="float" office:value="0.0466" calcext:value-type="float">
            <text:p>0.0466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1.0653" calcext:value-type="float">
            <text:p>1.06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]^2+[.B61]^2+[.C61]^2)" office:value-type="float" office:value="1.06674647878491" calcext:value-type="float">
            <text:p>1.06674647878491</text:p>
          </table:table-cell>
          <table:table-cell table:formula="of:=SQRT([.D61]^2+[.E61]^2+[.F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.0156" calcext:value-type="float">
            <text:p>-1.0156</text:p>
          </table:table-cell>
          <table:table-cell office:value-type="float" office:value="2.9297" calcext:value-type="float">
            <text:p>2.9297</text:p>
          </table:table-cell>
          <table:table-cell office:value-type="float" office:value="0.9766" calcext:value-type="float">
            <text:p>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7147" calcext:value-type="float">
            <text:p>-0.7147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7965" calcext:value-type="float">
            <text:p>0.7965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381" calcext:value-type="float">
            <text:p>-3.938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335" calcext:value-type="float">
            <text:p>-0.0335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9091" calcext:value-type="float">
            <text:p>0.9091</text:p>
          </table:table-cell>
          <table:table-cell office:value-type="float" office:value="2.9485" calcext:value-type="float">
            <text:p>2.9485</text:p>
          </table:table-cell>
          <table:table-cell office:value-type="float" office:value="0.1294" calcext:value-type="float">
            <text:p>0.1294</text:p>
          </table:table-cell>
          <table:table-cell table:formula="of:=SQRT([.A62]^2+[.B62]^2+[.C62]^2)" office:value-type="float" office:value="1.01607913077673" calcext:value-type="float">
            <text:p>1.01607913077673</text:p>
          </table:table-cell>
          <table:table-cell table:formula="of:=SQRT([.D62]^2+[.E62]^2+[.F62]^2)" office:value-type="float" office:value="3.08818549475254" calcext:value-type="float">
            <text:p>3.08818549475254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-0.9062" calcext:value-type="float">
            <text:p>-0.9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7147" calcext:value-type="float">
            <text:p>-0.7147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1.1183" calcext:value-type="float">
            <text:p>1.1183</text:p>
          </table:table-cell>
          <table:table-cell office:value-type="float" office:value="3.0919" calcext:value-type="float">
            <text:p>3.0919</text:p>
          </table:table-cell>
          <table:table-cell office:value-type="float" office:value="-3.6164" calcext:value-type="float">
            <text:p>-3.6164</text:p>
          </table:table-cell>
          <table:table-cell office:value-type="float" office:value="-0.0669" calcext:value-type="float">
            <text:p>-0.0669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9048" calcext:value-type="float">
            <text:p>0.9048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-0.0436" calcext:value-type="float">
            <text:p>-0.0436</text:p>
          </table:table-cell>
          <table:table-cell office:value-type="float" office:value="0.9754" calcext:value-type="float">
            <text:p>0.9754</text:p>
          </table:table-cell>
          <table:table-cell table:formula="of:=SQRT([.A63]^2+[.B63]^2+[.C63]^2)" office:value-type="float" office:value="0.90754691889731" calcext:value-type="float">
            <text:p>0.90754691889731</text:p>
          </table:table-cell>
          <table:table-cell table:formula="of:=SQRT([.D63]^2+[.E63]^2+[.F6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8906" calcext:value-type="float">
            <text:p>-0.8906</text:p>
          </table:table-cell>
          <table:table-cell table:number-columns-repeated="2" office:value-type="float" office:value="-1.9531" calcext:value-type="float">
            <text:p>-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8912" calcext:value-type="float">
            <text:p>0.8912</text:p>
          </table:table-cell>
          <table:table-cell office:value-type="float" office:value="-1.8623" calcext:value-type="float">
            <text:p>-1.8623</text:p>
          </table:table-cell>
          <table:table-cell office:value-type="float" office:value="-2.0357" calcext:value-type="float">
            <text:p>-2.0357</text:p>
          </table:table-cell>
          <table:table-cell office:value-type="float" office:value="-0.1301" calcext:value-type="float">
            <text:p>-0.1301</text:p>
          </table:table-cell>
          <table:table-cell table:formula="of:=SQRT([.A64]^2+[.B64]^2+[.C64]^2)" office:value-type="float" office:value="0.891282873166539" calcext:value-type="float">
            <text:p>0.891282873166539</text:p>
          </table:table-cell>
          <table:table-cell table:formula="of:=SQRT([.D64]^2+[.E64]^2+[.F64]^2)" office:value-type="float" office:value="2.76210050867089" calcext:value-type="float">
            <text:p>2.7621005086708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304" calcext:value-type="float">
            <text:p>0.0304</text:p>
          </table:table-cell>
          <table:table-cell office:value-type="float" office:value="-0.0308" calcext:value-type="float">
            <text:p>-0.0308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]^2+[.B65]^2+[.C65]^2)" office:value-type="float" office:value="0.986382081143002" calcext:value-type="float">
            <text:p>0.986382081143002</text:p>
          </table:table-cell>
          <table:table-cell table:formula="of:=SQRT([.D65]^2+[.E65]^2+[.F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1.0312" calcext:value-type="float">
            <text:p>-1.03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288" calcext:value-type="float">
            <text:p>0.0288</text:p>
          </table:table-cell>
          <table:table-cell office:value-type="float" office:value="-0.0324" calcext:value-type="float">
            <text:p>-0.0324</text:p>
          </table:table-cell>
          <table:table-cell office:value-type="float" office:value="1.0322" calcext:value-type="float">
            <text:p>1.03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]^2+[.B66]^2+[.C66]^2)" office:value-type="float" office:value="1.03309229500563" calcext:value-type="float">
            <text:p>1.03309229500563</text:p>
          </table:table-cell>
          <table:table-cell table:formula="of:=SQRT([.D66]^2+[.E66]^2+[.F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.0156" calcext:value-type="float">
            <text:p>-1.0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1.0151" calcext:value-type="float">
            <text:p>1.0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]^2+[.B67]^2+[.C67]^2)" office:value-type="float" office:value="1.01619887817297" calcext:value-type="float">
            <text:p>1.01619887817297</text:p>
          </table:table-cell>
          <table:table-cell table:formula="of:=SQRT([.D67]^2+[.E67]^2+[.F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375" calcext:value-type="float">
            <text:p>-0.9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69" calcext:value-type="float">
            <text:p>-0.6869</text:p>
          </table:table-cell>
          <table:table-cell office:value-type="float" office:value="-0.7264" calcext:value-type="float">
            <text:p>-0.7264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8133" calcext:value-type="float">
            <text:p>0.8133</text:p>
          </table:table-cell>
          <table:table-cell office:value-type="float" office:value="3.0942" calcext:value-type="float">
            <text:p>3.0942</text:p>
          </table:table-cell>
          <table:table-cell office:value-type="float" office:value="-3.9549" calcext:value-type="float">
            <text:p>-3.9549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0.9375" calcext:value-type="float">
            <text:p>0.93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]^2+[.B68]^2+[.C68]^2)" office:value-type="float" office:value="0.938019024327332" calcext:value-type="float">
            <text:p>0.938019024327332</text:p>
          </table:table-cell>
          <table:table-cell table:formula="of:=SQRT([.D68]^2+[.E68]^2+[.F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3" calcext:value-type="float">
            <text:p>-0.683</text:p>
          </table:table-cell>
          <table:table-cell office:value-type="float" office:value="-0.7301" calcext:value-type="float">
            <text:p>-0.7301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187" calcext:value-type="float">
            <text:p>0.8187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603" calcext:value-type="float">
            <text:p>-3.9603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307" calcext:value-type="float">
            <text:p>-0.0307</text:p>
          </table:table-cell>
          <table:table-cell office:value-type="float" office:value="0.9531" calcext:value-type="float">
            <text:p>0.95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]^2+[.B69]^2+[.C69]^2)" office:value-type="float" office:value="0.953610533708599" calcext:value-type="float">
            <text:p>0.953610533708599</text:p>
          </table:table-cell>
          <table:table-cell table:formula="of:=SQRT([.D69]^2+[.E69]^2+[.F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8187" calcext:value-type="float">
            <text:p>0.8187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9603" calcext:value-type="float">
            <text:p>-3.96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]^2+[.B70]^2+[.C70]^2)" office:value-type="float" office:value="0.969302264518143" calcext:value-type="float">
            <text:p>0.969302264518143</text:p>
          </table:table-cell>
          <table:table-cell table:formula="of:=SQRT([.D70]^2+[.E70]^2+[.F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31" calcext:value-type="float">
            <text:p>-0.6831</text:p>
          </table:table-cell>
          <table:table-cell office:value-type="float" office:value="-0.7302" calcext:value-type="float">
            <text:p>-0.730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8187" calcext:value-type="float">
            <text:p>0.8187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9603" calcext:value-type="float">
            <text:p>-3.9603</text:p>
          </table:table-cell>
          <table:table-cell office:value-type="float" office:value="0.0101" calcext:value-type="float">
            <text:p>0.0101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]^2+[.B71]^2+[.C71]^2)" office:value-type="float" office:value="0.984894309050469" calcext:value-type="float">
            <text:p>0.984894309050469</text:p>
          </table:table-cell>
          <table:table-cell table:formula="of:=SQRT([.D71]^2+[.E71]^2+[.F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1" calcext:value-type="float">
            <text:p>-0.6911</text:p>
          </table:table-cell>
          <table:table-cell office:value-type="float" office:value="-0.7226" calcext:value-type="float">
            <text:p>-0.722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1102" calcext:value-type="float">
            <text:p>3.1102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]^2+[.B72]^2+[.C72]^2)" office:value-type="float" office:value="0.969302264518143" calcext:value-type="float">
            <text:p>0.969302264518143</text:p>
          </table:table-cell>
          <table:table-cell table:formula="of:=SQRT([.D72]^2+[.E72]^2+[.F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9687" calcext:value-type="float">
            <text:p>0.96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]^2+[.B73]^2+[.C73]^2)" office:value-type="float" office:value="0.969302264518143" calcext:value-type="float">
            <text:p>0.969302264518143</text:p>
          </table:table-cell>
          <table:table-cell table:formula="of:=SQRT([.D73]^2+[.E73]^2+[.F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9682" calcext:value-type="float">
            <text:p>0.96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]^2+[.B74]^2+[.C74]^2)" office:value-type="float" office:value="0.968925590538303" calcext:value-type="float">
            <text:p>0.968925590538303</text:p>
          </table:table-cell>
          <table:table-cell table:formula="of:=SQRT([.D74]^2+[.E74]^2+[.F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0.9838" calcext:value-type="float">
            <text:p>0.98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]^2+[.B75]^2+[.C75]^2)" office:value-type="float" office:value="0.984523600529718" calcext:value-type="float">
            <text:p>0.984523600529718</text:p>
          </table:table-cell>
          <table:table-cell table:formula="of:=SQRT([.D75]^2+[.E75]^2+[.F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]^2+[.B76]^2+[.C76]^2)" office:value-type="float" office:value="0.985017847554043" calcext:value-type="float">
            <text:p>0.985017847554043</text:p>
          </table:table-cell>
          <table:table-cell table:formula="of:=SQRT([.D76]^2+[.E76]^2+[.F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]^2+[.B77]^2+[.C77]^2)" office:value-type="float" office:value="0.969427789987475" calcext:value-type="float">
            <text:p>0.969427789987475</text:p>
          </table:table-cell>
          <table:table-cell table:formula="of:=SQRT([.D77]^2+[.E77]^2+[.F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148" calcext:value-type="float">
            <text:p>0.014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]^2+[.B78]^2+[.C78]^2)" office:value-type="float" office:value="0.985516600570483" calcext:value-type="float">
            <text:p>0.985516600570483</text:p>
          </table:table-cell>
          <table:table-cell table:formula="of:=SQRT([.D78]^2+[.E78]^2+[.F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412" calcext:value-type="float">
            <text:p>-0.0412</text:p>
          </table:table-cell>
          <table:table-cell office:value-type="float" office:value="0.9534" calcext:value-type="float">
            <text:p>0.95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]^2+[.B79]^2+[.C79]^2)" office:value-type="float" office:value="0.954253226350322" calcext:value-type="float">
            <text:p>0.954253226350322</text:p>
          </table:table-cell>
          <table:table-cell table:formula="of:=SQRT([.D79]^2+[.E79]^2+[.F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]^2+[.B80]^2+[.C80]^2)" office:value-type="float" office:value="0.969302264518143" calcext:value-type="float">
            <text:p>0.969302264518143</text:p>
          </table:table-cell>
          <table:table-cell table:formula="of:=SQRT([.D80]^2+[.E80]^2+[.F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047" calcext:value-type="float">
            <text:p>0.0047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1]^2+[.B81]^2+[.C81]^2)" office:value-type="float" office:value="0.969934559648227" calcext:value-type="float">
            <text:p>0.969934559648227</text:p>
          </table:table-cell>
          <table:table-cell table:formula="of:=SQRT([.D81]^2+[.E81]^2+[.F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63" calcext:value-type="float">
            <text:p>-0.0263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]^2+[.B82]^2+[.C82]^2)" office:value-type="float" office:value="0.970060003298765" calcext:value-type="float">
            <text:p>0.970060003298765</text:p>
          </table:table-cell>
          <table:table-cell table:formula="of:=SQRT([.D82]^2+[.E82]^2+[.F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]^2+[.B83]^2+[.C83]^2)" office:value-type="float" office:value="0.985017847554043" calcext:value-type="float">
            <text:p>0.985017847554043</text:p>
          </table:table-cell>
          <table:table-cell table:formula="of:=SQRT([.D83]^2+[.E83]^2+[.F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0.9839" calcext:value-type="float">
            <text:p>0.98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]^2+[.B84]^2+[.C84]^2)" office:value-type="float" office:value="0.984894309050469" calcext:value-type="float">
            <text:p>0.984894309050469</text:p>
          </table:table-cell>
          <table:table-cell table:formula="of:=SQRT([.D84]^2+[.E84]^2+[.F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9527" calcext:value-type="float">
            <text:p>0.95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]^2+[.B85]^2+[.C85]^2)" office:value-type="float" office:value="0.953610533708599" calcext:value-type="float">
            <text:p>0.953610533708599</text:p>
          </table:table-cell>
          <table:table-cell table:formula="of:=SQRT([.D85]^2+[.E85]^2+[.F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]^2+[.B86]^2+[.C86]^2)" office:value-type="float" office:value="0.969302264518143" calcext:value-type="float">
            <text:p>0.969302264518143</text:p>
          </table:table-cell>
          <table:table-cell table:formula="of:=SQRT([.D86]^2+[.E86]^2+[.F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433" calcext:value-type="float">
            <text:p>-0.0433</text:p>
          </table:table-cell>
          <table:table-cell office:value-type="float" office:value="0.9839" calcext:value-type="float">
            <text:p>0.98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]^2+[.B87]^2+[.C87]^2)" office:value-type="float" office:value="0.984894309050469" calcext:value-type="float">
            <text:p>0.984894309050469</text:p>
          </table:table-cell>
          <table:table-cell table:formula="of:=SQRT([.D87]^2+[.E87]^2+[.F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]^2+[.B88]^2+[.C88]^2)" office:value-type="float" office:value="0.969302264518143" calcext:value-type="float">
            <text:p>0.969302264518143</text:p>
          </table:table-cell>
          <table:table-cell table:formula="of:=SQRT([.D88]^2+[.E88]^2+[.F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]^2+[.B89]^2+[.C89]^2)" office:value-type="float" office:value="0.969302264518143" calcext:value-type="float">
            <text:p>0.969302264518143</text:p>
          </table:table-cell>
          <table:table-cell table:formula="of:=SQRT([.D89]^2+[.E89]^2+[.F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]^2+[.B90]^2+[.C90]^2)" office:value-type="float" office:value="0.969302264518143" calcext:value-type="float">
            <text:p>0.969302264518143</text:p>
          </table:table-cell>
          <table:table-cell table:formula="of:=SQRT([.D90]^2+[.E90]^2+[.F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869" calcext:value-type="float">
            <text:p>-0.6869</text:p>
          </table:table-cell>
          <table:table-cell office:value-type="float" office:value="-0.7264" calcext:value-type="float">
            <text:p>-0.7264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8133" calcext:value-type="float">
            <text:p>0.8133</text:p>
          </table:table-cell>
          <table:table-cell office:value-type="float" office:value="3.0942" calcext:value-type="float">
            <text:p>3.0942</text:p>
          </table:table-cell>
          <table:table-cell office:value-type="float" office:value="-3.9549" calcext:value-type="float">
            <text:p>-3.954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0.9687" calcext:value-type="float">
            <text:p>0.96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]^2+[.B91]^2+[.C91]^2)" office:value-type="float" office:value="0.969302264518143" calcext:value-type="float">
            <text:p>0.969302264518143</text:p>
          </table:table-cell>
          <table:table-cell table:formula="of:=SQRT([.D91]^2+[.E91]^2+[.F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97" calcext:value-type="float">
            <text:p>0.497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821" calcext:value-type="float">
            <text:p>-4.282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69" calcext:value-type="float">
            <text:p>0.969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0.9754" calcext:value-type="float">
            <text:p>0.9754</text:p>
          </table:table-cell>
          <table:table-cell table:formula="of:=SQRT([.A92]^2+[.B92]^2+[.C92]^2)" office:value-type="float" office:value="0.969302264518143" calcext:value-type="float">
            <text:p>0.969302264518143</text:p>
          </table:table-cell>
          <table:table-cell table:formula="of:=SQRT([.D92]^2+[.E92]^2+[.F92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97" calcext:value-type="float">
            <text:p>0.497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821" calcext:value-type="float">
            <text:p>-4.282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69" calcext:value-type="float">
            <text:p>0.969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0.9754" calcext:value-type="float">
            <text:p>0.9754</text:p>
          </table:table-cell>
          <table:table-cell table:formula="of:=SQRT([.A93]^2+[.B93]^2+[.C93]^2)" office:value-type="float" office:value="0.969302264518143" calcext:value-type="float">
            <text:p>0.969302264518143</text:p>
          </table:table-cell>
          <table:table-cell table:formula="of:=SQRT([.D93]^2+[.E93]^2+[.F9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829" calcext:value-type="float">
            <text:p>-0.6829</text:p>
          </table:table-cell>
          <table:table-cell office:value-type="float" office:value="-0.73" calcext:value-type="float">
            <text:p>-0.73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497" calcext:value-type="float">
            <text:p>0.497</text:p>
          </table:table-cell>
          <table:table-cell office:value-type="float" office:value="3.0919" calcext:value-type="float">
            <text:p>3.0919</text:p>
          </table:table-cell>
          <table:table-cell office:value-type="float" office:value="-4.2821" calcext:value-type="float">
            <text:p>-4.282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69" calcext:value-type="float">
            <text:p>0.969</text:p>
          </table:table-cell>
          <table:table-cell office:value-type="float" office:value="-0.0426" calcext:value-type="float">
            <text:p>-0.0426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0.9754" calcext:value-type="float">
            <text:p>0.9754</text:p>
          </table:table-cell>
          <table:table-cell table:formula="of:=SQRT([.A94]^2+[.B94]^2+[.C94]^2)" office:value-type="float" office:value="0.969302264518143" calcext:value-type="float">
            <text:p>0.969302264518143</text:p>
          </table:table-cell>
          <table:table-cell table:formula="of:=SQRT([.D94]^2+[.E94]^2+[.F9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164" calcext:value-type="float">
            <text:p>-4.2164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299" calcext:value-type="float">
            <text:p>-0.0299</text:p>
          </table:table-cell>
          <table:table-cell office:value-type="float" office:value="0.9538" calcext:value-type="float">
            <text:p>0.9538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745" calcext:value-type="float">
            <text:p>0.9745</text:p>
          </table:table-cell>
          <table:table-cell table:formula="of:=SQRT([.A95]^2+[.B95]^2+[.C95]^2)" office:value-type="float" office:value="0.954253226350322" calcext:value-type="float">
            <text:p>0.954253226350322</text:p>
          </table:table-cell>
          <table:table-cell table:formula="of:=SQRT([.D95]^2+[.E95]^2+[.F95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164" calcext:value-type="float">
            <text:p>-4.2164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9529" calcext:value-type="float">
            <text:p>0.9529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-0.0349" calcext:value-type="float">
            <text:p>-0.0349</text:p>
          </table:table-cell>
          <table:table-cell office:value-type="float" office:value="0.9745" calcext:value-type="float">
            <text:p>0.9745</text:p>
          </table:table-cell>
          <table:table-cell table:formula="of:=SQRT([.A96]^2+[.B96]^2+[.C96]^2)" office:value-type="float" office:value="0.953610533708599" calcext:value-type="float">
            <text:p>0.953610533708599</text:p>
          </table:table-cell>
          <table:table-cell table:formula="of:=SQRT([.D96]^2+[.E96]^2+[.F9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704" calcext:value-type="float">
            <text:p>-0.6704</text:p>
          </table:table-cell>
          <table:table-cell office:value-type="float" office:value="-0.7413" calcext:value-type="float">
            <text:p>-0.7413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5907" calcext:value-type="float">
            <text:p>0.5907</text:p>
          </table:table-cell>
          <table:table-cell office:value-type="float" office:value="3.0765" calcext:value-type="float">
            <text:p>3.0765</text:p>
          </table:table-cell>
          <table:table-cell office:value-type="float" office:value="-4.2222" calcext:value-type="float">
            <text:p>-4.2222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0.9841" calcext:value-type="float">
            <text:p>0.9841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9745" calcext:value-type="float">
            <text:p>0.9745</text:p>
          </table:table-cell>
          <table:table-cell table:formula="of:=SQRT([.A97]^2+[.B97]^2+[.C97]^2)" office:value-type="float" office:value="0.984894309050469" calcext:value-type="float">
            <text:p>0.984894309050469</text:p>
          </table:table-cell>
          <table:table-cell table:formula="of:=SQRT([.D97]^2+[.E97]^2+[.F9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4" calcext:value-type="float">
            <text:p>-0.6664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275" calcext:value-type="float">
            <text:p>-4.2275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-0.0317" calcext:value-type="float">
            <text:p>-0.031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]^2+[.B98]^2+[.C98]^2)" office:value-type="float" office:value="0.969302264518143" calcext:value-type="float">
            <text:p>0.969302264518143</text:p>
          </table:table-cell>
          <table:table-cell table:formula="of:=SQRT([.D98]^2+[.E98]^2+[.F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4" calcext:value-type="float">
            <text:p>-0.6664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275" calcext:value-type="float">
            <text:p>-4.2275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]^2+[.B99]^2+[.C99]^2)" office:value-type="float" office:value="0.969427789987475" calcext:value-type="float">
            <text:p>0.969427789987475</text:p>
          </table:table-cell>
          <table:table-cell table:formula="of:=SQRT([.D99]^2+[.E99]^2+[.F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4" calcext:value-type="float">
            <text:p>-0.6664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275" calcext:value-type="float">
            <text:p>-4.2275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3" calcext:value-type="float">
            <text:p>-0.03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]^2+[.B100]^2+[.C100]^2)" office:value-type="float" office:value="0.969934559648227" calcext:value-type="float">
            <text:p>0.969934559648227</text:p>
          </table:table-cell>
          <table:table-cell table:formula="of:=SQRT([.D100]^2+[.E100]^2+[.F1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4" calcext:value-type="float">
            <text:p>-0.6664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0769" calcext:value-type="float">
            <text:p>3.0769</text:p>
          </table:table-cell>
          <table:table-cell office:value-type="float" office:value="-4.2275" calcext:value-type="float">
            <text:p>-4.2275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3" calcext:value-type="float">
            <text:p>-0.03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]^2+[.B101]^2+[.C101]^2)" office:value-type="float" office:value="0.969934559648227" calcext:value-type="float">
            <text:p>0.969934559648227</text:p>
          </table:table-cell>
          <table:table-cell table:formula="of:=SQRT([.D101]^2+[.E101]^2+[.F1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6018" calcext:value-type="float">
            <text:p>0.6018</text:p>
          </table:table-cell>
          <table:table-cell office:value-type="float" office:value="3.0766" calcext:value-type="float">
            <text:p>3.0766</text:p>
          </table:table-cell>
          <table:table-cell office:value-type="float" office:value="-4.2333" calcext:value-type="float">
            <text:p>-4.2333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708" calcext:value-type="float">
            <text:p>0.97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]^2+[.B102]^2+[.C102]^2)" office:value-type="float" office:value="0.970939261746068" calcext:value-type="float">
            <text:p>0.970939261746068</text:p>
          </table:table-cell>
          <table:table-cell table:formula="of:=SQRT([.D102]^2+[.E102]^2+[.F1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19" calcext:value-type="float">
            <text:p>-0.6619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6494" calcext:value-type="float">
            <text:p>0.6494</text:p>
          </table:table-cell>
          <table:table-cell office:value-type="float" office:value="3.0612" calcext:value-type="float">
            <text:p>3.0612</text:p>
          </table:table-cell>
          <table:table-cell office:value-type="float" office:value="-4.1858" calcext:value-type="float">
            <text:p>-4.1858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0.9862" calcext:value-type="float">
            <text:p>0.98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]^2+[.B103]^2+[.C103]^2)" office:value-type="float" office:value="0.986505433335266" calcext:value-type="float">
            <text:p>0.986505433335266</text:p>
          </table:table-cell>
          <table:table-cell table:formula="of:=SQRT([.D103]^2+[.E103]^2+[.F1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19" calcext:value-type="float">
            <text:p>-0.6619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6494" calcext:value-type="float">
            <text:p>0.6494</text:p>
          </table:table-cell>
          <table:table-cell office:value-type="float" office:value="3.0612" calcext:value-type="float">
            <text:p>3.0612</text:p>
          </table:table-cell>
          <table:table-cell office:value-type="float" office:value="-4.1858" calcext:value-type="float">
            <text:p>-4.1858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]^2+[.B104]^2+[.C104]^2)" office:value-type="float" office:value="0.970060003298765" calcext:value-type="float">
            <text:p>0.970060003298765</text:p>
          </table:table-cell>
          <table:table-cell table:formula="of:=SQRT([.D104]^2+[.E104]^2+[.F1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19" calcext:value-type="float">
            <text:p>-0.6619</text:p>
          </table:table-cell>
          <table:table-cell office:value-type="float" office:value="-0.7485" calcext:value-type="float">
            <text:p>-0.7485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6494" calcext:value-type="float">
            <text:p>0.6494</text:p>
          </table:table-cell>
          <table:table-cell office:value-type="float" office:value="3.0612" calcext:value-type="float">
            <text:p>3.0612</text:p>
          </table:table-cell>
          <table:table-cell office:value-type="float" office:value="-4.1858" calcext:value-type="float">
            <text:p>-4.1858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]^2+[.B105]^2+[.C105]^2)" office:value-type="float" office:value="0.970060003298765" calcext:value-type="float">
            <text:p>0.970060003298765</text:p>
          </table:table-cell>
          <table:table-cell table:formula="of:=SQRT([.D105]^2+[.E105]^2+[.F1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" calcext:value-type="float">
            <text:p>-0.658</text:p>
          </table:table-cell>
          <table:table-cell office:value-type="float" office:value="-0.752" calcext:value-type="float">
            <text:p>-0.75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6546" calcext:value-type="float">
            <text:p>0.6546</text:p>
          </table:table-cell>
          <table:table-cell office:value-type="float" office:value="3.0617" calcext:value-type="float">
            <text:p>3.0617</text:p>
          </table:table-cell>
          <table:table-cell office:value-type="float" office:value="-4.191" calcext:value-type="float">
            <text:p>-4.191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262" calcext:value-type="float">
            <text:p>-0.0262</text:p>
          </table:table-cell>
          <table:table-cell office:value-type="float" office:value="0.9851" calcext:value-type="float">
            <text:p>0.9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]^2+[.B106]^2+[.C106]^2)" office:value-type="float" office:value="0.985640061077065" calcext:value-type="float">
            <text:p>0.985640061077065</text:p>
          </table:table-cell>
          <table:table-cell table:formula="of:=SQRT([.D106]^2+[.E106]^2+[.F1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1.0002" calcext:value-type="float">
            <text:p>1.00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]^2+[.B107]^2+[.C107]^2)" office:value-type="float" office:value="1.00109920087871" calcext:value-type="float">
            <text:p>1.00109920087871</text:p>
          </table:table-cell>
          <table:table-cell table:formula="of:=SQRT([.D107]^2+[.E107]^2+[.F1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78" calcext:value-type="float">
            <text:p>0.96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]^2+[.B108]^2+[.C108]^2)" office:value-type="float" office:value="0.969302264518143" calcext:value-type="float">
            <text:p>0.969302264518143</text:p>
          </table:table-cell>
          <table:table-cell table:formula="of:=SQRT([.D108]^2+[.E108]^2+[.F1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9]^2+[.B109]^2+[.C109]^2)" office:value-type="float" office:value="0.969934559648227" calcext:value-type="float">
            <text:p>0.969934559648227</text:p>
          </table:table-cell>
          <table:table-cell table:formula="of:=SQRT([.D109]^2+[.E109]^2+[.F1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78" calcext:value-type="float">
            <text:p>0.96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0]^2+[.B110]^2+[.C110]^2)" office:value-type="float" office:value="0.969302264518143" calcext:value-type="float">
            <text:p>0.969302264518143</text:p>
          </table:table-cell>
          <table:table-cell table:formula="of:=SQRT([.D110]^2+[.E110]^2+[.F1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78" calcext:value-type="float">
            <text:p>0.96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1]^2+[.B111]^2+[.C111]^2)" office:value-type="float" office:value="0.969302264518143" calcext:value-type="float">
            <text:p>0.969302264518143</text:p>
          </table:table-cell>
          <table:table-cell table:formula="of:=SQRT([.D111]^2+[.E111]^2+[.F1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9678" calcext:value-type="float">
            <text:p>0.96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2]^2+[.B112]^2+[.C112]^2)" office:value-type="float" office:value="0.969302264518143" calcext:value-type="float">
            <text:p>0.969302264518143</text:p>
          </table:table-cell>
          <table:table-cell table:formula="of:=SQRT([.D112]^2+[.E112]^2+[.F1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3]^2+[.B113]^2+[.C113]^2)" office:value-type="float" office:value="0.954253226350322" calcext:value-type="float">
            <text:p>0.954253226350322</text:p>
          </table:table-cell>
          <table:table-cell table:formula="of:=SQRT([.D113]^2+[.E113]^2+[.F1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79" calcext:value-type="float">
            <text:p>-0.6579</text:p>
          </table:table-cell>
          <table:table-cell office:value-type="float" office:value="-0.7519" calcext:value-type="float">
            <text:p>-0.7519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4715" calcext:value-type="float">
            <text:p>0.4715</text:p>
          </table:table-cell>
          <table:table-cell office:value-type="float" office:value="3.0572" calcext:value-type="float">
            <text:p>3.0572</text:p>
          </table:table-cell>
          <table:table-cell office:value-type="float" office:value="-4.3741" calcext:value-type="float">
            <text:p>-4.3741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4]^2+[.B114]^2+[.C114]^2)" office:value-type="float" office:value="0.969934559648227" calcext:value-type="float">
            <text:p>0.969934559648227</text:p>
          </table:table-cell>
          <table:table-cell table:formula="of:=SQRT([.D114]^2+[.E114]^2+[.F1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1" calcext:value-type="float">
            <text:p>-0.6581</text:p>
          </table:table-cell>
          <table:table-cell office:value-type="float" office:value="-0.7521" calcext:value-type="float">
            <text:p>-0.7521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3883" calcext:value-type="float">
            <text:p>0.3883</text:p>
          </table:table-cell>
          <table:table-cell office:value-type="float" office:value="3.0715" calcext:value-type="float">
            <text:p>3.0715</text:p>
          </table:table-cell>
          <table:table-cell office:value-type="float" office:value="-4.4572" calcext:value-type="float">
            <text:p>-4.457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5]^2+[.B115]^2+[.C115]^2)" office:value-type="float" office:value="0.969934559648227" calcext:value-type="float">
            <text:p>0.969934559648227</text:p>
          </table:table-cell>
          <table:table-cell table:formula="of:=SQRT([.D115]^2+[.E115]^2+[.F1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1" calcext:value-type="float">
            <text:p>-0.6581</text:p>
          </table:table-cell>
          <table:table-cell office:value-type="float" office:value="-0.7521" calcext:value-type="float">
            <text:p>-0.7521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3883" calcext:value-type="float">
            <text:p>0.3883</text:p>
          </table:table-cell>
          <table:table-cell office:value-type="float" office:value="3.0715" calcext:value-type="float">
            <text:p>3.0715</text:p>
          </table:table-cell>
          <table:table-cell office:value-type="float" office:value="-4.4572" calcext:value-type="float">
            <text:p>-4.457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6]^2+[.B116]^2+[.C116]^2)" office:value-type="float" office:value="0.969934559648227" calcext:value-type="float">
            <text:p>0.969934559648227</text:p>
          </table:table-cell>
          <table:table-cell table:formula="of:=SQRT([.D116]^2+[.E116]^2+[.F1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1" calcext:value-type="float">
            <text:p>-0.6581</text:p>
          </table:table-cell>
          <table:table-cell office:value-type="float" office:value="-0.7521" calcext:value-type="float">
            <text:p>-0.7521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3883" calcext:value-type="float">
            <text:p>0.3883</text:p>
          </table:table-cell>
          <table:table-cell office:value-type="float" office:value="3.0715" calcext:value-type="float">
            <text:p>3.0715</text:p>
          </table:table-cell>
          <table:table-cell office:value-type="float" office:value="-4.4572" calcext:value-type="float">
            <text:p>-4.457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7]^2+[.B117]^2+[.C117]^2)" office:value-type="float" office:value="0.969934559648227" calcext:value-type="float">
            <text:p>0.969934559648227</text:p>
          </table:table-cell>
          <table:table-cell table:formula="of:=SQRT([.D117]^2+[.E117]^2+[.F1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1" calcext:value-type="float">
            <text:p>-0.6581</text:p>
          </table:table-cell>
          <table:table-cell office:value-type="float" office:value="-0.7521" calcext:value-type="float">
            <text:p>-0.7521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3883" calcext:value-type="float">
            <text:p>0.3883</text:p>
          </table:table-cell>
          <table:table-cell office:value-type="float" office:value="3.0715" calcext:value-type="float">
            <text:p>3.0715</text:p>
          </table:table-cell>
          <table:table-cell office:value-type="float" office:value="-4.4572" calcext:value-type="float">
            <text:p>-4.457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0.9851" calcext:value-type="float">
            <text:p>0.9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8]^2+[.B118]^2+[.C118]^2)" office:value-type="float" office:value="0.985516600570483" calcext:value-type="float">
            <text:p>0.985516600570483</text:p>
          </table:table-cell>
          <table:table-cell table:formula="of:=SQRT([.D118]^2+[.E118]^2+[.F1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0.9851" calcext:value-type="float">
            <text:p>0.9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19]^2+[.B119]^2+[.C119]^2)" office:value-type="float" office:value="0.985516600570483" calcext:value-type="float">
            <text:p>0.985516600570483</text:p>
          </table:table-cell>
          <table:table-cell table:formula="of:=SQRT([.D119]^2+[.E119]^2+[.F1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0]^2+[.B120]^2+[.C120]^2)" office:value-type="float" office:value="0.969934559648227" calcext:value-type="float">
            <text:p>0.969934559648227</text:p>
          </table:table-cell>
          <table:table-cell table:formula="of:=SQRT([.D120]^2+[.E120]^2+[.F1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1]^2+[.B121]^2+[.C121]^2)" office:value-type="float" office:value="0.969934559648227" calcext:value-type="float">
            <text:p>0.969934559648227</text:p>
          </table:table-cell>
          <table:table-cell table:formula="of:=SQRT([.D121]^2+[.E121]^2+[.F1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2]^2+[.B122]^2+[.C122]^2)" office:value-type="float" office:value="0.969934559648227" calcext:value-type="float">
            <text:p>0.969934559648227</text:p>
          </table:table-cell>
          <table:table-cell table:formula="of:=SQRT([.D122]^2+[.E122]^2+[.F1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3]^2+[.B123]^2+[.C123]^2)" office:value-type="float" office:value="0.984894309050469" calcext:value-type="float">
            <text:p>0.984894309050469</text:p>
          </table:table-cell>
          <table:table-cell table:formula="of:=SQRT([.D123]^2+[.E123]^2+[.F1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4]^2+[.B124]^2+[.C124]^2)" office:value-type="float" office:value="0.969934559648227" calcext:value-type="float">
            <text:p>0.969934559648227</text:p>
          </table:table-cell>
          <table:table-cell table:formula="of:=SQRT([.D124]^2+[.E124]^2+[.F1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5]^2+[.B125]^2+[.C125]^2)" office:value-type="float" office:value="0.969302264518143" calcext:value-type="float">
            <text:p>0.969302264518143</text:p>
          </table:table-cell>
          <table:table-cell table:formula="of:=SQRT([.D125]^2+[.E125]^2+[.F1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538" calcext:value-type="float">
            <text:p>-0.6538</text:p>
          </table:table-cell>
          <table:table-cell office:value-type="float" office:value="-0.7562" calcext:value-type="float">
            <text:p>-0.756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875" calcext:value-type="float">
            <text:p>-4.5875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6]^2+[.B126]^2+[.C126]^2)" office:value-type="float" office:value="0.969934559648227" calcext:value-type="float">
            <text:p>0.969934559648227</text:p>
          </table:table-cell>
          <table:table-cell table:formula="of:=SQRT([.D126]^2+[.E126]^2+[.F1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538" calcext:value-type="float">
            <text:p>-0.6538</text:p>
          </table:table-cell>
          <table:table-cell office:value-type="float" office:value="-0.7562" calcext:value-type="float">
            <text:p>-0.756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875" calcext:value-type="float">
            <text:p>-4.587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7]^2+[.B127]^2+[.C127]^2)" office:value-type="float" office:value="0.984894309050469" calcext:value-type="float">
            <text:p>0.984894309050469</text:p>
          </table:table-cell>
          <table:table-cell table:formula="of:=SQRT([.D127]^2+[.E127]^2+[.F1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8]^2+[.B128]^2+[.C128]^2)" office:value-type="float" office:value="0.969934559648227" calcext:value-type="float">
            <text:p>0.969934559648227</text:p>
          </table:table-cell>
          <table:table-cell table:formula="of:=SQRT([.D128]^2+[.E128]^2+[.F1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29]^2+[.B129]^2+[.C129]^2)" office:value-type="float" office:value="0.969934559648227" calcext:value-type="float">
            <text:p>0.969934559648227</text:p>
          </table:table-cell>
          <table:table-cell table:formula="of:=SQRT([.D129]^2+[.E129]^2+[.F1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0]^2+[.B130]^2+[.C130]^2)" office:value-type="float" office:value="0.985516600570483" calcext:value-type="float">
            <text:p>0.985516600570483</text:p>
          </table:table-cell>
          <table:table-cell table:formula="of:=SQRT([.D130]^2+[.E130]^2+[.F1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226" calcext:value-type="float">
            <text:p>-0.02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1]^2+[.B131]^2+[.C131]^2)" office:value-type="float" office:value="0.984894309050469" calcext:value-type="float">
            <text:p>0.984894309050469</text:p>
          </table:table-cell>
          <table:table-cell table:formula="of:=SQRT([.D131]^2+[.E131]^2+[.F1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2]^2+[.B132]^2+[.C132]^2)" office:value-type="float" office:value="0.969934559648227" calcext:value-type="float">
            <text:p>0.969934559648227</text:p>
          </table:table-cell>
          <table:table-cell table:formula="of:=SQRT([.D132]^2+[.E132]^2+[.F1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3]^2+[.B133]^2+[.C133]^2)" office:value-type="float" office:value="0.969934559648227" calcext:value-type="float">
            <text:p>0.969934559648227</text:p>
          </table:table-cell>
          <table:table-cell table:formula="of:=SQRT([.D133]^2+[.E133]^2+[.F1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4]^2+[.B134]^2+[.C134]^2)" office:value-type="float" office:value="0.969934559648227" calcext:value-type="float">
            <text:p>0.969934559648227</text:p>
          </table:table-cell>
          <table:table-cell table:formula="of:=SQRT([.D134]^2+[.E134]^2+[.F1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5]^2+[.B135]^2+[.C135]^2)" office:value-type="float" office:value="0.969934559648227" calcext:value-type="float">
            <text:p>0.969934559648227</text:p>
          </table:table-cell>
          <table:table-cell table:formula="of:=SQRT([.D135]^2+[.E135]^2+[.F1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6]^2+[.B136]^2+[.C136]^2)" office:value-type="float" office:value="0.985516600570483" calcext:value-type="float">
            <text:p>0.985516600570483</text:p>
          </table:table-cell>
          <table:table-cell table:formula="of:=SQRT([.D136]^2+[.E136]^2+[.F1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7]^2+[.B137]^2+[.C137]^2)" office:value-type="float" office:value="0.969934559648227" calcext:value-type="float">
            <text:p>0.969934559648227</text:p>
          </table:table-cell>
          <table:table-cell table:formula="of:=SQRT([.D137]^2+[.E137]^2+[.F1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8]^2+[.B138]^2+[.C138]^2)" office:value-type="float" office:value="0.969934559648227" calcext:value-type="float">
            <text:p>0.969934559648227</text:p>
          </table:table-cell>
          <table:table-cell table:formula="of:=SQRT([.D138]^2+[.E138]^2+[.F1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39]^2+[.B139]^2+[.C139]^2)" office:value-type="float" office:value="0.969934559648227" calcext:value-type="float">
            <text:p>0.969934559648227</text:p>
          </table:table-cell>
          <table:table-cell table:formula="of:=SQRT([.D139]^2+[.E139]^2+[.F1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0]^2+[.B140]^2+[.C140]^2)" office:value-type="float" office:value="0.969934559648227" calcext:value-type="float">
            <text:p>0.969934559648227</text:p>
          </table:table-cell>
          <table:table-cell table:formula="of:=SQRT([.D140]^2+[.E140]^2+[.F1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1]^2+[.B141]^2+[.C141]^2)" office:value-type="float" office:value="0.969934559648227" calcext:value-type="float">
            <text:p>0.969934559648227</text:p>
          </table:table-cell>
          <table:table-cell table:formula="of:=SQRT([.D141]^2+[.E141]^2+[.F1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7596" calcext:value-type="float">
            <text:p>-0.75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973" calcext:value-type="float">
            <text:p>3.0973</text:p>
          </table:table-cell>
          <table:table-cell office:value-type="float" office:value="-4.79" calcext:value-type="float">
            <text:p>-4.79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2]^2+[.B142]^2+[.C142]^2)" office:value-type="float" office:value="0.969302264518143" calcext:value-type="float">
            <text:p>0.969302264518143</text:p>
          </table:table-cell>
          <table:table-cell table:formula="of:=SQRT([.D142]^2+[.E142]^2+[.F1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3]^2+[.B143]^2+[.C143]^2)" office:value-type="float" office:value="0.969934559648227" calcext:value-type="float">
            <text:p>0.969934559648227</text:p>
          </table:table-cell>
          <table:table-cell table:formula="of:=SQRT([.D143]^2+[.E143]^2+[.F1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4]^2+[.B144]^2+[.C144]^2)" office:value-type="float" office:value="0.969934559648227" calcext:value-type="float">
            <text:p>0.969934559648227</text:p>
          </table:table-cell>
          <table:table-cell table:formula="of:=SQRT([.D144]^2+[.E144]^2+[.F1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5]^2+[.B145]^2+[.C145]^2)" office:value-type="float" office:value="0.984894309050469" calcext:value-type="float">
            <text:p>0.984894309050469</text:p>
          </table:table-cell>
          <table:table-cell table:formula="of:=SQRT([.D145]^2+[.E145]^2+[.F1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6]^2+[.B146]^2+[.C146]^2)" office:value-type="float" office:value="0.969934559648227" calcext:value-type="float">
            <text:p>0.969934559648227</text:p>
          </table:table-cell>
          <table:table-cell table:formula="of:=SQRT([.D146]^2+[.E146]^2+[.F1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7]^2+[.B147]^2+[.C147]^2)" office:value-type="float" office:value="0.969934559648227" calcext:value-type="float">
            <text:p>0.969934559648227</text:p>
          </table:table-cell>
          <table:table-cell table:formula="of:=SQRT([.D147]^2+[.E147]^2+[.F1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8]^2+[.B148]^2+[.C148]^2)" office:value-type="float" office:value="0.969934559648227" calcext:value-type="float">
            <text:p>0.969934559648227</text:p>
          </table:table-cell>
          <table:table-cell table:formula="of:=SQRT([.D148]^2+[.E148]^2+[.F1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49]^2+[.B149]^2+[.C149]^2)" office:value-type="float" office:value="0.969934559648227" calcext:value-type="float">
            <text:p>0.969934559648227</text:p>
          </table:table-cell>
          <table:table-cell table:formula="of:=SQRT([.D149]^2+[.E149]^2+[.F1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855" calcext:value-type="float">
            <text:p>0.98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0]^2+[.B150]^2+[.C150]^2)" office:value-type="float" office:value="0.985516600570483" calcext:value-type="float">
            <text:p>0.985516600570483</text:p>
          </table:table-cell>
          <table:table-cell table:formula="of:=SQRT([.D150]^2+[.E150]^2+[.F1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855" calcext:value-type="float">
            <text:p>0.98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1]^2+[.B151]^2+[.C151]^2)" office:value-type="float" office:value="0.985516600570483" calcext:value-type="float">
            <text:p>0.985516600570483</text:p>
          </table:table-cell>
          <table:table-cell table:formula="of:=SQRT([.D151]^2+[.E151]^2+[.F1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2]^2+[.B152]^2+[.C152]^2)" office:value-type="float" office:value="0.969302264518143" calcext:value-type="float">
            <text:p>0.969302264518143</text:p>
          </table:table-cell>
          <table:table-cell table:formula="of:=SQRT([.D152]^2+[.E152]^2+[.F1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3]^2+[.B153]^2+[.C153]^2)" office:value-type="float" office:value="0.953610533708599" calcext:value-type="float">
            <text:p>0.953610533708599</text:p>
          </table:table-cell>
          <table:table-cell table:formula="of:=SQRT([.D153]^2+[.E153]^2+[.F1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4]^2+[.B154]^2+[.C154]^2)" office:value-type="float" office:value="0.984894309050469" calcext:value-type="float">
            <text:p>0.984894309050469</text:p>
          </table:table-cell>
          <table:table-cell table:formula="of:=SQRT([.D154]^2+[.E154]^2+[.F1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5]^2+[.B155]^2+[.C155]^2)" office:value-type="float" office:value="0.984894309050469" calcext:value-type="float">
            <text:p>0.984894309050469</text:p>
          </table:table-cell>
          <table:table-cell table:formula="of:=SQRT([.D155]^2+[.E155]^2+[.F1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6]^2+[.B156]^2+[.C156]^2)" office:value-type="float" office:value="0.969934559648227" calcext:value-type="float">
            <text:p>0.969934559648227</text:p>
          </table:table-cell>
          <table:table-cell table:formula="of:=SQRT([.D156]^2+[.E156]^2+[.F1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7]^2+[.B157]^2+[.C157]^2)" office:value-type="float" office:value="0.969302264518143" calcext:value-type="float">
            <text:p>0.969302264518143</text:p>
          </table:table-cell>
          <table:table-cell table:formula="of:=SQRT([.D157]^2+[.E157]^2+[.F1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8]^2+[.B158]^2+[.C158]^2)" office:value-type="float" office:value="0.969302264518143" calcext:value-type="float">
            <text:p>0.969302264518143</text:p>
          </table:table-cell>
          <table:table-cell table:formula="of:=SQRT([.D158]^2+[.E158]^2+[.F1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855" calcext:value-type="float">
            <text:p>0.98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59]^2+[.B159]^2+[.C159]^2)" office:value-type="float" office:value="0.985516600570483" calcext:value-type="float">
            <text:p>0.985516600570483</text:p>
          </table:table-cell>
          <table:table-cell table:formula="of:=SQRT([.D159]^2+[.E159]^2+[.F1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0]^2+[.B160]^2+[.C160]^2)" office:value-type="float" office:value="0.969934559648227" calcext:value-type="float">
            <text:p>0.969934559648227</text:p>
          </table:table-cell>
          <table:table-cell table:formula="of:=SQRT([.D160]^2+[.E160]^2+[.F1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855" calcext:value-type="float">
            <text:p>0.98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1]^2+[.B161]^2+[.C161]^2)" office:value-type="float" office:value="0.985516600570483" calcext:value-type="float">
            <text:p>0.985516600570483</text:p>
          </table:table-cell>
          <table:table-cell table:formula="of:=SQRT([.D161]^2+[.E161]^2+[.F1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2]^2+[.B162]^2+[.C162]^2)" office:value-type="float" office:value="0.969934559648227" calcext:value-type="float">
            <text:p>0.969934559648227</text:p>
          </table:table-cell>
          <table:table-cell table:formula="of:=SQRT([.D162]^2+[.E162]^2+[.F1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3]^2+[.B163]^2+[.C163]^2)" office:value-type="float" office:value="0.969934559648227" calcext:value-type="float">
            <text:p>0.969934559648227</text:p>
          </table:table-cell>
          <table:table-cell table:formula="of:=SQRT([.D163]^2+[.E163]^2+[.F1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4]^2+[.B164]^2+[.C164]^2)" office:value-type="float" office:value="0.969934559648227" calcext:value-type="float">
            <text:p>0.969934559648227</text:p>
          </table:table-cell>
          <table:table-cell table:formula="of:=SQRT([.D164]^2+[.E164]^2+[.F1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5]^2+[.B165]^2+[.C165]^2)" office:value-type="float" office:value="0.969934559648227" calcext:value-type="float">
            <text:p>0.969934559648227</text:p>
          </table:table-cell>
          <table:table-cell table:formula="of:=SQRT([.D165]^2+[.E165]^2+[.F1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4" calcext:value-type="float">
            <text:p>-0.6454</text:p>
          </table:table-cell>
          <table:table-cell office:value-type="float" office:value="-0.7635" calcext:value-type="float">
            <text:p>-0.763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796" calcext:value-type="float">
            <text:p>-4.796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6]^2+[.B166]^2+[.C166]^2)" office:value-type="float" office:value="0.953610533708599" calcext:value-type="float">
            <text:p>0.953610533708599</text:p>
          </table:table-cell>
          <table:table-cell table:formula="of:=SQRT([.D166]^2+[.E166]^2+[.F1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7]^2+[.B167]^2+[.C167]^2)" office:value-type="float" office:value="0.985516600570483" calcext:value-type="float">
            <text:p>0.985516600570483</text:p>
          </table:table-cell>
          <table:table-cell table:formula="of:=SQRT([.D167]^2+[.E167]^2+[.F1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8]^2+[.B168]^2+[.C168]^2)" office:value-type="float" office:value="0.969934559648227" calcext:value-type="float">
            <text:p>0.969934559648227</text:p>
          </table:table-cell>
          <table:table-cell table:formula="of:=SQRT([.D168]^2+[.E168]^2+[.F1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69]^2+[.B169]^2+[.C169]^2)" office:value-type="float" office:value="0.969934559648227" calcext:value-type="float">
            <text:p>0.969934559648227</text:p>
          </table:table-cell>
          <table:table-cell table:formula="of:=SQRT([.D169]^2+[.E169]^2+[.F1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0]^2+[.B170]^2+[.C170]^2)" office:value-type="float" office:value="0.969934559648227" calcext:value-type="float">
            <text:p>0.969934559648227</text:p>
          </table:table-cell>
          <table:table-cell table:formula="of:=SQRT([.D170]^2+[.E170]^2+[.F1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538" calcext:value-type="float">
            <text:p>-0.6538</text:p>
          </table:table-cell>
          <table:table-cell office:value-type="float" office:value="-0.7562" calcext:value-type="float">
            <text:p>-0.756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875" calcext:value-type="float">
            <text:p>-4.587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1]^2+[.B171]^2+[.C171]^2)" office:value-type="float" office:value="0.985516600570483" calcext:value-type="float">
            <text:p>0.985516600570483</text:p>
          </table:table-cell>
          <table:table-cell table:formula="of:=SQRT([.D171]^2+[.E171]^2+[.F1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538" calcext:value-type="float">
            <text:p>-0.6538</text:p>
          </table:table-cell>
          <table:table-cell office:value-type="float" office:value="-0.7562" calcext:value-type="float">
            <text:p>-0.756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875" calcext:value-type="float">
            <text:p>-4.587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9542" calcext:value-type="float">
            <text:p>0.95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2]^2+[.B172]^2+[.C172]^2)" office:value-type="float" office:value="0.954253226350322" calcext:value-type="float">
            <text:p>0.954253226350322</text:p>
          </table:table-cell>
          <table:table-cell table:formula="of:=SQRT([.D172]^2+[.E172]^2+[.F1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36" calcext:value-type="float">
            <text:p>-0.6536</text:p>
          </table:table-cell>
          <table:table-cell office:value-type="float" office:value="-0.756" calcext:value-type="float">
            <text:p>-0.756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3942" calcext:value-type="float">
            <text:p>0.3942</text:p>
          </table:table-cell>
          <table:table-cell office:value-type="float" office:value="3.0711" calcext:value-type="float">
            <text:p>3.0711</text:p>
          </table:table-cell>
          <table:table-cell office:value-type="float" office:value="-4.4631" calcext:value-type="float">
            <text:p>-4.4631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3]^2+[.B173]^2+[.C173]^2)" office:value-type="float" office:value="0.969934559648227" calcext:value-type="float">
            <text:p>0.969934559648227</text:p>
          </table:table-cell>
          <table:table-cell table:formula="of:=SQRT([.D173]^2+[.E173]^2+[.F1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4]^2+[.B174]^2+[.C174]^2)" office:value-type="float" office:value="0.969934559648227" calcext:value-type="float">
            <text:p>0.969934559648227</text:p>
          </table:table-cell>
          <table:table-cell table:formula="of:=SQRT([.D174]^2+[.E174]^2+[.F1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5]^2+[.B175]^2+[.C175]^2)" office:value-type="float" office:value="0.969934559648227" calcext:value-type="float">
            <text:p>0.969934559648227</text:p>
          </table:table-cell>
          <table:table-cell table:formula="of:=SQRT([.D175]^2+[.E175]^2+[.F1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6]^2+[.B176]^2+[.C176]^2)" office:value-type="float" office:value="0.970060003298765" calcext:value-type="float">
            <text:p>0.970060003298765</text:p>
          </table:table-cell>
          <table:table-cell table:formula="of:=SQRT([.D176]^2+[.E176]^2+[.F1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7]^2+[.B177]^2+[.C177]^2)" office:value-type="float" office:value="0.970060003298765" calcext:value-type="float">
            <text:p>0.970060003298765</text:p>
          </table:table-cell>
          <table:table-cell table:formula="of:=SQRT([.D177]^2+[.E177]^2+[.F1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8]^2+[.B178]^2+[.C178]^2)" office:value-type="float" office:value="0.969934559648227" calcext:value-type="float">
            <text:p>0.969934559648227</text:p>
          </table:table-cell>
          <table:table-cell table:formula="of:=SQRT([.D178]^2+[.E178]^2+[.F1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79]^2+[.B179]^2+[.C179]^2)" office:value-type="float" office:value="0.985516600570483" calcext:value-type="float">
            <text:p>0.985516600570483</text:p>
          </table:table-cell>
          <table:table-cell table:formula="of:=SQRT([.D179]^2+[.E179]^2+[.F1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0]^2+[.B180]^2+[.C180]^2)" office:value-type="float" office:value="0.969934559648227" calcext:value-type="float">
            <text:p>0.969934559648227</text:p>
          </table:table-cell>
          <table:table-cell table:formula="of:=SQRT([.D180]^2+[.E180]^2+[.F1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0.0268" calcext:value-type="float">
            <text:p>0.0268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0.9556" calcext:value-type="float">
            <text:p>0.95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1]^2+[.B181]^2+[.C181]^2)" office:value-type="float" office:value="0.956294525760761" calcext:value-type="float">
            <text:p>0.956294525760761</text:p>
          </table:table-cell>
          <table:table-cell table:formula="of:=SQRT([.D181]^2+[.E181]^2+[.F1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0.0084" calcext:value-type="float">
            <text:p>0.0084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708" calcext:value-type="float">
            <text:p>0.97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2]^2+[.B182]^2+[.C182]^2)" office:value-type="float" office:value="0.970939261746068" calcext:value-type="float">
            <text:p>0.970939261746068</text:p>
          </table:table-cell>
          <table:table-cell table:formula="of:=SQRT([.D182]^2+[.E182]^2+[.F1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2" calcext:value-type="float">
            <text:p>-0.7522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0.607" calcext:value-type="float">
            <text:p>0.607</text:p>
          </table:table-cell>
          <table:table-cell office:value-type="float" office:value="3.077" calcext:value-type="float">
            <text:p>3.077</text:p>
          </table:table-cell>
          <table:table-cell office:value-type="float" office:value="-4.2385" calcext:value-type="float">
            <text:p>-4.238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3]^2+[.B183]^2+[.C183]^2)" office:value-type="float" office:value="0.969934559648227" calcext:value-type="float">
            <text:p>0.969934559648227</text:p>
          </table:table-cell>
          <table:table-cell table:formula="of:=SQRT([.D183]^2+[.E183]^2+[.F1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6018" calcext:value-type="float">
            <text:p>0.6018</text:p>
          </table:table-cell>
          <table:table-cell office:value-type="float" office:value="3.0766" calcext:value-type="float">
            <text:p>3.0766</text:p>
          </table:table-cell>
          <table:table-cell office:value-type="float" office:value="-4.2333" calcext:value-type="float">
            <text:p>-4.2333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84]^2+[.B184]^2+[.C184]^2)" office:value-type="float" office:value="0.969427789987475" calcext:value-type="float">
            <text:p>0.969427789987475</text:p>
          </table:table-cell>
          <table:table-cell table:formula="of:=SQRT([.D184]^2+[.E184]^2+[.F1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6018" calcext:value-type="float">
            <text:p>0.6018</text:p>
          </table:table-cell>
          <table:table-cell office:value-type="float" office:value="3.0766" calcext:value-type="float">
            <text:p>3.0766</text:p>
          </table:table-cell>
          <table:table-cell office:value-type="float" office:value="-4.2333" calcext:value-type="float">
            <text:p>-4.2333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0324" calcext:value-type="float">
            <text:p>-0.0324</text:p>
          </table:table-cell>
          <table:table-cell office:value-type="float" office:value="0.9841" calcext:value-type="float">
            <text:p>0.984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359" calcext:value-type="float">
            <text:p>0.0359</text:p>
          </table:table-cell>
          <table:table-cell office:value-type="float" office:value="-0.9745" calcext:value-type="float">
            <text:p>-0.9745</text:p>
          </table:table-cell>
          <table:table-cell table:formula="of:=SQRT([.A185]^2+[.B185]^2+[.C185]^2)" office:value-type="float" office:value="0.984894309050469" calcext:value-type="float">
            <text:p>0.984894309050469</text:p>
          </table:table-cell>
          <table:table-cell table:formula="of:=SQRT([.D185]^2+[.E185]^2+[.F185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3" calcext:value-type="float">
            <text:p>-0.6663</text:p>
          </table:table-cell>
          <table:table-cell office:value-type="float" office:value="-0.7446" calcext:value-type="float">
            <text:p>-0.7446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6435" calcext:value-type="float">
            <text:p>0.6435</text:p>
          </table:table-cell>
          <table:table-cell office:value-type="float" office:value="3.0616" calcext:value-type="float">
            <text:p>3.0616</text:p>
          </table:table-cell>
          <table:table-cell office:value-type="float" office:value="-4.1799" calcext:value-type="float">
            <text:p>-4.1799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468" calcext:value-type="float">
            <text:p>0.0468</text:p>
          </table:table-cell>
          <table:table-cell office:value-type="float" office:value="-0.9734" calcext:value-type="float">
            <text:p>-0.9734</text:p>
          </table:table-cell>
          <table:table-cell table:formula="of:=SQRT([.A186]^2+[.B186]^2+[.C186]^2)" office:value-type="float" office:value="0.954253226350322" calcext:value-type="float">
            <text:p>0.954253226350322</text:p>
          </table:table-cell>
          <table:table-cell table:formula="of:=SQRT([.D186]^2+[.E186]^2+[.F18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702" calcext:value-type="float">
            <text:p>-0.6702</text:p>
          </table:table-cell>
          <table:table-cell office:value-type="float" office:value="-0.7411" calcext:value-type="float">
            <text:p>-0.7411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6382" calcext:value-type="float">
            <text:p>0.6382</text:p>
          </table:table-cell>
          <table:table-cell office:value-type="float" office:value="3.0612" calcext:value-type="float">
            <text:p>3.0612</text:p>
          </table:table-cell>
          <table:table-cell office:value-type="float" office:value="-4.1746" calcext:value-type="float">
            <text:p>-4.174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67" calcext:value-type="float">
            <text:p>0.0467</text:p>
          </table:table-cell>
          <table:table-cell office:value-type="float" office:value="-0.9734" calcext:value-type="float">
            <text:p>-0.9734</text:p>
          </table:table-cell>
          <table:table-cell table:formula="of:=SQRT([.A187]^2+[.B187]^2+[.C187]^2)" office:value-type="float" office:value="0.969934559648227" calcext:value-type="float">
            <text:p>0.969934559648227</text:p>
          </table:table-cell>
          <table:table-cell table:formula="of:=SQRT([.D187]^2+[.E187]^2+[.F18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-0.7372" calcext:value-type="float">
            <text:p>-0.737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631" calcext:value-type="float">
            <text:p>3.0631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65" calcext:value-type="float">
            <text:p>0.0565</text:p>
          </table:table-cell>
          <table:table-cell office:value-type="float" office:value="-0.9736" calcext:value-type="float">
            <text:p>-0.9736</text:p>
          </table:table-cell>
          <table:table-cell table:formula="of:=SQRT([.A188]^2+[.B188]^2+[.C188]^2)" office:value-type="float" office:value="0.954253226350322" calcext:value-type="float">
            <text:p>0.954253226350322</text:p>
          </table:table-cell>
          <table:table-cell table:formula="of:=SQRT([.D188]^2+[.E188]^2+[.F18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826" calcext:value-type="float">
            <text:p>-0.6826</text:p>
          </table:table-cell>
          <table:table-cell office:value-type="float" office:value="-0.7297" calcext:value-type="float">
            <text:p>-0.7297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8187" calcext:value-type="float">
            <text:p>0.8187</text:p>
          </table:table-cell>
          <table:table-cell office:value-type="float" office:value="3.0631" calcext:value-type="float">
            <text:p>3.0631</text:p>
          </table:table-cell>
          <table:table-cell office:value-type="float" office:value="-3.9603" calcext:value-type="float">
            <text:p>-3.9603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25" calcext:value-type="float">
            <text:p>-0.052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559" calcext:value-type="float">
            <text:p>0.0559</text:p>
          </table:table-cell>
          <table:table-cell office:value-type="float" office:value="-0.9736" calcext:value-type="float">
            <text:p>-0.9736</text:p>
          </table:table-cell>
          <table:table-cell table:formula="of:=SQRT([.A189]^2+[.B189]^2+[.C189]^2)" office:value-type="float" office:value="0.953610533708599" calcext:value-type="float">
            <text:p>0.953610533708599</text:p>
          </table:table-cell>
          <table:table-cell table:formula="of:=SQRT([.D189]^2+[.E189]^2+[.F18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826" calcext:value-type="float">
            <text:p>-0.6826</text:p>
          </table:table-cell>
          <table:table-cell office:value-type="float" office:value="-0.7297" calcext:value-type="float">
            <text:p>-0.7297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8187" calcext:value-type="float">
            <text:p>0.8187</text:p>
          </table:table-cell>
          <table:table-cell office:value-type="float" office:value="3.0631" calcext:value-type="float">
            <text:p>3.0631</text:p>
          </table:table-cell>
          <table:table-cell office:value-type="float" office:value="-3.9603" calcext:value-type="float">
            <text:p>-3.960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0.984" calcext:value-type="float">
            <text:p>0.984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1193" calcext:value-type="float">
            <text:p>0.1193</text:p>
          </table:table-cell>
          <table:table-cell office:value-type="float" office:value="-0.9176" calcext:value-type="float">
            <text:p>-0.9176</text:p>
          </table:table-cell>
          <table:table-cell table:formula="of:=SQRT([.A190]^2+[.B190]^2+[.C190]^2)" office:value-type="float" office:value="0.985516600570483" calcext:value-type="float">
            <text:p>0.985516600570483</text:p>
          </table:table-cell>
          <table:table-cell table:formula="of:=SQRT([.D190]^2+[.E190]^2+[.F190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905" calcext:value-type="float">
            <text:p>-0.6905</text:p>
          </table:table-cell>
          <table:table-cell office:value-type="float" office:value="-0.7218" calcext:value-type="float">
            <text:p>-0.7218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474" calcext:value-type="float">
            <text:p>3.0474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649" calcext:value-type="float">
            <text:p>-0.0649</text:p>
          </table:table-cell>
          <table:table-cell office:value-type="float" office:value="0.9832" calcext:value-type="float">
            <text:p>0.9832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9059" calcext:value-type="float">
            <text:p>-0.9059</text:p>
          </table:table-cell>
          <table:table-cell table:formula="of:=SQRT([.A191]^2+[.B191]^2+[.C191]^2)" office:value-type="float" office:value="0.985516600570483" calcext:value-type="float">
            <text:p>0.985516600570483</text:p>
          </table:table-cell>
          <table:table-cell table:formula="of:=SQRT([.D191]^2+[.E191]^2+[.F191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905" calcext:value-type="float">
            <text:p>-0.6905</text:p>
          </table:table-cell>
          <table:table-cell office:value-type="float" office:value="-0.7218" calcext:value-type="float">
            <text:p>-0.7218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076" calcext:value-type="float">
            <text:p>0.8076</text:p>
          </table:table-cell>
          <table:table-cell office:value-type="float" office:value="3.0474" calcext:value-type="float">
            <text:p>3.0474</text:p>
          </table:table-cell>
          <table:table-cell office:value-type="float" office:value="-3.9492" calcext:value-type="float">
            <text:p>-3.9492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327" calcext:value-type="float">
            <text:p>-0.0327</text:p>
          </table:table-cell>
          <table:table-cell office:value-type="float" office:value="0.9697" calcext:value-type="float">
            <text:p>0.9697</text:p>
          </table:table-cell>
          <table:table-cell office:value-type="float" office:value="1.0369" calcext:value-type="float">
            <text:p>1.0369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9059" calcext:value-type="float">
            <text:p>-0.9059</text:p>
          </table:table-cell>
          <table:table-cell table:formula="of:=SQRT([.A192]^2+[.B192]^2+[.C192]^2)" office:value-type="float" office:value="0.97043623695738" calcext:value-type="float">
            <text:p>0.97043623695738</text:p>
          </table:table-cell>
          <table:table-cell table:formula="of:=SQRT([.D192]^2+[.E192]^2+[.F192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941" calcext:value-type="float">
            <text:p>-0.6941</text:p>
          </table:table-cell>
          <table:table-cell office:value-type="float" office:value="-0.7178" calcext:value-type="float">
            <text:p>-0.7178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3.0311" calcext:value-type="float">
            <text:p>3.0311</text:p>
          </table:table-cell>
          <table:table-cell office:value-type="float" office:value="-3.9437" calcext:value-type="float">
            <text:p>-3.9437</text:p>
          </table:table-cell>
          <table:table-cell office:value-type="float" office:value="-0.0287" calcext:value-type="float">
            <text:p>-0.0287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774" calcext:value-type="float">
            <text:p>0.0774</text:p>
          </table:table-cell>
          <table:table-cell table:formula="of:=SQRT([.A193]^2+[.B193]^2+[.C193]^2)" office:value-type="float" office:value="0.97043623695738" calcext:value-type="float">
            <text:p>0.97043623695738</text:p>
          </table:table-cell>
          <table:table-cell table:formula="of:=SQRT([.D193]^2+[.E193]^2+[.F19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981" calcext:value-type="float">
            <text:p>-0.6981</text:p>
          </table:table-cell>
          <table:table-cell office:value-type="float" office:value="-0.7138" calcext:value-type="float">
            <text:p>-0.7138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.0306" calcext:value-type="float">
            <text:p>3.0306</text:p>
          </table:table-cell>
          <table:table-cell office:value-type="float" office:value="-3.7962" calcext:value-type="float">
            <text:p>-3.7962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9842" calcext:value-type="float">
            <text:p>0.98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4]^2+[.B194]^2+[.C194]^2)" office:value-type="float" office:value="0.98601034984426" calcext:value-type="float">
            <text:p>0.98601034984426</text:p>
          </table:table-cell>
          <table:table-cell table:formula="of:=SQRT([.D194]^2+[.E194]^2+[.F1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981" calcext:value-type="float">
            <text:p>-0.6981</text:p>
          </table:table-cell>
          <table:table-cell office:value-type="float" office:value="-0.7138" calcext:value-type="float">
            <text:p>-0.7138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.0306" calcext:value-type="float">
            <text:p>3.0306</text:p>
          </table:table-cell>
          <table:table-cell office:value-type="float" office:value="-3.7962" calcext:value-type="float">
            <text:p>-3.7962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715" calcext:value-type="float">
            <text:p>-0.0715</text:p>
          </table:table-cell>
          <table:table-cell office:value-type="float" office:value="0.9829" calcext:value-type="float">
            <text:p>0.98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5]^2+[.B195]^2+[.C195]^2)" office:value-type="float" office:value="0.985640061077065" calcext:value-type="float">
            <text:p>0.985640061077065</text:p>
          </table:table-cell>
          <table:table-cell table:formula="of:=SQRT([.D195]^2+[.E195]^2+[.F1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978" calcext:value-type="float">
            <text:p>-0.6978</text:p>
          </table:table-cell>
          <table:table-cell office:value-type="float" office:value="-0.7135" calcext:value-type="float">
            <text:p>-0.7135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209" calcext:value-type="float">
            <text:p>0.9209</text:p>
          </table:table-cell>
          <table:table-cell office:value-type="float" office:value="3.0151" calcext:value-type="float">
            <text:p>3.0151</text:p>
          </table:table-cell>
          <table:table-cell office:value-type="float" office:value="-3.8137" calcext:value-type="float">
            <text:p>-3.8137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0.9662" calcext:value-type="float">
            <text:p>0.96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6]^2+[.B196]^2+[.C196]^2)" office:value-type="float" office:value="0.970060003298765" calcext:value-type="float">
            <text:p>0.970060003298765</text:p>
          </table:table-cell>
          <table:table-cell table:formula="of:=SQRT([.D196]^2+[.E196]^2+[.F1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938" calcext:value-type="float">
            <text:p>-0.6938</text:p>
          </table:table-cell>
          <table:table-cell office:value-type="float" office:value="-0.7174" calcext:value-type="float">
            <text:p>-0.7174</text:p>
          </table:table-cell>
          <table:table-cell office:value-type="float" office:value="-0.0631" calcext:value-type="float">
            <text:p>-0.0631</text:p>
          </table:table-cell>
          <table:table-cell office:value-type="float" office:value="0.9265" calcext:value-type="float">
            <text:p>0.9265</text:p>
          </table:table-cell>
          <table:table-cell office:value-type="float" office:value="3.0144" calcext:value-type="float">
            <text:p>3.0144</text:p>
          </table:table-cell>
          <table:table-cell office:value-type="float" office:value="-3.8194" calcext:value-type="float">
            <text:p>-3.8194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798" calcext:value-type="float">
            <text:p>-0.0798</text:p>
          </table:table-cell>
          <table:table-cell office:value-type="float" office:value="0.9507" calcext:value-type="float">
            <text:p>0.95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7]^2+[.B197]^2+[.C197]^2)" office:value-type="float" office:value="0.954380731155025" calcext:value-type="float">
            <text:p>0.954380731155025</text:p>
          </table:table-cell>
          <table:table-cell table:formula="of:=SQRT([.D197]^2+[.E197]^2+[.F1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938" calcext:value-type="float">
            <text:p>-0.6938</text:p>
          </table:table-cell>
          <table:table-cell office:value-type="float" office:value="-0.7174" calcext:value-type="float">
            <text:p>-0.7174</text:p>
          </table:table-cell>
          <table:table-cell office:value-type="float" office:value="-0.0631" calcext:value-type="float">
            <text:p>-0.0631</text:p>
          </table:table-cell>
          <table:table-cell office:value-type="float" office:value="0.9265" calcext:value-type="float">
            <text:p>0.9265</text:p>
          </table:table-cell>
          <table:table-cell office:value-type="float" office:value="3.0144" calcext:value-type="float">
            <text:p>3.0144</text:p>
          </table:table-cell>
          <table:table-cell office:value-type="float" office:value="-3.8194" calcext:value-type="float">
            <text:p>-3.8194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798" calcext:value-type="float">
            <text:p>-0.0798</text:p>
          </table:table-cell>
          <table:table-cell office:value-type="float" office:value="0.9507" calcext:value-type="float">
            <text:p>0.95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8]^2+[.B198]^2+[.C198]^2)" office:value-type="float" office:value="0.954380731155025" calcext:value-type="float">
            <text:p>0.954380731155025</text:p>
          </table:table-cell>
          <table:table-cell table:formula="of:=SQRT([.D198]^2+[.E198]^2+[.F1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375" calcext:value-type="float">
            <text:p>-0.9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898" calcext:value-type="float">
            <text:p>-0.6898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32" calcext:value-type="float">
            <text:p>0.932</text:p>
          </table:table-cell>
          <table:table-cell office:value-type="float" office:value="3.0151" calcext:value-type="float">
            <text:p>3.0151</text:p>
          </table:table-cell>
          <table:table-cell office:value-type="float" office:value="-3.8249" calcext:value-type="float">
            <text:p>-3.8249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9368" calcext:value-type="float">
            <text:p>0.93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99]^2+[.B199]^2+[.C199]^2)" office:value-type="float" office:value="0.939190768693986" calcext:value-type="float">
            <text:p>0.939190768693986</text:p>
          </table:table-cell>
          <table:table-cell table:formula="of:=SQRT([.D199]^2+[.E199]^2+[.F1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898" calcext:value-type="float">
            <text:p>-0.6898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32" calcext:value-type="float">
            <text:p>0.932</text:p>
          </table:table-cell>
          <table:table-cell office:value-type="float" office:value="3.0151" calcext:value-type="float">
            <text:p>3.0151</text:p>
          </table:table-cell>
          <table:table-cell office:value-type="float" office:value="-3.8249" calcext:value-type="float">
            <text:p>-3.8249</text:p>
          </table:table-cell>
          <table:table-cell office:value-type="float" office:value="-0.0265" calcext:value-type="float">
            <text:p>-0.0265</text:p>
          </table:table-cell>
          <table:table-cell office:value-type="float" office:value="-0.0636" calcext:value-type="float">
            <text:p>-0.0636</text:p>
          </table:table-cell>
          <table:table-cell office:value-type="float" office:value="0.9523" calcext:value-type="float">
            <text:p>0.95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0]^2+[.B200]^2+[.C200]^2)" office:value-type="float" office:value="0.954763143402593" calcext:value-type="float">
            <text:p>0.954763143402593</text:p>
          </table:table-cell>
          <table:table-cell table:formula="of:=SQRT([.D200]^2+[.E200]^2+[.F2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853" calcext:value-type="float">
            <text:p>-0.6853</text:p>
          </table:table-cell>
          <table:table-cell office:value-type="float" office:value="-0.7247" calcext:value-type="float">
            <text:p>-0.7247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924" calcext:value-type="float">
            <text:p>0.924</text:p>
          </table:table-cell>
          <table:table-cell office:value-type="float" office:value="2.9988" calcext:value-type="float">
            <text:p>2.9988</text:p>
          </table:table-cell>
          <table:table-cell office:value-type="float" office:value="-3.8443" calcext:value-type="float">
            <text:p>-3.8443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-0.0766" calcext:value-type="float">
            <text:p>-0.0766</text:p>
          </table:table-cell>
          <table:table-cell office:value-type="float" office:value="0.9666" calcext:value-type="float">
            <text:p>0.96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1]^2+[.B201]^2+[.C201]^2)" office:value-type="float" office:value="0.97043623695738" calcext:value-type="float">
            <text:p>0.97043623695738</text:p>
          </table:table-cell>
          <table:table-cell table:formula="of:=SQRT([.D201]^2+[.E201]^2+[.F2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853" calcext:value-type="float">
            <text:p>-0.6853</text:p>
          </table:table-cell>
          <table:table-cell office:value-type="float" office:value="-0.7247" calcext:value-type="float">
            <text:p>-0.7247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924" calcext:value-type="float">
            <text:p>0.924</text:p>
          </table:table-cell>
          <table:table-cell office:value-type="float" office:value="2.9988" calcext:value-type="float">
            <text:p>2.9988</text:p>
          </table:table-cell>
          <table:table-cell office:value-type="float" office:value="-3.8443" calcext:value-type="float">
            <text:p>-3.8443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611" calcext:value-type="float">
            <text:p>-0.0611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2]^2+[.B202]^2+[.C202]^2)" office:value-type="float" office:value="0.971067793719882" calcext:value-type="float">
            <text:p>0.971067793719882</text:p>
          </table:table-cell>
          <table:table-cell table:formula="of:=SQRT([.D202]^2+[.E202]^2+[.F2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814" calcext:value-type="float">
            <text:p>-0.6814</text:p>
          </table:table-cell>
          <table:table-cell office:value-type="float" office:value="-0.7284" calcext:value-type="float">
            <text:p>-0.728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0.9294" calcext:value-type="float">
            <text:p>0.9294</text:p>
          </table:table-cell>
          <table:table-cell office:value-type="float" office:value="2.9996" calcext:value-type="float">
            <text:p>2.9996</text:p>
          </table:table-cell>
          <table:table-cell office:value-type="float" office:value="-3.8497" calcext:value-type="float">
            <text:p>-3.8497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3]^2+[.B203]^2+[.C203]^2)" office:value-type="float" office:value="0.971067793719882" calcext:value-type="float">
            <text:p>0.971067793719882</text:p>
          </table:table-cell>
          <table:table-cell table:formula="of:=SQRT([.D203]^2+[.E203]^2+[.F2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814" calcext:value-type="float">
            <text:p>-0.6814</text:p>
          </table:table-cell>
          <table:table-cell office:value-type="float" office:value="-0.7284" calcext:value-type="float">
            <text:p>-0.7284</text:p>
          </table:table-cell>
          <table:table-cell office:value-type="float" office:value="-0.0705" calcext:value-type="float">
            <text:p>-0.0705</text:p>
          </table:table-cell>
          <table:table-cell office:value-type="float" office:value="0.9294" calcext:value-type="float">
            <text:p>0.9294</text:p>
          </table:table-cell>
          <table:table-cell office:value-type="float" office:value="2.9996" calcext:value-type="float">
            <text:p>2.9996</text:p>
          </table:table-cell>
          <table:table-cell office:value-type="float" office:value="-3.8497" calcext:value-type="float">
            <text:p>-3.8497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-0.0605" calcext:value-type="float">
            <text:p>-0.0605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4]^2+[.B204]^2+[.C204]^2)" office:value-type="float" office:value="0.971067793719882" calcext:value-type="float">
            <text:p>0.971067793719882</text:p>
          </table:table-cell>
          <table:table-cell table:formula="of:=SQRT([.D204]^2+[.E204]^2+[.F2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245" calcext:value-type="float">
            <text:p>0.8245</text:p>
          </table:table-cell>
          <table:table-cell office:value-type="float" office:value="3.0154" calcext:value-type="float">
            <text:p>3.0154</text:p>
          </table:table-cell>
          <table:table-cell office:value-type="float" office:value="-3.9661" calcext:value-type="float">
            <text:p>-3.9661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0.9708" calcext:value-type="float">
            <text:p>0.97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5]^2+[.B205]^2+[.C205]^2)" office:value-type="float" office:value="0.971946140483103" calcext:value-type="float">
            <text:p>0.971946140483103</text:p>
          </table:table-cell>
          <table:table-cell table:formula="of:=SQRT([.D205]^2+[.E205]^2+[.F2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245" calcext:value-type="float">
            <text:p>0.8245</text:p>
          </table:table-cell>
          <table:table-cell office:value-type="float" office:value="3.0154" calcext:value-type="float">
            <text:p>3.0154</text:p>
          </table:table-cell>
          <table:table-cell office:value-type="float" office:value="-3.9661" calcext:value-type="float">
            <text:p>-3.9661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-0.0536" calcext:value-type="float">
            <text:p>-0.0536</text:p>
          </table:table-cell>
          <table:table-cell office:value-type="float" office:value="0.9526" calcext:value-type="float">
            <text:p>0.95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6]^2+[.B206]^2+[.C206]^2)" office:value-type="float" office:value="0.954763143402593" calcext:value-type="float">
            <text:p>0.954763143402593</text:p>
          </table:table-cell>
          <table:table-cell table:formula="of:=SQRT([.D206]^2+[.E206]^2+[.F2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245" calcext:value-type="float">
            <text:p>0.8245</text:p>
          </table:table-cell>
          <table:table-cell office:value-type="float" office:value="3.0154" calcext:value-type="float">
            <text:p>3.0154</text:p>
          </table:table-cell>
          <table:table-cell office:value-type="float" office:value="-3.9661" calcext:value-type="float">
            <text:p>-3.9661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9681" calcext:value-type="float">
            <text:p>0.9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7]^2+[.B207]^2+[.C207]^2)" office:value-type="float" office:value="0.97043623695738" calcext:value-type="float">
            <text:p>0.97043623695738</text:p>
          </table:table-cell>
          <table:table-cell table:formula="of:=SQRT([.D207]^2+[.E207]^2+[.F2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8]^2+[.B208]^2+[.C208]^2)" office:value-type="float" office:value="0.971315154828751" calcext:value-type="float">
            <text:p>0.971315154828751</text:p>
          </table:table-cell>
          <table:table-cell table:formula="of:=SQRT([.D208]^2+[.E208]^2+[.F2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797" calcext:value-type="float">
            <text:p>-0.0797</text:p>
          </table:table-cell>
          <table:table-cell office:value-type="float" office:value="0.9676" calcext:value-type="float">
            <text:p>0.9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09]^2+[.B209]^2+[.C209]^2)" office:value-type="float" office:value="0.970939261746068" calcext:value-type="float">
            <text:p>0.970939261746068</text:p>
          </table:table-cell>
          <table:table-cell table:formula="of:=SQRT([.D209]^2+[.E209]^2+[.F2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0]^2+[.B210]^2+[.C210]^2)" office:value-type="float" office:value="0.971315154828751" calcext:value-type="float">
            <text:p>0.971315154828751</text:p>
          </table:table-cell>
          <table:table-cell table:formula="of:=SQRT([.D210]^2+[.E210]^2+[.F2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-0.0658" calcext:value-type="float">
            <text:p>-0.0658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1]^2+[.B211]^2+[.C211]^2)" office:value-type="float" office:value="0.98687539740334" calcext:value-type="float">
            <text:p>0.98687539740334</text:p>
          </table:table-cell>
          <table:table-cell table:formula="of:=SQRT([.D211]^2+[.E211]^2+[.F2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781" calcext:value-type="float">
            <text:p>-0.0781</text:p>
          </table:table-cell>
          <table:table-cell office:value-type="float" office:value="0.9521" calcext:value-type="float">
            <text:p>0.95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2]^2+[.B212]^2+[.C212]^2)" office:value-type="float" office:value="0.955274421305208" calcext:value-type="float">
            <text:p>0.955274421305208</text:p>
          </table:table-cell>
          <table:table-cell table:formula="of:=SQRT([.D212]^2+[.E212]^2+[.F2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37" calcext:value-type="float">
            <text:p>-0.6737</text:p>
          </table:table-cell>
          <table:table-cell office:value-type="float" office:value="-0.7363" calcext:value-type="float">
            <text:p>-0.736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542" calcext:value-type="float">
            <text:p>0.9542</text:p>
          </table:table-cell>
          <table:table-cell office:value-type="float" office:value="3.0152" calcext:value-type="float">
            <text:p>3.0152</text:p>
          </table:table-cell>
          <table:table-cell office:value-type="float" office:value="-3.8471" calcext:value-type="float">
            <text:p>-3.8471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773" calcext:value-type="float">
            <text:p>-0.0773</text:p>
          </table:table-cell>
          <table:table-cell office:value-type="float" office:value="0.9521" calcext:value-type="float">
            <text:p>0.95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3]^2+[.B213]^2+[.C213]^2)" office:value-type="float" office:value="0.955274421305208" calcext:value-type="float">
            <text:p>0.955274421305208</text:p>
          </table:table-cell>
          <table:table-cell table:formula="of:=SQRT([.D213]^2+[.E213]^2+[.F2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37" calcext:value-type="float">
            <text:p>-0.6737</text:p>
          </table:table-cell>
          <table:table-cell office:value-type="float" office:value="-0.7363" calcext:value-type="float">
            <text:p>-0.736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542" calcext:value-type="float">
            <text:p>0.9542</text:p>
          </table:table-cell>
          <table:table-cell office:value-type="float" office:value="3.0152" calcext:value-type="float">
            <text:p>3.0152</text:p>
          </table:table-cell>
          <table:table-cell office:value-type="float" office:value="-3.8471" calcext:value-type="float">
            <text:p>-3.847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4]^2+[.B214]^2+[.C214]^2)" office:value-type="float" office:value="0.971315154828751" calcext:value-type="float">
            <text:p>0.971315154828751</text:p>
          </table:table-cell>
          <table:table-cell table:formula="of:=SQRT([.D214]^2+[.E214]^2+[.F2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367" calcext:value-type="float">
            <text:p>-0.7367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318" calcext:value-type="float">
            <text:p>3.031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9703" calcext:value-type="float">
            <text:p>0.97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5]^2+[.B215]^2+[.C215]^2)" office:value-type="float" office:value="0.971315154828751" calcext:value-type="float">
            <text:p>0.971315154828751</text:p>
          </table:table-cell>
          <table:table-cell table:formula="of:=SQRT([.D215]^2+[.E215]^2+[.F2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367" calcext:value-type="float">
            <text:p>-0.7367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318" calcext:value-type="float">
            <text:p>3.031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-0.0407" calcext:value-type="float">
            <text:p>-0.0407</text:p>
          </table:table-cell>
          <table:table-cell office:value-type="float" office:value="0.9548" calcext:value-type="float">
            <text:p>0.95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6]^2+[.B216]^2+[.C216]^2)" office:value-type="float" office:value="0.955656475936829" calcext:value-type="float">
            <text:p>0.955656475936829</text:p>
          </table:table-cell>
          <table:table-cell table:formula="of:=SQRT([.D216]^2+[.E216]^2+[.F2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7" calcext:value-type="float">
            <text:p>-0.6697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312" calcext:value-type="float">
            <text:p>3.0312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9547" calcext:value-type="float">
            <text:p>0.95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7]^2+[.B217]^2+[.C217]^2)" office:value-type="float" office:value="0.955656475936829" calcext:value-type="float">
            <text:p>0.955656475936829</text:p>
          </table:table-cell>
          <table:table-cell table:formula="of:=SQRT([.D217]^2+[.E217]^2+[.F2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7" calcext:value-type="float">
            <text:p>-0.6697</text:p>
          </table:table-cell>
          <table:table-cell office:value-type="float" office:value="-0.7406" calcext:value-type="float">
            <text:p>-0.7406</text:p>
          </table:table-cell>
          <table:table-cell office:value-type="float" office:value="-0.0552" calcext:value-type="float">
            <text:p>-0.0552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312" calcext:value-type="float">
            <text:p>3.0312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421" calcext:value-type="float">
            <text:p>-0.0421</text:p>
          </table:table-cell>
          <table:table-cell office:value-type="float" office:value="0.9703" calcext:value-type="float">
            <text:p>0.97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8]^2+[.B218]^2+[.C218]^2)" office:value-type="float" office:value="0.971315154828751" calcext:value-type="float">
            <text:p>0.971315154828751</text:p>
          </table:table-cell>
          <table:table-cell table:formula="of:=SQRT([.D218]^2+[.E218]^2+[.F2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" calcext:value-type="float">
            <text:p>-0.67</text:p>
          </table:table-cell>
          <table:table-cell office:value-type="float" office:value="-0.7409" calcext:value-type="float">
            <text:p>-0.7409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47" calcext:value-type="float">
            <text:p>3.047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307" calcext:value-type="float">
            <text:p>-0.0307</text:p>
          </table:table-cell>
          <table:table-cell office:value-type="float" office:value="0.9708" calcext:value-type="float">
            <text:p>0.97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19]^2+[.B219]^2+[.C219]^2)" office:value-type="float" office:value="0.971315154828751" calcext:value-type="float">
            <text:p>0.971315154828751</text:p>
          </table:table-cell>
          <table:table-cell table:formula="of:=SQRT([.D219]^2+[.E219]^2+[.F2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1" calcext:value-type="float">
            <text:p>-0.6661</text:p>
          </table:table-cell>
          <table:table-cell office:value-type="float" office:value="-0.7444" calcext:value-type="float">
            <text:p>-0.7444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475" calcext:value-type="float">
            <text:p>3.047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33" calcext:value-type="float">
            <text:p>0.0133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0.9719" calcext:value-type="float">
            <text:p>0.97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0]^2+[.B220]^2+[.C220]^2)" office:value-type="float" office:value="0.972443566485994" calcext:value-type="float">
            <text:p>0.972443566485994</text:p>
          </table:table-cell>
          <table:table-cell table:formula="of:=SQRT([.D220]^2+[.E220]^2+[.F2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3" calcext:value-type="float">
            <text:p>-0.6663</text:p>
          </table:table-cell>
          <table:table-cell office:value-type="float" office:value="-0.7447" calcext:value-type="float">
            <text:p>-0.7447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632" calcext:value-type="float">
            <text:p>3.063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9555" calcext:value-type="float">
            <text:p>0.95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1]^2+[.B221]^2+[.C221]^2)" office:value-type="float" office:value="0.955656475936829" calcext:value-type="float">
            <text:p>0.955656475936829</text:p>
          </table:table-cell>
          <table:table-cell table:formula="of:=SQRT([.D221]^2+[.E221]^2+[.F2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9" calcext:value-type="float">
            <text:p>-0.6619</text:p>
          </table:table-cell>
          <table:table-cell office:value-type="float" office:value="-0.7486" calcext:value-type="float">
            <text:p>-0.7486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628" calcext:value-type="float">
            <text:p>3.0628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0205" calcext:value-type="float">
            <text:p>-0.0205</text:p>
          </table:table-cell>
          <table:table-cell office:value-type="float" office:value="0.9701" calcext:value-type="float">
            <text:p>0.97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2]^2+[.B222]^2+[.C222]^2)" office:value-type="float" office:value="0.97043623695738" calcext:value-type="float">
            <text:p>0.97043623695738</text:p>
          </table:table-cell>
          <table:table-cell table:formula="of:=SQRT([.D222]^2+[.E222]^2+[.F2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785" calcext:value-type="float">
            <text:p>3.0785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41" calcext:value-type="float">
            <text:p>0.0041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9697" calcext:value-type="float">
            <text:p>0.96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3]^2+[.B223]^2+[.C223]^2)" office:value-type="float" office:value="0.970060003298765" calcext:value-type="float">
            <text:p>0.970060003298765</text:p>
          </table:table-cell>
          <table:table-cell table:formula="of:=SQRT([.D223]^2+[.E223]^2+[.F2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785" calcext:value-type="float">
            <text:p>3.0785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4]^2+[.B224]^2+[.C224]^2)" office:value-type="float" office:value="0.969934559648227" calcext:value-type="float">
            <text:p>0.969934559648227</text:p>
          </table:table-cell>
          <table:table-cell table:formula="of:=SQRT([.D224]^2+[.E224]^2+[.F2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785" calcext:value-type="float">
            <text:p>3.0785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401" calcext:value-type="float">
            <text:p>-0.0401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5]^2+[.B225]^2+[.C225]^2)" office:value-type="float" office:value="0.969934559648227" calcext:value-type="float">
            <text:p>0.969934559648227</text:p>
          </table:table-cell>
          <table:table-cell table:formula="of:=SQRT([.D225]^2+[.E225]^2+[.F2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21" calcext:value-type="float">
            <text:p>-0.6621</text:p>
          </table:table-cell>
          <table:table-cell office:value-type="float" office:value="-0.7488" calcext:value-type="float">
            <text:p>-0.7488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785" calcext:value-type="float">
            <text:p>3.0785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41" calcext:value-type="float">
            <text:p>0.0041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9697" calcext:value-type="float">
            <text:p>0.96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6]^2+[.B226]^2+[.C226]^2)" office:value-type="float" office:value="0.970060003298765" calcext:value-type="float">
            <text:p>0.970060003298765</text:p>
          </table:table-cell>
          <table:table-cell table:formula="of:=SQRT([.D226]^2+[.E226]^2+[.F2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5" calcext:value-type="float">
            <text:p>-0.6665</text:p>
          </table:table-cell>
          <table:table-cell office:value-type="float" office:value="-0.7449" calcext:value-type="float">
            <text:p>-0.7449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789" calcext:value-type="float">
            <text:p>3.0789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986" calcext:value-type="float">
            <text:p>0.9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7]^2+[.B227]^2+[.C227]^2)" office:value-type="float" office:value="0.986505433335266" calcext:value-type="float">
            <text:p>0.986505433335266</text:p>
          </table:table-cell>
          <table:table-cell table:formula="of:=SQRT([.D227]^2+[.E227]^2+[.F2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8]^2+[.B228]^2+[.C228]^2)" office:value-type="float" office:value="0.970060003298765" calcext:value-type="float">
            <text:p>0.970060003298765</text:p>
          </table:table-cell>
          <table:table-cell table:formula="of:=SQRT([.D228]^2+[.E228]^2+[.F2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9" calcext:value-type="float">
            <text:p>0.98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29]^2+[.B229]^2+[.C229]^2)" office:value-type="float" office:value="0.98601034984426" calcext:value-type="float">
            <text:p>0.98601034984426</text:p>
          </table:table-cell>
          <table:table-cell table:formula="of:=SQRT([.D229]^2+[.E229]^2+[.F2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0]^2+[.B230]^2+[.C230]^2)" office:value-type="float" office:value="0.969804268912032" calcext:value-type="float">
            <text:p>0.969804268912032</text:p>
          </table:table-cell>
          <table:table-cell table:formula="of:=SQRT([.D230]^2+[.E230]^2+[.F2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1]^2+[.B231]^2+[.C231]^2)" office:value-type="float" office:value="0.969427789987475" calcext:value-type="float">
            <text:p>0.969427789987475</text:p>
          </table:table-cell>
          <table:table-cell table:formula="of:=SQRT([.D231]^2+[.E231]^2+[.F2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2]^2+[.B232]^2+[.C232]^2)" office:value-type="float" office:value="0.970060003298765" calcext:value-type="float">
            <text:p>0.970060003298765</text:p>
          </table:table-cell>
          <table:table-cell table:formula="of:=SQRT([.D232]^2+[.E232]^2+[.F2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3]^2+[.B233]^2+[.C233]^2)" office:value-type="float" office:value="0.969934559648227" calcext:value-type="float">
            <text:p>0.969934559648227</text:p>
          </table:table-cell>
          <table:table-cell table:formula="of:=SQRT([.D233]^2+[.E233]^2+[.F2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67" calcext:value-type="float">
            <text:p>0.0167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4]^2+[.B234]^2+[.C234]^2)" office:value-type="float" office:value="0.954253226350322" calcext:value-type="float">
            <text:p>0.954253226350322</text:p>
          </table:table-cell>
          <table:table-cell table:formula="of:=SQRT([.D234]^2+[.E234]^2+[.F2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67" calcext:value-type="float">
            <text:p>0.0167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5]^2+[.B235]^2+[.C235]^2)" office:value-type="float" office:value="0.954253226350322" calcext:value-type="float">
            <text:p>0.954253226350322</text:p>
          </table:table-cell>
          <table:table-cell table:formula="of:=SQRT([.D235]^2+[.E235]^2+[.F2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317" calcext:value-type="float">
            <text:p>0.0317</text:p>
          </table:table-cell>
          <table:table-cell office:value-type="float" office:value="-0.0271" calcext:value-type="float">
            <text:p>-0.0271</text:p>
          </table:table-cell>
          <table:table-cell office:value-type="float" office:value="0.9699" calcext:value-type="float">
            <text:p>0.96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6]^2+[.B236]^2+[.C236]^2)" office:value-type="float" office:value="0.970813931708852" calcext:value-type="float">
            <text:p>0.970813931708852</text:p>
          </table:table-cell>
          <table:table-cell table:formula="of:=SQRT([.D236]^2+[.E236]^2+[.F2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62" calcext:value-type="float">
            <text:p>0.0162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7]^2+[.B237]^2+[.C237]^2)" office:value-type="float" office:value="0.969934559648227" calcext:value-type="float">
            <text:p>0.969934559648227</text:p>
          </table:table-cell>
          <table:table-cell table:formula="of:=SQRT([.D237]^2+[.E237]^2+[.F2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8]^2+[.B238]^2+[.C238]^2)" office:value-type="float" office:value="0.984894309050469" calcext:value-type="float">
            <text:p>0.984894309050469</text:p>
          </table:table-cell>
          <table:table-cell table:formula="of:=SQRT([.D238]^2+[.E238]^2+[.F2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39]^2+[.B239]^2+[.C239]^2)" office:value-type="float" office:value="0.985640061077065" calcext:value-type="float">
            <text:p>0.985640061077065</text:p>
          </table:table-cell>
          <table:table-cell table:formula="of:=SQRT([.D239]^2+[.E239]^2+[.F2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0]^2+[.B240]^2+[.C240]^2)" office:value-type="float" office:value="0.953738124434585" calcext:value-type="float">
            <text:p>0.953738124434585</text:p>
          </table:table-cell>
          <table:table-cell table:formula="of:=SQRT([.D240]^2+[.E240]^2+[.F2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9703" calcext:value-type="float">
            <text:p>0.97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1]^2+[.B241]^2+[.C241]^2)" office:value-type="float" office:value="0.97043623695738" calcext:value-type="float">
            <text:p>0.97043623695738</text:p>
          </table:table-cell>
          <table:table-cell table:formula="of:=SQRT([.D241]^2+[.E241]^2+[.F2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9" calcext:value-type="float">
            <text:p>0.98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2]^2+[.B242]^2+[.C242]^2)" office:value-type="float" office:value="0.98601034984426" calcext:value-type="float">
            <text:p>0.98601034984426</text:p>
          </table:table-cell>
          <table:table-cell table:formula="of:=SQRT([.D242]^2+[.E242]^2+[.F2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" calcext:value-type="float">
            <text:p>0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3]^2+[.B243]^2+[.C243]^2)" office:value-type="float" office:value="0.985388370136364" calcext:value-type="float">
            <text:p>0.985388370136364</text:p>
          </table:table-cell>
          <table:table-cell table:formula="of:=SQRT([.D243]^2+[.E243]^2+[.F2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9703" calcext:value-type="float">
            <text:p>0.97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4]^2+[.B244]^2+[.C244]^2)" office:value-type="float" office:value="0.97043623695738" calcext:value-type="float">
            <text:p>0.97043623695738</text:p>
          </table:table-cell>
          <table:table-cell table:formula="of:=SQRT([.D244]^2+[.E244]^2+[.F2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5]^2+[.B245]^2+[.C245]^2)" office:value-type="float" office:value="0.970060003298765" calcext:value-type="float">
            <text:p>0.970060003298765</text:p>
          </table:table-cell>
          <table:table-cell table:formula="of:=SQRT([.D245]^2+[.E245]^2+[.F2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2" calcext:value-type="float">
            <text:p>-0.6622</text:p>
          </table:table-cell>
          <table:table-cell office:value-type="float" office:value="-0.7489" calcext:value-type="float">
            <text:p>-0.7489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525" calcext:value-type="float">
            <text:p>0.525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3101" calcext:value-type="float">
            <text:p>-4.3101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541" calcext:value-type="float">
            <text:p>0.95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6]^2+[.B246]^2+[.C246]^2)" office:value-type="float" office:value="0.954253226350322" calcext:value-type="float">
            <text:p>0.954253226350322</text:p>
          </table:table-cell>
          <table:table-cell table:formula="of:=SQRT([.D246]^2+[.E246]^2+[.F2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2" calcext:value-type="float">
            <text:p>-0.6622</text:p>
          </table:table-cell>
          <table:table-cell office:value-type="float" office:value="-0.7489" calcext:value-type="float">
            <text:p>-0.7489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525" calcext:value-type="float">
            <text:p>0.525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3101" calcext:value-type="float">
            <text:p>-4.3101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986" calcext:value-type="float">
            <text:p>0.9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7]^2+[.B247]^2+[.C247]^2)" office:value-type="float" office:value="0.986382081143002" calcext:value-type="float">
            <text:p>0.986382081143002</text:p>
          </table:table-cell>
          <table:table-cell table:formula="of:=SQRT([.D247]^2+[.E247]^2+[.F2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622" calcext:value-type="float">
            <text:p>-0.6622</text:p>
          </table:table-cell>
          <table:table-cell office:value-type="float" office:value="-0.7489" calcext:value-type="float">
            <text:p>-0.7489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525" calcext:value-type="float">
            <text:p>0.525</text:p>
          </table:table-cell>
          <table:table-cell office:value-type="float" office:value="3.0917" calcext:value-type="float">
            <text:p>3.0917</text:p>
          </table:table-cell>
          <table:table-cell office:value-type="float" office:value="-4.3101" calcext:value-type="float">
            <text:p>-4.3101</text:p>
          </table:table-cell>
          <table:table-cell office:value-type="float" office:value="0.0195" calcext:value-type="float">
            <text:p>0.019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986" calcext:value-type="float">
            <text:p>0.9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8]^2+[.B248]^2+[.C248]^2)" office:value-type="float" office:value="0.986382081143002" calcext:value-type="float">
            <text:p>0.986382081143002</text:p>
          </table:table-cell>
          <table:table-cell table:formula="of:=SQRT([.D248]^2+[.E248]^2+[.F2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5191" calcext:value-type="float">
            <text:p>0.5191</text:p>
          </table:table-cell>
          <table:table-cell office:value-type="float" office:value="3.092" calcext:value-type="float">
            <text:p>3.092</text:p>
          </table:table-cell>
          <table:table-cell office:value-type="float" office:value="-4.3042" calcext:value-type="float">
            <text:p>-4.304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0.9548" calcext:value-type="float">
            <text:p>0.95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49]^2+[.B249]^2+[.C249]^2)" office:value-type="float" office:value="0.955147035801295" calcext:value-type="float">
            <text:p>0.955147035801295</text:p>
          </table:table-cell>
          <table:table-cell table:formula="of:=SQRT([.D249]^2+[.E249]^2+[.F2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5191" calcext:value-type="float">
            <text:p>0.5191</text:p>
          </table:table-cell>
          <table:table-cell office:value-type="float" office:value="3.092" calcext:value-type="float">
            <text:p>3.092</text:p>
          </table:table-cell>
          <table:table-cell office:value-type="float" office:value="-4.3042" calcext:value-type="float">
            <text:p>-4.30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9697" calcext:value-type="float">
            <text:p>0.96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0]^2+[.B250]^2+[.C250]^2)" office:value-type="float" office:value="0.969934559648227" calcext:value-type="float">
            <text:p>0.969934559648227</text:p>
          </table:table-cell>
          <table:table-cell table:formula="of:=SQRT([.D250]^2+[.E250]^2+[.F2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0293" calcext:value-type="float">
            <text:p>-0.029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1]^2+[.B251]^2+[.C251]^2)" office:value-type="float" office:value="0.985516600570483" calcext:value-type="float">
            <text:p>0.985516600570483</text:p>
          </table:table-cell>
          <table:table-cell table:formula="of:=SQRT([.D251]^2+[.E251]^2+[.F2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2]^2+[.B252]^2+[.C252]^2)" office:value-type="float" office:value="0.970060003298765" calcext:value-type="float">
            <text:p>0.970060003298765</text:p>
          </table:table-cell>
          <table:table-cell table:formula="of:=SQRT([.D252]^2+[.E252]^2+[.F2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05" calcext:value-type="float">
            <text:p>-0.6705</text:p>
          </table:table-cell>
          <table:table-cell office:value-type="float" office:value="-0.7415" calcext:value-type="float">
            <text:p>-0.7415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943" calcext:value-type="float">
            <text:p>3.0943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3]^2+[.B253]^2+[.C253]^2)" office:value-type="float" office:value="0.985017847554043" calcext:value-type="float">
            <text:p>0.985017847554043</text:p>
          </table:table-cell>
          <table:table-cell table:formula="of:=SQRT([.D253]^2+[.E253]^2+[.F2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4]^2+[.B254]^2+[.C254]^2)" office:value-type="float" office:value="0.969804268912032" calcext:value-type="float">
            <text:p>0.969804268912032</text:p>
          </table:table-cell>
          <table:table-cell table:formula="of:=SQRT([.D254]^2+[.E254]^2+[.F2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5]^2+[.B255]^2+[.C255]^2)" office:value-type="float" office:value="0.953738124434585" calcext:value-type="float">
            <text:p>0.953738124434585</text:p>
          </table:table-cell>
          <table:table-cell table:formula="of:=SQRT([.D255]^2+[.E255]^2+[.F2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0.0145" calcext:value-type="float">
            <text:p>0.0145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6]^2+[.B256]^2+[.C256]^2)" office:value-type="float" office:value="0.970060003298765" calcext:value-type="float">
            <text:p>0.970060003298765</text:p>
          </table:table-cell>
          <table:table-cell table:formula="of:=SQRT([.D256]^2+[.E256]^2+[.F2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7]^2+[.B257]^2+[.C257]^2)" office:value-type="float" office:value="0.953738124434585" calcext:value-type="float">
            <text:p>0.953738124434585</text:p>
          </table:table-cell>
          <table:table-cell table:formula="of:=SQRT([.D257]^2+[.E257]^2+[.F2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945" calcext:value-type="float">
            <text:p>3.0945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9537" calcext:value-type="float">
            <text:p>0.95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8]^2+[.B258]^2+[.C258]^2)" office:value-type="float" office:value="0.954253226350322" calcext:value-type="float">
            <text:p>0.954253226350322</text:p>
          </table:table-cell>
          <table:table-cell table:formula="of:=SQRT([.D258]^2+[.E258]^2+[.F2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697" calcext:value-type="float">
            <text:p>0.96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59]^2+[.B259]^2+[.C259]^2)" office:value-type="float" office:value="0.970060003298765" calcext:value-type="float">
            <text:p>0.970060003298765</text:p>
          </table:table-cell>
          <table:table-cell table:formula="of:=SQRT([.D259]^2+[.E259]^2+[.F2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245" calcext:value-type="float">
            <text:p>-0.0245</text:p>
          </table:table-cell>
          <table:table-cell office:value-type="float" office:value="0.9541" calcext:value-type="float">
            <text:p>0.95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0]^2+[.B260]^2+[.C260]^2)" office:value-type="float" office:value="0.954380731155025" calcext:value-type="float">
            <text:p>0.954380731155025</text:p>
          </table:table-cell>
          <table:table-cell table:formula="of:=SQRT([.D260]^2+[.E260]^2+[.F2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0.0028" calcext:value-type="float">
            <text:p>0.0028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9703" calcext:value-type="float">
            <text:p>0.97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1]^2+[.B261]^2+[.C261]^2)" office:value-type="float" office:value="0.97043623695738" calcext:value-type="float">
            <text:p>0.97043623695738</text:p>
          </table:table-cell>
          <table:table-cell table:formula="of:=SQRT([.D261]^2+[.E261]^2+[.F2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747" calcext:value-type="float">
            <text:p>-0.6747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298" calcext:value-type="float">
            <text:p>0.8298</text:p>
          </table:table-cell>
          <table:table-cell office:value-type="float" office:value="3.0788" calcext:value-type="float">
            <text:p>3.0788</text:p>
          </table:table-cell>
          <table:table-cell office:value-type="float" office:value="-3.9714" calcext:value-type="float">
            <text:p>-3.9714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2]^2+[.B262]^2+[.C262]^2)" office:value-type="float" office:value="0.969804268912032" calcext:value-type="float">
            <text:p>0.969804268912032</text:p>
          </table:table-cell>
          <table:table-cell table:formula="of:=SQRT([.D262]^2+[.E262]^2+[.F2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-0.7372" calcext:value-type="float">
            <text:p>-0.737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1.0272" calcext:value-type="float">
            <text:p>1.0272</text:p>
          </table:table-cell>
          <table:table-cell office:value-type="float" office:value="3.0616" calcext:value-type="float">
            <text:p>3.0616</text:p>
          </table:table-cell>
          <table:table-cell office:value-type="float" office:value="-3.774" calcext:value-type="float">
            <text:p>-3.774</text:p>
          </table:table-cell>
          <table:table-cell office:value-type="float" office:value="0.0031" calcext:value-type="float">
            <text:p>0.0031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9855" calcext:value-type="float">
            <text:p>0.985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3]^2+[.B263]^2+[.C263]^2)" office:value-type="float" office:value="0.98601034984426" calcext:value-type="float">
            <text:p>0.98601034984426</text:p>
          </table:table-cell>
          <table:table-cell table:formula="of:=SQRT([.D263]^2+[.E263]^2+[.F2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-0.7372" calcext:value-type="float">
            <text:p>-0.737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1.0272" calcext:value-type="float">
            <text:p>1.0272</text:p>
          </table:table-cell>
          <table:table-cell office:value-type="float" office:value="3.0616" calcext:value-type="float">
            <text:p>3.0616</text:p>
          </table:table-cell>
          <table:table-cell office:value-type="float" office:value="-3.774" calcext:value-type="float">
            <text:p>-3.774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9543" calcext:value-type="float">
            <text:p>0.95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4]^2+[.B264]^2+[.C264]^2)" office:value-type="float" office:value="0.954763143402593" calcext:value-type="float">
            <text:p>0.954763143402593</text:p>
          </table:table-cell>
          <table:table-cell table:formula="of:=SQRT([.D264]^2+[.E264]^2+[.F2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-0.7372" calcext:value-type="float">
            <text:p>-0.737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1.0272" calcext:value-type="float">
            <text:p>1.0272</text:p>
          </table:table-cell>
          <table:table-cell office:value-type="float" office:value="3.0616" calcext:value-type="float">
            <text:p>3.0616</text:p>
          </table:table-cell>
          <table:table-cell office:value-type="float" office:value="-3.774" calcext:value-type="float">
            <text:p>-3.774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0.9543" calcext:value-type="float">
            <text:p>0.95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5]^2+[.B265]^2+[.C265]^2)" office:value-type="float" office:value="0.954763143402593" calcext:value-type="float">
            <text:p>0.954763143402593</text:p>
          </table:table-cell>
          <table:table-cell table:formula="of:=SQRT([.D265]^2+[.E265]^2+[.F2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-0.7372" calcext:value-type="float">
            <text:p>-0.7372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1.0272" calcext:value-type="float">
            <text:p>1.0272</text:p>
          </table:table-cell>
          <table:table-cell office:value-type="float" office:value="3.0616" calcext:value-type="float">
            <text:p>3.0616</text:p>
          </table:table-cell>
          <table:table-cell office:value-type="float" office:value="-3.774" calcext:value-type="float">
            <text:p>-3.774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466" calcext:value-type="float">
            <text:p>-0.0466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6]^2+[.B266]^2+[.C266]^2)" office:value-type="float" office:value="0.970060003298765" calcext:value-type="float">
            <text:p>0.970060003298765</text:p>
          </table:table-cell>
          <table:table-cell table:formula="of:=SQRT([.D266]^2+[.E266]^2+[.F2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2" calcext:value-type="float">
            <text:p>-0.6742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995" calcext:value-type="float">
            <text:p>0.995</text:p>
          </table:table-cell>
          <table:table-cell office:value-type="float" office:value="3.0462" calcext:value-type="float">
            <text:p>3.0462</text:p>
          </table:table-cell>
          <table:table-cell office:value-type="float" office:value="-3.8063" calcext:value-type="float">
            <text:p>-3.8063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7]^2+[.B267]^2+[.C267]^2)" office:value-type="float" office:value="0.97043623695738" calcext:value-type="float">
            <text:p>0.97043623695738</text:p>
          </table:table-cell>
          <table:table-cell table:formula="of:=SQRT([.D267]^2+[.E267]^2+[.F2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2" calcext:value-type="float">
            <text:p>-0.6742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995" calcext:value-type="float">
            <text:p>0.995</text:p>
          </table:table-cell>
          <table:table-cell office:value-type="float" office:value="3.0462" calcext:value-type="float">
            <text:p>3.0462</text:p>
          </table:table-cell>
          <table:table-cell office:value-type="float" office:value="-3.8063" calcext:value-type="float">
            <text:p>-3.8063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68]^2+[.B268]^2+[.C268]^2)" office:value-type="float" office:value="0.97043623695738" calcext:value-type="float">
            <text:p>0.97043623695738</text:p>
          </table:table-cell>
          <table:table-cell table:formula="of:=SQRT([.D268]^2+[.E268]^2+[.F2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2" calcext:value-type="float">
            <text:p>-0.6742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995" calcext:value-type="float">
            <text:p>0.995</text:p>
          </table:table-cell>
          <table:table-cell office:value-type="float" office:value="3.0462" calcext:value-type="float">
            <text:p>3.0462</text:p>
          </table:table-cell>
          <table:table-cell office:value-type="float" office:value="-3.8063" calcext:value-type="float">
            <text:p>-3.8063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735" calcext:value-type="float">
            <text:p>-0.073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574" calcext:value-type="float">
            <text:p>0.0574</text:p>
          </table:table-cell>
          <table:table-cell table:formula="of:=SQRT([.A269]^2+[.B269]^2+[.C269]^2)" office:value-type="float" office:value="0.953610533708599" calcext:value-type="float">
            <text:p>0.953610533708599</text:p>
          </table:table-cell>
          <table:table-cell table:formula="of:=SQRT([.D269]^2+[.E269]^2+[.F26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2" calcext:value-type="float">
            <text:p>-0.6742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995" calcext:value-type="float">
            <text:p>0.995</text:p>
          </table:table-cell>
          <table:table-cell office:value-type="float" office:value="3.0462" calcext:value-type="float">
            <text:p>3.0462</text:p>
          </table:table-cell>
          <table:table-cell office:value-type="float" office:value="-3.8063" calcext:value-type="float">
            <text:p>-3.8063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0]^2+[.B270]^2+[.C270]^2)" office:value-type="float" office:value="0.97043623695738" calcext:value-type="float">
            <text:p>0.97043623695738</text:p>
          </table:table-cell>
          <table:table-cell table:formula="of:=SQRT([.D270]^2+[.E270]^2+[.F2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367" calcext:value-type="float">
            <text:p>-0.7367</text:p>
          </table:table-cell>
          <table:table-cell office:value-type="float" office:value="-0.0549" calcext:value-type="float">
            <text:p>-0.0549</text:p>
          </table:table-cell>
          <table:table-cell office:value-type="float" office:value="0.9717" calcext:value-type="float">
            <text:p>0.9717</text:p>
          </table:table-cell>
          <table:table-cell office:value-type="float" office:value="3.0307" calcext:value-type="float">
            <text:p>3.0307</text:p>
          </table:table-cell>
          <table:table-cell office:value-type="float" office:value="-3.8295" calcext:value-type="float">
            <text:p>-3.8295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1]^2+[.B271]^2+[.C271]^2)" office:value-type="float" office:value="0.97043623695738" calcext:value-type="float">
            <text:p>0.97043623695738</text:p>
          </table:table-cell>
          <table:table-cell table:formula="of:=SQRT([.D271]^2+[.E271]^2+[.F2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696" calcext:value-type="float">
            <text:p>-0.6696</text:p>
          </table:table-cell>
          <table:table-cell office:value-type="float" office:value="-0.7405" calcext:value-type="float">
            <text:p>-0.7405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1.1139" calcext:value-type="float">
            <text:p>1.1139</text:p>
          </table:table-cell>
          <table:table-cell office:value-type="float" office:value="3.0268" calcext:value-type="float">
            <text:p>3.0268</text:p>
          </table:table-cell>
          <table:table-cell office:value-type="float" office:value="-3.6989" calcext:value-type="float">
            <text:p>-3.6989</text:p>
          </table:table-cell>
          <table:table-cell office:value-type="float" office:value="0.0099" calcext:value-type="float">
            <text:p>0.009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2]^2+[.B272]^2+[.C272]^2)" office:value-type="float" office:value="0.971315154828751" calcext:value-type="float">
            <text:p>0.971315154828751</text:p>
          </table:table-cell>
          <table:table-cell table:formula="of:=SQRT([.D272]^2+[.E272]^2+[.F2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696" calcext:value-type="float">
            <text:p>-0.6696</text:p>
          </table:table-cell>
          <table:table-cell office:value-type="float" office:value="-0.7405" calcext:value-type="float">
            <text:p>-0.7405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1.1139" calcext:value-type="float">
            <text:p>1.1139</text:p>
          </table:table-cell>
          <table:table-cell office:value-type="float" office:value="3.0268" calcext:value-type="float">
            <text:p>3.0268</text:p>
          </table:table-cell>
          <table:table-cell office:value-type="float" office:value="-3.6989" calcext:value-type="float">
            <text:p>-3.6989</text:p>
          </table:table-cell>
          <table:table-cell office:value-type="float" office:value="0.0092" calcext:value-type="float">
            <text:p>0.009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3]^2+[.B273]^2+[.C273]^2)" office:value-type="float" office:value="0.98687539740334" calcext:value-type="float">
            <text:p>0.98687539740334</text:p>
          </table:table-cell>
          <table:table-cell table:formula="of:=SQRT([.D273]^2+[.E273]^2+[.F2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" calcext:value-type="float">
            <text:p>0.0158</text:p>
          </table:table-cell>
          <table:table-cell office:value-type="float" office:value="-0.6696" calcext:value-type="float">
            <text:p>-0.6696</text:p>
          </table:table-cell>
          <table:table-cell office:value-type="float" office:value="-0.7405" calcext:value-type="float">
            <text:p>-0.7405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1.1139" calcext:value-type="float">
            <text:p>1.1139</text:p>
          </table:table-cell>
          <table:table-cell office:value-type="float" office:value="3.0268" calcext:value-type="float">
            <text:p>3.0268</text:p>
          </table:table-cell>
          <table:table-cell office:value-type="float" office:value="-3.6989" calcext:value-type="float">
            <text:p>-3.6989</text:p>
          </table:table-cell>
          <table:table-cell office:value-type="float" office:value="0.0099" calcext:value-type="float">
            <text:p>0.0099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4]^2+[.B274]^2+[.C274]^2)" office:value-type="float" office:value="0.971315154828751" calcext:value-type="float">
            <text:p>0.971315154828751</text:p>
          </table:table-cell>
          <table:table-cell table:formula="of:=SQRT([.D274]^2+[.E274]^2+[.F2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693" calcext:value-type="float">
            <text:p>-0.6693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1.0806" calcext:value-type="float">
            <text:p>1.0806</text:p>
          </table:table-cell>
          <table:table-cell office:value-type="float" office:value="3.0116" calcext:value-type="float">
            <text:p>3.0116</text:p>
          </table:table-cell>
          <table:table-cell office:value-type="float" office:value="-3.7322" calcext:value-type="float">
            <text:p>-3.7322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738" calcext:value-type="float">
            <text:p>-0.0738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5]^2+[.B275]^2+[.C275]^2)" office:value-type="float" office:value="0.971315154828751" calcext:value-type="float">
            <text:p>0.971315154828751</text:p>
          </table:table-cell>
          <table:table-cell table:formula="of:=SQRT([.D275]^2+[.E275]^2+[.F2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36" calcext:value-type="float">
            <text:p>-0.6736</text:p>
          </table:table-cell>
          <table:table-cell office:value-type="float" office:value="-0.7363" calcext:value-type="float">
            <text:p>-0.736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1.0748" calcext:value-type="float">
            <text:p>1.0748</text:p>
          </table:table-cell>
          <table:table-cell office:value-type="float" office:value="3.0123" calcext:value-type="float">
            <text:p>3.0123</text:p>
          </table:table-cell>
          <table:table-cell office:value-type="float" office:value="-3.7264" calcext:value-type="float">
            <text:p>-3.726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0.953" calcext:value-type="float">
            <text:p>0.9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6]^2+[.B276]^2+[.C276]^2)" office:value-type="float" office:value="0.955656475936829" calcext:value-type="float">
            <text:p>0.955656475936829</text:p>
          </table:table-cell>
          <table:table-cell table:formula="of:=SQRT([.D276]^2+[.E276]^2+[.F2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36" calcext:value-type="float">
            <text:p>-0.6736</text:p>
          </table:table-cell>
          <table:table-cell office:value-type="float" office:value="-0.7363" calcext:value-type="float">
            <text:p>-0.736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1.0748" calcext:value-type="float">
            <text:p>1.0748</text:p>
          </table:table-cell>
          <table:table-cell office:value-type="float" office:value="3.0123" calcext:value-type="float">
            <text:p>3.0123</text:p>
          </table:table-cell>
          <table:table-cell office:value-type="float" office:value="-3.7264" calcext:value-type="float">
            <text:p>-3.7264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9674" calcext:value-type="float">
            <text:p>0.96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7]^2+[.B277]^2+[.C277]^2)" office:value-type="float" office:value="0.97043623695738" calcext:value-type="float">
            <text:p>0.97043623695738</text:p>
          </table:table-cell>
          <table:table-cell table:formula="of:=SQRT([.D277]^2+[.E277]^2+[.F2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37" calcext:value-type="float">
            <text:p>-0.6737</text:p>
          </table:table-cell>
          <table:table-cell office:value-type="float" office:value="-0.7363" calcext:value-type="float">
            <text:p>-0.7363</text:p>
          </table:table-cell>
          <table:table-cell office:value-type="float" office:value="-0.0627" calcext:value-type="float">
            <text:p>-0.0627</text:p>
          </table:table-cell>
          <table:table-cell office:value-type="float" office:value="0.9542" calcext:value-type="float">
            <text:p>0.9542</text:p>
          </table:table-cell>
          <table:table-cell office:value-type="float" office:value="3.0152" calcext:value-type="float">
            <text:p>3.0152</text:p>
          </table:table-cell>
          <table:table-cell office:value-type="float" office:value="-3.8471" calcext:value-type="float">
            <text:p>-3.8471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634" calcext:value-type="float">
            <text:p>-0.0634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8]^2+[.B278]^2+[.C278]^2)" office:value-type="float" office:value="0.971315154828751" calcext:value-type="float">
            <text:p>0.971315154828751</text:p>
          </table:table-cell>
          <table:table-cell table:formula="of:=SQRT([.D278]^2+[.E278]^2+[.F2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6" calcext:value-type="float">
            <text:p>-0.6776</text:p>
          </table:table-cell>
          <table:table-cell office:value-type="float" office:value="-0.7327" calcext:value-type="float">
            <text:p>-0.732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9488" calcext:value-type="float">
            <text:p>0.948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3.8417" calcext:value-type="float">
            <text:p>-3.8417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642" calcext:value-type="float">
            <text:p>-0.064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79]^2+[.B279]^2+[.C279]^2)" office:value-type="float" office:value="0.971315154828751" calcext:value-type="float">
            <text:p>0.971315154828751</text:p>
          </table:table-cell>
          <table:table-cell table:formula="of:=SQRT([.D279]^2+[.E279]^2+[.F2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2" calcext:value-type="float">
            <text:p>-0.6772</text:p>
          </table:table-cell>
          <table:table-cell office:value-type="float" office:value="-0.7323" calcext:value-type="float">
            <text:p>-0.7323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9351" calcext:value-type="float">
            <text:p>0.9351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554" calcext:value-type="float">
            <text:p>-3.855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0599" calcext:value-type="float">
            <text:p>-0.059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0]^2+[.B280]^2+[.C280]^2)" office:value-type="float" office:value="0.971946140483103" calcext:value-type="float">
            <text:p>0.971946140483103</text:p>
          </table:table-cell>
          <table:table-cell table:formula="of:=SQRT([.D280]^2+[.E280]^2+[.F2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2" calcext:value-type="float">
            <text:p>-0.6772</text:p>
          </table:table-cell>
          <table:table-cell office:value-type="float" office:value="-0.7323" calcext:value-type="float">
            <text:p>-0.7323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9351" calcext:value-type="float">
            <text:p>0.9351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554" calcext:value-type="float">
            <text:p>-3.8554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9683" calcext:value-type="float">
            <text:p>0.96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1]^2+[.B281]^2+[.C281]^2)" office:value-type="float" office:value="0.971067793719882" calcext:value-type="float">
            <text:p>0.971067793719882</text:p>
          </table:table-cell>
          <table:table-cell table:formula="of:=SQRT([.D281]^2+[.E281]^2+[.F2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72" calcext:value-type="float">
            <text:p>-0.6772</text:p>
          </table:table-cell>
          <table:table-cell office:value-type="float" office:value="-0.7323" calcext:value-type="float">
            <text:p>-0.7323</text:p>
          </table:table-cell>
          <table:table-cell office:value-type="float" office:value="-0.0709" calcext:value-type="float">
            <text:p>-0.0709</text:p>
          </table:table-cell>
          <table:table-cell office:value-type="float" office:value="0.9351" calcext:value-type="float">
            <text:p>0.9351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554" calcext:value-type="float">
            <text:p>-3.8554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0592" calcext:value-type="float">
            <text:p>-0.0592</text:p>
          </table:table-cell>
          <table:table-cell office:value-type="float" office:value="0.9528" calcext:value-type="float">
            <text:p>0.95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2]^2+[.B282]^2+[.C282]^2)" office:value-type="float" office:value="0.955405060694154" calcext:value-type="float">
            <text:p>0.955405060694154</text:p>
          </table:table-cell>
          <table:table-cell table:formula="of:=SQRT([.D282]^2+[.E282]^2+[.F2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7319" calcext:value-type="float">
            <text:p>-0.7319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242" calcext:value-type="float">
            <text:p>0.9242</text:p>
          </table:table-cell>
          <table:table-cell office:value-type="float" office:value="2.9832" calcext:value-type="float">
            <text:p>2.9832</text:p>
          </table:table-cell>
          <table:table-cell office:value-type="float" office:value="-3.8664" calcext:value-type="float">
            <text:p>-3.8664</text:p>
          </table:table-cell>
          <table:table-cell office:value-type="float" office:value="-0.0355" calcext:value-type="float">
            <text:p>-0.035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3]^2+[.B283]^2+[.C283]^2)" office:value-type="float" office:value="0.987496440499914" calcext:value-type="float">
            <text:p>0.987496440499914</text:p>
          </table:table-cell>
          <table:table-cell table:formula="of:=SQRT([.D283]^2+[.E283]^2+[.F2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68" calcext:value-type="float">
            <text:p>-0.6768</text:p>
          </table:table-cell>
          <table:table-cell office:value-type="float" office:value="-0.7319" calcext:value-type="float">
            <text:p>-0.7319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242" calcext:value-type="float">
            <text:p>0.9242</text:p>
          </table:table-cell>
          <table:table-cell office:value-type="float" office:value="2.9832" calcext:value-type="float">
            <text:p>2.9832</text:p>
          </table:table-cell>
          <table:table-cell office:value-type="float" office:value="-3.8664" calcext:value-type="float">
            <text:p>-3.8664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-0.0722" calcext:value-type="float">
            <text:p>-0.0722</text:p>
          </table:table-cell>
          <table:table-cell office:value-type="float" office:value="0.9671" calcext:value-type="float">
            <text:p>0.96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4]^2+[.B284]^2+[.C284]^2)" office:value-type="float" office:value="0.971067793719882" calcext:value-type="float">
            <text:p>0.971067793719882</text:p>
          </table:table-cell>
          <table:table-cell table:formula="of:=SQRT([.D284]^2+[.E284]^2+[.F2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64" calcext:value-type="float">
            <text:p>-0.6764</text:p>
          </table:table-cell>
          <table:table-cell office:value-type="float" office:value="-0.7314" calcext:value-type="float">
            <text:p>-0.7314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151" calcext:value-type="float">
            <text:p>0.9151</text:p>
          </table:table-cell>
          <table:table-cell office:value-type="float" office:value="2.9676" calcext:value-type="float">
            <text:p>2.9676</text:p>
          </table:table-cell>
          <table:table-cell office:value-type="float" office:value="-3.8754" calcext:value-type="float">
            <text:p>-3.8754</text:p>
          </table:table-cell>
          <table:table-cell office:value-type="float" office:value="-0.0598" calcext:value-type="float">
            <text:p>-0.0598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0.9656" calcext:value-type="float">
            <text:p>0.9656</text:p>
          </table:table-cell>
          <table:table-cell office:value-type="float" office:value="1.0505" calcext:value-type="float">
            <text:p>1.0505</text:p>
          </table:table-cell>
          <table:table-cell office:value-type="float" office:value="-0.8965" calcext:value-type="float">
            <text:p>-0.8965</text:p>
          </table:table-cell>
          <table:table-cell office:value-type="float" office:value="-0.0123" calcext:value-type="float">
            <text:p>-0.0123</text:p>
          </table:table-cell>
          <table:table-cell table:formula="of:=SQRT([.A285]^2+[.B285]^2+[.C285]^2)" office:value-type="float" office:value="0.971067793719882" calcext:value-type="float">
            <text:p>0.971067793719882</text:p>
          </table:table-cell>
          <table:table-cell table:formula="of:=SQRT([.D285]^2+[.E285]^2+[.F285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64" calcext:value-type="float">
            <text:p>-0.6764</text:p>
          </table:table-cell>
          <table:table-cell office:value-type="float" office:value="-0.7314" calcext:value-type="float">
            <text:p>-0.7314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151" calcext:value-type="float">
            <text:p>0.9151</text:p>
          </table:table-cell>
          <table:table-cell office:value-type="float" office:value="2.9676" calcext:value-type="float">
            <text:p>2.9676</text:p>
          </table:table-cell>
          <table:table-cell office:value-type="float" office:value="-3.8754" calcext:value-type="float">
            <text:p>-3.875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976" calcext:value-type="float">
            <text:p>-0.097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132" calcext:value-type="float">
            <text:p>0.1132</text:p>
          </table:table-cell>
          <table:table-cell table:formula="of:=SQRT([.A286]^2+[.B286]^2+[.C286]^2)" office:value-type="float" office:value="0.971315154828751" calcext:value-type="float">
            <text:p>0.971315154828751</text:p>
          </table:table-cell>
          <table:table-cell table:formula="of:=SQRT([.D286]^2+[.E286]^2+[.F28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0946" calcext:value-type="float">
            <text:p>-0.0946</text:p>
          </table:table-cell>
          <table:table-cell office:value-type="float" office:value="0.9832" calcext:value-type="float">
            <text:p>0.98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7]^2+[.B287]^2+[.C287]^2)" office:value-type="float" office:value="0.9886063827429" calcext:value-type="float">
            <text:p>0.9886063827429</text:p>
          </table:table-cell>
          <table:table-cell table:formula="of:=SQRT([.D287]^2+[.E287]^2+[.F2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546" calcext:value-type="float">
            <text:p>-0.0546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9659" calcext:value-type="float">
            <text:p>0.96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8]^2+[.B288]^2+[.C288]^2)" office:value-type="float" office:value="0.971946140483103" calcext:value-type="float">
            <text:p>0.971946140483103</text:p>
          </table:table-cell>
          <table:table-cell table:formula="of:=SQRT([.D288]^2+[.E288]^2+[.F2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577" calcext:value-type="float">
            <text:p>-0.0577</text:p>
          </table:table-cell>
          <table:table-cell office:value-type="float" office:value="-0.0802" calcext:value-type="float">
            <text:p>-0.0802</text:p>
          </table:table-cell>
          <table:table-cell office:value-type="float" office:value="0.9834" calcext:value-type="float">
            <text:p>0.98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89]^2+[.B289]^2+[.C289]^2)" office:value-type="float" office:value="0.988360187381099" calcext:value-type="float">
            <text:p>0.988360187381099</text:p>
          </table:table-cell>
          <table:table-cell table:formula="of:=SQRT([.D289]^2+[.E289]^2+[.F2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36" calcext:value-type="float">
            <text:p>-0.0536</text:p>
          </table:table-cell>
          <table:table-cell office:value-type="float" office:value="-0.1147" calcext:value-type="float">
            <text:p>-0.1147</text:p>
          </table:table-cell>
          <table:table-cell office:value-type="float" office:value="0.9636" calcext:value-type="float">
            <text:p>0.96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0]^2+[.B290]^2+[.C290]^2)" office:value-type="float" office:value="0.971946140483103" calcext:value-type="float">
            <text:p>0.971946140483103</text:p>
          </table:table-cell>
          <table:table-cell table:formula="of:=SQRT([.D290]^2+[.E290]^2+[.F2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993" calcext:value-type="float">
            <text:p>-0.0993</text:p>
          </table:table-cell>
          <table:table-cell office:value-type="float" office:value="0.9661" calcext:value-type="float">
            <text:p>0.96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1]^2+[.B291]^2+[.C291]^2)" office:value-type="float" office:value="0.972823694201575" calcext:value-type="float">
            <text:p>0.972823694201575</text:p>
          </table:table-cell>
          <table:table-cell table:formula="of:=SQRT([.D291]^2+[.E291]^2+[.F2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0967" calcext:value-type="float">
            <text:p>-0.0967</text:p>
          </table:table-cell>
          <table:table-cell office:value-type="float" office:value="0.9508" calcext:value-type="float">
            <text:p>0.95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2]^2+[.B292]^2+[.C292]^2)" office:value-type="float" office:value="0.957189693843389" calcext:value-type="float">
            <text:p>0.957189693843389</text:p>
          </table:table-cell>
          <table:table-cell table:formula="of:=SQRT([.D292]^2+[.E292]^2+[.F2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3]^2+[.B293]^2+[.C293]^2)" office:value-type="float" office:value="0.973950358077864" calcext:value-type="float">
            <text:p>0.973950358077864</text:p>
          </table:table-cell>
          <table:table-cell table:formula="of:=SQRT([.D293]^2+[.E293]^2+[.F2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0829" calcext:value-type="float">
            <text:p>-0.0829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4]^2+[.B294]^2+[.C294]^2)" office:value-type="float" office:value="0.975075720136647" calcext:value-type="float">
            <text:p>0.975075720136647</text:p>
          </table:table-cell>
          <table:table-cell table:formula="of:=SQRT([.D294]^2+[.E294]^2+[.F2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0.9681" calcext:value-type="float">
            <text:p>0.9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5]^2+[.B295]^2+[.C295]^2)" office:value-type="float" office:value="0.973950358077864" calcext:value-type="float">
            <text:p>0.973950358077864</text:p>
          </table:table-cell>
          <table:table-cell table:formula="of:=SQRT([.D295]^2+[.E295]^2+[.F2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0.9681" calcext:value-type="float">
            <text:p>0.9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6]^2+[.B296]^2+[.C296]^2)" office:value-type="float" office:value="0.973950358077864" calcext:value-type="float">
            <text:p>0.973950358077864</text:p>
          </table:table-cell>
          <table:table-cell table:formula="of:=SQRT([.D296]^2+[.E296]^2+[.F2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381" calcext:value-type="float">
            <text:p>-0.0381</text:p>
          </table:table-cell>
          <table:table-cell office:value-type="float" office:value="-0.1137" calcext:value-type="float">
            <text:p>-0.1137</text:p>
          </table:table-cell>
          <table:table-cell office:value-type="float" office:value="0.9656" calcext:value-type="float">
            <text:p>0.96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7]^2+[.B297]^2+[.C297]^2)" office:value-type="float" office:value="0.973073820426796" calcext:value-type="float">
            <text:p>0.973073820426796</text:p>
          </table:table-cell>
          <table:table-cell table:formula="of:=SQRT([.D297]^2+[.E297]^2+[.F2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983" calcext:value-type="float">
            <text:p>-0.0983</text:p>
          </table:table-cell>
          <table:table-cell office:value-type="float" office:value="0.9681" calcext:value-type="float">
            <text:p>0.9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8]^2+[.B298]^2+[.C298]^2)" office:value-type="float" office:value="0.973950358077864" calcext:value-type="float">
            <text:p>0.973950358077864</text:p>
          </table:table-cell>
          <table:table-cell table:formula="of:=SQRT([.D298]^2+[.E298]^2+[.F2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993" calcext:value-type="float">
            <text:p>-0.0993</text:p>
          </table:table-cell>
          <table:table-cell office:value-type="float" office:value="0.9661" calcext:value-type="float">
            <text:p>0.96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299]^2+[.B299]^2+[.C299]^2)" office:value-type="float" office:value="0.972823694201575" calcext:value-type="float">
            <text:p>0.972823694201575</text:p>
          </table:table-cell>
          <table:table-cell table:formula="of:=SQRT([.D299]^2+[.E299]^2+[.F2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753" calcext:value-type="float">
            <text:p>-0.6753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771" calcext:value-type="float">
            <text:p>0.9771</text:p>
          </table:table-cell>
          <table:table-cell office:value-type="float" office:value="2.9347" calcext:value-type="float">
            <text:p>2.9347</text:p>
          </table:table-cell>
          <table:table-cell office:value-type="float" office:value="-3.8134" calcext:value-type="float">
            <text:p>-3.8134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-0.0967" calcext:value-type="float">
            <text:p>-0.0967</text:p>
          </table:table-cell>
          <table:table-cell office:value-type="float" office:value="0.9508" calcext:value-type="float">
            <text:p>0.95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0]^2+[.B300]^2+[.C300]^2)" office:value-type="float" office:value="0.957189693843389" calcext:value-type="float">
            <text:p>0.957189693843389</text:p>
          </table:table-cell>
          <table:table-cell table:formula="of:=SQRT([.D300]^2+[.E300]^2+[.F3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682" calcext:value-type="float">
            <text:p>-0.0682</text:p>
          </table:table-cell>
          <table:table-cell office:value-type="float" office:value="-0.0915" calcext:value-type="float">
            <text:p>-0.0915</text:p>
          </table:table-cell>
          <table:table-cell office:value-type="float" office:value="0.9817" calcext:value-type="float">
            <text:p>0.98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1]^2+[.B301]^2+[.C301]^2)" office:value-type="float" office:value="0.988360187381099" calcext:value-type="float">
            <text:p>0.988360187381099</text:p>
          </table:table-cell>
          <table:table-cell table:formula="of:=SQRT([.D301]^2+[.E301]^2+[.F3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488" calcext:value-type="float">
            <text:p>-0.0488</text:p>
          </table:table-cell>
          <table:table-cell office:value-type="float" office:value="-0.0855" calcext:value-type="float">
            <text:p>-0.0855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2]^2+[.B302]^2+[.C302]^2)" office:value-type="float" office:value="0.958334737969985" calcext:value-type="float">
            <text:p>0.958334737969985</text:p>
          </table:table-cell>
          <table:table-cell table:formula="of:=SQRT([.D302]^2+[.E302]^2+[.F3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3]^2+[.B303]^2+[.C303]^2)" office:value-type="float" office:value="0.973950358077864" calcext:value-type="float">
            <text:p>0.973950358077864</text:p>
          </table:table-cell>
          <table:table-cell table:formula="of:=SQRT([.D303]^2+[.E303]^2+[.F3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1474" calcext:value-type="float">
            <text:p>-0.1474</text:p>
          </table:table-cell>
          <table:table-cell office:value-type="float" office:value="0.9636" calcext:value-type="float">
            <text:p>0.96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4]^2+[.B304]^2+[.C304]^2)" office:value-type="float" office:value="0.974957332399731" calcext:value-type="float">
            <text:p>0.974957332399731</text:p>
          </table:table-cell>
          <table:table-cell table:formula="of:=SQRT([.D304]^2+[.E304]^2+[.F3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5]^2+[.B305]^2+[.C305]^2)" office:value-type="float" office:value="0.973950358077864" calcext:value-type="float">
            <text:p>0.973950358077864</text:p>
          </table:table-cell>
          <table:table-cell table:formula="of:=SQRT([.D305]^2+[.E305]^2+[.F3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4" calcext:value-type="float">
            <text:p>-0.6754</text:p>
          </table:table-cell>
          <table:table-cell office:value-type="float" office:value="-0.7303" calcext:value-type="float">
            <text:p>-0.7303</text:p>
          </table:table-cell>
          <table:table-cell office:value-type="float" office:value="-0.1021" calcext:value-type="float">
            <text:p>-0.1021</text:p>
          </table:table-cell>
          <table:table-cell office:value-type="float" office:value="0.9013" calcext:value-type="float">
            <text:p>0.9013</text:p>
          </table:table-cell>
          <table:table-cell office:value-type="float" office:value="2.9364" calcext:value-type="float">
            <text:p>2.9364</text:p>
          </table:table-cell>
          <table:table-cell office:value-type="float" office:value="-3.8893" calcext:value-type="float">
            <text:p>-3.8893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6]^2+[.B306]^2+[.C306]^2)" office:value-type="float" office:value="0.973950358077864" calcext:value-type="float">
            <text:p>0.973950358077864</text:p>
          </table:table-cell>
          <table:table-cell table:formula="of:=SQRT([.D306]^2+[.E306]^2+[.F3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7]^2+[.B307]^2+[.C307]^2)" office:value-type="float" office:value="0.973950358077864" calcext:value-type="float">
            <text:p>0.973950358077864</text:p>
          </table:table-cell>
          <table:table-cell table:formula="of:=SQRT([.D307]^2+[.E307]^2+[.F3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8]^2+[.B308]^2+[.C308]^2)" office:value-type="float" office:value="0.973950358077864" calcext:value-type="float">
            <text:p>0.973950358077864</text:p>
          </table:table-cell>
          <table:table-cell table:formula="of:=SQRT([.D308]^2+[.E308]^2+[.F3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09]^2+[.B309]^2+[.C309]^2)" office:value-type="float" office:value="0.973950358077864" calcext:value-type="float">
            <text:p>0.973950358077864</text:p>
          </table:table-cell>
          <table:table-cell table:formula="of:=SQRT([.D309]^2+[.E309]^2+[.F3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0]^2+[.B310]^2+[.C310]^2)" office:value-type="float" office:value="0.973950358077864" calcext:value-type="float">
            <text:p>0.973950358077864</text:p>
          </table:table-cell>
          <table:table-cell table:formula="of:=SQRT([.D310]^2+[.E310]^2+[.F3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1]^2+[.B311]^2+[.C311]^2)" office:value-type="float" office:value="0.973950358077864" calcext:value-type="float">
            <text:p>0.973950358077864</text:p>
          </table:table-cell>
          <table:table-cell table:formula="of:=SQRT([.D311]^2+[.E311]^2+[.F3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759" calcext:value-type="float">
            <text:p>-0.6759</text:p>
          </table:table-cell>
          <table:table-cell office:value-type="float" office:value="-0.7309" calcext:value-type="float">
            <text:p>-0.7309</text:p>
          </table:table-cell>
          <table:table-cell office:value-type="float" office:value="-0.0943" calcext:value-type="float">
            <text:p>-0.0943</text:p>
          </table:table-cell>
          <table:table-cell office:value-type="float" office:value="0.9076" calcext:value-type="float">
            <text:p>0.9076</text:p>
          </table:table-cell>
          <table:table-cell office:value-type="float" office:value="2.952" calcext:value-type="float">
            <text:p>2.952</text:p>
          </table:table-cell>
          <table:table-cell office:value-type="float" office:value="-3.8829" calcext:value-type="float">
            <text:p>-3.8829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2]^2+[.B312]^2+[.C312]^2)" office:value-type="float" office:value="0.973950358077864" calcext:value-type="float">
            <text:p>0.973950358077864</text:p>
          </table:table-cell>
          <table:table-cell table:formula="of:=SQRT([.D312]^2+[.E312]^2+[.F3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725" calcext:value-type="float">
            <text:p>-0.6725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9205" calcext:value-type="float">
            <text:p>0.9205</text:p>
          </table:table-cell>
          <table:table-cell office:value-type="float" office:value="2.9686" calcext:value-type="float">
            <text:p>2.9686</text:p>
          </table:table-cell>
          <table:table-cell office:value-type="float" office:value="-3.8807" calcext:value-type="float">
            <text:p>-3.8807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0.9867" calcext:value-type="float">
            <text:p>0.98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3]^2+[.B313]^2+[.C313]^2)" office:value-type="float" office:value="0.989469160711945" calcext:value-type="float">
            <text:p>0.989469160711945</text:p>
          </table:table-cell>
          <table:table-cell table:formula="of:=SQRT([.D313]^2+[.E313]^2+[.F3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2" calcext:value-type="float">
            <text:p>-0.6682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263" calcext:value-type="float">
            <text:p>0.9263</text:p>
          </table:table-cell>
          <table:table-cell office:value-type="float" office:value="2.9677" calcext:value-type="float">
            <text:p>2.9677</text:p>
          </table:table-cell>
          <table:table-cell office:value-type="float" office:value="-3.8866" calcext:value-type="float">
            <text:p>-3.8866</text:p>
          </table:table-cell>
          <table:table-cell office:value-type="float" office:value="-0.0301" calcext:value-type="float">
            <text:p>-0.0301</text:p>
          </table:table-cell>
          <table:table-cell office:value-type="float" office:value="-0.0651" calcext:value-type="float">
            <text:p>-0.0651</text:p>
          </table:table-cell>
          <table:table-cell office:value-type="float" office:value="0.9713" calcext:value-type="float">
            <text:p>0.97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4]^2+[.B314]^2+[.C314]^2)" office:value-type="float" office:value="0.973950358077864" calcext:value-type="float">
            <text:p>0.973950358077864</text:p>
          </table:table-cell>
          <table:table-cell table:formula="of:=SQRT([.D314]^2+[.E314]^2+[.F3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2" calcext:value-type="float">
            <text:p>-0.6682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263" calcext:value-type="float">
            <text:p>0.9263</text:p>
          </table:table-cell>
          <table:table-cell office:value-type="float" office:value="2.9677" calcext:value-type="float">
            <text:p>2.9677</text:p>
          </table:table-cell>
          <table:table-cell office:value-type="float" office:value="-3.8866" calcext:value-type="float">
            <text:p>-3.8866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5]^2+[.B315]^2+[.C315]^2)" office:value-type="float" office:value="0.972823694201575" calcext:value-type="float">
            <text:p>0.972823694201575</text:p>
          </table:table-cell>
          <table:table-cell table:formula="of:=SQRT([.D315]^2+[.E315]^2+[.F3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681" calcext:value-type="float">
            <text:p>-0.6681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1.0155" calcext:value-type="float">
            <text:p>1.0155</text:p>
          </table:table-cell>
          <table:table-cell office:value-type="float" office:value="2.9656" calcext:value-type="float">
            <text:p>2.9656</text:p>
          </table:table-cell>
          <table:table-cell office:value-type="float" office:value="-3.7974" calcext:value-type="float">
            <text:p>-3.7974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731" calcext:value-type="float">
            <text:p>-0.0731</text:p>
          </table:table-cell>
          <table:table-cell office:value-type="float" office:value="0.9554" calcext:value-type="float">
            <text:p>0.95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6]^2+[.B316]^2+[.C316]^2)" office:value-type="float" office:value="0.958334737969985" calcext:value-type="float">
            <text:p>0.958334737969985</text:p>
          </table:table-cell>
          <table:table-cell table:formula="of:=SQRT([.D316]^2+[.E316]^2+[.F3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-0.6681" calcext:value-type="float">
            <text:p>-0.6681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1.0155" calcext:value-type="float">
            <text:p>1.0155</text:p>
          </table:table-cell>
          <table:table-cell office:value-type="float" office:value="2.9656" calcext:value-type="float">
            <text:p>2.9656</text:p>
          </table:table-cell>
          <table:table-cell office:value-type="float" office:value="-3.7974" calcext:value-type="float">
            <text:p>-3.7974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-0.0614" calcext:value-type="float">
            <text:p>-0.0614</text:p>
          </table:table-cell>
          <table:table-cell office:value-type="float" office:value="0.9713" calcext:value-type="float">
            <text:p>0.97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7]^2+[.B317]^2+[.C317]^2)" office:value-type="float" office:value="0.973950358077864" calcext:value-type="float">
            <text:p>0.973950358077864</text:p>
          </table:table-cell>
          <table:table-cell table:formula="of:=SQRT([.D317]^2+[.E317]^2+[.F3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2" calcext:value-type="float">
            <text:p>-0.6682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263" calcext:value-type="float">
            <text:p>0.9263</text:p>
          </table:table-cell>
          <table:table-cell office:value-type="float" office:value="2.9677" calcext:value-type="float">
            <text:p>2.9677</text:p>
          </table:table-cell>
          <table:table-cell office:value-type="float" office:value="-3.8866" calcext:value-type="float">
            <text:p>-3.8866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8]^2+[.B318]^2+[.C318]^2)" office:value-type="float" office:value="0.972823694201575" calcext:value-type="float">
            <text:p>0.972823694201575</text:p>
          </table:table-cell>
          <table:table-cell table:formula="of:=SQRT([.D318]^2+[.E318]^2+[.F3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2" calcext:value-type="float">
            <text:p>-0.6682</text:p>
          </table:table-cell>
          <table:table-cell office:value-type="float" office:value="-0.7389" calcext:value-type="float">
            <text:p>-0.7389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0.9263" calcext:value-type="float">
            <text:p>0.9263</text:p>
          </table:table-cell>
          <table:table-cell office:value-type="float" office:value="2.9677" calcext:value-type="float">
            <text:p>2.9677</text:p>
          </table:table-cell>
          <table:table-cell office:value-type="float" office:value="-3.8866" calcext:value-type="float">
            <text:p>-3.8866</text:p>
          </table:table-cell>
          <table:table-cell office:value-type="float" office:value="-0.0456" calcext:value-type="float">
            <text:p>-0.0456</text:p>
          </table:table-cell>
          <table:table-cell office:value-type="float" office:value="-0.0666" calcext:value-type="float">
            <text:p>-0.0666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19]^2+[.B319]^2+[.C319]^2)" office:value-type="float" office:value="0.972823694201575" calcext:value-type="float">
            <text:p>0.972823694201575</text:p>
          </table:table-cell>
          <table:table-cell table:formula="of:=SQRT([.D319]^2+[.E319]^2+[.F3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0]^2+[.B320]^2+[.C320]^2)" office:value-type="float" office:value="0.972823694201575" calcext:value-type="float">
            <text:p>0.972823694201575</text:p>
          </table:table-cell>
          <table:table-cell table:formula="of:=SQRT([.D320]^2+[.E320]^2+[.F3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1]^2+[.B321]^2+[.C321]^2)" office:value-type="float" office:value="0.972823694201575" calcext:value-type="float">
            <text:p>0.972823694201575</text:p>
          </table:table-cell>
          <table:table-cell table:formula="of:=SQRT([.D321]^2+[.E321]^2+[.F3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0.9551" calcext:value-type="float">
            <text:p>0.95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2]^2+[.B322]^2+[.C322]^2)" office:value-type="float" office:value="0.957189693843389" calcext:value-type="float">
            <text:p>0.957189693843389</text:p>
          </table:table-cell>
          <table:table-cell table:formula="of:=SQRT([.D322]^2+[.E322]^2+[.F3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9722" calcext:value-type="float">
            <text:p>0.97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3]^2+[.B323]^2+[.C323]^2)" office:value-type="float" office:value="0.973950358077864" calcext:value-type="float">
            <text:p>0.973950358077864</text:p>
          </table:table-cell>
          <table:table-cell table:formula="of:=SQRT([.D323]^2+[.E323]^2+[.F3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9722" calcext:value-type="float">
            <text:p>0.97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4]^2+[.B324]^2+[.C324]^2)" office:value-type="float" office:value="0.973950358077864" calcext:value-type="float">
            <text:p>0.973950358077864</text:p>
          </table:table-cell>
          <table:table-cell table:formula="of:=SQRT([.D324]^2+[.E324]^2+[.F3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5]^2+[.B325]^2+[.C325]^2)" office:value-type="float" office:value="0.958334737969985" calcext:value-type="float">
            <text:p>0.958334737969985</text:p>
          </table:table-cell>
          <table:table-cell table:formula="of:=SQRT([.D325]^2+[.E325]^2+[.F3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6]^2+[.B326]^2+[.C326]^2)" office:value-type="float" office:value="0.972823694201575" calcext:value-type="float">
            <text:p>0.972823694201575</text:p>
          </table:table-cell>
          <table:table-cell table:formula="of:=SQRT([.D326]^2+[.E326]^2+[.F3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7]^2+[.B327]^2+[.C327]^2)" office:value-type="float" office:value="0.972823694201575" calcext:value-type="float">
            <text:p>0.972823694201575</text:p>
          </table:table-cell>
          <table:table-cell table:formula="of:=SQRT([.D327]^2+[.E327]^2+[.F3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9722" calcext:value-type="float">
            <text:p>0.97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8]^2+[.B328]^2+[.C328]^2)" office:value-type="float" office:value="0.973950358077864" calcext:value-type="float">
            <text:p>0.973950358077864</text:p>
          </table:table-cell>
          <table:table-cell table:formula="of:=SQRT([.D328]^2+[.E328]^2+[.F3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29]^2+[.B329]^2+[.C329]^2)" office:value-type="float" office:value="0.972823694201575" calcext:value-type="float">
            <text:p>0.972823694201575</text:p>
          </table:table-cell>
          <table:table-cell table:formula="of:=SQRT([.D329]^2+[.E329]^2+[.F3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0.9551" calcext:value-type="float">
            <text:p>0.95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0]^2+[.B330]^2+[.C330]^2)" office:value-type="float" office:value="0.957189693843389" calcext:value-type="float">
            <text:p>0.957189693843389</text:p>
          </table:table-cell>
          <table:table-cell table:formula="of:=SQRT([.D330]^2+[.E330]^2+[.F3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9722" calcext:value-type="float">
            <text:p>0.97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1]^2+[.B331]^2+[.C331]^2)" office:value-type="float" office:value="0.973950358077864" calcext:value-type="float">
            <text:p>0.973950358077864</text:p>
          </table:table-cell>
          <table:table-cell table:formula="of:=SQRT([.D331]^2+[.E331]^2+[.F3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2]^2+[.B332]^2+[.C332]^2)" office:value-type="float" office:value="0.958334737969985" calcext:value-type="float">
            <text:p>0.958334737969985</text:p>
          </table:table-cell>
          <table:table-cell table:formula="of:=SQRT([.D332]^2+[.E332]^2+[.F3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0.9706" calcext:value-type="float">
            <text:p>0.97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3]^2+[.B333]^2+[.C333]^2)" office:value-type="float" office:value="0.972823694201575" calcext:value-type="float">
            <text:p>0.972823694201575</text:p>
          </table:table-cell>
          <table:table-cell table:formula="of:=SQRT([.D333]^2+[.E333]^2+[.F3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86" calcext:value-type="float">
            <text:p>-0.6686</text:p>
          </table:table-cell>
          <table:table-cell office:value-type="float" office:value="-0.7394" calcext:value-type="float">
            <text:p>-0.7394</text:p>
          </table:table-cell>
          <table:table-cell office:value-type="float" office:value="-0.0787" calcext:value-type="float">
            <text:p>-0.0787</text:p>
          </table:table-cell>
          <table:table-cell office:value-type="float" office:value="0.9353" calcext:value-type="float">
            <text:p>0.9353</text:p>
          </table:table-cell>
          <table:table-cell office:value-type="float" office:value="2.9833" calcext:value-type="float">
            <text:p>2.9833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-0.0199" calcext:value-type="float">
            <text:p>-0.0199</text:p>
          </table:table-cell>
          <table:table-cell office:value-type="float" office:value="-0.0538" calcext:value-type="float">
            <text:p>-0.0538</text:p>
          </table:table-cell>
          <table:table-cell office:value-type="float" office:value="0.9722" calcext:value-type="float">
            <text:p>0.97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4]^2+[.B334]^2+[.C334]^2)" office:value-type="float" office:value="0.973950358077864" calcext:value-type="float">
            <text:p>0.973950358077864</text:p>
          </table:table-cell>
          <table:table-cell table:formula="of:=SQRT([.D334]^2+[.E334]^2+[.F3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8" calcext:value-type="float">
            <text:p>-0.739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666" calcext:value-type="float">
            <text:p>-3.8666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9729" calcext:value-type="float">
            <text:p>0.97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5]^2+[.B335]^2+[.C335]^2)" office:value-type="float" office:value="0.973950358077864" calcext:value-type="float">
            <text:p>0.973950358077864</text:p>
          </table:table-cell>
          <table:table-cell table:formula="of:=SQRT([.D335]^2+[.E335]^2+[.F3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8" calcext:value-type="float">
            <text:p>-0.739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666" calcext:value-type="float">
            <text:p>-3.8666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9729" calcext:value-type="float">
            <text:p>0.97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6]^2+[.B336]^2+[.C336]^2)" office:value-type="float" office:value="0.973950358077864" calcext:value-type="float">
            <text:p>0.973950358077864</text:p>
          </table:table-cell>
          <table:table-cell table:formula="of:=SQRT([.D336]^2+[.E336]^2+[.F3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8" calcext:value-type="float">
            <text:p>-0.739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666" calcext:value-type="float">
            <text:p>-3.8666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7]^2+[.B337]^2+[.C337]^2)" office:value-type="float" office:value="0.972823694201575" calcext:value-type="float">
            <text:p>0.972823694201575</text:p>
          </table:table-cell>
          <table:table-cell table:formula="of:=SQRT([.D337]^2+[.E337]^2+[.F3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8" calcext:value-type="float">
            <text:p>-0.739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666" calcext:value-type="float">
            <text:p>-3.8666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8]^2+[.B338]^2+[.C338]^2)" office:value-type="float" office:value="0.972823694201575" calcext:value-type="float">
            <text:p>0.972823694201575</text:p>
          </table:table-cell>
          <table:table-cell table:formula="of:=SQRT([.D338]^2+[.E338]^2+[.F3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8" calcext:value-type="float">
            <text:p>-0.7398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9463" calcext:value-type="float">
            <text:p>0.9463</text:p>
          </table:table-cell>
          <table:table-cell office:value-type="float" office:value="2.9989" calcext:value-type="float">
            <text:p>2.9989</text:p>
          </table:table-cell>
          <table:table-cell office:value-type="float" office:value="-3.8666" calcext:value-type="float">
            <text:p>-3.8666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39]^2+[.B339]^2+[.C339]^2)" office:value-type="float" office:value="0.972823694201575" calcext:value-type="float">
            <text:p>0.972823694201575</text:p>
          </table:table-cell>
          <table:table-cell table:formula="of:=SQRT([.D339]^2+[.E339]^2+[.F3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9731" calcext:value-type="float">
            <text:p>0.97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0]^2+[.B340]^2+[.C340]^2)" office:value-type="float" office:value="0.973950358077864" calcext:value-type="float">
            <text:p>0.973950358077864</text:p>
          </table:table-cell>
          <table:table-cell table:formula="of:=SQRT([.D340]^2+[.E340]^2+[.F3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9562" calcext:value-type="float">
            <text:p>0.95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1]^2+[.B341]^2+[.C341]^2)" office:value-type="float" office:value="0.957443904362026" calcext:value-type="float">
            <text:p>0.957443904362026</text:p>
          </table:table-cell>
          <table:table-cell table:formula="of:=SQRT([.D341]^2+[.E341]^2+[.F3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987" calcext:value-type="float">
            <text:p>0.9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2]^2+[.B342]^2+[.C342]^2)" office:value-type="float" office:value="0.988360187381099" calcext:value-type="float">
            <text:p>0.988360187381099</text:p>
          </table:table-cell>
          <table:table-cell table:formula="of:=SQRT([.D342]^2+[.E342]^2+[.F3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0.9886" calcext:value-type="float">
            <text:p>0.98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3]^2+[.B343]^2+[.C343]^2)" office:value-type="float" office:value="0.989469160711945" calcext:value-type="float">
            <text:p>0.989469160711945</text:p>
          </table:table-cell>
          <table:table-cell table:formula="of:=SQRT([.D343]^2+[.E343]^2+[.F3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9731" calcext:value-type="float">
            <text:p>0.97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4]^2+[.B344]^2+[.C344]^2)" office:value-type="float" office:value="0.973950358077864" calcext:value-type="float">
            <text:p>0.973950358077864</text:p>
          </table:table-cell>
          <table:table-cell table:formula="of:=SQRT([.D344]^2+[.E344]^2+[.F3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5]^2+[.B345]^2+[.C345]^2)" office:value-type="float" office:value="0.972823694201575" calcext:value-type="float">
            <text:p>0.972823694201575</text:p>
          </table:table-cell>
          <table:table-cell table:formula="of:=SQRT([.D345]^2+[.E345]^2+[.F3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6]^2+[.B346]^2+[.C346]^2)" office:value-type="float" office:value="0.972823694201575" calcext:value-type="float">
            <text:p>0.972823694201575</text:p>
          </table:table-cell>
          <table:table-cell table:formula="of:=SQRT([.D346]^2+[.E346]^2+[.F3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9577" calcext:value-type="float">
            <text:p>0.95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7]^2+[.B347]^2+[.C347]^2)" office:value-type="float" office:value="0.958334737969985" calcext:value-type="float">
            <text:p>0.958334737969985</text:p>
          </table:table-cell>
          <table:table-cell table:formula="of:=SQRT([.D347]^2+[.E347]^2+[.F3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9731" calcext:value-type="float">
            <text:p>0.97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8]^2+[.B348]^2+[.C348]^2)" office:value-type="float" office:value="0.973950358077864" calcext:value-type="float">
            <text:p>0.973950358077864</text:p>
          </table:table-cell>
          <table:table-cell table:formula="of:=SQRT([.D348]^2+[.E348]^2+[.F3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49]^2+[.B349]^2+[.C349]^2)" office:value-type="float" office:value="0.972823694201575" calcext:value-type="float">
            <text:p>0.972823694201575</text:p>
          </table:table-cell>
          <table:table-cell table:formula="of:=SQRT([.D349]^2+[.E349]^2+[.F3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9731" calcext:value-type="float">
            <text:p>0.97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0]^2+[.B350]^2+[.C350]^2)" office:value-type="float" office:value="0.973950358077864" calcext:value-type="float">
            <text:p>0.973950358077864</text:p>
          </table:table-cell>
          <table:table-cell table:formula="of:=SQRT([.D350]^2+[.E350]^2+[.F3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96" calcext:value-type="float">
            <text:p>-0.0196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9577" calcext:value-type="float">
            <text:p>0.95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1]^2+[.B351]^2+[.C351]^2)" office:value-type="float" office:value="0.958334737969985" calcext:value-type="float">
            <text:p>0.958334737969985</text:p>
          </table:table-cell>
          <table:table-cell table:formula="of:=SQRT([.D351]^2+[.E351]^2+[.F3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2]^2+[.B352]^2+[.C352]^2)" office:value-type="float" office:value="0.972823694201575" calcext:value-type="float">
            <text:p>0.972823694201575</text:p>
          </table:table-cell>
          <table:table-cell table:formula="of:=SQRT([.D352]^2+[.E352]^2+[.F3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354" calcext:value-type="float">
            <text:p>-0.0354</text:p>
          </table:table-cell>
          <table:table-cell office:value-type="float" office:value="0.987" calcext:value-type="float">
            <text:p>0.9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3]^2+[.B353]^2+[.C353]^2)" office:value-type="float" office:value="0.988360187381099" calcext:value-type="float">
            <text:p>0.988360187381099</text:p>
          </table:table-cell>
          <table:table-cell table:formula="of:=SQRT([.D353]^2+[.E353]^2+[.F3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" calcext:value-type="float">
            <text:p>-0.669</text:p>
          </table:table-cell>
          <table:table-cell office:value-type="float" office:value="-0.7399" calcext:value-type="float">
            <text:p>-0.7399</text:p>
          </table:table-cell>
          <table:table-cell office:value-type="float" office:value="-0.0708" calcext:value-type="float">
            <text:p>-0.0708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998" calcext:value-type="float">
            <text:p>2.9998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956" calcext:value-type="float">
            <text:p>0.9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4]^2+[.B354]^2+[.C354]^2)" office:value-type="float" office:value="0.957189693843389" calcext:value-type="float">
            <text:p>0.957189693843389</text:p>
          </table:table-cell>
          <table:table-cell table:formula="of:=SQRT([.D354]^2+[.E354]^2+[.F3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581" calcext:value-type="float">
            <text:p>0.95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5]^2+[.B355]^2+[.C355]^2)" office:value-type="float" office:value="0.958334737969985" calcext:value-type="float">
            <text:p>0.958334737969985</text:p>
          </table:table-cell>
          <table:table-cell table:formula="of:=SQRT([.D355]^2+[.E355]^2+[.F3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9568" calcext:value-type="float">
            <text:p>0.95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6]^2+[.B356]^2+[.C356]^2)" office:value-type="float" office:value="0.957443904362026" calcext:value-type="float">
            <text:p>0.957443904362026</text:p>
          </table:table-cell>
          <table:table-cell table:formula="of:=SQRT([.D356]^2+[.E356]^2+[.F3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7]^2+[.B357]^2+[.C357]^2)" office:value-type="float" office:value="0.973950358077864" calcext:value-type="float">
            <text:p>0.973950358077864</text:p>
          </table:table-cell>
          <table:table-cell table:formula="of:=SQRT([.D357]^2+[.E357]^2+[.F3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9581" calcext:value-type="float">
            <text:p>0.95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8]^2+[.B358]^2+[.C358]^2)" office:value-type="float" office:value="0.958334737969985" calcext:value-type="float">
            <text:p>0.958334737969985</text:p>
          </table:table-cell>
          <table:table-cell table:formula="of:=SQRT([.D358]^2+[.E358]^2+[.F3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-0.0379" calcext:value-type="float">
            <text:p>-0.0379</text:p>
          </table:table-cell>
          <table:table-cell office:value-type="float" office:value="0.9708" calcext:value-type="float">
            <text:p>0.97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59]^2+[.B359]^2+[.C359]^2)" office:value-type="float" office:value="0.971946140483103" calcext:value-type="float">
            <text:p>0.971946140483103</text:p>
          </table:table-cell>
          <table:table-cell table:formula="of:=SQRT([.D359]^2+[.E359]^2+[.F3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0]^2+[.B360]^2+[.C360]^2)" office:value-type="float" office:value="0.973950358077864" calcext:value-type="float">
            <text:p>0.973950358077864</text:p>
          </table:table-cell>
          <table:table-cell table:formula="of:=SQRT([.D360]^2+[.E360]^2+[.F3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1]^2+[.B361]^2+[.C361]^2)" office:value-type="float" office:value="0.973950358077864" calcext:value-type="float">
            <text:p>0.973950358077864</text:p>
          </table:table-cell>
          <table:table-cell table:formula="of:=SQRT([.D361]^2+[.E361]^2+[.F3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94" calcext:value-type="float">
            <text:p>-0.6694</text:p>
          </table:table-cell>
          <table:table-cell office:value-type="float" office:value="-0.7402" calcext:value-type="float">
            <text:p>-0.7402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356" calcext:value-type="float">
            <text:p>0.8356</text:p>
          </table:table-cell>
          <table:table-cell office:value-type="float" office:value="3.0155" calcext:value-type="float">
            <text:p>3.0155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2]^2+[.B362]^2+[.C362]^2)" office:value-type="float" office:value="0.973950358077864" calcext:value-type="float">
            <text:p>0.973950358077864</text:p>
          </table:table-cell>
          <table:table-cell table:formula="of:=SQRT([.D362]^2+[.E362]^2+[.F3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9877" calcext:value-type="float">
            <text:p>0.98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3]^2+[.B363]^2+[.C363]^2)" office:value-type="float" office:value="0.988360187381099" calcext:value-type="float">
            <text:p>0.988360187381099</text:p>
          </table:table-cell>
          <table:table-cell table:formula="of:=SQRT([.D363]^2+[.E363]^2+[.F3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4]^2+[.B364]^2+[.C364]^2)" office:value-type="float" office:value="0.973950358077864" calcext:value-type="float">
            <text:p>0.973950358077864</text:p>
          </table:table-cell>
          <table:table-cell table:formula="of:=SQRT([.D364]^2+[.E364]^2+[.F3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9581" calcext:value-type="float">
            <text:p>0.95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5]^2+[.B365]^2+[.C365]^2)" office:value-type="float" office:value="0.958334737969985" calcext:value-type="float">
            <text:p>0.958334737969985</text:p>
          </table:table-cell>
          <table:table-cell table:formula="of:=SQRT([.D365]^2+[.E365]^2+[.F3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6]^2+[.B366]^2+[.C366]^2)" office:value-type="float" office:value="0.973950358077864" calcext:value-type="float">
            <text:p>0.973950358077864</text:p>
          </table:table-cell>
          <table:table-cell table:formula="of:=SQRT([.D366]^2+[.E366]^2+[.F3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9877" calcext:value-type="float">
            <text:p>0.98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7]^2+[.B367]^2+[.C367]^2)" office:value-type="float" office:value="0.988360187381099" calcext:value-type="float">
            <text:p>0.988360187381099</text:p>
          </table:table-cell>
          <table:table-cell table:formula="of:=SQRT([.D367]^2+[.E367]^2+[.F3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0.9567" calcext:value-type="float">
            <text:p>0.95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8]^2+[.B368]^2+[.C368]^2)" office:value-type="float" office:value="0.957189693843389" calcext:value-type="float">
            <text:p>0.957189693843389</text:p>
          </table:table-cell>
          <table:table-cell table:formula="of:=SQRT([.D368]^2+[.E368]^2+[.F3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9594" calcext:value-type="float">
            <text:p>0.95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69]^2+[.B369]^2+[.C369]^2)" office:value-type="float" office:value="0.959478415598809" calcext:value-type="float">
            <text:p>0.959478415598809</text:p>
          </table:table-cell>
          <table:table-cell table:formula="of:=SQRT([.D369]^2+[.E369]^2+[.F3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0]^2+[.B370]^2+[.C370]^2)" office:value-type="float" office:value="0.973950358077864" calcext:value-type="float">
            <text:p>0.973950358077864</text:p>
          </table:table-cell>
          <table:table-cell table:formula="of:=SQRT([.D370]^2+[.E370]^2+[.F3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1]^2+[.B371]^2+[.C371]^2)" office:value-type="float" office:value="0.973950358077864" calcext:value-type="float">
            <text:p>0.973950358077864</text:p>
          </table:table-cell>
          <table:table-cell table:formula="of:=SQRT([.D371]^2+[.E371]^2+[.F3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9581" calcext:value-type="float">
            <text:p>0.95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2]^2+[.B372]^2+[.C372]^2)" office:value-type="float" office:value="0.958334737969985" calcext:value-type="float">
            <text:p>0.958334737969985</text:p>
          </table:table-cell>
          <table:table-cell table:formula="of:=SQRT([.D372]^2+[.E372]^2+[.F3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5" calcext:value-type="float">
            <text:p>-0.6655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0.8409" calcext:value-type="float">
            <text:p>0.8409</text:p>
          </table:table-cell>
          <table:table-cell office:value-type="float" office:value="3.0162" calcext:value-type="float">
            <text:p>3.0162</text:p>
          </table:table-cell>
          <table:table-cell office:value-type="float" office:value="-3.9825" calcext:value-type="float">
            <text:p>-3.982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3]^2+[.B373]^2+[.C373]^2)" office:value-type="float" office:value="0.973950358077864" calcext:value-type="float">
            <text:p>0.973950358077864</text:p>
          </table:table-cell>
          <table:table-cell table:formula="of:=SQRT([.D373]^2+[.E373]^2+[.F3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4]^2+[.B374]^2+[.C374]^2)" office:value-type="float" office:value="0.972823694201575" calcext:value-type="float">
            <text:p>0.972823694201575</text:p>
          </table:table-cell>
          <table:table-cell table:formula="of:=SQRT([.D374]^2+[.E374]^2+[.F3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5]^2+[.B375]^2+[.C375]^2)" office:value-type="float" office:value="0.973950358077864" calcext:value-type="float">
            <text:p>0.973950358077864</text:p>
          </table:table-cell>
          <table:table-cell table:formula="of:=SQRT([.D375]^2+[.E375]^2+[.F3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6]^2+[.B376]^2+[.C376]^2)" office:value-type="float" office:value="0.989469160711945" calcext:value-type="float">
            <text:p>0.989469160711945</text:p>
          </table:table-cell>
          <table:table-cell table:formula="of:=SQRT([.D376]^2+[.E376]^2+[.F3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7]^2+[.B377]^2+[.C377]^2)" office:value-type="float" office:value="0.973950358077864" calcext:value-type="float">
            <text:p>0.973950358077864</text:p>
          </table:table-cell>
          <table:table-cell table:formula="of:=SQRT([.D377]^2+[.E377]^2+[.F3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1" calcext:value-type="float">
            <text:p>-0.6611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156" calcext:value-type="float">
            <text:p>3.0156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13" calcext:value-type="float">
            <text:p>-0.0113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0.9736" calcext:value-type="float">
            <text:p>0.97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78]^2+[.B378]^2+[.C378]^2)" office:value-type="float" office:value="0.973950358077864" calcext:value-type="float">
            <text:p>0.973950358077864</text:p>
          </table:table-cell>
          <table:table-cell table:formula="of:=SQRT([.D378]^2+[.E378]^2+[.F3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11" calcext:value-type="float">
            <text:p>-0.6611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156" calcext:value-type="float">
            <text:p>3.0156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0919" calcext:value-type="float">
            <text:p>0.0919</text:p>
          </table:table-cell>
          <table:table-cell table:formula="of:=SQRT([.A379]^2+[.B379]^2+[.C379]^2)" office:value-type="float" office:value="0.942821356355487" calcext:value-type="float">
            <text:p>0.942821356355487</text:p>
          </table:table-cell>
          <table:table-cell table:formula="of:=SQRT([.D379]^2+[.E379]^2+[.F37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1" calcext:value-type="float">
            <text:p>-0.6611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156" calcext:value-type="float">
            <text:p>3.0156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9567" calcext:value-type="float">
            <text:p>0.95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0]^2+[.B380]^2+[.C380]^2)" office:value-type="float" office:value="0.957189693843389" calcext:value-type="float">
            <text:p>0.957189693843389</text:p>
          </table:table-cell>
          <table:table-cell table:formula="of:=SQRT([.D380]^2+[.E380]^2+[.F3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1" calcext:value-type="float">
            <text:p>-0.6611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156" calcext:value-type="float">
            <text:p>3.0156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0.9891" calcext:value-type="float">
            <text:p>0.98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1]^2+[.B381]^2+[.C381]^2)" office:value-type="float" office:value="0.989469160711945" calcext:value-type="float">
            <text:p>0.989469160711945</text:p>
          </table:table-cell>
          <table:table-cell table:formula="of:=SQRT([.D381]^2+[.E381]^2+[.F3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2]^2+[.B382]^2+[.C382]^2)" office:value-type="float" office:value="0.972823694201575" calcext:value-type="float">
            <text:p>0.972823694201575</text:p>
          </table:table-cell>
          <table:table-cell table:formula="of:=SQRT([.D382]^2+[.E382]^2+[.F3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3]^2+[.B383]^2+[.C383]^2)" office:value-type="float" office:value="0.973950358077864" calcext:value-type="float">
            <text:p>0.973950358077864</text:p>
          </table:table-cell>
          <table:table-cell table:formula="of:=SQRT([.D383]^2+[.E383]^2+[.F3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4]^2+[.B384]^2+[.C384]^2)" office:value-type="float" office:value="0.973950358077864" calcext:value-type="float">
            <text:p>0.973950358077864</text:p>
          </table:table-cell>
          <table:table-cell table:formula="of:=SQRT([.D384]^2+[.E384]^2+[.F3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1" calcext:value-type="float">
            <text:p>-0.6611</text:p>
          </table:table-cell>
          <table:table-cell office:value-type="float" office:value="-0.7477" calcext:value-type="float">
            <text:p>-0.7477</text:p>
          </table:table-cell>
          <table:table-cell office:value-type="float" office:value="-0.063" calcext:value-type="float">
            <text:p>-0.063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156" calcext:value-type="float">
            <text:p>3.0156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356" calcext:value-type="float">
            <text:p>-0.0356</text:p>
          </table:table-cell>
          <table:table-cell office:value-type="float" office:value="0.9723" calcext:value-type="float">
            <text:p>0.97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5]^2+[.B385]^2+[.C385]^2)" office:value-type="float" office:value="0.973073820426796" calcext:value-type="float">
            <text:p>0.973073820426796</text:p>
          </table:table-cell>
          <table:table-cell table:formula="of:=SQRT([.D385]^2+[.E385]^2+[.F3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6]^2+[.B386]^2+[.C386]^2)" office:value-type="float" office:value="0.973073820426796" calcext:value-type="float">
            <text:p>0.973073820426796</text:p>
          </table:table-cell>
          <table:table-cell table:formula="of:=SQRT([.D386]^2+[.E386]^2+[.F3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7]^2+[.B387]^2+[.C387]^2)" office:value-type="float" office:value="0.973950358077864" calcext:value-type="float">
            <text:p>0.973950358077864</text:p>
          </table:table-cell>
          <table:table-cell table:formula="of:=SQRT([.D387]^2+[.E387]^2+[.F3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8]^2+[.B388]^2+[.C388]^2)" office:value-type="float" office:value="0.973950358077864" calcext:value-type="float">
            <text:p>0.973950358077864</text:p>
          </table:table-cell>
          <table:table-cell table:formula="of:=SQRT([.D388]^2+[.E388]^2+[.F3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957" calcext:value-type="float">
            <text:p>0.9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89]^2+[.B389]^2+[.C389]^2)" office:value-type="float" office:value="0.957189693843389" calcext:value-type="float">
            <text:p>0.957189693843389</text:p>
          </table:table-cell>
          <table:table-cell table:formula="of:=SQRT([.D389]^2+[.E389]^2+[.F3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0]^2+[.B390]^2+[.C390]^2)" office:value-type="float" office:value="0.958334737969985" calcext:value-type="float">
            <text:p>0.958334737969985</text:p>
          </table:table-cell>
          <table:table-cell table:formula="of:=SQRT([.D390]^2+[.E390]^2+[.F3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1]^2+[.B391]^2+[.C391]^2)" office:value-type="float" office:value="0.958334737969985" calcext:value-type="float">
            <text:p>0.958334737969985</text:p>
          </table:table-cell>
          <table:table-cell table:formula="of:=SQRT([.D391]^2+[.E391]^2+[.F3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2]^2+[.B392]^2+[.C392]^2)" office:value-type="float" office:value="0.989469160711945" calcext:value-type="float">
            <text:p>0.989469160711945</text:p>
          </table:table-cell>
          <table:table-cell table:formula="of:=SQRT([.D392]^2+[.E392]^2+[.F3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3]^2+[.B393]^2+[.C393]^2)" office:value-type="float" office:value="0.973950358077864" calcext:value-type="float">
            <text:p>0.973950358077864</text:p>
          </table:table-cell>
          <table:table-cell table:formula="of:=SQRT([.D393]^2+[.E393]^2+[.F3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4]^2+[.B394]^2+[.C394]^2)" office:value-type="float" office:value="0.973950358077864" calcext:value-type="float">
            <text:p>0.973950358077864</text:p>
          </table:table-cell>
          <table:table-cell table:formula="of:=SQRT([.D394]^2+[.E394]^2+[.F3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5]^2+[.B395]^2+[.C395]^2)" office:value-type="float" office:value="0.958334737969985" calcext:value-type="float">
            <text:p>0.958334737969985</text:p>
          </table:table-cell>
          <table:table-cell table:formula="of:=SQRT([.D395]^2+[.E395]^2+[.F3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6]^2+[.B396]^2+[.C396]^2)" office:value-type="float" office:value="0.972823694201575" calcext:value-type="float">
            <text:p>0.972823694201575</text:p>
          </table:table-cell>
          <table:table-cell table:formula="of:=SQRT([.D396]^2+[.E396]^2+[.F3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7]^2+[.B397]^2+[.C397]^2)" office:value-type="float" office:value="0.973073820426796" calcext:value-type="float">
            <text:p>0.973073820426796</text:p>
          </table:table-cell>
          <table:table-cell table:formula="of:=SQRT([.D397]^2+[.E397]^2+[.F3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8]^2+[.B398]^2+[.C398]^2)" office:value-type="float" office:value="0.972823694201575" calcext:value-type="float">
            <text:p>0.972823694201575</text:p>
          </table:table-cell>
          <table:table-cell table:formula="of:=SQRT([.D398]^2+[.E398]^2+[.F3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399]^2+[.B399]^2+[.C399]^2)" office:value-type="float" office:value="0.989469160711945" calcext:value-type="float">
            <text:p>0.989469160711945</text:p>
          </table:table-cell>
          <table:table-cell table:formula="of:=SQRT([.D399]^2+[.E399]^2+[.F3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0]^2+[.B400]^2+[.C400]^2)" office:value-type="float" office:value="0.973950358077864" calcext:value-type="float">
            <text:p>0.973950358077864</text:p>
          </table:table-cell>
          <table:table-cell table:formula="of:=SQRT([.D400]^2+[.E400]^2+[.F4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1]^2+[.B401]^2+[.C401]^2)" office:value-type="float" office:value="0.972823694201575" calcext:value-type="float">
            <text:p>0.972823694201575</text:p>
          </table:table-cell>
          <table:table-cell table:formula="of:=SQRT([.D401]^2+[.E401]^2+[.F4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2]^2+[.B402]^2+[.C402]^2)" office:value-type="float" office:value="0.989469160711945" calcext:value-type="float">
            <text:p>0.989469160711945</text:p>
          </table:table-cell>
          <table:table-cell table:formula="of:=SQRT([.D402]^2+[.E402]^2+[.F4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3]^2+[.B403]^2+[.C403]^2)" office:value-type="float" office:value="0.973950358077864" calcext:value-type="float">
            <text:p>0.973950358077864</text:p>
          </table:table-cell>
          <table:table-cell table:formula="of:=SQRT([.D403]^2+[.E403]^2+[.F4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4]^2+[.B404]^2+[.C404]^2)" office:value-type="float" office:value="0.958334737969985" calcext:value-type="float">
            <text:p>0.958334737969985</text:p>
          </table:table-cell>
          <table:table-cell table:formula="of:=SQRT([.D404]^2+[.E404]^2+[.F4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0.9714" calcext:value-type="float">
            <text:p>0.97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5]^2+[.B405]^2+[.C405]^2)" office:value-type="float" office:value="0.971946140483103" calcext:value-type="float">
            <text:p>0.971946140483103</text:p>
          </table:table-cell>
          <table:table-cell table:formula="of:=SQRT([.D405]^2+[.E405]^2+[.F4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6]^2+[.B406]^2+[.C406]^2)" office:value-type="float" office:value="0.972823694201575" calcext:value-type="float">
            <text:p>0.972823694201575</text:p>
          </table:table-cell>
          <table:table-cell table:formula="of:=SQRT([.D406]^2+[.E406]^2+[.F4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7]^2+[.B407]^2+[.C407]^2)" office:value-type="float" office:value="0.958334737969985" calcext:value-type="float">
            <text:p>0.958334737969985</text:p>
          </table:table-cell>
          <table:table-cell table:formula="of:=SQRT([.D407]^2+[.E407]^2+[.F4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8]^2+[.B408]^2+[.C408]^2)" office:value-type="float" office:value="0.973950358077864" calcext:value-type="float">
            <text:p>0.973950358077864</text:p>
          </table:table-cell>
          <table:table-cell table:formula="of:=SQRT([.D408]^2+[.E408]^2+[.F4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09]^2+[.B409]^2+[.C409]^2)" office:value-type="float" office:value="0.973950358077864" calcext:value-type="float">
            <text:p>0.973950358077864</text:p>
          </table:table-cell>
          <table:table-cell table:formula="of:=SQRT([.D409]^2+[.E409]^2+[.F4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0]^2+[.B410]^2+[.C410]^2)" office:value-type="float" office:value="0.973073820426796" calcext:value-type="float">
            <text:p>0.973073820426796</text:p>
          </table:table-cell>
          <table:table-cell table:formula="of:=SQRT([.D410]^2+[.E410]^2+[.F4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1]^2+[.B411]^2+[.C411]^2)" office:value-type="float" office:value="0.973073820426796" calcext:value-type="float">
            <text:p>0.973073820426796</text:p>
          </table:table-cell>
          <table:table-cell table:formula="of:=SQRT([.D411]^2+[.E411]^2+[.F4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2]^2+[.B412]^2+[.C412]^2)" office:value-type="float" office:value="0.958334737969985" calcext:value-type="float">
            <text:p>0.958334737969985</text:p>
          </table:table-cell>
          <table:table-cell table:formula="of:=SQRT([.D412]^2+[.E412]^2+[.F4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3]^2+[.B413]^2+[.C413]^2)" office:value-type="float" office:value="0.973073820426796" calcext:value-type="float">
            <text:p>0.973073820426796</text:p>
          </table:table-cell>
          <table:table-cell table:formula="of:=SQRT([.D413]^2+[.E413]^2+[.F4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4]^2+[.B414]^2+[.C414]^2)" office:value-type="float" office:value="0.975075720136647" calcext:value-type="float">
            <text:p>0.975075720136647</text:p>
          </table:table-cell>
          <table:table-cell table:formula="of:=SQRT([.D414]^2+[.E414]^2+[.F4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5]^2+[.B415]^2+[.C415]^2)" office:value-type="float" office:value="0.958334737969985" calcext:value-type="float">
            <text:p>0.958334737969985</text:p>
          </table:table-cell>
          <table:table-cell table:formula="of:=SQRT([.D415]^2+[.E415]^2+[.F4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6]^2+[.B416]^2+[.C416]^2)" office:value-type="float" office:value="0.973950358077864" calcext:value-type="float">
            <text:p>0.973950358077864</text:p>
          </table:table-cell>
          <table:table-cell table:formula="of:=SQRT([.D416]^2+[.E416]^2+[.F4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" calcext:value-type="float">
            <text:p>0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7]^2+[.B417]^2+[.C417]^2)" office:value-type="float" office:value="0.958334737969985" calcext:value-type="float">
            <text:p>0.958334737969985</text:p>
          </table:table-cell>
          <table:table-cell table:formula="of:=SQRT([.D417]^2+[.E417]^2+[.F4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8]^2+[.B418]^2+[.C418]^2)" office:value-type="float" office:value="0.973950358077864" calcext:value-type="float">
            <text:p>0.973950358077864</text:p>
          </table:table-cell>
          <table:table-cell table:formula="of:=SQRT([.D418]^2+[.E418]^2+[.F4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9883" calcext:value-type="float">
            <text:p>0.98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19]^2+[.B419]^2+[.C419]^2)" office:value-type="float" office:value="0.9886063827429" calcext:value-type="float">
            <text:p>0.9886063827429</text:p>
          </table:table-cell>
          <table:table-cell table:formula="of:=SQRT([.D419]^2+[.E419]^2+[.F4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66" calcext:value-type="float">
            <text:p>-0.0166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0]^2+[.B420]^2+[.C420]^2)" office:value-type="float" office:value="0.972823694201575" calcext:value-type="float">
            <text:p>0.972823694201575</text:p>
          </table:table-cell>
          <table:table-cell table:formula="of:=SQRT([.D420]^2+[.E420]^2+[.F4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9881" calcext:value-type="float">
            <text:p>0.98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1]^2+[.B421]^2+[.C421]^2)" office:value-type="float" office:value="0.988360187381099" calcext:value-type="float">
            <text:p>0.988360187381099</text:p>
          </table:table-cell>
          <table:table-cell table:formula="of:=SQRT([.D421]^2+[.E421]^2+[.F4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14" calcext:value-type="float">
            <text:p>-0.6614</text:p>
          </table:table-cell>
          <table:table-cell office:value-type="float" office:value="-0.748" calcext:value-type="float">
            <text:p>-0.748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468" calcext:value-type="float">
            <text:p>0.8468</text:p>
          </table:table-cell>
          <table:table-cell office:value-type="float" office:value="3.0313" calcext:value-type="float">
            <text:p>3.0313</text:p>
          </table:table-cell>
          <table:table-cell office:value-type="float" office:value="-3.9884" calcext:value-type="float">
            <text:p>-3.98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0.9559" calcext:value-type="float">
            <text:p>0.95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2]^2+[.B422]^2+[.C422]^2)" office:value-type="float" office:value="0.956297793576875" calcext:value-type="float">
            <text:p>0.956297793576875</text:p>
          </table:table-cell>
          <table:table-cell table:formula="of:=SQRT([.D422]^2+[.E422]^2+[.F4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3]^2+[.B423]^2+[.C423]^2)" office:value-type="float" office:value="0.989469160711945" calcext:value-type="float">
            <text:p>0.989469160711945</text:p>
          </table:table-cell>
          <table:table-cell table:formula="of:=SQRT([.D423]^2+[.E423]^2+[.F4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4]^2+[.B424]^2+[.C424]^2)" office:value-type="float" office:value="0.973950358077864" calcext:value-type="float">
            <text:p>0.973950358077864</text:p>
          </table:table-cell>
          <table:table-cell table:formula="of:=SQRT([.D424]^2+[.E424]^2+[.F4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5]^2+[.B425]^2+[.C425]^2)" office:value-type="float" office:value="0.958334737969985" calcext:value-type="float">
            <text:p>0.958334737969985</text:p>
          </table:table-cell>
          <table:table-cell table:formula="of:=SQRT([.D425]^2+[.E425]^2+[.F4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6]^2+[.B426]^2+[.C426]^2)" office:value-type="float" office:value="0.958334737969985" calcext:value-type="float">
            <text:p>0.958334737969985</text:p>
          </table:table-cell>
          <table:table-cell table:formula="of:=SQRT([.D426]^2+[.E426]^2+[.F4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48" calcext:value-type="float">
            <text:p>0.97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7]^2+[.B427]^2+[.C427]^2)" office:value-type="float" office:value="0.975075720136647" calcext:value-type="float">
            <text:p>0.975075720136647</text:p>
          </table:table-cell>
          <table:table-cell table:formula="of:=SQRT([.D427]^2+[.E427]^2+[.F4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8]^2+[.B428]^2+[.C428]^2)" office:value-type="float" office:value="0.957189693843389" calcext:value-type="float">
            <text:p>0.957189693843389</text:p>
          </table:table-cell>
          <table:table-cell table:formula="of:=SQRT([.D428]^2+[.E428]^2+[.F4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29]^2+[.B429]^2+[.C429]^2)" office:value-type="float" office:value="0.973950358077864" calcext:value-type="float">
            <text:p>0.973950358077864</text:p>
          </table:table-cell>
          <table:table-cell table:formula="of:=SQRT([.D429]^2+[.E429]^2+[.F4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0]^2+[.B430]^2+[.C430]^2)" office:value-type="float" office:value="0.973950358077864" calcext:value-type="float">
            <text:p>0.973950358077864</text:p>
          </table:table-cell>
          <table:table-cell table:formula="of:=SQRT([.D430]^2+[.E430]^2+[.F4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1]^2+[.B431]^2+[.C431]^2)" office:value-type="float" office:value="0.973950358077864" calcext:value-type="float">
            <text:p>0.973950358077864</text:p>
          </table:table-cell>
          <table:table-cell table:formula="of:=SQRT([.D431]^2+[.E431]^2+[.F4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2]^2+[.B432]^2+[.C432]^2)" office:value-type="float" office:value="0.973950358077864" calcext:value-type="float">
            <text:p>0.973950358077864</text:p>
          </table:table-cell>
          <table:table-cell table:formula="of:=SQRT([.D432]^2+[.E432]^2+[.F4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3]^2+[.B433]^2+[.C433]^2)" office:value-type="float" office:value="0.958334737969985" calcext:value-type="float">
            <text:p>0.958334737969985</text:p>
          </table:table-cell>
          <table:table-cell table:formula="of:=SQRT([.D433]^2+[.E433]^2+[.F4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4]^2+[.B434]^2+[.C434]^2)" office:value-type="float" office:value="0.958334737969985" calcext:value-type="float">
            <text:p>0.958334737969985</text:p>
          </table:table-cell>
          <table:table-cell table:formula="of:=SQRT([.D434]^2+[.E434]^2+[.F4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5]^2+[.B435]^2+[.C435]^2)" office:value-type="float" office:value="0.972823694201575" calcext:value-type="float">
            <text:p>0.972823694201575</text:p>
          </table:table-cell>
          <table:table-cell table:formula="of:=SQRT([.D435]^2+[.E435]^2+[.F4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728" calcext:value-type="float">
            <text:p>0.97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6]^2+[.B436]^2+[.C436]^2)" office:value-type="float" office:value="0.972823694201575" calcext:value-type="float">
            <text:p>0.972823694201575</text:p>
          </table:table-cell>
          <table:table-cell table:formula="of:=SQRT([.D436]^2+[.E436]^2+[.F4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9729" calcext:value-type="float">
            <text:p>0.97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7]^2+[.B437]^2+[.C437]^2)" office:value-type="float" office:value="0.973073820426796" calcext:value-type="float">
            <text:p>0.973073820426796</text:p>
          </table:table-cell>
          <table:table-cell table:formula="of:=SQRT([.D437]^2+[.E437]^2+[.F4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8]^2+[.B438]^2+[.C438]^2)" office:value-type="float" office:value="0.973950358077864" calcext:value-type="float">
            <text:p>0.973950358077864</text:p>
          </table:table-cell>
          <table:table-cell table:formula="of:=SQRT([.D438]^2+[.E438]^2+[.F4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728" calcext:value-type="float">
            <text:p>0.97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39]^2+[.B439]^2+[.C439]^2)" office:value-type="float" office:value="0.972823694201575" calcext:value-type="float">
            <text:p>0.972823694201575</text:p>
          </table:table-cell>
          <table:table-cell table:formula="of:=SQRT([.D439]^2+[.E439]^2+[.F4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728" calcext:value-type="float">
            <text:p>0.97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0]^2+[.B440]^2+[.C440]^2)" office:value-type="float" office:value="0.972823694201575" calcext:value-type="float">
            <text:p>0.972823694201575</text:p>
          </table:table-cell>
          <table:table-cell table:formula="of:=SQRT([.D440]^2+[.E440]^2+[.F4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8" calcext:value-type="float">
            <text:p>-0.6578</text:p>
          </table:table-cell>
          <table:table-cell office:value-type="float" office:value="-0.7517" calcext:value-type="float">
            <text:p>-0.7517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852" calcext:value-type="float">
            <text:p>0.852</text:p>
          </table:table-cell>
          <table:table-cell office:value-type="float" office:value="3.0476" calcext:value-type="float">
            <text:p>3.0476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-0.0973" calcext:value-type="float">
            <text:p>-0.0973</text:p>
          </table:table-cell>
          <table:table-cell office:value-type="float" office:value="0.9636" calcext:value-type="float">
            <text:p>0.96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1]^2+[.B441]^2+[.C441]^2)" office:value-type="float" office:value="0.969427789987475" calcext:value-type="float">
            <text:p>0.969427789987475</text:p>
          </table:table-cell>
          <table:table-cell table:formula="of:=SQRT([.D441]^2+[.E441]^2+[.F4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099" calcext:value-type="float">
            <text:p>-0.0099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2]^2+[.B442]^2+[.C442]^2)" office:value-type="float" office:value="0.972823694201575" calcext:value-type="float">
            <text:p>0.972823694201575</text:p>
          </table:table-cell>
          <table:table-cell table:formula="of:=SQRT([.D442]^2+[.E442]^2+[.F4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38" calcext:value-type="float">
            <text:p>0.0938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23" calcext:value-type="float">
            <text:p>0.023</text:p>
          </table:table-cell>
          <table:table-cell office:value-type="float" office:value="0.9761" calcext:value-type="float">
            <text:p>0.97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3]^2+[.B443]^2+[.C443]^2)" office:value-type="float" office:value="0.97645864735789" calcext:value-type="float">
            <text:p>0.97645864735789</text:p>
          </table:table-cell>
          <table:table-cell table:formula="of:=SQRT([.D443]^2+[.E443]^2+[.F4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75" calcext:value-type="float">
            <text:p>-0.6575</text:p>
          </table:table-cell>
          <table:table-cell office:value-type="float" office:value="-0.7514" calcext:value-type="float">
            <text:p>-0.7514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852" calcext:value-type="float">
            <text:p>0.852</text:p>
          </table:table-cell>
          <table:table-cell office:value-type="float" office:value="3.032" calcext:value-type="float">
            <text:p>3.032</text:p>
          </table:table-cell>
          <table:table-cell office:value-type="float" office:value="-3.9936" calcext:value-type="float">
            <text:p>-3.9936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4]^2+[.B444]^2+[.C444]^2)" office:value-type="float" office:value="0.957443904362026" calcext:value-type="float">
            <text:p>0.957443904362026</text:p>
          </table:table-cell>
          <table:table-cell table:formula="of:=SQRT([.D444]^2+[.E444]^2+[.F4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5]^2+[.B445]^2+[.C445]^2)" office:value-type="float" office:value="0.973950358077864" calcext:value-type="float">
            <text:p>0.973950358077864</text:p>
          </table:table-cell>
          <table:table-cell table:formula="of:=SQRT([.D445]^2+[.E445]^2+[.F4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6]^2+[.B446]^2+[.C446]^2)" office:value-type="float" office:value="0.989469160711945" calcext:value-type="float">
            <text:p>0.989469160711945</text:p>
          </table:table-cell>
          <table:table-cell table:formula="of:=SQRT([.D446]^2+[.E446]^2+[.F4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582" calcext:value-type="float">
            <text:p>0.95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7]^2+[.B447]^2+[.C447]^2)" office:value-type="float" office:value="0.958334737969985" calcext:value-type="float">
            <text:p>0.958334737969985</text:p>
          </table:table-cell>
          <table:table-cell table:formula="of:=SQRT([.D447]^2+[.E447]^2+[.F4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147" calcext:value-type="float">
            <text:p>0.0147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9596" calcext:value-type="float">
            <text:p>0.95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8]^2+[.B448]^2+[.C448]^2)" office:value-type="float" office:value="0.95974178819097" calcext:value-type="float">
            <text:p>0.95974178819097</text:p>
          </table:table-cell>
          <table:table-cell table:formula="of:=SQRT([.D448]^2+[.E448]^2+[.F4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49]^2+[.B449]^2+[.C449]^2)" office:value-type="float" office:value="0.989469160711945" calcext:value-type="float">
            <text:p>0.989469160711945</text:p>
          </table:table-cell>
          <table:table-cell table:formula="of:=SQRT([.D449]^2+[.E449]^2+[.F4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0]^2+[.B450]^2+[.C450]^2)" office:value-type="float" office:value="0.972823694201575" calcext:value-type="float">
            <text:p>0.972823694201575</text:p>
          </table:table-cell>
          <table:table-cell table:formula="of:=SQRT([.D450]^2+[.E450]^2+[.F4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559" calcext:value-type="float">
            <text:p>0.95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1]^2+[.B451]^2+[.C451]^2)" office:value-type="float" office:value="0.956297793576875" calcext:value-type="float">
            <text:p>0.956297793576875</text:p>
          </table:table-cell>
          <table:table-cell table:formula="of:=SQRT([.D451]^2+[.E451]^2+[.F4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2]^2+[.B452]^2+[.C452]^2)" office:value-type="float" office:value="0.973950358077864" calcext:value-type="float">
            <text:p>0.973950358077864</text:p>
          </table:table-cell>
          <table:table-cell table:formula="of:=SQRT([.D452]^2+[.E452]^2+[.F4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3]^2+[.B453]^2+[.C453]^2)" office:value-type="float" office:value="0.973950358077864" calcext:value-type="float">
            <text:p>0.973950358077864</text:p>
          </table:table-cell>
          <table:table-cell table:formula="of:=SQRT([.D453]^2+[.E453]^2+[.F4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4]^2+[.B454]^2+[.C454]^2)" office:value-type="float" office:value="0.972823694201575" calcext:value-type="float">
            <text:p>0.972823694201575</text:p>
          </table:table-cell>
          <table:table-cell table:formula="of:=SQRT([.D454]^2+[.E454]^2+[.F4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5]^2+[.B455]^2+[.C455]^2)" office:value-type="float" office:value="0.973950358077864" calcext:value-type="float">
            <text:p>0.973950358077864</text:p>
          </table:table-cell>
          <table:table-cell table:formula="of:=SQRT([.D455]^2+[.E455]^2+[.F4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0.957" calcext:value-type="float">
            <text:p>0.9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6]^2+[.B456]^2+[.C456]^2)" office:value-type="float" office:value="0.957189693843389" calcext:value-type="float">
            <text:p>0.957189693843389</text:p>
          </table:table-cell>
          <table:table-cell table:formula="of:=SQRT([.D456]^2+[.E456]^2+[.F4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7]^2+[.B457]^2+[.C457]^2)" office:value-type="float" office:value="0.973950358077864" calcext:value-type="float">
            <text:p>0.973950358077864</text:p>
          </table:table-cell>
          <table:table-cell table:formula="of:=SQRT([.D457]^2+[.E457]^2+[.F4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8]^2+[.B458]^2+[.C458]^2)" office:value-type="float" office:value="0.973073820426796" calcext:value-type="float">
            <text:p>0.973073820426796</text:p>
          </table:table-cell>
          <table:table-cell table:formula="of:=SQRT([.D458]^2+[.E458]^2+[.F4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59]^2+[.B459]^2+[.C459]^2)" office:value-type="float" office:value="0.989469160711945" calcext:value-type="float">
            <text:p>0.989469160711945</text:p>
          </table:table-cell>
          <table:table-cell table:formula="of:=SQRT([.D459]^2+[.E459]^2+[.F4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9714" calcext:value-type="float">
            <text:p>0.97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0]^2+[.B460]^2+[.C460]^2)" office:value-type="float" office:value="0.971946140483103" calcext:value-type="float">
            <text:p>0.971946140483103</text:p>
          </table:table-cell>
          <table:table-cell table:formula="of:=SQRT([.D460]^2+[.E460]^2+[.F4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1]^2+[.B461]^2+[.C461]^2)" office:value-type="float" office:value="0.972823694201575" calcext:value-type="float">
            <text:p>0.972823694201575</text:p>
          </table:table-cell>
          <table:table-cell table:formula="of:=SQRT([.D461]^2+[.E461]^2+[.F4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2]^2+[.B462]^2+[.C462]^2)" office:value-type="float" office:value="0.972823694201575" calcext:value-type="float">
            <text:p>0.972823694201575</text:p>
          </table:table-cell>
          <table:table-cell table:formula="of:=SQRT([.D462]^2+[.E462]^2+[.F4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3]^2+[.B463]^2+[.C463]^2)" office:value-type="float" office:value="0.989469160711945" calcext:value-type="float">
            <text:p>0.989469160711945</text:p>
          </table:table-cell>
          <table:table-cell table:formula="of:=SQRT([.D463]^2+[.E463]^2+[.F4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4]^2+[.B464]^2+[.C464]^2)" office:value-type="float" office:value="0.958334737969985" calcext:value-type="float">
            <text:p>0.958334737969985</text:p>
          </table:table-cell>
          <table:table-cell table:formula="of:=SQRT([.D464]^2+[.E464]^2+[.F4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5]^2+[.B465]^2+[.C465]^2)" office:value-type="float" office:value="0.973950358077864" calcext:value-type="float">
            <text:p>0.973950358077864</text:p>
          </table:table-cell>
          <table:table-cell table:formula="of:=SQRT([.D465]^2+[.E465]^2+[.F4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6]^2+[.B466]^2+[.C466]^2)" office:value-type="float" office:value="0.973950358077864" calcext:value-type="float">
            <text:p>0.973950358077864</text:p>
          </table:table-cell>
          <table:table-cell table:formula="of:=SQRT([.D466]^2+[.E466]^2+[.F4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7]^2+[.B467]^2+[.C467]^2)" office:value-type="float" office:value="0.958334737969985" calcext:value-type="float">
            <text:p>0.958334737969985</text:p>
          </table:table-cell>
          <table:table-cell table:formula="of:=SQRT([.D467]^2+[.E467]^2+[.F4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8]^2+[.B468]^2+[.C468]^2)" office:value-type="float" office:value="0.958334737969985" calcext:value-type="float">
            <text:p>0.958334737969985</text:p>
          </table:table-cell>
          <table:table-cell table:formula="of:=SQRT([.D468]^2+[.E468]^2+[.F4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69]^2+[.B469]^2+[.C469]^2)" office:value-type="float" office:value="0.973950358077864" calcext:value-type="float">
            <text:p>0.973950358077864</text:p>
          </table:table-cell>
          <table:table-cell table:formula="of:=SQRT([.D469]^2+[.E469]^2+[.F4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0]^2+[.B470]^2+[.C470]^2)" office:value-type="float" office:value="0.973950358077864" calcext:value-type="float">
            <text:p>0.973950358077864</text:p>
          </table:table-cell>
          <table:table-cell table:formula="of:=SQRT([.D470]^2+[.E470]^2+[.F4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1]^2+[.B471]^2+[.C471]^2)" office:value-type="float" office:value="0.958334737969985" calcext:value-type="float">
            <text:p>0.958334737969985</text:p>
          </table:table-cell>
          <table:table-cell table:formula="of:=SQRT([.D471]^2+[.E471]^2+[.F4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233" calcext:value-type="float">
            <text:p>-0.0233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2]^2+[.B472]^2+[.C472]^2)" office:value-type="float" office:value="0.973073820426796" calcext:value-type="float">
            <text:p>0.973073820426796</text:p>
          </table:table-cell>
          <table:table-cell table:formula="of:=SQRT([.D472]^2+[.E472]^2+[.F4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3]^2+[.B473]^2+[.C473]^2)" office:value-type="float" office:value="0.973950358077864" calcext:value-type="float">
            <text:p>0.973950358077864</text:p>
          </table:table-cell>
          <table:table-cell table:formula="of:=SQRT([.D473]^2+[.E473]^2+[.F4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4]^2+[.B474]^2+[.C474]^2)" office:value-type="float" office:value="0.972823694201575" calcext:value-type="float">
            <text:p>0.972823694201575</text:p>
          </table:table-cell>
          <table:table-cell table:formula="of:=SQRT([.D474]^2+[.E474]^2+[.F4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06" calcext:value-type="float">
            <text:p>0.1406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33" calcext:value-type="float">
            <text:p>-0.0133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9795" calcext:value-type="float">
            <text:p>0.97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5]^2+[.B475]^2+[.C475]^2)" office:value-type="float" office:value="0.982059779239533" calcext:value-type="float">
            <text:p>0.982059779239533</text:p>
          </table:table-cell>
          <table:table-cell table:formula="of:=SQRT([.D475]^2+[.E475]^2+[.F4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6]^2+[.B476]^2+[.C476]^2)" office:value-type="float" office:value="0.973950358077864" calcext:value-type="float">
            <text:p>0.973950358077864</text:p>
          </table:table-cell>
          <table:table-cell table:formula="of:=SQRT([.D476]^2+[.E476]^2+[.F4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7]^2+[.B477]^2+[.C477]^2)" office:value-type="float" office:value="0.958334737969985" calcext:value-type="float">
            <text:p>0.958334737969985</text:p>
          </table:table-cell>
          <table:table-cell table:formula="of:=SQRT([.D477]^2+[.E477]^2+[.F4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8]^2+[.B478]^2+[.C478]^2)" office:value-type="float" office:value="0.989469160711945" calcext:value-type="float">
            <text:p>0.989469160711945</text:p>
          </table:table-cell>
          <table:table-cell table:formula="of:=SQRT([.D478]^2+[.E478]^2+[.F4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79]^2+[.B479]^2+[.C479]^2)" office:value-type="float" office:value="0.972823694201575" calcext:value-type="float">
            <text:p>0.972823694201575</text:p>
          </table:table-cell>
          <table:table-cell table:formula="of:=SQRT([.D479]^2+[.E479]^2+[.F4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0]^2+[.B480]^2+[.C480]^2)" office:value-type="float" office:value="0.973950358077864" calcext:value-type="float">
            <text:p>0.973950358077864</text:p>
          </table:table-cell>
          <table:table-cell table:formula="of:=SQRT([.D480]^2+[.E480]^2+[.F4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1]^2+[.B481]^2+[.C481]^2)" office:value-type="float" office:value="0.973950358077864" calcext:value-type="float">
            <text:p>0.973950358077864</text:p>
          </table:table-cell>
          <table:table-cell table:formula="of:=SQRT([.D481]^2+[.E481]^2+[.F4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2]^2+[.B482]^2+[.C482]^2)" office:value-type="float" office:value="0.973950358077864" calcext:value-type="float">
            <text:p>0.973950358077864</text:p>
          </table:table-cell>
          <table:table-cell table:formula="of:=SQRT([.D482]^2+[.E482]^2+[.F4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3]^2+[.B483]^2+[.C483]^2)" office:value-type="float" office:value="0.989469160711945" calcext:value-type="float">
            <text:p>0.989469160711945</text:p>
          </table:table-cell>
          <table:table-cell table:formula="of:=SQRT([.D483]^2+[.E483]^2+[.F4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4]^2+[.B484]^2+[.C484]^2)" office:value-type="float" office:value="0.958334737969985" calcext:value-type="float">
            <text:p>0.958334737969985</text:p>
          </table:table-cell>
          <table:table-cell table:formula="of:=SQRT([.D484]^2+[.E484]^2+[.F4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" calcext:value-type="float">
            <text:p>-0.653</text:p>
          </table:table-cell>
          <table:table-cell office:value-type="float" office:value="-0.7553" calcext:value-type="float">
            <text:p>-0.7553</text:p>
          </table:table-cell>
          <table:table-cell office:value-type="float" office:value="-0.0551" calcext:value-type="float">
            <text:p>-0.0551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314" calcext:value-type="float">
            <text:p>3.031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5]^2+[.B485]^2+[.C485]^2)" office:value-type="float" office:value="0.973950358077864" calcext:value-type="float">
            <text:p>0.973950358077864</text:p>
          </table:table-cell>
          <table:table-cell table:formula="of:=SQRT([.D485]^2+[.E485]^2+[.F4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6]^2+[.B486]^2+[.C486]^2)" office:value-type="float" office:value="0.972823694201575" calcext:value-type="float">
            <text:p>0.972823694201575</text:p>
          </table:table-cell>
          <table:table-cell table:formula="of:=SQRT([.D486]^2+[.E486]^2+[.F4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7]^2+[.B487]^2+[.C487]^2)" office:value-type="float" office:value="0.973950358077864" calcext:value-type="float">
            <text:p>0.973950358077864</text:p>
          </table:table-cell>
          <table:table-cell table:formula="of:=SQRT([.D487]^2+[.E487]^2+[.F4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8]^2+[.B488]^2+[.C488]^2)" office:value-type="float" office:value="0.958334737969985" calcext:value-type="float">
            <text:p>0.958334737969985</text:p>
          </table:table-cell>
          <table:table-cell table:formula="of:=SQRT([.D488]^2+[.E488]^2+[.F4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89]^2+[.B489]^2+[.C489]^2)" office:value-type="float" office:value="0.973950358077864" calcext:value-type="float">
            <text:p>0.973950358077864</text:p>
          </table:table-cell>
          <table:table-cell table:formula="of:=SQRT([.D489]^2+[.E489]^2+[.F4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33" calcext:value-type="float">
            <text:p>-0.6533</text:p>
          </table:table-cell>
          <table:table-cell office:value-type="float" office:value="-0.7556" calcext:value-type="float">
            <text:p>-0.7556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579" calcext:value-type="float">
            <text:p>0.8579</text:p>
          </table:table-cell>
          <table:table-cell office:value-type="float" office:value="3.0471" calcext:value-type="float">
            <text:p>3.0471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0.9573" calcext:value-type="float">
            <text:p>0.95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0]^2+[.B490]^2+[.C490]^2)" office:value-type="float" office:value="0.957443904362026" calcext:value-type="float">
            <text:p>0.957443904362026</text:p>
          </table:table-cell>
          <table:table-cell table:formula="of:=SQRT([.D490]^2+[.E490]^2+[.F4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4" calcext:value-type="float">
            <text:p>-0.6494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63" calcext:value-type="float">
            <text:p>0.863</text:p>
          </table:table-cell>
          <table:table-cell office:value-type="float" office:value="3.0477" calcext:value-type="float">
            <text:p>3.0477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1]^2+[.B491]^2+[.C491]^2)" office:value-type="float" office:value="0.973950358077864" calcext:value-type="float">
            <text:p>0.973950358077864</text:p>
          </table:table-cell>
          <table:table-cell table:formula="of:=SQRT([.D491]^2+[.E491]^2+[.F4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4" calcext:value-type="float">
            <text:p>-0.6494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63" calcext:value-type="float">
            <text:p>0.863</text:p>
          </table:table-cell>
          <table:table-cell office:value-type="float" office:value="3.0477" calcext:value-type="float">
            <text:p>3.0477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2]^2+[.B492]^2+[.C492]^2)" office:value-type="float" office:value="0.973950358077864" calcext:value-type="float">
            <text:p>0.973950358077864</text:p>
          </table:table-cell>
          <table:table-cell table:formula="of:=SQRT([.D492]^2+[.E492]^2+[.F4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4" calcext:value-type="float">
            <text:p>-0.6494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63" calcext:value-type="float">
            <text:p>0.863</text:p>
          </table:table-cell>
          <table:table-cell office:value-type="float" office:value="3.0477" calcext:value-type="float">
            <text:p>3.0477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3]^2+[.B493]^2+[.C493]^2)" office:value-type="float" office:value="0.973950358077864" calcext:value-type="float">
            <text:p>0.973950358077864</text:p>
          </table:table-cell>
          <table:table-cell table:formula="of:=SQRT([.D493]^2+[.E493]^2+[.F4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-0.7587" calcext:value-type="float">
            <text:p>-0.7587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0.863" calcext:value-type="float">
            <text:p>0.863</text:p>
          </table:table-cell>
          <table:table-cell office:value-type="float" office:value="3.032" calcext:value-type="float">
            <text:p>3.032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389" calcext:value-type="float">
            <text:p>0.0389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0.972" calcext:value-type="float">
            <text:p>0.9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4]^2+[.B494]^2+[.C494]^2)" office:value-type="float" office:value="0.974957332399731" calcext:value-type="float">
            <text:p>0.974957332399731</text:p>
          </table:table-cell>
          <table:table-cell table:formula="of:=SQRT([.D494]^2+[.E494]^2+[.F4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4" calcext:value-type="float">
            <text:p>-0.6494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63" calcext:value-type="float">
            <text:p>0.863</text:p>
          </table:table-cell>
          <table:table-cell office:value-type="float" office:value="3.0477" calcext:value-type="float">
            <text:p>3.0477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116" calcext:value-type="float">
            <text:p>0.0116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9573" calcext:value-type="float">
            <text:p>0.95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5]^2+[.B495]^2+[.C495]^2)" office:value-type="float" office:value="0.957443904362026" calcext:value-type="float">
            <text:p>0.957443904362026</text:p>
          </table:table-cell>
          <table:table-cell table:formula="of:=SQRT([.D495]^2+[.E495]^2+[.F4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94" calcext:value-type="float">
            <text:p>-0.6494</text:p>
          </table:table-cell>
          <table:table-cell office:value-type="float" office:value="-0.759" calcext:value-type="float">
            <text:p>-0.759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63" calcext:value-type="float">
            <text:p>0.863</text:p>
          </table:table-cell>
          <table:table-cell office:value-type="float" office:value="3.0477" calcext:value-type="float">
            <text:p>3.0477</text:p>
          </table:table-cell>
          <table:table-cell office:value-type="float" office:value="-4.0046" calcext:value-type="float">
            <text:p>-4.0046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6]^2+[.B496]^2+[.C496]^2)" office:value-type="float" office:value="0.973950358077864" calcext:value-type="float">
            <text:p>0.973950358077864</text:p>
          </table:table-cell>
          <table:table-cell table:formula="of:=SQRT([.D496]^2+[.E496]^2+[.F4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7]^2+[.B497]^2+[.C497]^2)" office:value-type="float" office:value="0.973950358077864" calcext:value-type="float">
            <text:p>0.973950358077864</text:p>
          </table:table-cell>
          <table:table-cell table:formula="of:=SQRT([.D497]^2+[.E497]^2+[.F4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8]^2+[.B498]^2+[.C498]^2)" office:value-type="float" office:value="0.958334737969985" calcext:value-type="float">
            <text:p>0.958334737969985</text:p>
          </table:table-cell>
          <table:table-cell table:formula="of:=SQRT([.D498]^2+[.E498]^2+[.F4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499]^2+[.B499]^2+[.C499]^2)" office:value-type="float" office:value="0.973950358077864" calcext:value-type="float">
            <text:p>0.973950358077864</text:p>
          </table:table-cell>
          <table:table-cell table:formula="of:=SQRT([.D499]^2+[.E499]^2+[.F4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0]^2+[.B500]^2+[.C500]^2)" office:value-type="float" office:value="0.973950358077864" calcext:value-type="float">
            <text:p>0.973950358077864</text:p>
          </table:table-cell>
          <table:table-cell table:formula="of:=SQRT([.D500]^2+[.E500]^2+[.F5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1]^2+[.B501]^2+[.C501]^2)" office:value-type="float" office:value="0.973950358077864" calcext:value-type="float">
            <text:p>0.973950358077864</text:p>
          </table:table-cell>
          <table:table-cell table:formula="of:=SQRT([.D501]^2+[.E501]^2+[.F5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2]^2+[.B502]^2+[.C502]^2)" office:value-type="float" office:value="0.957189693843389" calcext:value-type="float">
            <text:p>0.957189693843389</text:p>
          </table:table-cell>
          <table:table-cell table:formula="of:=SQRT([.D502]^2+[.E502]^2+[.F5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3]^2+[.B503]^2+[.C503]^2)" office:value-type="float" office:value="0.973950358077864" calcext:value-type="float">
            <text:p>0.973950358077864</text:p>
          </table:table-cell>
          <table:table-cell table:formula="of:=SQRT([.D503]^2+[.E503]^2+[.F5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9562" calcext:value-type="float">
            <text:p>0.95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4]^2+[.B504]^2+[.C504]^2)" office:value-type="float" office:value="0.956297793576875" calcext:value-type="float">
            <text:p>0.956297793576875</text:p>
          </table:table-cell>
          <table:table-cell table:formula="of:=SQRT([.D504]^2+[.E504]^2+[.F5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5]^2+[.B505]^2+[.C505]^2)" office:value-type="float" office:value="0.973950358077864" calcext:value-type="float">
            <text:p>0.973950358077864</text:p>
          </table:table-cell>
          <table:table-cell table:formula="of:=SQRT([.D505]^2+[.E505]^2+[.F5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6]^2+[.B506]^2+[.C506]^2)" office:value-type="float" office:value="0.972823694201575" calcext:value-type="float">
            <text:p>0.972823694201575</text:p>
          </table:table-cell>
          <table:table-cell table:formula="of:=SQRT([.D506]^2+[.E506]^2+[.F5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7]^2+[.B507]^2+[.C507]^2)" office:value-type="float" office:value="0.973950358077864" calcext:value-type="float">
            <text:p>0.973950358077864</text:p>
          </table:table-cell>
          <table:table-cell table:formula="of:=SQRT([.D507]^2+[.E507]^2+[.F5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8]^2+[.B508]^2+[.C508]^2)" office:value-type="float" office:value="0.957189693843389" calcext:value-type="float">
            <text:p>0.957189693843389</text:p>
          </table:table-cell>
          <table:table-cell table:formula="of:=SQRT([.D508]^2+[.E508]^2+[.F5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09]^2+[.B509]^2+[.C509]^2)" office:value-type="float" office:value="0.973950358077864" calcext:value-type="float">
            <text:p>0.973950358077864</text:p>
          </table:table-cell>
          <table:table-cell table:formula="of:=SQRT([.D509]^2+[.E509]^2+[.F5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9729" calcext:value-type="float">
            <text:p>0.97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0]^2+[.B510]^2+[.C510]^2)" office:value-type="float" office:value="0.973073820426796" calcext:value-type="float">
            <text:p>0.973073820426796</text:p>
          </table:table-cell>
          <table:table-cell table:formula="of:=SQRT([.D510]^2+[.E510]^2+[.F5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1]^2+[.B511]^2+[.C511]^2)" office:value-type="float" office:value="0.989469160711945" calcext:value-type="float">
            <text:p>0.989469160711945</text:p>
          </table:table-cell>
          <table:table-cell table:formula="of:=SQRT([.D511]^2+[.E511]^2+[.F5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2]^2+[.B512]^2+[.C512]^2)" office:value-type="float" office:value="0.958334737969985" calcext:value-type="float">
            <text:p>0.958334737969985</text:p>
          </table:table-cell>
          <table:table-cell table:formula="of:=SQRT([.D512]^2+[.E512]^2+[.F5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3]^2+[.B513]^2+[.C513]^2)" office:value-type="float" office:value="0.972823694201575" calcext:value-type="float">
            <text:p>0.972823694201575</text:p>
          </table:table-cell>
          <table:table-cell table:formula="of:=SQRT([.D513]^2+[.E513]^2+[.F5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4]^2+[.B514]^2+[.C514]^2)" office:value-type="float" office:value="0.973950358077864" calcext:value-type="float">
            <text:p>0.973950358077864</text:p>
          </table:table-cell>
          <table:table-cell table:formula="of:=SQRT([.D514]^2+[.E514]^2+[.F5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5]^2+[.B515]^2+[.C515]^2)" office:value-type="float" office:value="0.973950358077864" calcext:value-type="float">
            <text:p>0.973950358077864</text:p>
          </table:table-cell>
          <table:table-cell table:formula="of:=SQRT([.D515]^2+[.E515]^2+[.F5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6]^2+[.B516]^2+[.C516]^2)" office:value-type="float" office:value="0.973950358077864" calcext:value-type="float">
            <text:p>0.973950358077864</text:p>
          </table:table-cell>
          <table:table-cell table:formula="of:=SQRT([.D516]^2+[.E516]^2+[.F5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7]^2+[.B517]^2+[.C517]^2)" office:value-type="float" office:value="0.972823694201575" calcext:value-type="float">
            <text:p>0.972823694201575</text:p>
          </table:table-cell>
          <table:table-cell table:formula="of:=SQRT([.D517]^2+[.E517]^2+[.F5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588" calcext:value-type="float">
            <text:p>0.0588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0.9753" calcext:value-type="float">
            <text:p>0.97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8]^2+[.B518]^2+[.C518]^2)" office:value-type="float" office:value="0.977328951786449" calcext:value-type="float">
            <text:p>0.977328951786449</text:p>
          </table:table-cell>
          <table:table-cell table:formula="of:=SQRT([.D518]^2+[.E518]^2+[.F5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0.9728" calcext:value-type="float">
            <text:p>0.97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19]^2+[.B519]^2+[.C519]^2)" office:value-type="float" office:value="0.973073820426796" calcext:value-type="float">
            <text:p>0.973073820426796</text:p>
          </table:table-cell>
          <table:table-cell table:formula="of:=SQRT([.D519]^2+[.E519]^2+[.F5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0]^2+[.B520]^2+[.C520]^2)" office:value-type="float" office:value="0.958334737969985" calcext:value-type="float">
            <text:p>0.958334737969985</text:p>
          </table:table-cell>
          <table:table-cell table:formula="of:=SQRT([.D520]^2+[.E520]^2+[.F5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9574" calcext:value-type="float">
            <text:p>0.95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1]^2+[.B521]^2+[.C521]^2)" office:value-type="float" office:value="0.957443904362026" calcext:value-type="float">
            <text:p>0.957443904362026</text:p>
          </table:table-cell>
          <table:table-cell table:formula="of:=SQRT([.D521]^2+[.E521]^2+[.F5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2]^2+[.B522]^2+[.C522]^2)" office:value-type="float" office:value="0.957443904362026" calcext:value-type="float">
            <text:p>0.957443904362026</text:p>
          </table:table-cell>
          <table:table-cell table:formula="of:=SQRT([.D522]^2+[.E522]^2+[.F5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9595" calcext:value-type="float">
            <text:p>0.95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3]^2+[.B523]^2+[.C523]^2)" office:value-type="float" office:value="0.959478415598809" calcext:value-type="float">
            <text:p>0.959478415598809</text:p>
          </table:table-cell>
          <table:table-cell table:formula="of:=SQRT([.D523]^2+[.E523]^2+[.F5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4]^2+[.B524]^2+[.C524]^2)" office:value-type="float" office:value="0.973950358077864" calcext:value-type="float">
            <text:p>0.973950358077864</text:p>
          </table:table-cell>
          <table:table-cell table:formula="of:=SQRT([.D524]^2+[.E524]^2+[.F5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5]^2+[.B525]^2+[.C525]^2)" office:value-type="float" office:value="0.973950358077864" calcext:value-type="float">
            <text:p>0.973950358077864</text:p>
          </table:table-cell>
          <table:table-cell table:formula="of:=SQRT([.D525]^2+[.E525]^2+[.F5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6]^2+[.B526]^2+[.C526]^2)" office:value-type="float" office:value="0.973950358077864" calcext:value-type="float">
            <text:p>0.973950358077864</text:p>
          </table:table-cell>
          <table:table-cell table:formula="of:=SQRT([.D526]^2+[.E526]^2+[.F5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7]^2+[.B527]^2+[.C527]^2)" office:value-type="float" office:value="0.972823694201575" calcext:value-type="float">
            <text:p>0.972823694201575</text:p>
          </table:table-cell>
          <table:table-cell table:formula="of:=SQRT([.D527]^2+[.E527]^2+[.F5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8]^2+[.B528]^2+[.C528]^2)" office:value-type="float" office:value="0.973950358077864" calcext:value-type="float">
            <text:p>0.973950358077864</text:p>
          </table:table-cell>
          <table:table-cell table:formula="of:=SQRT([.D528]^2+[.E528]^2+[.F5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29]^2+[.B529]^2+[.C529]^2)" office:value-type="float" office:value="0.972823694201575" calcext:value-type="float">
            <text:p>0.972823694201575</text:p>
          </table:table-cell>
          <table:table-cell table:formula="of:=SQRT([.D529]^2+[.E529]^2+[.F5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0]^2+[.B530]^2+[.C530]^2)" office:value-type="float" office:value="0.973950358077864" calcext:value-type="float">
            <text:p>0.973950358077864</text:p>
          </table:table-cell>
          <table:table-cell table:formula="of:=SQRT([.D530]^2+[.E530]^2+[.F5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1]^2+[.B531]^2+[.C531]^2)" office:value-type="float" office:value="0.973950358077864" calcext:value-type="float">
            <text:p>0.973950358077864</text:p>
          </table:table-cell>
          <table:table-cell table:formula="of:=SQRT([.D531]^2+[.E531]^2+[.F5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2]^2+[.B532]^2+[.C532]^2)" office:value-type="float" office:value="0.973950358077864" calcext:value-type="float">
            <text:p>0.973950358077864</text:p>
          </table:table-cell>
          <table:table-cell table:formula="of:=SQRT([.D532]^2+[.E532]^2+[.F5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3]^2+[.B533]^2+[.C533]^2)" office:value-type="float" office:value="0.958334737969985" calcext:value-type="float">
            <text:p>0.958334737969985</text:p>
          </table:table-cell>
          <table:table-cell table:formula="of:=SQRT([.D533]^2+[.E533]^2+[.F5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4]^2+[.B534]^2+[.C534]^2)" office:value-type="float" office:value="0.973950358077864" calcext:value-type="float">
            <text:p>0.973950358077864</text:p>
          </table:table-cell>
          <table:table-cell table:formula="of:=SQRT([.D534]^2+[.E534]^2+[.F5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5]^2+[.B535]^2+[.C535]^2)" office:value-type="float" office:value="0.972823694201575" calcext:value-type="float">
            <text:p>0.972823694201575</text:p>
          </table:table-cell>
          <table:table-cell table:formula="of:=SQRT([.D535]^2+[.E535]^2+[.F5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6]^2+[.B536]^2+[.C536]^2)" office:value-type="float" office:value="0.973950358077864" calcext:value-type="float">
            <text:p>0.973950358077864</text:p>
          </table:table-cell>
          <table:table-cell table:formula="of:=SQRT([.D536]^2+[.E536]^2+[.F5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7]^2+[.B537]^2+[.C537]^2)" office:value-type="float" office:value="0.973950358077864" calcext:value-type="float">
            <text:p>0.973950358077864</text:p>
          </table:table-cell>
          <table:table-cell table:formula="of:=SQRT([.D537]^2+[.E537]^2+[.F5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8]^2+[.B538]^2+[.C538]^2)" office:value-type="float" office:value="0.972823694201575" calcext:value-type="float">
            <text:p>0.972823694201575</text:p>
          </table:table-cell>
          <table:table-cell table:formula="of:=SQRT([.D538]^2+[.E538]^2+[.F5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39]^2+[.B539]^2+[.C539]^2)" office:value-type="float" office:value="0.975334880951153" calcext:value-type="float">
            <text:p>0.975334880951153</text:p>
          </table:table-cell>
          <table:table-cell table:formula="of:=SQRT([.D539]^2+[.E539]^2+[.F5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0]^2+[.B540]^2+[.C540]^2)" office:value-type="float" office:value="0.973950358077864" calcext:value-type="float">
            <text:p>0.973950358077864</text:p>
          </table:table-cell>
          <table:table-cell table:formula="of:=SQRT([.D540]^2+[.E540]^2+[.F5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1]^2+[.B541]^2+[.C541]^2)" office:value-type="float" office:value="0.957189693843389" calcext:value-type="float">
            <text:p>0.957189693843389</text:p>
          </table:table-cell>
          <table:table-cell table:formula="of:=SQRT([.D541]^2+[.E541]^2+[.F5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2]^2+[.B542]^2+[.C542]^2)" office:value-type="float" office:value="0.973950358077864" calcext:value-type="float">
            <text:p>0.973950358077864</text:p>
          </table:table-cell>
          <table:table-cell table:formula="of:=SQRT([.D542]^2+[.E542]^2+[.F5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3]^2+[.B543]^2+[.C543]^2)" office:value-type="float" office:value="0.958334737969985" calcext:value-type="float">
            <text:p>0.958334737969985</text:p>
          </table:table-cell>
          <table:table-cell table:formula="of:=SQRT([.D543]^2+[.E543]^2+[.F5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4]^2+[.B544]^2+[.C544]^2)" office:value-type="float" office:value="0.973950358077864" calcext:value-type="float">
            <text:p>0.973950358077864</text:p>
          </table:table-cell>
          <table:table-cell table:formula="of:=SQRT([.D544]^2+[.E544]^2+[.F5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5]^2+[.B545]^2+[.C545]^2)" office:value-type="float" office:value="0.973950358077864" calcext:value-type="float">
            <text:p>0.973950358077864</text:p>
          </table:table-cell>
          <table:table-cell table:formula="of:=SQRT([.D545]^2+[.E545]^2+[.F5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6]^2+[.B546]^2+[.C546]^2)" office:value-type="float" office:value="0.973950358077864" calcext:value-type="float">
            <text:p>0.973950358077864</text:p>
          </table:table-cell>
          <table:table-cell table:formula="of:=SQRT([.D546]^2+[.E546]^2+[.F5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7]^2+[.B547]^2+[.C547]^2)" office:value-type="float" office:value="0.973950358077864" calcext:value-type="float">
            <text:p>0.973950358077864</text:p>
          </table:table-cell>
          <table:table-cell table:formula="of:=SQRT([.D547]^2+[.E547]^2+[.F5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8]^2+[.B548]^2+[.C548]^2)" office:value-type="float" office:value="0.973950358077864" calcext:value-type="float">
            <text:p>0.973950358077864</text:p>
          </table:table-cell>
          <table:table-cell table:formula="of:=SQRT([.D548]^2+[.E548]^2+[.F5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49]^2+[.B549]^2+[.C549]^2)" office:value-type="float" office:value="0.973950358077864" calcext:value-type="float">
            <text:p>0.973950358077864</text:p>
          </table:table-cell>
          <table:table-cell table:formula="of:=SQRT([.D549]^2+[.E549]^2+[.F5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0]^2+[.B550]^2+[.C550]^2)" office:value-type="float" office:value="0.989469160711945" calcext:value-type="float">
            <text:p>0.989469160711945</text:p>
          </table:table-cell>
          <table:table-cell table:formula="of:=SQRT([.D550]^2+[.E550]^2+[.F5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1]^2+[.B551]^2+[.C551]^2)" office:value-type="float" office:value="0.973950358077864" calcext:value-type="float">
            <text:p>0.973950358077864</text:p>
          </table:table-cell>
          <table:table-cell table:formula="of:=SQRT([.D551]^2+[.E551]^2+[.F5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2]^2+[.B552]^2+[.C552]^2)" office:value-type="float" office:value="0.973950358077864" calcext:value-type="float">
            <text:p>0.973950358077864</text:p>
          </table:table-cell>
          <table:table-cell table:formula="of:=SQRT([.D552]^2+[.E552]^2+[.F5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3]^2+[.B553]^2+[.C553]^2)" office:value-type="float" office:value="0.973950358077864" calcext:value-type="float">
            <text:p>0.973950358077864</text:p>
          </table:table-cell>
          <table:table-cell table:formula="of:=SQRT([.D553]^2+[.E553]^2+[.F5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4]^2+[.B554]^2+[.C554]^2)" office:value-type="float" office:value="0.958334737969985" calcext:value-type="float">
            <text:p>0.958334737969985</text:p>
          </table:table-cell>
          <table:table-cell table:formula="of:=SQRT([.D554]^2+[.E554]^2+[.F5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5]^2+[.B555]^2+[.C555]^2)" office:value-type="float" office:value="0.972823694201575" calcext:value-type="float">
            <text:p>0.972823694201575</text:p>
          </table:table-cell>
          <table:table-cell table:formula="of:=SQRT([.D555]^2+[.E555]^2+[.F5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6]^2+[.B556]^2+[.C556]^2)" office:value-type="float" office:value="0.957189693843389" calcext:value-type="float">
            <text:p>0.957189693843389</text:p>
          </table:table-cell>
          <table:table-cell table:formula="of:=SQRT([.D556]^2+[.E556]^2+[.F5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7]^2+[.B557]^2+[.C557]^2)" office:value-type="float" office:value="0.972823694201575" calcext:value-type="float">
            <text:p>0.972823694201575</text:p>
          </table:table-cell>
          <table:table-cell table:formula="of:=SQRT([.D557]^2+[.E557]^2+[.F5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9715" calcext:value-type="float">
            <text:p>0.97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8]^2+[.B558]^2+[.C558]^2)" office:value-type="float" office:value="0.971946140483103" calcext:value-type="float">
            <text:p>0.971946140483103</text:p>
          </table:table-cell>
          <table:table-cell table:formula="of:=SQRT([.D558]^2+[.E558]^2+[.F5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59]^2+[.B559]^2+[.C559]^2)" office:value-type="float" office:value="0.973950358077864" calcext:value-type="float">
            <text:p>0.973950358077864</text:p>
          </table:table-cell>
          <table:table-cell table:formula="of:=SQRT([.D559]^2+[.E559]^2+[.F5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0]^2+[.B560]^2+[.C560]^2)" office:value-type="float" office:value="0.973950358077864" calcext:value-type="float">
            <text:p>0.973950358077864</text:p>
          </table:table-cell>
          <table:table-cell table:formula="of:=SQRT([.D560]^2+[.E560]^2+[.F5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1]^2+[.B561]^2+[.C561]^2)" office:value-type="float" office:value="0.973950358077864" calcext:value-type="float">
            <text:p>0.973950358077864</text:p>
          </table:table-cell>
          <table:table-cell table:formula="of:=SQRT([.D561]^2+[.E561]^2+[.F5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2]^2+[.B562]^2+[.C562]^2)" office:value-type="float" office:value="0.973950358077864" calcext:value-type="float">
            <text:p>0.973950358077864</text:p>
          </table:table-cell>
          <table:table-cell table:formula="of:=SQRT([.D562]^2+[.E562]^2+[.F5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3]^2+[.B563]^2+[.C563]^2)" office:value-type="float" office:value="0.989469160711945" calcext:value-type="float">
            <text:p>0.989469160711945</text:p>
          </table:table-cell>
          <table:table-cell table:formula="of:=SQRT([.D563]^2+[.E563]^2+[.F5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4]^2+[.B564]^2+[.C564]^2)" office:value-type="float" office:value="0.958334737969985" calcext:value-type="float">
            <text:p>0.958334737969985</text:p>
          </table:table-cell>
          <table:table-cell table:formula="of:=SQRT([.D564]^2+[.E564]^2+[.F5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5]^2+[.B565]^2+[.C565]^2)" office:value-type="float" office:value="0.973950358077864" calcext:value-type="float">
            <text:p>0.973950358077864</text:p>
          </table:table-cell>
          <table:table-cell table:formula="of:=SQRT([.D565]^2+[.E565]^2+[.F5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6]^2+[.B566]^2+[.C566]^2)" office:value-type="float" office:value="0.972823694201575" calcext:value-type="float">
            <text:p>0.972823694201575</text:p>
          </table:table-cell>
          <table:table-cell table:formula="of:=SQRT([.D566]^2+[.E566]^2+[.F5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9572" calcext:value-type="float">
            <text:p>0.95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7]^2+[.B567]^2+[.C567]^2)" office:value-type="float" office:value="0.957189693843389" calcext:value-type="float">
            <text:p>0.957189693843389</text:p>
          </table:table-cell>
          <table:table-cell table:formula="of:=SQRT([.D567]^2+[.E567]^2+[.F5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8]^2+[.B568]^2+[.C568]^2)" office:value-type="float" office:value="0.958334737969985" calcext:value-type="float">
            <text:p>0.958334737969985</text:p>
          </table:table-cell>
          <table:table-cell table:formula="of:=SQRT([.D568]^2+[.E568]^2+[.F5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69]^2+[.B569]^2+[.C569]^2)" office:value-type="float" office:value="0.973950358077864" calcext:value-type="float">
            <text:p>0.973950358077864</text:p>
          </table:table-cell>
          <table:table-cell table:formula="of:=SQRT([.D569]^2+[.E569]^2+[.F5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0]^2+[.B570]^2+[.C570]^2)" office:value-type="float" office:value="0.958334737969985" calcext:value-type="float">
            <text:p>0.958334737969985</text:p>
          </table:table-cell>
          <table:table-cell table:formula="of:=SQRT([.D570]^2+[.E570]^2+[.F5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1]^2+[.B571]^2+[.C571]^2)" office:value-type="float" office:value="0.972823694201575" calcext:value-type="float">
            <text:p>0.972823694201575</text:p>
          </table:table-cell>
          <table:table-cell table:formula="of:=SQRT([.D571]^2+[.E571]^2+[.F5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2]^2+[.B572]^2+[.C572]^2)" office:value-type="float" office:value="0.973950358077864" calcext:value-type="float">
            <text:p>0.973950358077864</text:p>
          </table:table-cell>
          <table:table-cell table:formula="of:=SQRT([.D572]^2+[.E572]^2+[.F5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3]^2+[.B573]^2+[.C573]^2)" office:value-type="float" office:value="0.958334737969985" calcext:value-type="float">
            <text:p>0.958334737969985</text:p>
          </table:table-cell>
          <table:table-cell table:formula="of:=SQRT([.D573]^2+[.E573]^2+[.F5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4]^2+[.B574]^2+[.C574]^2)" office:value-type="float" office:value="0.972823694201575" calcext:value-type="float">
            <text:p>0.972823694201575</text:p>
          </table:table-cell>
          <table:table-cell table:formula="of:=SQRT([.D574]^2+[.E574]^2+[.F5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5]^2+[.B575]^2+[.C575]^2)" office:value-type="float" office:value="0.973950358077864" calcext:value-type="float">
            <text:p>0.973950358077864</text:p>
          </table:table-cell>
          <table:table-cell table:formula="of:=SQRT([.D575]^2+[.E575]^2+[.F5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6]^2+[.B576]^2+[.C576]^2)" office:value-type="float" office:value="0.958334737969985" calcext:value-type="float">
            <text:p>0.958334737969985</text:p>
          </table:table-cell>
          <table:table-cell table:formula="of:=SQRT([.D576]^2+[.E576]^2+[.F5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7]^2+[.B577]^2+[.C577]^2)" office:value-type="float" office:value="0.989469160711945" calcext:value-type="float">
            <text:p>0.989469160711945</text:p>
          </table:table-cell>
          <table:table-cell table:formula="of:=SQRT([.D577]^2+[.E577]^2+[.F5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38" calcext:value-type="float">
            <text:p>0.0938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9761" calcext:value-type="float">
            <text:p>0.97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8]^2+[.B578]^2+[.C578]^2)" office:value-type="float" office:value="0.97645864735789" calcext:value-type="float">
            <text:p>0.97645864735789</text:p>
          </table:table-cell>
          <table:table-cell table:formula="of:=SQRT([.D578]^2+[.E578]^2+[.F5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957" calcext:value-type="float">
            <text:p>0.9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79]^2+[.B579]^2+[.C579]^2)" office:value-type="float" office:value="0.957189693843389" calcext:value-type="float">
            <text:p>0.957189693843389</text:p>
          </table:table-cell>
          <table:table-cell table:formula="of:=SQRT([.D579]^2+[.E579]^2+[.F5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7661" calcext:value-type="float">
            <text:p>-0.766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741" calcext:value-type="float">
            <text:p>0.8741</text:p>
          </table:table-cell>
          <table:table-cell office:value-type="float" office:value="3.0478" calcext:value-type="float">
            <text:p>3.0478</text:p>
          </table:table-cell>
          <table:table-cell office:value-type="float" office:value="-4.0156" calcext:value-type="float">
            <text:p>-4.015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0]^2+[.B580]^2+[.C580]^2)" office:value-type="float" office:value="0.973950358077864" calcext:value-type="float">
            <text:p>0.973950358077864</text:p>
          </table:table-cell>
          <table:table-cell table:formula="of:=SQRT([.D580]^2+[.E580]^2+[.F5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1]^2+[.B581]^2+[.C581]^2)" office:value-type="float" office:value="0.973950358077864" calcext:value-type="float">
            <text:p>0.973950358077864</text:p>
          </table:table-cell>
          <table:table-cell table:formula="of:=SQRT([.D581]^2+[.E581]^2+[.F5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2]^2+[.B582]^2+[.C582]^2)" office:value-type="float" office:value="0.973950358077864" calcext:value-type="float">
            <text:p>0.973950358077864</text:p>
          </table:table-cell>
          <table:table-cell table:formula="of:=SQRT([.D582]^2+[.E582]^2+[.F5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3]^2+[.B583]^2+[.C583]^2)" office:value-type="float" office:value="0.989469160711945" calcext:value-type="float">
            <text:p>0.989469160711945</text:p>
          </table:table-cell>
          <table:table-cell table:formula="of:=SQRT([.D583]^2+[.E583]^2+[.F5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4]^2+[.B584]^2+[.C584]^2)" office:value-type="float" office:value="0.958334737969985" calcext:value-type="float">
            <text:p>0.958334737969985</text:p>
          </table:table-cell>
          <table:table-cell table:formula="of:=SQRT([.D584]^2+[.E584]^2+[.F5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5]^2+[.B585]^2+[.C585]^2)" office:value-type="float" office:value="0.973950358077864" calcext:value-type="float">
            <text:p>0.973950358077864</text:p>
          </table:table-cell>
          <table:table-cell table:formula="of:=SQRT([.D585]^2+[.E585]^2+[.F5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6]^2+[.B586]^2+[.C586]^2)" office:value-type="float" office:value="0.973950358077864" calcext:value-type="float">
            <text:p>0.973950358077864</text:p>
          </table:table-cell>
          <table:table-cell table:formula="of:=SQRT([.D586]^2+[.E586]^2+[.F5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7]^2+[.B587]^2+[.C587]^2)" office:value-type="float" office:value="0.972823694201575" calcext:value-type="float">
            <text:p>0.972823694201575</text:p>
          </table:table-cell>
          <table:table-cell table:formula="of:=SQRT([.D587]^2+[.E587]^2+[.F5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8]^2+[.B588]^2+[.C588]^2)" office:value-type="float" office:value="0.958334737969985" calcext:value-type="float">
            <text:p>0.958334737969985</text:p>
          </table:table-cell>
          <table:table-cell table:formula="of:=SQRT([.D588]^2+[.E588]^2+[.F5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89]^2+[.B589]^2+[.C589]^2)" office:value-type="float" office:value="0.973950358077864" calcext:value-type="float">
            <text:p>0.973950358077864</text:p>
          </table:table-cell>
          <table:table-cell table:formula="of:=SQRT([.D589]^2+[.E589]^2+[.F5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0]^2+[.B590]^2+[.C590]^2)" office:value-type="float" office:value="0.958334737969985" calcext:value-type="float">
            <text:p>0.958334737969985</text:p>
          </table:table-cell>
          <table:table-cell table:formula="of:=SQRT([.D590]^2+[.E590]^2+[.F5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7661" calcext:value-type="float">
            <text:p>-0.766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741" calcext:value-type="float">
            <text:p>0.8741</text:p>
          </table:table-cell>
          <table:table-cell office:value-type="float" office:value="3.0478" calcext:value-type="float">
            <text:p>3.0478</text:p>
          </table:table-cell>
          <table:table-cell office:value-type="float" office:value="-4.0156" calcext:value-type="float">
            <text:p>-4.015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1]^2+[.B591]^2+[.C591]^2)" office:value-type="float" office:value="0.973950358077864" calcext:value-type="float">
            <text:p>0.973950358077864</text:p>
          </table:table-cell>
          <table:table-cell table:formula="of:=SQRT([.D591]^2+[.E591]^2+[.F5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7661" calcext:value-type="float">
            <text:p>-0.766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741" calcext:value-type="float">
            <text:p>0.8741</text:p>
          </table:table-cell>
          <table:table-cell office:value-type="float" office:value="3.0478" calcext:value-type="float">
            <text:p>3.0478</text:p>
          </table:table-cell>
          <table:table-cell office:value-type="float" office:value="-4.0156" calcext:value-type="float">
            <text:p>-4.015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2]^2+[.B592]^2+[.C592]^2)" office:value-type="float" office:value="0.958334737969985" calcext:value-type="float">
            <text:p>0.958334737969985</text:p>
          </table:table-cell>
          <table:table-cell table:formula="of:=SQRT([.D592]^2+[.E592]^2+[.F5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7661" calcext:value-type="float">
            <text:p>-0.766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741" calcext:value-type="float">
            <text:p>0.8741</text:p>
          </table:table-cell>
          <table:table-cell office:value-type="float" office:value="3.0478" calcext:value-type="float">
            <text:p>3.0478</text:p>
          </table:table-cell>
          <table:table-cell office:value-type="float" office:value="-4.0156" calcext:value-type="float">
            <text:p>-4.015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3]^2+[.B593]^2+[.C593]^2)" office:value-type="float" office:value="0.973950358077864" calcext:value-type="float">
            <text:p>0.973950358077864</text:p>
          </table:table-cell>
          <table:table-cell table:formula="of:=SQRT([.D593]^2+[.E593]^2+[.F5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1" calcext:value-type="float">
            <text:p>-0.641</text:p>
          </table:table-cell>
          <table:table-cell office:value-type="float" office:value="-0.7661" calcext:value-type="float">
            <text:p>-0.7661</text:p>
          </table:table-cell>
          <table:table-cell office:value-type="float" office:value="-0.0469" calcext:value-type="float">
            <text:p>-0.0469</text:p>
          </table:table-cell>
          <table:table-cell office:value-type="float" office:value="0.8741" calcext:value-type="float">
            <text:p>0.8741</text:p>
          </table:table-cell>
          <table:table-cell office:value-type="float" office:value="3.0478" calcext:value-type="float">
            <text:p>3.0478</text:p>
          </table:table-cell>
          <table:table-cell office:value-type="float" office:value="-4.0156" calcext:value-type="float">
            <text:p>-4.015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9748" calcext:value-type="float">
            <text:p>0.97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4]^2+[.B594]^2+[.C594]^2)" office:value-type="float" office:value="0.975075720136647" calcext:value-type="float">
            <text:p>0.975075720136647</text:p>
          </table:table-cell>
          <table:table-cell table:formula="of:=SQRT([.D594]^2+[.E594]^2+[.F5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5]^2+[.B595]^2+[.C595]^2)" office:value-type="float" office:value="0.973950358077864" calcext:value-type="float">
            <text:p>0.973950358077864</text:p>
          </table:table-cell>
          <table:table-cell table:formula="of:=SQRT([.D595]^2+[.E595]^2+[.F5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6]^2+[.B596]^2+[.C596]^2)" office:value-type="float" office:value="0.958334737969985" calcext:value-type="float">
            <text:p>0.958334737969985</text:p>
          </table:table-cell>
          <table:table-cell table:formula="of:=SQRT([.D596]^2+[.E596]^2+[.F5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7]^2+[.B597]^2+[.C597]^2)" office:value-type="float" office:value="0.973950358077864" calcext:value-type="float">
            <text:p>0.973950358077864</text:p>
          </table:table-cell>
          <table:table-cell table:formula="of:=SQRT([.D597]^2+[.E597]^2+[.F5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8]^2+[.B598]^2+[.C598]^2)" office:value-type="float" office:value="0.973950358077864" calcext:value-type="float">
            <text:p>0.973950358077864</text:p>
          </table:table-cell>
          <table:table-cell table:formula="of:=SQRT([.D598]^2+[.E598]^2+[.F5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599]^2+[.B599]^2+[.C599]^2)" office:value-type="float" office:value="0.958334737969985" calcext:value-type="float">
            <text:p>0.958334737969985</text:p>
          </table:table-cell>
          <table:table-cell table:formula="of:=SQRT([.D599]^2+[.E599]^2+[.F5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0]^2+[.B600]^2+[.C600]^2)" office:value-type="float" office:value="0.972823694201575" calcext:value-type="float">
            <text:p>0.972823694201575</text:p>
          </table:table-cell>
          <table:table-cell table:formula="of:=SQRT([.D600]^2+[.E600]^2+[.F6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1]^2+[.B601]^2+[.C601]^2)" office:value-type="float" office:value="0.973950358077864" calcext:value-type="float">
            <text:p>0.973950358077864</text:p>
          </table:table-cell>
          <table:table-cell table:formula="of:=SQRT([.D601]^2+[.E601]^2+[.F6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2]^2+[.B602]^2+[.C602]^2)" office:value-type="float" office:value="0.958334737969985" calcext:value-type="float">
            <text:p>0.958334737969985</text:p>
          </table:table-cell>
          <table:table-cell table:formula="of:=SQRT([.D602]^2+[.E602]^2+[.F6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3]^2+[.B603]^2+[.C603]^2)" office:value-type="float" office:value="0.973950358077864" calcext:value-type="float">
            <text:p>0.973950358077864</text:p>
          </table:table-cell>
          <table:table-cell table:formula="of:=SQRT([.D603]^2+[.E603]^2+[.F6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6" calcext:value-type="float">
            <text:p>-0.6446</text:p>
          </table:table-cell>
          <table:table-cell office:value-type="float" office:value="-0.7625" calcext:value-type="float">
            <text:p>-0.7625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69" calcext:value-type="float">
            <text:p>0.869</text:p>
          </table:table-cell>
          <table:table-cell office:value-type="float" office:value="3.0315" calcext:value-type="float">
            <text:p>3.0315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4]^2+[.B604]^2+[.C604]^2)" office:value-type="float" office:value="0.958334737969985" calcext:value-type="float">
            <text:p>0.958334737969985</text:p>
          </table:table-cell>
          <table:table-cell table:formula="of:=SQRT([.D604]^2+[.E604]^2+[.F6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894" calcext:value-type="float">
            <text:p>0.98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5]^2+[.B605]^2+[.C605]^2)" office:value-type="float" office:value="0.989469160711945" calcext:value-type="float">
            <text:p>0.989469160711945</text:p>
          </table:table-cell>
          <table:table-cell table:formula="of:=SQRT([.D605]^2+[.E605]^2+[.F6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9" calcext:value-type="float">
            <text:p>-0.6449</text:p>
          </table:table-cell>
          <table:table-cell office:value-type="float" office:value="-0.7628" calcext:value-type="float">
            <text:p>-0.7628</text:p>
          </table:table-cell>
          <table:table-cell office:value-type="float" office:value="-0.0472" calcext:value-type="float">
            <text:p>-0.0472</text:p>
          </table:table-cell>
          <table:table-cell office:value-type="float" office:value="0.869" calcext:value-type="float">
            <text:p>0.869</text:p>
          </table:table-cell>
          <table:table-cell office:value-type="float" office:value="3.0472" calcext:value-type="float">
            <text:p>3.0472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6]^2+[.B606]^2+[.C606]^2)" office:value-type="float" office:value="0.958334737969985" calcext:value-type="float">
            <text:p>0.958334737969985</text:p>
          </table:table-cell>
          <table:table-cell table:formula="of:=SQRT([.D606]^2+[.E606]^2+[.F6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7]^2+[.B607]^2+[.C607]^2)" office:value-type="float" office:value="0.973950358077864" calcext:value-type="float">
            <text:p>0.973950358077864</text:p>
          </table:table-cell>
          <table:table-cell table:formula="of:=SQRT([.D607]^2+[.E607]^2+[.F6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8]^2+[.B608]^2+[.C608]^2)" office:value-type="float" office:value="0.958334737969985" calcext:value-type="float">
            <text:p>0.958334737969985</text:p>
          </table:table-cell>
          <table:table-cell table:formula="of:=SQRT([.D608]^2+[.E608]^2+[.F6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739" calcext:value-type="float">
            <text:p>0.97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09]^2+[.B609]^2+[.C609]^2)" office:value-type="float" office:value="0.973950358077864" calcext:value-type="float">
            <text:p>0.973950358077864</text:p>
          </table:table-cell>
          <table:table-cell table:formula="of:=SQRT([.D609]^2+[.E609]^2+[.F6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0]^2+[.B610]^2+[.C610]^2)" office:value-type="float" office:value="0.972823694201575" calcext:value-type="float">
            <text:p>0.972823694201575</text:p>
          </table:table-cell>
          <table:table-cell table:formula="of:=SQRT([.D610]^2+[.E610]^2+[.F6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718" calcext:value-type="float">
            <text:p>-0.0718</text:p>
          </table:table-cell>
          <table:table-cell office:value-type="float" office:value="0.9837" calcext:value-type="float">
            <text:p>0.98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1]^2+[.B611]^2+[.C611]^2)" office:value-type="float" office:value="0.986382081143002" calcext:value-type="float">
            <text:p>0.986382081143002</text:p>
          </table:table-cell>
          <table:table-cell table:formula="of:=SQRT([.D611]^2+[.E611]^2+[.F6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9583" calcext:value-type="float">
            <text:p>0.95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2]^2+[.B612]^2+[.C612]^2)" office:value-type="float" office:value="0.958334737969985" calcext:value-type="float">
            <text:p>0.958334737969985</text:p>
          </table:table-cell>
          <table:table-cell table:formula="of:=SQRT([.D612]^2+[.E612]^2+[.F6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905" calcext:value-type="float">
            <text:p>0.99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3]^2+[.B613]^2+[.C613]^2)" office:value-type="float" office:value="0.990576892522736" calcext:value-type="float">
            <text:p>0.990576892522736</text:p>
          </table:table-cell>
          <table:table-cell table:formula="of:=SQRT([.D613]^2+[.E613]^2+[.F6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0.9726" calcext:value-type="float">
            <text:p>0.97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4]^2+[.B614]^2+[.C614]^2)" office:value-type="float" office:value="0.972823694201575" calcext:value-type="float">
            <text:p>0.972823694201575</text:p>
          </table:table-cell>
          <table:table-cell table:formula="of:=SQRT([.D614]^2+[.E614]^2+[.F6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58" calcext:value-type="float">
            <text:p>-0.6358</text:p>
          </table:table-cell>
          <table:table-cell office:value-type="float" office:value="-0.7693" calcext:value-type="float">
            <text:p>-0.7693</text:p>
          </table:table-cell>
          <table:table-cell office:value-type="float" office:value="-0.0628" calcext:value-type="float">
            <text:p>-0.0628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159" calcext:value-type="float">
            <text:p>3.0159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9594" calcext:value-type="float">
            <text:p>0.95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5]^2+[.B615]^2+[.C615]^2)" office:value-type="float" office:value="0.959478415598809" calcext:value-type="float">
            <text:p>0.959478415598809</text:p>
          </table:table-cell>
          <table:table-cell table:formula="of:=SQRT([.D615]^2+[.E615]^2+[.F6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358" calcext:value-type="float">
            <text:p>-0.6358</text:p>
          </table:table-cell>
          <table:table-cell office:value-type="float" office:value="-0.7693" calcext:value-type="float">
            <text:p>-0.7693</text:p>
          </table:table-cell>
          <table:table-cell office:value-type="float" office:value="-0.0628" calcext:value-type="float">
            <text:p>-0.0628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159" calcext:value-type="float">
            <text:p>3.0159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" calcext:value-type="float">
            <text:p>0</text:p>
          </table:table-cell>
          <table:table-cell office:value-type="float" office:value="0.9764" calcext:value-type="float">
            <text:p>0.97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6]^2+[.B616]^2+[.C616]^2)" office:value-type="float" office:value="0.97645864735789" calcext:value-type="float">
            <text:p>0.97645864735789</text:p>
          </table:table-cell>
          <table:table-cell table:formula="of:=SQRT([.D616]^2+[.E616]^2+[.F6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-0.9766" calcext:value-type="float">
            <text:p>-0.9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393" calcext:value-type="float">
            <text:p>-0.6393</text:p>
          </table:table-cell>
          <table:table-cell office:value-type="float" office:value="-0.7656" calcext:value-type="float">
            <text:p>-0.765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875" calcext:value-type="float">
            <text:p>0.875</text:p>
          </table:table-cell>
          <table:table-cell office:value-type="float" office:value="2.9994" calcext:value-type="float">
            <text:p>2.9994</text:p>
          </table:table-cell>
          <table:table-cell office:value-type="float" office:value="-4.0166" calcext:value-type="float">
            <text:p>-4.0166</text:p>
          </table:table-cell>
          <table:table-cell office:value-type="float" office:value="-0.0105" calcext:value-type="float">
            <text:p>-0.0105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1782" calcext:value-type="float">
            <text:p>0.1782</text:p>
          </table:table-cell>
          <table:table-cell office:value-type="float" office:value="-0.9561" calcext:value-type="float">
            <text:p>-0.9561</text:p>
          </table:table-cell>
          <table:table-cell office:value-type="float" office:value="-0.0887" calcext:value-type="float">
            <text:p>-0.0887</text:p>
          </table:table-cell>
          <table:table-cell table:formula="of:=SQRT([.A617]^2+[.B617]^2+[.C617]^2)" office:value-type="float" office:value="0.97645864735789" calcext:value-type="float">
            <text:p>0.97645864735789</text:p>
          </table:table-cell>
          <table:table-cell table:formula="of:=SQRT([.D617]^2+[.E617]^2+[.F61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0" calcext:value-type="float">
            <text:p>0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0.869" calcext:value-type="float">
            <text:p>0.869</text:p>
          </table:table-cell>
          <table:table-cell office:value-type="float" office:value="3.0001" calcext:value-type="float">
            <text:p>3.0001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1052" calcext:value-type="float">
            <text:p>0.1052</text:p>
          </table:table-cell>
          <table:table-cell office:value-type="float" office:value="-0.9668" calcext:value-type="float">
            <text:p>-0.9668</text:p>
          </table:table-cell>
          <table:table-cell table:formula="of:=SQRT([.A618]^2+[.B618]^2+[.C618]^2)" office:value-type="float" office:value="0.962287114119274" calcext:value-type="float">
            <text:p>0.962287114119274</text:p>
          </table:table-cell>
          <table:table-cell table:formula="of:=SQRT([.D618]^2+[.E618]^2+[.F61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0.869" calcext:value-type="float">
            <text:p>0.869</text:p>
          </table:table-cell>
          <table:table-cell office:value-type="float" office:value="3.0001" calcext:value-type="float">
            <text:p>3.0001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0.972" calcext:value-type="float">
            <text:p>0.9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19]^2+[.B619]^2+[.C619]^2)" office:value-type="float" office:value="0.973830231611239" calcext:value-type="float">
            <text:p>0.973830231611239</text:p>
          </table:table-cell>
          <table:table-cell table:formula="of:=SQRT([.D619]^2+[.E619]^2+[.F6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0.869" calcext:value-type="float">
            <text:p>0.869</text:p>
          </table:table-cell>
          <table:table-cell office:value-type="float" office:value="3.0001" calcext:value-type="float">
            <text:p>3.0001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9625" calcext:value-type="float">
            <text:p>0.96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0]^2+[.B620]^2+[.C620]^2)" office:value-type="float" office:value="0.962531859212982" calcext:value-type="float">
            <text:p>0.962531859212982</text:p>
          </table:table-cell>
          <table:table-cell table:formula="of:=SQRT([.D620]^2+[.E620]^2+[.F6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7541" calcext:value-type="float">
            <text:p>-0.7541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843" calcext:value-type="float">
            <text:p>2.9843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251" calcext:value-type="float">
            <text:p>-0.0251</text:p>
          </table:table-cell>
          <table:table-cell office:value-type="float" office:value="0.9759" calcext:value-type="float">
            <text:p>0.97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1]^2+[.B621]^2+[.C621]^2)" office:value-type="float" office:value="0.97645864735789" calcext:value-type="float">
            <text:p>0.97645864735789</text:p>
          </table:table-cell>
          <table:table-cell table:formula="of:=SQRT([.D621]^2+[.E621]^2+[.F6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7541" calcext:value-type="float">
            <text:p>-0.7541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843" calcext:value-type="float">
            <text:p>2.9843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0.9605" calcext:value-type="float">
            <text:p>0.96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2]^2+[.B622]^2+[.C622]^2)" office:value-type="float" office:value="0.960883791100672" calcext:value-type="float">
            <text:p>0.960883791100672</text:p>
          </table:table-cell>
          <table:table-cell table:formula="of:=SQRT([.D622]^2+[.E622]^2+[.F6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38" calcext:value-type="float">
            <text:p>0.0938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7541" calcext:value-type="float">
            <text:p>-0.7541</text:p>
          </table:table-cell>
          <table:table-cell office:value-type="float" office:value="-0.0786" calcext:value-type="float">
            <text:p>-0.0786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843" calcext:value-type="float">
            <text:p>2.9843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9757" calcext:value-type="float">
            <text:p>0.97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3]^2+[.B623]^2+[.C623]^2)" office:value-type="float" office:value="0.97645864735789" calcext:value-type="float">
            <text:p>0.97645864735789</text:p>
          </table:table-cell>
          <table:table-cell table:formula="of:=SQRT([.D623]^2+[.E623]^2+[.F6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-0.9766" calcext:value-type="float">
            <text:p>-0.9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0.7536" calcext:value-type="float">
            <text:p>-0.7536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687" calcext:value-type="float">
            <text:p>2.9687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1473" calcext:value-type="float">
            <text:p>0.1473</text:p>
          </table:table-cell>
          <table:table-cell office:value-type="float" office:value="-0.9591" calcext:value-type="float">
            <text:p>-0.9591</text:p>
          </table:table-cell>
          <table:table-cell office:value-type="float" office:value="-0.1099" calcext:value-type="float">
            <text:p>-0.1099</text:p>
          </table:table-cell>
          <table:table-cell table:formula="of:=SQRT([.A624]^2+[.B624]^2+[.C624]^2)" office:value-type="float" office:value="0.959478415598809" calcext:value-type="float">
            <text:p>0.959478415598809</text:p>
          </table:table-cell>
          <table:table-cell table:formula="of:=SQRT([.D624]^2+[.E624]^2+[.F62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0.7536" calcext:value-type="float">
            <text:p>-0.7536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687" calcext:value-type="float">
            <text:p>2.9687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423" calcext:value-type="float">
            <text:p>-0.0423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0.9579" calcext:value-type="float">
            <text:p>0.95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5]^2+[.B625]^2+[.C625]^2)" office:value-type="float" office:value="0.959478415598809" calcext:value-type="float">
            <text:p>0.959478415598809</text:p>
          </table:table-cell>
          <table:table-cell table:formula="of:=SQRT([.D625]^2+[.E625]^2+[.F6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0.7536" calcext:value-type="float">
            <text:p>-0.7536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687" calcext:value-type="float">
            <text:p>2.9687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0.9599" calcext:value-type="float">
            <text:p>0.95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6]^2+[.B626]^2+[.C626]^2)" office:value-type="float" office:value="0.960883791100672" calcext:value-type="float">
            <text:p>0.960883791100672</text:p>
          </table:table-cell>
          <table:table-cell table:formula="of:=SQRT([.D626]^2+[.E626]^2+[.F6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516" calcext:value-type="float">
            <text:p>-0.6516</text:p>
          </table:table-cell>
          <table:table-cell office:value-type="float" office:value="-0.7536" calcext:value-type="float">
            <text:p>-0.7536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8579" calcext:value-type="float">
            <text:p>0.8579</text:p>
          </table:table-cell>
          <table:table-cell office:value-type="float" office:value="2.9687" calcext:value-type="float">
            <text:p>2.9687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-0.0287" calcext:value-type="float">
            <text:p>-0.0287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0.9753" calcext:value-type="float">
            <text:p>0.97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27]^2+[.B627]^2+[.C627]^2)" office:value-type="float" office:value="0.97645864735789" calcext:value-type="float">
            <text:p>0.97645864735789</text:p>
          </table:table-cell>
          <table:table-cell table:formula="of:=SQRT([.D627]^2+[.E627]^2+[.F6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0.9766" calcext:value-type="float">
            <text:p>0.9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7" calcext:value-type="float">
            <text:p>-0.647</text:p>
          </table:table-cell>
          <table:table-cell office:value-type="float" office:value="-0.7575" calcext:value-type="float">
            <text:p>-0.7575</text:p>
          </table:table-cell>
          <table:table-cell office:value-type="float" office:value="-0.0868" calcext:value-type="float">
            <text:p>-0.0868</text:p>
          </table:table-cell>
          <table:table-cell office:value-type="float" office:value="0.8639" calcext:value-type="float">
            <text:p>0.8639</text:p>
          </table:table-cell>
          <table:table-cell office:value-type="float" office:value="2.9678" calcext:value-type="float">
            <text:p>2.9678</text:p>
          </table:table-cell>
          <table:table-cell office:value-type="float" office:value="-4.0055" calcext:value-type="float">
            <text:p>-4.0055</text:p>
          </table:table-cell>
          <table:table-cell office:value-type="float" office:value="-0.062" calcext:value-type="float">
            <text:p>-0.062</text:p>
          </table:table-cell>
          <table:table-cell office:value-type="float" office:value="-0.0436" calcext:value-type="float">
            <text:p>-0.0436</text:p>
          </table:table-cell>
          <table:table-cell office:value-type="float" office:value="0.9865" calcext:value-type="float">
            <text:p>0.9865</text:p>
          </table:table-cell>
          <table:table-cell office:value-type="float" office:value="-0.1589" calcext:value-type="float">
            <text:p>-0.1589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1097" calcext:value-type="float">
            <text:p>0.1097</text:p>
          </table:table-cell>
          <table:table-cell table:formula="of:=SQRT([.A628]^2+[.B628]^2+[.C628]^2)" office:value-type="float" office:value="0.989469160711945" calcext:value-type="float">
            <text:p>0.989469160711945</text:p>
          </table:table-cell>
          <table:table-cell table:formula="of:=SQRT([.D628]^2+[.E628]^2+[.F62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.9766" calcext:value-type="float">
            <text:p>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436" calcext:value-type="float">
            <text:p>-0.6436</text:p>
          </table:table-cell>
          <table:table-cell office:value-type="float" office:value="-0.7613" calcext:value-type="float">
            <text:p>-0.7613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0.9687" calcext:value-type="float">
            <text:p>0.9687</text:p>
          </table:table-cell>
          <table:table-cell office:value-type="float" office:value="2.9837" calcext:value-type="float">
            <text:p>2.9837</text:p>
          </table:table-cell>
          <table:table-cell office:value-type="float" office:value="-3.9109" calcext:value-type="float">
            <text:p>-3.9109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0.9775" calcext:value-type="float">
            <text:p>0.9775</text:p>
          </table:table-cell>
          <table:table-cell office:value-type="float" office:value="-0.1675" calcext:value-type="float">
            <text:p>-0.1675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1103" calcext:value-type="float">
            <text:p>0.1103</text:p>
          </table:table-cell>
          <table:table-cell table:formula="of:=SQRT([.A629]^2+[.B629]^2+[.C629]^2)" office:value-type="float" office:value="0.97783961875146" calcext:value-type="float">
            <text:p>0.97783961875146</text:p>
          </table:table-cell>
          <table:table-cell table:formula="of:=SQRT([.D629]^2+[.E629]^2+[.F62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.9766" calcext:value-type="float">
            <text:p>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6436" calcext:value-type="float">
            <text:p>-0.6436</text:p>
          </table:table-cell>
          <table:table-cell office:value-type="float" office:value="-0.7613" calcext:value-type="float">
            <text:p>-0.7613</text:p>
          </table:table-cell>
          <table:table-cell office:value-type="float" office:value="-0.0785" calcext:value-type="float">
            <text:p>-0.0785</text:p>
          </table:table-cell>
          <table:table-cell office:value-type="float" office:value="0.9687" calcext:value-type="float">
            <text:p>0.9687</text:p>
          </table:table-cell>
          <table:table-cell office:value-type="float" office:value="2.9837" calcext:value-type="float">
            <text:p>2.9837</text:p>
          </table:table-cell>
          <table:table-cell office:value-type="float" office:value="-3.9109" calcext:value-type="float">
            <text:p>-3.9109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0.9586" calcext:value-type="float">
            <text:p>0.9586</text:p>
          </table:table-cell>
          <table:table-cell office:value-type="float" office:value="-0.1675" calcext:value-type="float">
            <text:p>-0.1675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1103" calcext:value-type="float">
            <text:p>0.1103</text:p>
          </table:table-cell>
          <table:table-cell table:formula="of:=SQRT([.A630]^2+[.B630]^2+[.C630]^2)" office:value-type="float" office:value="0.959478415598809" calcext:value-type="float">
            <text:p>0.959478415598809</text:p>
          </table:table-cell>
          <table:table-cell table:formula="of:=SQRT([.D630]^2+[.E630]^2+[.F63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44" calcext:value-type="float">
            <text:p>-0.644</text:p>
          </table:table-cell>
          <table:table-cell office:value-type="float" office:value="-0.7618" calcext:value-type="float">
            <text:p>-0.7618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0.9797" calcext:value-type="float">
            <text:p>0.9797</text:p>
          </table:table-cell>
          <table:table-cell office:value-type="float" office:value="2.9992" calcext:value-type="float">
            <text:p>2.9992</text:p>
          </table:table-cell>
          <table:table-cell office:value-type="float" office:value="-3.8999" calcext:value-type="float">
            <text:p>-3.8999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0.9607" calcext:value-type="float">
            <text:p>0.9607</text:p>
          </table:table-cell>
          <table:table-cell office:value-type="float" office:value="-1.1257" calcext:value-type="float">
            <text:p>-1.1257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0053" calcext:value-type="float">
            <text:p>0.0053</text:p>
          </table:table-cell>
          <table:table-cell table:formula="of:=SQRT([.A631]^2+[.B631]^2+[.C631]^2)" office:value-type="float" office:value="0.960883791100672" calcext:value-type="float">
            <text:p>0.960883791100672</text:p>
          </table:table-cell>
          <table:table-cell table:formula="of:=SQRT([.D631]^2+[.E631]^2+[.F631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781" calcext:value-type="float">
            <text:p>0.0781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6443" calcext:value-type="float">
            <text:p>-0.6443</text:p>
          </table:table-cell>
          <table:table-cell office:value-type="float" office:value="-0.7622" calcext:value-type="float">
            <text:p>-0.7622</text:p>
          </table:table-cell>
          <table:table-cell office:value-type="float" office:value="-0.0629" calcext:value-type="float">
            <text:p>-0.0629</text:p>
          </table:table-cell>
          <table:table-cell office:value-type="float" office:value="0.9934" calcext:value-type="float">
            <text:p>0.9934</text:p>
          </table:table-cell>
          <table:table-cell office:value-type="float" office:value="3.0148" calcext:value-type="float">
            <text:p>3.0148</text:p>
          </table:table-cell>
          <table:table-cell office:value-type="float" office:value="-3.8862" calcext:value-type="float">
            <text:p>-3.8862</text:p>
          </table:table-cell>
          <table:table-cell office:value-type="float" office:value="0.0131" calcext:value-type="float">
            <text:p>0.0131</text:p>
          </table:table-cell>
          <table:table-cell office:value-type="float" office:value="-0.0091" calcext:value-type="float">
            <text:p>-0.0091</text:p>
          </table:table-cell>
          <table:table-cell office:value-type="float" office:value="0.9608" calcext:value-type="float">
            <text:p>0.9608</text:p>
          </table:table-cell>
          <table:table-cell office:value-type="float" office:value="-1.1257" calcext:value-type="float">
            <text:p>-1.1257</text:p>
          </table:table-cell>
          <table:table-cell office:value-type="float" office:value="0.8" calcext:value-type="float">
            <text:p>0.8</text:p>
          </table:table-cell>
          <table:table-cell office:value-type="float" office:value="0.0071" calcext:value-type="float">
            <text:p>0.0071</text:p>
          </table:table-cell>
          <table:table-cell table:formula="of:=SQRT([.A632]^2+[.B632]^2+[.C632]^2)" office:value-type="float" office:value="0.960883791100672" calcext:value-type="float">
            <text:p>0.960883791100672</text:p>
          </table:table-cell>
          <table:table-cell table:formula="of:=SQRT([.D632]^2+[.E632]^2+[.F632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0.9752" calcext:value-type="float">
            <text:p>0.9752</text:p>
          </table:table-cell>
          <table:table-cell office:value-type="float" office:value="-0.9562" calcext:value-type="float">
            <text:p>-0.9562</text:p>
          </table:table-cell>
          <table:table-cell office:value-type="float" office:value="-0.1803" calcext:value-type="float">
            <text:p>-0.1803</text:p>
          </table:table-cell>
          <table:table-cell office:value-type="float" office:value="-0.0826" calcext:value-type="float">
            <text:p>-0.0826</text:p>
          </table:table-cell>
          <table:table-cell table:formula="of:=SQRT([.A633]^2+[.B633]^2+[.C633]^2)" office:value-type="float" office:value="0.975334880951153" calcext:value-type="float">
            <text:p>0.975334880951153</text:p>
          </table:table-cell>
          <table:table-cell table:formula="of:=SQRT([.D633]^2+[.E633]^2+[.F63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1" calcext:value-type="float">
            <text:p>-0.6361</text:p>
          </table:table-cell>
          <table:table-cell office:value-type="float" office:value="-0.7696" calcext:value-type="float">
            <text:p>-0.7696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316" calcext:value-type="float">
            <text:p>3.0316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0.9752" calcext:value-type="float">
            <text:p>0.9752</text:p>
          </table:table-cell>
          <table:table-cell office:value-type="float" office:value="-0.9562" calcext:value-type="float">
            <text:p>-0.9562</text:p>
          </table:table-cell>
          <table:table-cell office:value-type="float" office:value="-0.1803" calcext:value-type="float">
            <text:p>-0.1803</text:p>
          </table:table-cell>
          <table:table-cell office:value-type="float" office:value="-0.0826" calcext:value-type="float">
            <text:p>-0.0826</text:p>
          </table:table-cell>
          <table:table-cell table:formula="of:=SQRT([.A634]^2+[.B634]^2+[.C634]^2)" office:value-type="float" office:value="0.975334880951153" calcext:value-type="float">
            <text:p>0.975334880951153</text:p>
          </table:table-cell>
          <table:table-cell table:formula="of:=SQRT([.D634]^2+[.E634]^2+[.F63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4" calcext:value-type="float">
            <text:p>-0.6364</text:p>
          </table:table-cell>
          <table:table-cell office:value-type="float" office:value="-0.7699" calcext:value-type="float">
            <text:p>-0.7699</text:p>
          </table:table-cell>
          <table:table-cell office:value-type="float" office:value="-0.0471" calcext:value-type="float">
            <text:p>-0.0471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473" calcext:value-type="float">
            <text:p>3.047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583" calcext:value-type="float">
            <text:p>0.9583</text:p>
          </table:table-cell>
          <table:table-cell office:value-type="float" office:value="-0.957" calcext:value-type="float">
            <text:p>-0.957</text:p>
          </table:table-cell>
          <table:table-cell office:value-type="float" office:value="-0.1813" calcext:value-type="float">
            <text:p>-0.1813</text:p>
          </table:table-cell>
          <table:table-cell office:value-type="float" office:value="-0.0709" calcext:value-type="float">
            <text:p>-0.0709</text:p>
          </table:table-cell>
          <table:table-cell table:formula="of:=SQRT([.A635]^2+[.B635]^2+[.C635]^2)" office:value-type="float" office:value="0.958334737969985" calcext:value-type="float">
            <text:p>0.958334737969985</text:p>
          </table:table-cell>
          <table:table-cell table:formula="of:=SQRT([.D635]^2+[.E635]^2+[.F635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781" calcext:value-type="float">
            <text:p>0.0781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9766" calcext:value-type="float">
            <text:p>-0.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6" calcext:value-type="float">
            <text:p>-0.6366</text:p>
          </table:table-cell>
          <table:table-cell office:value-type="float" office:value="-0.7702" calcext:value-type="float">
            <text:p>-0.7702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63" calcext:value-type="float">
            <text:p>3.063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2" calcext:value-type="float">
            <text:p>0.0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9573" calcext:value-type="float">
            <text:p>0.9573</text:p>
          </table:table-cell>
          <table:table-cell office:value-type="float" office:value="-1.1427" calcext:value-type="float">
            <text:p>-1.1427</text:p>
          </table:table-cell>
          <table:table-cell office:value-type="float" office:value="0.7756" calcext:value-type="float">
            <text:p>0.7756</text:p>
          </table:table-cell>
          <table:table-cell office:value-type="float" office:value="-0.0103" calcext:value-type="float">
            <text:p>-0.0103</text:p>
          </table:table-cell>
          <table:table-cell table:formula="of:=SQRT([.A636]^2+[.B636]^2+[.C636]^2)" office:value-type="float" office:value="0.957443904362026" calcext:value-type="float">
            <text:p>0.957443904362026</text:p>
          </table:table-cell>
          <table:table-cell table:formula="of:=SQRT([.D636]^2+[.E636]^2+[.F636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938" calcext:value-type="float">
            <text:p>0.0938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0.9766" calcext:value-type="float">
            <text:p>0.9766</text:p>
          </table:table-cell>
          <table:table-cell office:value-type="float" office:value="-1.9531" calcext:value-type="float">
            <text:p>-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8" calcext:value-type="float">
            <text:p>-0.6368</text:p>
          </table:table-cell>
          <table:table-cell office:value-type="float" office:value="-0.7704" calcext:value-type="float">
            <text:p>-0.7704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787" calcext:value-type="float">
            <text:p>3.0787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9427" calcext:value-type="float">
            <text:p>0.9427</text:p>
          </table:table-cell>
          <table:table-cell office:value-type="float" office:value="-2.1009" calcext:value-type="float">
            <text:p>-2.1009</text:p>
          </table:table-cell>
          <table:table-cell office:value-type="float" office:value="0.5928" calcext:value-type="float">
            <text:p>0.5928</text:p>
          </table:table-cell>
          <table:table-cell office:value-type="float" office:value="-0.0555" calcext:value-type="float">
            <text:p>-0.0555</text:p>
          </table:table-cell>
          <table:table-cell table:formula="of:=SQRT([.A637]^2+[.B637]^2+[.C637]^2)" office:value-type="float" office:value="0.944251523694826" calcext:value-type="float">
            <text:p>0.944251523694826</text:p>
          </table:table-cell>
          <table:table-cell table:formula="of:=SQRT([.D637]^2+[.E637]^2+[.F637]^2)" office:value-type="float" office:value="2.18365454456514" calcext:value-type="float">
            <text:p>2.1836545445651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1.9531" calcext:value-type="float">
            <text:p>1.9531</text:p>
          </table:table-cell>
          <table:table-cell office:value-type="float" office:value="-1.9531" calcext:value-type="float">
            <text:p>-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-0.7706" calcext:value-type="float">
            <text:p>-0.7706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0944" calcext:value-type="float">
            <text:p>3.0944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9718" calcext:value-type="float">
            <text:p>0.9718</text:p>
          </table:table-cell>
          <table:table-cell office:value-type="float" office:value="-2.2857" calcext:value-type="float">
            <text:p>-2.2857</text:p>
          </table:table-cell>
          <table:table-cell office:value-type="float" office:value="1.5508" calcext:value-type="float">
            <text:p>1.5508</text:p>
          </table:table-cell>
          <table:table-cell office:value-type="float" office:value="-0.0123" calcext:value-type="float">
            <text:p>-0.0123</text:p>
          </table:table-cell>
          <table:table-cell table:formula="of:=SQRT([.A638]^2+[.B638]^2+[.C638]^2)" office:value-type="float" office:value="0.972823694201575" calcext:value-type="float">
            <text:p>0.972823694201575</text:p>
          </table:table-cell>
          <table:table-cell table:formula="of:=SQRT([.D638]^2+[.E638]^2+[.F638]^2)" office:value-type="float" office:value="2.76210050867089" calcext:value-type="float">
            <text:p>2.76210050867089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1.9531" calcext:value-type="float">
            <text:p>1.9531</text:p>
          </table:table-cell>
          <table:table-cell office:value-type="float" office:value="-1.9531" calcext:value-type="float">
            <text:p>-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8801" calcext:value-type="float">
            <text:p>0.8801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9551" calcext:value-type="float">
            <text:p>0.9551</text:p>
          </table:table-cell>
          <table:table-cell office:value-type="float" office:value="-2.2858" calcext:value-type="float">
            <text:p>-2.2858</text:p>
          </table:table-cell>
          <table:table-cell office:value-type="float" office:value="1.5506" calcext:value-type="float">
            <text:p>1.5506</text:p>
          </table:table-cell>
          <table:table-cell office:value-type="float" office:value="-0.0082" calcext:value-type="float">
            <text:p>-0.0082</text:p>
          </table:table-cell>
          <table:table-cell table:formula="of:=SQRT([.A639]^2+[.B639]^2+[.C639]^2)" office:value-type="float" office:value="0.956297793576875" calcext:value-type="float">
            <text:p>0.956297793576875</text:p>
          </table:table-cell>
          <table:table-cell table:formula="of:=SQRT([.D639]^2+[.E639]^2+[.F639]^2)" office:value-type="float" office:value="2.76210050867089" calcext:value-type="float">
            <text:p>2.76210050867089</text:p>
          </table:table-cell>
          <table:table-cell table:number-columns-repeated="10"/>
        </table:table-row>
        <table:table-row table:style-name="ro1">
          <table:table-cell office:value-type="float" office:value="0.0469" calcext:value-type="float">
            <text:p>0.0469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1.9531" calcext:value-type="float">
            <text:p>1.9531</text:p>
          </table:table-cell>
          <table:table-cell office:value-type="float" office:value="-1.9531" calcext:value-type="float">
            <text:p>-1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2.4509" calcext:value-type="float">
            <text:p>2.4509</text:p>
          </table:table-cell>
          <table:table-cell office:value-type="float" office:value="3.1416" calcext:value-type="float">
            <text:p>3.1416</text:p>
          </table:table-cell>
          <table:table-cell office:value-type="float" office:value="-2.4509" calcext:value-type="float">
            <text:p>-2.4509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9688" calcext:value-type="float">
            <text:p>0.9688</text:p>
          </table:table-cell>
          <table:table-cell office:value-type="float" office:value="-2.2859" calcext:value-type="float">
            <text:p>-2.2859</text:p>
          </table:table-cell>
          <table:table-cell office:value-type="float" office:value="1.5505" calcext:value-type="float">
            <text:p>1.5505</text:p>
          </table:table-cell>
          <table:table-cell office:value-type="float" office:value="0" calcext:value-type="float">
            <text:p>0</text:p>
          </table:table-cell>
          <table:table-cell table:formula="of:=SQRT([.A640]^2+[.B640]^2+[.C640]^2)" office:value-type="float" office:value="0.971946140483103" calcext:value-type="float">
            <text:p>0.971946140483103</text:p>
          </table:table-cell>
          <table:table-cell table:formula="of:=SQRT([.D640]^2+[.E640]^2+[.F640]^2)" office:value-type="float" office:value="2.76210050867089" calcext:value-type="float">
            <text:p>2.7621005086708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.9766" calcext:value-type="float">
            <text:p>0.9766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9685" calcext:value-type="float">
            <text:p>0.9685</text:p>
          </table:table-cell>
          <table:table-cell office:value-type="float" office:value="-2.1019" calcext:value-type="float">
            <text:p>-2.1019</text:p>
          </table:table-cell>
          <table:table-cell office:value-type="float" office:value="0.5913" calcext:value-type="float">
            <text:p>0.5913</text:p>
          </table:table-cell>
          <table:table-cell office:value-type="float" office:value="-0.0314" calcext:value-type="float">
            <text:p>-0.0314</text:p>
          </table:table-cell>
          <table:table-cell table:formula="of:=SQRT([.A641]^2+[.B641]^2+[.C641]^2)" office:value-type="float" office:value="0.971067793719882" calcext:value-type="float">
            <text:p>0.971067793719882</text:p>
          </table:table-cell>
          <table:table-cell table:formula="of:=SQRT([.D641]^2+[.E641]^2+[.F641]^2)" office:value-type="float" office:value="2.18365454456514" calcext:value-type="float">
            <text:p>2.18365454456514</text:p>
          </table:table-cell>
          <table:table-cell table:number-columns-repeated="10"/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office:value-type="float" office:value="0.9766" calcext:value-type="float">
            <text:p>0.9766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9514" calcext:value-type="float">
            <text:p>0.9514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5912" calcext:value-type="float">
            <text:p>0.5912</text:p>
          </table:table-cell>
          <table:table-cell office:value-type="float" office:value="-0.0175" calcext:value-type="float">
            <text:p>-0.0175</text:p>
          </table:table-cell>
          <table:table-cell table:formula="of:=SQRT([.A642]^2+[.B642]^2+[.C642]^2)" office:value-type="float" office:value="0.956297793576875" calcext:value-type="float">
            <text:p>0.956297793576875</text:p>
          </table:table-cell>
          <table:table-cell table:formula="of:=SQRT([.D642]^2+[.E642]^2+[.F642]^2)" office:value-type="float" office:value="2.18365454456514" calcext:value-type="float">
            <text:p>2.18365454456514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.9766" calcext:value-type="float">
            <text:p>0.9766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157" calcext:value-type="float">
            <text:p>0.0157</text:p>
          </table:table-cell>
          <table:table-cell office:value-type="float" office:value="4.4853" calcext:value-type="float">
            <text:p>4.4853</text:p>
          </table:table-cell>
          <table:table-cell office:value-type="float" office:value="3.1064" calcext:value-type="float">
            <text:p>3.1064</text:p>
          </table:table-cell>
          <table:table-cell office:value-type="float" office:value="-0.4164" calcext:value-type="float">
            <text:p>-0.4164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9663" calcext:value-type="float">
            <text:p>0.9663</text:p>
          </table:table-cell>
          <table:table-cell office:value-type="float" office:value="-2.1021" calcext:value-type="float">
            <text:p>-2.1021</text:p>
          </table:table-cell>
          <table:table-cell office:value-type="float" office:value="0.5914" calcext:value-type="float">
            <text:p>0.5914</text:p>
          </table:table-cell>
          <table:table-cell office:value-type="float" office:value="-0.0036" calcext:value-type="float">
            <text:p>-0.0036</text:p>
          </table:table-cell>
          <table:table-cell table:formula="of:=SQRT([.A643]^2+[.B643]^2+[.C643]^2)" office:value-type="float" office:value="0.971315154828751" calcext:value-type="float">
            <text:p>0.971315154828751</text:p>
          </table:table-cell>
          <table:table-cell table:formula="of:=SQRT([.D643]^2+[.E643]^2+[.F643]^2)" office:value-type="float" office:value="2.18365454456514" calcext:value-type="float">
            <text:p>2.18365454456514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-0.7706" calcext:value-type="float">
            <text:p>-0.7706</text:p>
          </table:table-cell>
          <table:table-cell office:value-type="float" office:value="0.0236" calcext:value-type="float">
            <text:p>0.0236</text:p>
          </table:table-cell>
          <table:table-cell office:value-type="float" office:value="4.3434" calcext:value-type="float">
            <text:p>4.3434</text:p>
          </table:table-cell>
          <table:table-cell office:value-type="float" office:value="3.0919" calcext:value-type="float">
            <text:p>3.0919</text:p>
          </table:table-cell>
          <table:table-cell office:value-type="float" office:value="-0.5583" calcext:value-type="float">
            <text:p>-0.5583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9657" calcext:value-type="float">
            <text:p>0.9657</text:p>
          </table:table-cell>
          <table:table-cell office:value-type="float" office:value="-1.1431" calcext:value-type="float">
            <text:p>-1.1431</text:p>
          </table:table-cell>
          <table:table-cell office:value-type="float" office:value="0.7749" calcext:value-type="float">
            <text:p>0.7749</text:p>
          </table:table-cell>
          <table:table-cell office:value-type="float" office:value="-0.0155" calcext:value-type="float">
            <text:p>-0.0155</text:p>
          </table:table-cell>
          <table:table-cell table:formula="of:=SQRT([.A644]^2+[.B644]^2+[.C644]^2)" office:value-type="float" office:value="0.970060003298765" calcext:value-type="float">
            <text:p>0.970060003298765</text:p>
          </table:table-cell>
          <table:table-cell table:formula="of:=SQRT([.D644]^2+[.E644]^2+[.F644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67" calcext:value-type="float">
            <text:p>-0.6367</text:p>
          </table:table-cell>
          <table:table-cell office:value-type="float" office:value="-0.7703" calcext:value-type="float">
            <text:p>-0.7703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4853" calcext:value-type="float">
            <text:p>4.4853</text:p>
          </table:table-cell>
          <table:table-cell office:value-type="float" office:value="3.0713" calcext:value-type="float">
            <text:p>3.0713</text:p>
          </table:table-cell>
          <table:table-cell office:value-type="float" office:value="-0.4164" calcext:value-type="float">
            <text:p>-0.416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963" calcext:value-type="float">
            <text:p>0.963</text:p>
          </table:table-cell>
          <table:table-cell office:value-type="float" office:value="-1.1432" calcext:value-type="float">
            <text:p>-1.1432</text:p>
          </table:table-cell>
          <table:table-cell office:value-type="float" office:value="0.7741" calcext:value-type="float">
            <text:p>0.7741</text:p>
          </table:table-cell>
          <table:table-cell office:value-type="float" office:value="-0.035" calcext:value-type="float">
            <text:p>-0.035</text:p>
          </table:table-cell>
          <table:table-cell table:formula="of:=SQRT([.A645]^2+[.B645]^2+[.C645]^2)" office:value-type="float" office:value="0.97043623695738" calcext:value-type="float">
            <text:p>0.97043623695738</text:p>
          </table:table-cell>
          <table:table-cell table:formula="of:=SQRT([.D645]^2+[.E645]^2+[.F645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" calcext:value-type="float">
            <text:p>-0.628</text:p>
          </table:table-cell>
          <table:table-cell office:value-type="float" office:value="-0.7771" calcext:value-type="float">
            <text:p>-0.7771</text:p>
          </table:table-cell>
          <table:table-cell office:value-type="float" office:value="0.0392" calcext:value-type="float">
            <text:p>0.0392</text:p>
          </table:table-cell>
          <table:table-cell office:value-type="float" office:value="4.4132" calcext:value-type="float">
            <text:p>4.4132</text:p>
          </table:table-cell>
          <table:table-cell office:value-type="float" office:value="3.057" calcext:value-type="float">
            <text:p>3.057</text:p>
          </table:table-cell>
          <table:table-cell office:value-type="float" office:value="-0.5106" calcext:value-type="float">
            <text:p>-0.5106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9617" calcext:value-type="float">
            <text:p>0.9617</text:p>
          </table:table-cell>
          <table:table-cell office:value-type="float" office:value="-0.9543" calcext:value-type="float">
            <text:p>-0.9543</text:p>
          </table:table-cell>
          <table:table-cell office:value-type="float" office:value="-0.2034" calcext:value-type="float">
            <text:p>-0.2034</text:p>
          </table:table-cell>
          <table:table-cell office:value-type="float" office:value="0.0403" calcext:value-type="float">
            <text:p>0.0403</text:p>
          </table:table-cell>
          <table:table-cell table:formula="of:=SQRT([.A646]^2+[.B646]^2+[.C646]^2)" office:value-type="float" office:value="0.969804268912032" calcext:value-type="float">
            <text:p>0.969804268912032</text:p>
          </table:table-cell>
          <table:table-cell table:formula="of:=SQRT([.D646]^2+[.E646]^2+[.F64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" calcext:value-type="float">
            <text:p>-0.628</text:p>
          </table:table-cell>
          <table:table-cell office:value-type="float" office:value="-0.7771" calcext:value-type="float">
            <text:p>-0.7771</text:p>
          </table:table-cell>
          <table:table-cell office:value-type="float" office:value="0.0392" calcext:value-type="float">
            <text:p>0.0392</text:p>
          </table:table-cell>
          <table:table-cell office:value-type="float" office:value="4.4132" calcext:value-type="float">
            <text:p>4.4132</text:p>
          </table:table-cell>
          <table:table-cell office:value-type="float" office:value="3.057" calcext:value-type="float">
            <text:p>3.057</text:p>
          </table:table-cell>
          <table:table-cell office:value-type="float" office:value="-0.5106" calcext:value-type="float">
            <text:p>-0.5106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9543" calcext:value-type="float">
            <text:p>-0.9543</text:p>
          </table:table-cell>
          <table:table-cell office:value-type="float" office:value="-0.2034" calcext:value-type="float">
            <text:p>-0.2034</text:p>
          </table:table-cell>
          <table:table-cell office:value-type="float" office:value="0.0403" calcext:value-type="float">
            <text:p>0.0403</text:p>
          </table:table-cell>
          <table:table-cell table:formula="of:=SQRT([.A647]^2+[.B647]^2+[.C647]^2)" office:value-type="float" office:value="0.985388370136364" calcext:value-type="float">
            <text:p>0.985388370136364</text:p>
          </table:table-cell>
          <table:table-cell table:formula="of:=SQRT([.D647]^2+[.E647]^2+[.F64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77" calcext:value-type="float">
            <text:p>-0.6277</text:p>
          </table:table-cell>
          <table:table-cell office:value-type="float" office:value="-0.7768" calcext:value-type="float">
            <text:p>-0.7768</text:p>
          </table:table-cell>
          <table:table-cell office:value-type="float" office:value="0.0471" calcext:value-type="float">
            <text:p>0.0471</text:p>
          </table:table-cell>
          <table:table-cell office:value-type="float" office:value="4.3545" calcext:value-type="float">
            <text:p>4.3545</text:p>
          </table:table-cell>
          <table:table-cell office:value-type="float" office:value="3.0423" calcext:value-type="float">
            <text:p>3.0423</text:p>
          </table:table-cell>
          <table:table-cell office:value-type="float" office:value="-0.5694" calcext:value-type="float">
            <text:p>-0.5694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9602" calcext:value-type="float">
            <text:p>0.9602</text:p>
          </table:table-cell>
          <table:table-cell office:value-type="float" office:value="-0.9539" calcext:value-type="float">
            <text:p>-0.9539</text:p>
          </table:table-cell>
          <table:table-cell office:value-type="float" office:value="-0.2026" calcext:value-type="float">
            <text:p>-0.2026</text:p>
          </table:table-cell>
          <table:table-cell office:value-type="float" office:value="0.0522" calcext:value-type="float">
            <text:p>0.0522</text:p>
          </table:table-cell>
          <table:table-cell table:formula="of:=SQRT([.A648]^2+[.B648]^2+[.C648]^2)" office:value-type="float" office:value="0.970060003298765" calcext:value-type="float">
            <text:p>0.970060003298765</text:p>
          </table:table-cell>
          <table:table-cell table:formula="of:=SQRT([.D648]^2+[.E648]^2+[.F64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276" calcext:value-type="float">
            <text:p>-0.6276</text:p>
          </table:table-cell>
          <table:table-cell office:value-type="float" office:value="-0.7767" calcext:value-type="float">
            <text:p>-0.7767</text:p>
          </table:table-cell>
          <table:table-cell office:value-type="float" office:value="0.0471" calcext:value-type="float">
            <text:p>0.0471</text:p>
          </table:table-cell>
          <table:table-cell office:value-type="float" office:value="4.4964" calcext:value-type="float">
            <text:p>4.4964</text:p>
          </table:table-cell>
          <table:table-cell office:value-type="float" office:value="3.0363" calcext:value-type="float">
            <text:p>3.0363</text:p>
          </table:table-cell>
          <table:table-cell office:value-type="float" office:value="-0.4275" calcext:value-type="float">
            <text:p>-0.427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62" calcext:value-type="float">
            <text:p>0.962</text:p>
          </table:table-cell>
          <table:table-cell office:value-type="float" office:value="-0.9543" calcext:value-type="float">
            <text:p>-0.9543</text:p>
          </table:table-cell>
          <table:table-cell office:value-type="float" office:value="-0.2028" calcext:value-type="float">
            <text:p>-0.2028</text:p>
          </table:table-cell>
          <table:table-cell office:value-type="float" office:value="0.0426" calcext:value-type="float">
            <text:p>0.0426</text:p>
          </table:table-cell>
          <table:table-cell table:formula="of:=SQRT([.A649]^2+[.B649]^2+[.C649]^2)" office:value-type="float" office:value="0.969302264518143" calcext:value-type="float">
            <text:p>0.969302264518143</text:p>
          </table:table-cell>
          <table:table-cell table:formula="of:=SQRT([.D649]^2+[.E649]^2+[.F64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274" calcext:value-type="float">
            <text:p>-0.6274</text:p>
          </table:table-cell>
          <table:table-cell office:value-type="float" office:value="-0.7764" calcext:value-type="float">
            <text:p>-0.7764</text:p>
          </table:table-cell>
          <table:table-cell office:value-type="float" office:value="0.0549" calcext:value-type="float">
            <text:p>0.0549</text:p>
          </table:table-cell>
          <table:table-cell office:value-type="float" office:value="4.4376" calcext:value-type="float">
            <text:p>4.4376</text:p>
          </table:table-cell>
          <table:table-cell office:value-type="float" office:value="3.0221" calcext:value-type="float">
            <text:p>3.0221</text:p>
          </table:table-cell>
          <table:table-cell office:value-type="float" office:value="-0.4863" calcext:value-type="float">
            <text:p>-0.4863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9584" calcext:value-type="float">
            <text:p>0.9584</text:p>
          </table:table-cell>
          <table:table-cell office:value-type="float" office:value="-0.9539" calcext:value-type="float">
            <text:p>-0.9539</text:p>
          </table:table-cell>
          <table:table-cell office:value-type="float" office:value="-0.2019" calcext:value-type="float">
            <text:p>-0.2019</text:p>
          </table:table-cell>
          <table:table-cell office:value-type="float" office:value="0.0544" calcext:value-type="float">
            <text:p>0.0544</text:p>
          </table:table-cell>
          <table:table-cell table:formula="of:=SQRT([.A650]^2+[.B650]^2+[.C650]^2)" office:value-type="float" office:value="0.969427789987475" calcext:value-type="float">
            <text:p>0.969427789987475</text:p>
          </table:table-cell>
          <table:table-cell table:formula="of:=SQRT([.D650]^2+[.E650]^2+[.F65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274" calcext:value-type="float">
            <text:p>-0.6274</text:p>
          </table:table-cell>
          <table:table-cell office:value-type="float" office:value="-0.7764" calcext:value-type="float">
            <text:p>-0.7764</text:p>
          </table:table-cell>
          <table:table-cell office:value-type="float" office:value="0.0549" calcext:value-type="float">
            <text:p>0.0549</text:p>
          </table:table-cell>
          <table:table-cell office:value-type="float" office:value="4.4376" calcext:value-type="float">
            <text:p>4.4376</text:p>
          </table:table-cell>
          <table:table-cell office:value-type="float" office:value="3.0221" calcext:value-type="float">
            <text:p>3.0221</text:p>
          </table:table-cell>
          <table:table-cell office:value-type="float" office:value="-0.4863" calcext:value-type="float">
            <text:p>-0.486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9756" calcext:value-type="float">
            <text:p>0.9756</text:p>
          </table:table-cell>
          <table:table-cell office:value-type="float" office:value="-0.9539" calcext:value-type="float">
            <text:p>-0.9539</text:p>
          </table:table-cell>
          <table:table-cell office:value-type="float" office:value="-0.2019" calcext:value-type="float">
            <text:p>-0.2019</text:p>
          </table:table-cell>
          <table:table-cell office:value-type="float" office:value="0.0544" calcext:value-type="float">
            <text:p>0.0544</text:p>
          </table:table-cell>
          <table:table-cell table:formula="of:=SQRT([.A651]^2+[.B651]^2+[.C651]^2)" office:value-type="float" office:value="0.984894309050469" calcext:value-type="float">
            <text:p>0.984894309050469</text:p>
          </table:table-cell>
          <table:table-cell table:formula="of:=SQRT([.D651]^2+[.E651]^2+[.F65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274" calcext:value-type="float">
            <text:p>-0.6274</text:p>
          </table:table-cell>
          <table:table-cell office:value-type="float" office:value="-0.7764" calcext:value-type="float">
            <text:p>-0.7764</text:p>
          </table:table-cell>
          <table:table-cell office:value-type="float" office:value="0.0549" calcext:value-type="float">
            <text:p>0.0549</text:p>
          </table:table-cell>
          <table:table-cell office:value-type="float" office:value="4.4376" calcext:value-type="float">
            <text:p>4.4376</text:p>
          </table:table-cell>
          <table:table-cell office:value-type="float" office:value="3.0221" calcext:value-type="float">
            <text:p>3.0221</text:p>
          </table:table-cell>
          <table:table-cell office:value-type="float" office:value="-0.4863" calcext:value-type="float">
            <text:p>-0.4863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9584" calcext:value-type="float">
            <text:p>0.95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2]^2+[.B652]^2+[.C652]^2)" office:value-type="float" office:value="0.969427789987475" calcext:value-type="float">
            <text:p>0.969427789987475</text:p>
          </table:table-cell>
          <table:table-cell table:formula="of:=SQRT([.D652]^2+[.E652]^2+[.F6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225" calcext:value-type="float">
            <text:p>-0.6225</text:p>
          </table:table-cell>
          <table:table-cell office:value-type="float" office:value="-0.7801" calcext:value-type="float">
            <text:p>-0.7801</text:p>
          </table:table-cell>
          <table:table-cell office:value-type="float" office:value="0.0552" calcext:value-type="float">
            <text:p>0.0552</text:p>
          </table:table-cell>
          <table:table-cell office:value-type="float" office:value="4.558" calcext:value-type="float">
            <text:p>4.55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0.3781" calcext:value-type="float">
            <text:p>-0.378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975" calcext:value-type="float">
            <text:p>0.9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3]^2+[.B653]^2+[.C653]^2)" office:value-type="float" office:value="0.984894309050469" calcext:value-type="float">
            <text:p>0.984894309050469</text:p>
          </table:table-cell>
          <table:table-cell table:formula="of:=SQRT([.D653]^2+[.E653]^2+[.F6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225" calcext:value-type="float">
            <text:p>-0.6225</text:p>
          </table:table-cell>
          <table:table-cell office:value-type="float" office:value="-0.7801" calcext:value-type="float">
            <text:p>-0.7801</text:p>
          </table:table-cell>
          <table:table-cell office:value-type="float" office:value="0.0552" calcext:value-type="float">
            <text:p>0.0552</text:p>
          </table:table-cell>
          <table:table-cell office:value-type="float" office:value="4.558" calcext:value-type="float">
            <text:p>4.55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0.3781" calcext:value-type="float">
            <text:p>-0.3781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9731" calcext:value-type="float">
            <text:p>0.97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4]^2+[.B654]^2+[.C654]^2)" office:value-type="float" office:value="0.985017847554043" calcext:value-type="float">
            <text:p>0.985017847554043</text:p>
          </table:table-cell>
          <table:table-cell table:formula="of:=SQRT([.D654]^2+[.E654]^2+[.F6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225" calcext:value-type="float">
            <text:p>-0.6225</text:p>
          </table:table-cell>
          <table:table-cell office:value-type="float" office:value="-0.7801" calcext:value-type="float">
            <text:p>-0.7801</text:p>
          </table:table-cell>
          <table:table-cell office:value-type="float" office:value="0.0552" calcext:value-type="float">
            <text:p>0.0552</text:p>
          </table:table-cell>
          <table:table-cell office:value-type="float" office:value="4.558" calcext:value-type="float">
            <text:p>4.558</text:p>
          </table:table-cell>
          <table:table-cell office:value-type="float" office:value="3.0145" calcext:value-type="float">
            <text:p>3.0145</text:p>
          </table:table-cell>
          <table:table-cell office:value-type="float" office:value="-0.3781" calcext:value-type="float">
            <text:p>-0.3781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9587" calcext:value-type="float">
            <text:p>0.95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5]^2+[.B655]^2+[.C655]^2)" office:value-type="float" office:value="0.969934559648227" calcext:value-type="float">
            <text:p>0.969934559648227</text:p>
          </table:table-cell>
          <table:table-cell table:formula="of:=SQRT([.D655]^2+[.E655]^2+[.F6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84" calcext:value-type="float">
            <text:p>-0.6184</text:p>
          </table:table-cell>
          <table:table-cell office:value-type="float" office:value="-0.7828" calcext:value-type="float">
            <text:p>-0.7828</text:p>
          </table:table-cell>
          <table:table-cell office:value-type="float" office:value="0.0626" calcext:value-type="float">
            <text:p>0.0626</text:p>
          </table:table-cell>
          <table:table-cell office:value-type="float" office:value="4.5074" calcext:value-type="float">
            <text:p>4.5074</text:p>
          </table:table-cell>
          <table:table-cell office:value-type="float" office:value="3.0015" calcext:value-type="float">
            <text:p>3.0015</text:p>
          </table:table-cell>
          <table:table-cell office:value-type="float" office:value="-0.4385" calcext:value-type="float">
            <text:p>-0.4385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574" calcext:value-type="float">
            <text:p>0.95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6]^2+[.B656]^2+[.C656]^2)" office:value-type="float" office:value="0.969302264518143" calcext:value-type="float">
            <text:p>0.969302264518143</text:p>
          </table:table-cell>
          <table:table-cell table:formula="of:=SQRT([.D656]^2+[.E656]^2+[.F6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84" calcext:value-type="float">
            <text:p>-0.6184</text:p>
          </table:table-cell>
          <table:table-cell office:value-type="float" office:value="-0.7828" calcext:value-type="float">
            <text:p>-0.7828</text:p>
          </table:table-cell>
          <table:table-cell office:value-type="float" office:value="0.0626" calcext:value-type="float">
            <text:p>0.0626</text:p>
          </table:table-cell>
          <table:table-cell office:value-type="float" office:value="4.5074" calcext:value-type="float">
            <text:p>4.5074</text:p>
          </table:table-cell>
          <table:table-cell office:value-type="float" office:value="3.0015" calcext:value-type="float">
            <text:p>3.0015</text:p>
          </table:table-cell>
          <table:table-cell office:value-type="float" office:value="-0.4385" calcext:value-type="float">
            <text:p>-0.4385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9565" calcext:value-type="float">
            <text:p>0.95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7]^2+[.B657]^2+[.C657]^2)" office:value-type="float" office:value="0.969934559648227" calcext:value-type="float">
            <text:p>0.969934559648227</text:p>
          </table:table-cell>
          <table:table-cell table:formula="of:=SQRT([.D657]^2+[.E657]^2+[.F6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35" calcext:value-type="float">
            <text:p>-0.6135</text:p>
          </table:table-cell>
          <table:table-cell office:value-type="float" office:value="-0.7865" calcext:value-type="float">
            <text:p>-0.7865</text:p>
          </table:table-cell>
          <table:table-cell office:value-type="float" office:value="0.0629" calcext:value-type="float">
            <text:p>0.06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3.0008" calcext:value-type="float">
            <text:p>3.0008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9563" calcext:value-type="float">
            <text:p>0.95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8]^2+[.B658]^2+[.C658]^2)" office:value-type="float" office:value="0.969934559648227" calcext:value-type="float">
            <text:p>0.969934559648227</text:p>
          </table:table-cell>
          <table:table-cell table:formula="of:=SQRT([.D658]^2+[.E658]^2+[.F6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35" calcext:value-type="float">
            <text:p>-0.6135</text:p>
          </table:table-cell>
          <table:table-cell office:value-type="float" office:value="-0.7865" calcext:value-type="float">
            <text:p>-0.7865</text:p>
          </table:table-cell>
          <table:table-cell office:value-type="float" office:value="0.0629" calcext:value-type="float">
            <text:p>0.06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3.0008" calcext:value-type="float">
            <text:p>3.0008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9563" calcext:value-type="float">
            <text:p>0.95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59]^2+[.B659]^2+[.C659]^2)" office:value-type="float" office:value="0.969934559648227" calcext:value-type="float">
            <text:p>0.969934559648227</text:p>
          </table:table-cell>
          <table:table-cell table:formula="of:=SQRT([.D659]^2+[.E659]^2+[.F6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35" calcext:value-type="float">
            <text:p>-0.6135</text:p>
          </table:table-cell>
          <table:table-cell office:value-type="float" office:value="-0.7865" calcext:value-type="float">
            <text:p>-0.7865</text:p>
          </table:table-cell>
          <table:table-cell office:value-type="float" office:value="0.0629" calcext:value-type="float">
            <text:p>0.06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3.0008" calcext:value-type="float">
            <text:p>3.0008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18" calcext:value-type="float">
            <text:p>0.94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0]^2+[.B660]^2+[.C660]^2)" office:value-type="float" office:value="0.953610533708599" calcext:value-type="float">
            <text:p>0.953610533708599</text:p>
          </table:table-cell>
          <table:table-cell table:formula="of:=SQRT([.D660]^2+[.E660]^2+[.F6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35" calcext:value-type="float">
            <text:p>-0.6135</text:p>
          </table:table-cell>
          <table:table-cell office:value-type="float" office:value="-0.7865" calcext:value-type="float">
            <text:p>-0.7865</text:p>
          </table:table-cell>
          <table:table-cell office:value-type="float" office:value="0.0629" calcext:value-type="float">
            <text:p>0.06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3.0008" calcext:value-type="float">
            <text:p>3.0008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18" calcext:value-type="float">
            <text:p>0.94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1]^2+[.B661]^2+[.C661]^2)" office:value-type="float" office:value="0.953610533708599" calcext:value-type="float">
            <text:p>0.953610533708599</text:p>
          </table:table-cell>
          <table:table-cell table:formula="of:=SQRT([.D661]^2+[.E661]^2+[.F6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35" calcext:value-type="float">
            <text:p>-0.6135</text:p>
          </table:table-cell>
          <table:table-cell office:value-type="float" office:value="-0.7865" calcext:value-type="float">
            <text:p>-0.7865</text:p>
          </table:table-cell>
          <table:table-cell office:value-type="float" office:value="0.0629" calcext:value-type="float">
            <text:p>0.0629</text:p>
          </table:table-cell>
          <table:table-cell office:value-type="float" office:value="4.5136" calcext:value-type="float">
            <text:p>4.5136</text:p>
          </table:table-cell>
          <table:table-cell office:value-type="float" office:value="3.0008" calcext:value-type="float">
            <text:p>3.0008</text:p>
          </table:table-cell>
          <table:table-cell office:value-type="float" office:value="-0.4447" calcext:value-type="float">
            <text:p>-0.444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9727" calcext:value-type="float">
            <text:p>0.97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2]^2+[.B662]^2+[.C662]^2)" office:value-type="float" office:value="0.984894309050469" calcext:value-type="float">
            <text:p>0.984894309050469</text:p>
          </table:table-cell>
          <table:table-cell table:formula="of:=SQRT([.D662]^2+[.E662]^2+[.F6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048" calcext:value-type="float">
            <text:p>-0.6048</text:p>
          </table:table-cell>
          <table:table-cell office:value-type="float" office:value="-0.7933" calcext:value-type="float">
            <text:p>-0.7933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5247" calcext:value-type="float">
            <text:p>4.5247</text:p>
          </table:table-cell>
          <table:table-cell office:value-type="float" office:value="3.001" calcext:value-type="float">
            <text:p>3.001</text:p>
          </table:table-cell>
          <table:table-cell office:value-type="float" office:value="-0.4558" calcext:value-type="float">
            <text:p>-0.455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882" calcext:value-type="float">
            <text:p>0.98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3]^2+[.B663]^2+[.C663]^2)" office:value-type="float" office:value="1.00048660160944" calcext:value-type="float">
            <text:p>1.00048660160944</text:p>
          </table:table-cell>
          <table:table-cell table:formula="of:=SQRT([.D663]^2+[.E663]^2+[.F6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6046" calcext:value-type="float">
            <text:p>-0.6046</text:p>
          </table:table-cell>
          <table:table-cell office:value-type="float" office:value="-0.7931" calcext:value-type="float">
            <text:p>-0.79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6196" calcext:value-type="float">
            <text:p>4.6196</text:p>
          </table:table-cell>
          <table:table-cell office:value-type="float" office:value="2.9933" calcext:value-type="float">
            <text:p>2.9933</text:p>
          </table:table-cell>
          <table:table-cell office:value-type="float" office:value="-0.3608" calcext:value-type="float">
            <text:p>-0.3608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9565" calcext:value-type="float">
            <text:p>0.95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4]^2+[.B664]^2+[.C664]^2)" office:value-type="float" office:value="0.969302264518143" calcext:value-type="float">
            <text:p>0.969302264518143</text:p>
          </table:table-cell>
          <table:table-cell table:formula="of:=SQRT([.D664]^2+[.E664]^2+[.F6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6046" calcext:value-type="float">
            <text:p>-0.6046</text:p>
          </table:table-cell>
          <table:table-cell office:value-type="float" office:value="-0.7931" calcext:value-type="float">
            <text:p>-0.79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6196" calcext:value-type="float">
            <text:p>4.6196</text:p>
          </table:table-cell>
          <table:table-cell office:value-type="float" office:value="2.9933" calcext:value-type="float">
            <text:p>2.9933</text:p>
          </table:table-cell>
          <table:table-cell office:value-type="float" office:value="-0.3608" calcext:value-type="float">
            <text:p>-0.3608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9565" calcext:value-type="float">
            <text:p>0.95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5]^2+[.B665]^2+[.C665]^2)" office:value-type="float" office:value="0.969302264518143" calcext:value-type="float">
            <text:p>0.969302264518143</text:p>
          </table:table-cell>
          <table:table-cell table:formula="of:=SQRT([.D665]^2+[.E665]^2+[.F6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6046" calcext:value-type="float">
            <text:p>-0.6046</text:p>
          </table:table-cell>
          <table:table-cell office:value-type="float" office:value="-0.7931" calcext:value-type="float">
            <text:p>-0.79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6196" calcext:value-type="float">
            <text:p>4.6196</text:p>
          </table:table-cell>
          <table:table-cell office:value-type="float" office:value="2.9933" calcext:value-type="float">
            <text:p>2.9933</text:p>
          </table:table-cell>
          <table:table-cell office:value-type="float" office:value="-0.3608" calcext:value-type="float">
            <text:p>-0.3608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573" calcext:value-type="float">
            <text:p>0.95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6]^2+[.B666]^2+[.C666]^2)" office:value-type="float" office:value="0.968925590538303" calcext:value-type="float">
            <text:p>0.968925590538303</text:p>
          </table:table-cell>
          <table:table-cell table:formula="of:=SQRT([.D666]^2+[.E666]^2+[.F6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6046" calcext:value-type="float">
            <text:p>-0.6046</text:p>
          </table:table-cell>
          <table:table-cell office:value-type="float" office:value="-0.7931" calcext:value-type="float">
            <text:p>-0.79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6196" calcext:value-type="float">
            <text:p>4.6196</text:p>
          </table:table-cell>
          <table:table-cell office:value-type="float" office:value="2.9933" calcext:value-type="float">
            <text:p>2.9933</text:p>
          </table:table-cell>
          <table:table-cell office:value-type="float" office:value="-0.3608" calcext:value-type="float">
            <text:p>-0.3608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9565" calcext:value-type="float">
            <text:p>0.95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7]^2+[.B667]^2+[.C667]^2)" office:value-type="float" office:value="0.969302264518143" calcext:value-type="float">
            <text:p>0.969302264518143</text:p>
          </table:table-cell>
          <table:table-cell table:formula="of:=SQRT([.D667]^2+[.E667]^2+[.F6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6046" calcext:value-type="float">
            <text:p>-0.6046</text:p>
          </table:table-cell>
          <table:table-cell office:value-type="float" office:value="-0.7931" calcext:value-type="float">
            <text:p>-0.7931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6196" calcext:value-type="float">
            <text:p>4.6196</text:p>
          </table:table-cell>
          <table:table-cell office:value-type="float" office:value="2.9933" calcext:value-type="float">
            <text:p>2.9933</text:p>
          </table:table-cell>
          <table:table-cell office:value-type="float" office:value="-0.3608" calcext:value-type="float">
            <text:p>-0.3608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573" calcext:value-type="float">
            <text:p>0.95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8]^2+[.B668]^2+[.C668]^2)" office:value-type="float" office:value="0.968925590538303" calcext:value-type="float">
            <text:p>0.968925590538303</text:p>
          </table:table-cell>
          <table:table-cell table:formula="of:=SQRT([.D668]^2+[.E668]^2+[.F6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048" calcext:value-type="float">
            <text:p>-0.6048</text:p>
          </table:table-cell>
          <table:table-cell office:value-type="float" office:value="-0.7933" calcext:value-type="float">
            <text:p>-0.7933</text:p>
          </table:table-cell>
          <table:table-cell office:value-type="float" office:value="0.0628" calcext:value-type="float">
            <text:p>0.0628</text:p>
          </table:table-cell>
          <table:table-cell office:value-type="float" office:value="4.5247" calcext:value-type="float">
            <text:p>4.5247</text:p>
          </table:table-cell>
          <table:table-cell office:value-type="float" office:value="3.001" calcext:value-type="float">
            <text:p>3.001</text:p>
          </table:table-cell>
          <table:table-cell office:value-type="float" office:value="-0.4558" calcext:value-type="float">
            <text:p>-0.45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9418" calcext:value-type="float">
            <text:p>0.94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69]^2+[.B669]^2+[.C669]^2)" office:value-type="float" office:value="0.953610533708599" calcext:value-type="float">
            <text:p>0.953610533708599</text:p>
          </table:table-cell>
          <table:table-cell table:formula="of:=SQRT([.D669]^2+[.E669]^2+[.F6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051" calcext:value-type="float">
            <text:p>-0.6051</text:p>
          </table:table-cell>
          <table:table-cell office:value-type="float" office:value="-0.7937" calcext:value-type="float">
            <text:p>-0.7937</text:p>
          </table:table-cell>
          <table:table-cell office:value-type="float" office:value="0.055" calcext:value-type="float">
            <text:p>0.055</text:p>
          </table:table-cell>
          <table:table-cell office:value-type="float" office:value="4.5802" calcext:value-type="float">
            <text:p>4.5802</text:p>
          </table:table-cell>
          <table:table-cell office:value-type="float" office:value="3.0148" calcext:value-type="float">
            <text:p>3.0148</text:p>
          </table:table-cell>
          <table:table-cell office:value-type="float" office:value="-0.4003" calcext:value-type="float">
            <text:p>-0.400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9602" calcext:value-type="float">
            <text:p>0.96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0]^2+[.B670]^2+[.C670]^2)" office:value-type="float" office:value="0.968925590538303" calcext:value-type="float">
            <text:p>0.968925590538303</text:p>
          </table:table-cell>
          <table:table-cell table:formula="of:=SQRT([.D670]^2+[.E670]^2+[.F6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051" calcext:value-type="float">
            <text:p>-0.6051</text:p>
          </table:table-cell>
          <table:table-cell office:value-type="float" office:value="-0.7937" calcext:value-type="float">
            <text:p>-0.7937</text:p>
          </table:table-cell>
          <table:table-cell office:value-type="float" office:value="0.055" calcext:value-type="float">
            <text:p>0.055</text:p>
          </table:table-cell>
          <table:table-cell office:value-type="float" office:value="4.5802" calcext:value-type="float">
            <text:p>4.5802</text:p>
          </table:table-cell>
          <table:table-cell office:value-type="float" office:value="3.0148" calcext:value-type="float">
            <text:p>3.0148</text:p>
          </table:table-cell>
          <table:table-cell office:value-type="float" office:value="-0.4003" calcext:value-type="float">
            <text:p>-0.4003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9594" calcext:value-type="float">
            <text:p>0.95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1]^2+[.B671]^2+[.C671]^2)" office:value-type="float" office:value="0.969302264518143" calcext:value-type="float">
            <text:p>0.969302264518143</text:p>
          </table:table-cell>
          <table:table-cell table:formula="of:=SQRT([.D671]^2+[.E671]^2+[.F6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899" calcext:value-type="float">
            <text:p>-0.7899</text:p>
          </table:table-cell>
          <table:table-cell office:value-type="float" office:value="0.0547" calcext:value-type="float">
            <text:p>0.0547</text:p>
          </table:table-cell>
          <table:table-cell office:value-type="float" office:value="4.5739" calcext:value-type="float">
            <text:p>4.5739</text:p>
          </table:table-cell>
          <table:table-cell office:value-type="float" office:value="3.0154" calcext:value-type="float">
            <text:p>3.0154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047" calcext:value-type="float">
            <text:p>0.047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9595" calcext:value-type="float">
            <text:p>0.95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2]^2+[.B672]^2+[.C672]^2)" office:value-type="float" office:value="0.969302264518143" calcext:value-type="float">
            <text:p>0.969302264518143</text:p>
          </table:table-cell>
          <table:table-cell table:formula="of:=SQRT([.D672]^2+[.E672]^2+[.F6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" calcext:value-type="float">
            <text:p>-0.61</text:p>
          </table:table-cell>
          <table:table-cell office:value-type="float" office:value="-0.7899" calcext:value-type="float">
            <text:p>-0.7899</text:p>
          </table:table-cell>
          <table:table-cell office:value-type="float" office:value="0.0547" calcext:value-type="float">
            <text:p>0.0547</text:p>
          </table:table-cell>
          <table:table-cell office:value-type="float" office:value="4.5739" calcext:value-type="float">
            <text:p>4.5739</text:p>
          </table:table-cell>
          <table:table-cell office:value-type="float" office:value="3.0154" calcext:value-type="float">
            <text:p>3.0154</text:p>
          </table:table-cell>
          <table:table-cell office:value-type="float" office:value="-0.394" calcext:value-type="float">
            <text:p>-0.394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9743" calcext:value-type="float">
            <text:p>0.97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3]^2+[.B673]^2+[.C673]^2)" office:value-type="float" office:value="0.985516600570483" calcext:value-type="float">
            <text:p>0.985516600570483</text:p>
          </table:table-cell>
          <table:table-cell table:formula="of:=SQRT([.D673]^2+[.E673]^2+[.F6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7872" calcext:value-type="float">
            <text:p>-0.7872</text:p>
          </table:table-cell>
          <table:table-cell office:value-type="float" office:value="0.0472" calcext:value-type="float">
            <text:p>0.0472</text:p>
          </table:table-cell>
          <table:table-cell office:value-type="float" office:value="4.638" calcext:value-type="float">
            <text:p>4.638</text:p>
          </table:table-cell>
          <table:table-cell office:value-type="float" office:value="3.028" calcext:value-type="float">
            <text:p>3.028</text:p>
          </table:table-cell>
          <table:table-cell office:value-type="float" office:value="-0.3204" calcext:value-type="float">
            <text:p>-0.320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9608" calcext:value-type="float">
            <text:p>0.96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4]^2+[.B674]^2+[.C674]^2)" office:value-type="float" office:value="0.969934559648227" calcext:value-type="float">
            <text:p>0.969934559648227</text:p>
          </table:table-cell>
          <table:table-cell table:formula="of:=SQRT([.D674]^2+[.E674]^2+[.F6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03" calcext:value-type="float">
            <text:p>-0.6103</text:p>
          </table:table-cell>
          <table:table-cell office:value-type="float" office:value="-0.7902" calcext:value-type="float">
            <text:p>-0.7902</text:p>
          </table:table-cell>
          <table:table-cell office:value-type="float" office:value="0.0469" calcext:value-type="float">
            <text:p>0.0469</text:p>
          </table:table-cell>
          <table:table-cell office:value-type="float" office:value="4.6428" calcext:value-type="float">
            <text:p>4.6428</text:p>
          </table:table-cell>
          <table:table-cell office:value-type="float" office:value="3.0287" calcext:value-type="float">
            <text:p>3.0287</text:p>
          </table:table-cell>
          <table:table-cell office:value-type="float" office:value="-0.3252" calcext:value-type="float">
            <text:p>-0.3252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9615" calcext:value-type="float">
            <text:p>0.96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5]^2+[.B675]^2+[.C675]^2)" office:value-type="float" office:value="0.969302264518143" calcext:value-type="float">
            <text:p>0.969302264518143</text:p>
          </table:table-cell>
          <table:table-cell table:formula="of:=SQRT([.D675]^2+[.E675]^2+[.F6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4" calcext:value-type="float">
            <text:p>-0.6104</text:p>
          </table:table-cell>
          <table:table-cell office:value-type="float" office:value="-0.7904" calcext:value-type="float">
            <text:p>-0.7904</text:p>
          </table:table-cell>
          <table:table-cell office:value-type="float" office:value="0.047" calcext:value-type="float">
            <text:p>0.047</text:p>
          </table:table-cell>
          <table:table-cell office:value-type="float" office:value="4.5184" calcext:value-type="float">
            <text:p>4.5184</text:p>
          </table:table-cell>
          <table:table-cell office:value-type="float" office:value="3.0366" calcext:value-type="float">
            <text:p>3.0366</text:p>
          </table:table-cell>
          <table:table-cell office:value-type="float" office:value="-0.4495" calcext:value-type="float">
            <text:p>-0.449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9457" calcext:value-type="float">
            <text:p>0.94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6]^2+[.B676]^2+[.C676]^2)" office:value-type="float" office:value="0.954253226350322" calcext:value-type="float">
            <text:p>0.954253226350322</text:p>
          </table:table-cell>
          <table:table-cell table:formula="of:=SQRT([.D676]^2+[.E676]^2+[.F6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4" calcext:value-type="float">
            <text:p>-0.6104</text:p>
          </table:table-cell>
          <table:table-cell office:value-type="float" office:value="-0.7904" calcext:value-type="float">
            <text:p>-0.7904</text:p>
          </table:table-cell>
          <table:table-cell office:value-type="float" office:value="0.047" calcext:value-type="float">
            <text:p>0.047</text:p>
          </table:table-cell>
          <table:table-cell office:value-type="float" office:value="4.5184" calcext:value-type="float">
            <text:p>4.5184</text:p>
          </table:table-cell>
          <table:table-cell office:value-type="float" office:value="3.0366" calcext:value-type="float">
            <text:p>3.0366</text:p>
          </table:table-cell>
          <table:table-cell office:value-type="float" office:value="-0.4495" calcext:value-type="float">
            <text:p>-0.4495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962" calcext:value-type="float">
            <text:p>0.9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7]^2+[.B677]^2+[.C677]^2)" office:value-type="float" office:value="0.969302264518143" calcext:value-type="float">
            <text:p>0.969302264518143</text:p>
          </table:table-cell>
          <table:table-cell table:formula="of:=SQRT([.D677]^2+[.E677]^2+[.F6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8]^2+[.B678]^2+[.C678]^2)" office:value-type="float" office:value="0.969302264518143" calcext:value-type="float">
            <text:p>0.969302264518143</text:p>
          </table:table-cell>
          <table:table-cell table:formula="of:=SQRT([.D678]^2+[.E678]^2+[.F6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9468" calcext:value-type="float">
            <text:p>0.94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79]^2+[.B679]^2+[.C679]^2)" office:value-type="float" office:value="0.953738124434585" calcext:value-type="float">
            <text:p>0.953738124434585</text:p>
          </table:table-cell>
          <table:table-cell table:formula="of:=SQRT([.D679]^2+[.E679]^2+[.F6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0]^2+[.B680]^2+[.C680]^2)" office:value-type="float" office:value="0.969302264518143" calcext:value-type="float">
            <text:p>0.969302264518143</text:p>
          </table:table-cell>
          <table:table-cell table:formula="of:=SQRT([.D680]^2+[.E680]^2+[.F6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1]^2+[.B681]^2+[.C681]^2)" office:value-type="float" office:value="0.969302264518143" calcext:value-type="float">
            <text:p>0.969302264518143</text:p>
          </table:table-cell>
          <table:table-cell table:formula="of:=SQRT([.D681]^2+[.E681]^2+[.F6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2]^2+[.B682]^2+[.C682]^2)" office:value-type="float" office:value="0.969302264518143" calcext:value-type="float">
            <text:p>0.969302264518143</text:p>
          </table:table-cell>
          <table:table-cell table:formula="of:=SQRT([.D682]^2+[.E682]^2+[.F6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9481" calcext:value-type="float">
            <text:p>0.94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3]^2+[.B683]^2+[.C683]^2)" office:value-type="float" office:value="0.953610533708599" calcext:value-type="float">
            <text:p>0.953610533708599</text:p>
          </table:table-cell>
          <table:table-cell table:formula="of:=SQRT([.D683]^2+[.E683]^2+[.F6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9632" calcext:value-type="float">
            <text:p>0.96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4]^2+[.B684]^2+[.C684]^2)" office:value-type="float" office:value="0.969934559648227" calcext:value-type="float">
            <text:p>0.969934559648227</text:p>
          </table:table-cell>
          <table:table-cell table:formula="of:=SQRT([.D684]^2+[.E684]^2+[.F6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9481" calcext:value-type="float">
            <text:p>0.94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5]^2+[.B685]^2+[.C685]^2)" office:value-type="float" office:value="0.953610533708599" calcext:value-type="float">
            <text:p>0.953610533708599</text:p>
          </table:table-cell>
          <table:table-cell table:formula="of:=SQRT([.D685]^2+[.E685]^2+[.F6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6]^2+[.B686]^2+[.C686]^2)" office:value-type="float" office:value="0.969302264518143" calcext:value-type="float">
            <text:p>0.969302264518143</text:p>
          </table:table-cell>
          <table:table-cell table:formula="of:=SQRT([.D686]^2+[.E686]^2+[.F6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9787" calcext:value-type="float">
            <text:p>0.97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7]^2+[.B687]^2+[.C687]^2)" office:value-type="float" office:value="0.985516600570483" calcext:value-type="float">
            <text:p>0.985516600570483</text:p>
          </table:table-cell>
          <table:table-cell table:formula="of:=SQRT([.D687]^2+[.E687]^2+[.F6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6" calcext:value-type="float">
            <text:p>-0.7906</text:p>
          </table:table-cell>
          <table:table-cell office:value-type="float" office:value="0.0391" calcext:value-type="float">
            <text:p>0.0391</text:p>
          </table:table-cell>
          <table:table-cell office:value-type="float" office:value="4.5952" calcext:value-type="float">
            <text:p>4.5952</text:p>
          </table:table-cell>
          <table:table-cell office:value-type="float" office:value="3.0503" calcext:value-type="float">
            <text:p>3.0503</text:p>
          </table:table-cell>
          <table:table-cell office:value-type="float" office:value="-0.3728" calcext:value-type="float">
            <text:p>-0.372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9637" calcext:value-type="float">
            <text:p>0.96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8]^2+[.B688]^2+[.C688]^2)" office:value-type="float" office:value="0.969302264518143" calcext:value-type="float">
            <text:p>0.969302264518143</text:p>
          </table:table-cell>
          <table:table-cell table:formula="of:=SQRT([.D688]^2+[.E688]^2+[.F6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9651" calcext:value-type="float">
            <text:p>0.96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89]^2+[.B689]^2+[.C689]^2)" office:value-type="float" office:value="0.969302264518143" calcext:value-type="float">
            <text:p>0.969302264518143</text:p>
          </table:table-cell>
          <table:table-cell table:formula="of:=SQRT([.D689]^2+[.E689]^2+[.F6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9648" calcext:value-type="float">
            <text:p>0.96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0]^2+[.B690]^2+[.C690]^2)" office:value-type="float" office:value="0.969934559648227" calcext:value-type="float">
            <text:p>0.969934559648227</text:p>
          </table:table-cell>
          <table:table-cell table:formula="of:=SQRT([.D690]^2+[.E690]^2+[.F6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9651" calcext:value-type="float">
            <text:p>0.96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1]^2+[.B691]^2+[.C691]^2)" office:value-type="float" office:value="0.969302264518143" calcext:value-type="float">
            <text:p>0.969302264518143</text:p>
          </table:table-cell>
          <table:table-cell table:formula="of:=SQRT([.D691]^2+[.E691]^2+[.F6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9651" calcext:value-type="float">
            <text:p>0.96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2]^2+[.B692]^2+[.C692]^2)" office:value-type="float" office:value="0.969302264518143" calcext:value-type="float">
            <text:p>0.969302264518143</text:p>
          </table:table-cell>
          <table:table-cell table:formula="of:=SQRT([.D692]^2+[.E692]^2+[.F6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9484" calcext:value-type="float">
            <text:p>0.94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3]^2+[.B693]^2+[.C693]^2)" office:value-type="float" office:value="0.953738124434585" calcext:value-type="float">
            <text:p>0.953738124434585</text:p>
          </table:table-cell>
          <table:table-cell table:formula="of:=SQRT([.D693]^2+[.E693]^2+[.F6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964" calcext:value-type="float">
            <text:p>0.9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4]^2+[.B694]^2+[.C694]^2)" office:value-type="float" office:value="0.969427789987475" calcext:value-type="float">
            <text:p>0.969427789987475</text:p>
          </table:table-cell>
          <table:table-cell table:formula="of:=SQRT([.D694]^2+[.E694]^2+[.F6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108" calcext:value-type="float">
            <text:p>-0.6108</text:p>
          </table:table-cell>
          <table:table-cell office:value-type="float" office:value="-0.7909" calcext:value-type="float">
            <text:p>-0.79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6983" calcext:value-type="float">
            <text:p>4.6983</text:p>
          </table:table-cell>
          <table:table-cell office:value-type="float" office:value="3.0633" calcext:value-type="float">
            <text:p>3.06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9651" calcext:value-type="float">
            <text:p>0.96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5]^2+[.B695]^2+[.C695]^2)" office:value-type="float" office:value="0.969302264518143" calcext:value-type="float">
            <text:p>0.969302264518143</text:p>
          </table:table-cell>
          <table:table-cell table:formula="of:=SQRT([.D695]^2+[.E695]^2+[.F6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7" calcext:value-type="float">
            <text:p>-0.790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8402" calcext:value-type="float">
            <text:p>4.8402</text:p>
          </table:table-cell>
          <table:table-cell office:value-type="float" office:value="3.053" calcext:value-type="float">
            <text:p>3.053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949" calcext:value-type="float">
            <text:p>0.9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6]^2+[.B696]^2+[.C696]^2)" office:value-type="float" office:value="0.953610533708599" calcext:value-type="float">
            <text:p>0.953610533708599</text:p>
          </table:table-cell>
          <table:table-cell table:formula="of:=SQRT([.D696]^2+[.E696]^2+[.F6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6106" calcext:value-type="float">
            <text:p>-0.6106</text:p>
          </table:table-cell>
          <table:table-cell office:value-type="float" office:value="-0.7907" calcext:value-type="float">
            <text:p>-0.790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8402" calcext:value-type="float">
            <text:p>4.8402</text:p>
          </table:table-cell>
          <table:table-cell office:value-type="float" office:value="3.053" calcext:value-type="float">
            <text:p>3.053</text:p>
          </table:table-cell>
          <table:table-cell office:value-type="float" office:value="-0.1278" calcext:value-type="float">
            <text:p>-0.1278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9646" calcext:value-type="float">
            <text:p>0.96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7]^2+[.B697]^2+[.C697]^2)" office:value-type="float" office:value="0.969302264518143" calcext:value-type="float">
            <text:p>0.969302264518143</text:p>
          </table:table-cell>
          <table:table-cell table:formula="of:=SQRT([.D697]^2+[.E697]^2+[.F6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057" calcext:value-type="float">
            <text:p>-0.6057</text:p>
          </table:table-cell>
          <table:table-cell office:value-type="float" office:value="-0.7945" calcext:value-type="float">
            <text:p>-0.794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8464" calcext:value-type="float">
            <text:p>4.8464</text:p>
          </table:table-cell>
          <table:table-cell office:value-type="float" office:value="3.0526" calcext:value-type="float">
            <text:p>3.0526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9645" calcext:value-type="float">
            <text:p>0.96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8]^2+[.B698]^2+[.C698]^2)" office:value-type="float" office:value="0.969302264518143" calcext:value-type="float">
            <text:p>0.969302264518143</text:p>
          </table:table-cell>
          <table:table-cell table:formula="of:=SQRT([.D698]^2+[.E698]^2+[.F6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057" calcext:value-type="float">
            <text:p>-0.6057</text:p>
          </table:table-cell>
          <table:table-cell office:value-type="float" office:value="-0.7945" calcext:value-type="float">
            <text:p>-0.794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8464" calcext:value-type="float">
            <text:p>4.8464</text:p>
          </table:table-cell>
          <table:table-cell office:value-type="float" office:value="3.0526" calcext:value-type="float">
            <text:p>3.0526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9645" calcext:value-type="float">
            <text:p>0.96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699]^2+[.B699]^2+[.C699]^2)" office:value-type="float" office:value="0.969302264518143" calcext:value-type="float">
            <text:p>0.969302264518143</text:p>
          </table:table-cell>
          <table:table-cell table:formula="of:=SQRT([.D699]^2+[.E699]^2+[.F6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057" calcext:value-type="float">
            <text:p>-0.6057</text:p>
          </table:table-cell>
          <table:table-cell office:value-type="float" office:value="-0.7945" calcext:value-type="float">
            <text:p>-0.794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8464" calcext:value-type="float">
            <text:p>4.8464</text:p>
          </table:table-cell>
          <table:table-cell office:value-type="float" office:value="3.0526" calcext:value-type="float">
            <text:p>3.0526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9645" calcext:value-type="float">
            <text:p>0.96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0]^2+[.B700]^2+[.C700]^2)" office:value-type="float" office:value="0.969302264518143" calcext:value-type="float">
            <text:p>0.969302264518143</text:p>
          </table:table-cell>
          <table:table-cell table:formula="of:=SQRT([.D700]^2+[.E700]^2+[.F7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057" calcext:value-type="float">
            <text:p>-0.6057</text:p>
          </table:table-cell>
          <table:table-cell office:value-type="float" office:value="-0.7945" calcext:value-type="float">
            <text:p>-0.794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8464" calcext:value-type="float">
            <text:p>4.8464</text:p>
          </table:table-cell>
          <table:table-cell office:value-type="float" office:value="3.0526" calcext:value-type="float">
            <text:p>3.0526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9647" calcext:value-type="float">
            <text:p>0.96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1]^2+[.B701]^2+[.C701]^2)" office:value-type="float" office:value="0.968925590538303" calcext:value-type="float">
            <text:p>0.968925590538303</text:p>
          </table:table-cell>
          <table:table-cell table:formula="of:=SQRT([.D701]^2+[.E701]^2+[.F7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6105" calcext:value-type="float">
            <text:p>-0.6105</text:p>
          </table:table-cell>
          <table:table-cell office:value-type="float" office:value="-0.7905" calcext:value-type="float">
            <text:p>-0.7905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508" calcext:value-type="float">
            <text:p>4.9508</text:p>
          </table:table-cell>
          <table:table-cell office:value-type="float" office:value="3.0413" calcext:value-type="float">
            <text:p>3.0413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9794" calcext:value-type="float">
            <text:p>0.97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2]^2+[.B702]^2+[.C702]^2)" office:value-type="float" office:value="0.984523600529718" calcext:value-type="float">
            <text:p>0.984523600529718</text:p>
          </table:table-cell>
          <table:table-cell table:formula="of:=SQRT([.D702]^2+[.E702]^2+[.F7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-0.6105" calcext:value-type="float">
            <text:p>-0.6105</text:p>
          </table:table-cell>
          <table:table-cell office:value-type="float" office:value="-0.7905" calcext:value-type="float">
            <text:p>-0.7905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508" calcext:value-type="float">
            <text:p>4.9508</text:p>
          </table:table-cell>
          <table:table-cell office:value-type="float" office:value="3.0413" calcext:value-type="float">
            <text:p>3.0413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9638" calcext:value-type="float">
            <text:p>0.96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3]^2+[.B703]^2+[.C703]^2)" office:value-type="float" office:value="0.969934559648227" calcext:value-type="float">
            <text:p>0.969934559648227</text:p>
          </table:table-cell>
          <table:table-cell table:formula="of:=SQRT([.D703]^2+[.E703]^2+[.F7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-0.6142" calcext:value-type="float">
            <text:p>-0.6142</text:p>
          </table:table-cell>
          <table:table-cell office:value-type="float" office:value="-0.7875" calcext:value-type="float">
            <text:p>-0.787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946" calcext:value-type="float">
            <text:p>4.946</text:p>
          </table:table-cell>
          <table:table-cell office:value-type="float" office:value="3.0407" calcext:value-type="float">
            <text:p>3.040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9654" calcext:value-type="float">
            <text:p>0.96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4]^2+[.B704]^2+[.C704]^2)" office:value-type="float" office:value="0.969427789987475" calcext:value-type="float">
            <text:p>0.969427789987475</text:p>
          </table:table-cell>
          <table:table-cell table:formula="of:=SQRT([.D704]^2+[.E704]^2+[.F7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-0.6142" calcext:value-type="float">
            <text:p>-0.6142</text:p>
          </table:table-cell>
          <table:table-cell office:value-type="float" office:value="-0.7875" calcext:value-type="float">
            <text:p>-0.787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946" calcext:value-type="float">
            <text:p>4.946</text:p>
          </table:table-cell>
          <table:table-cell office:value-type="float" office:value="3.0407" calcext:value-type="float">
            <text:p>3.040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9498" calcext:value-type="float">
            <text:p>0.94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5]^2+[.B705]^2+[.C705]^2)" office:value-type="float" office:value="0.953738124434585" calcext:value-type="float">
            <text:p>0.953738124434585</text:p>
          </table:table-cell>
          <table:table-cell table:formula="of:=SQRT([.D705]^2+[.E705]^2+[.F7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4" calcext:value-type="float">
            <text:p>-0.0394</text:p>
          </table:table-cell>
          <table:table-cell office:value-type="float" office:value="-0.6142" calcext:value-type="float">
            <text:p>-0.6142</text:p>
          </table:table-cell>
          <table:table-cell office:value-type="float" office:value="-0.7875" calcext:value-type="float">
            <text:p>-0.7875</text:p>
          </table:table-cell>
          <table:table-cell office:value-type="float" office:value="0.0315" calcext:value-type="float">
            <text:p>0.0315</text:p>
          </table:table-cell>
          <table:table-cell office:value-type="float" office:value="4.946" calcext:value-type="float">
            <text:p>4.946</text:p>
          </table:table-cell>
          <table:table-cell office:value-type="float" office:value="3.0407" calcext:value-type="float">
            <text:p>3.0407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9654" calcext:value-type="float">
            <text:p>0.96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6]^2+[.B706]^2+[.C706]^2)" office:value-type="float" office:value="0.969427789987475" calcext:value-type="float">
            <text:p>0.969427789987475</text:p>
          </table:table-cell>
          <table:table-cell table:formula="of:=SQRT([.D706]^2+[.E706]^2+[.F7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0.7837" calcext:value-type="float">
            <text:p>-0.783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398" calcext:value-type="float">
            <text:p>4.9398</text:p>
          </table:table-cell>
          <table:table-cell office:value-type="float" office:value="3.0412" calcext:value-type="float">
            <text:p>3.0412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967" calcext:value-type="float">
            <text:p>0.9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7]^2+[.B707]^2+[.C707]^2)" office:value-type="float" office:value="0.969804268912032" calcext:value-type="float">
            <text:p>0.969804268912032</text:p>
          </table:table-cell>
          <table:table-cell table:formula="of:=SQRT([.D707]^2+[.E707]^2+[.F7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0.7837" calcext:value-type="float">
            <text:p>-0.783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398" calcext:value-type="float">
            <text:p>4.9398</text:p>
          </table:table-cell>
          <table:table-cell office:value-type="float" office:value="3.0412" calcext:value-type="float">
            <text:p>3.0412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967" calcext:value-type="float">
            <text:p>0.9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8]^2+[.B708]^2+[.C708]^2)" office:value-type="float" office:value="0.969804268912032" calcext:value-type="float">
            <text:p>0.969804268912032</text:p>
          </table:table-cell>
          <table:table-cell table:formula="of:=SQRT([.D708]^2+[.E708]^2+[.F7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0.7837" calcext:value-type="float">
            <text:p>-0.783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398" calcext:value-type="float">
            <text:p>4.9398</text:p>
          </table:table-cell>
          <table:table-cell office:value-type="float" office:value="3.0412" calcext:value-type="float">
            <text:p>3.0412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9499" calcext:value-type="float">
            <text:p>0.94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09]^2+[.B709]^2+[.C709]^2)" office:value-type="float" office:value="0.954380731155025" calcext:value-type="float">
            <text:p>0.954380731155025</text:p>
          </table:table-cell>
          <table:table-cell table:formula="of:=SQRT([.D709]^2+[.E709]^2+[.F7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6191" calcext:value-type="float">
            <text:p>-0.6191</text:p>
          </table:table-cell>
          <table:table-cell office:value-type="float" office:value="-0.7837" calcext:value-type="float">
            <text:p>-0.7837</text:p>
          </table:table-cell>
          <table:table-cell office:value-type="float" office:value="0.0313" calcext:value-type="float">
            <text:p>0.0313</text:p>
          </table:table-cell>
          <table:table-cell office:value-type="float" office:value="4.9398" calcext:value-type="float">
            <text:p>4.9398</text:p>
          </table:table-cell>
          <table:table-cell office:value-type="float" office:value="3.0412" calcext:value-type="float">
            <text:p>3.0412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9654" calcext:value-type="float">
            <text:p>0.96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0]^2+[.B710]^2+[.C710]^2)" office:value-type="float" office:value="0.970060003298765" calcext:value-type="float">
            <text:p>0.970060003298765</text:p>
          </table:table-cell>
          <table:table-cell table:formula="of:=SQRT([.D710]^2+[.E710]^2+[.F7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3" calcext:value-type="float">
            <text:p>-0.6193</text:p>
          </table:table-cell>
          <table:table-cell office:value-type="float" office:value="-0.7839" calcext:value-type="float">
            <text:p>-0.7839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8292" calcext:value-type="float">
            <text:p>4.8292</text:p>
          </table:table-cell>
          <table:table-cell office:value-type="float" office:value="3.0529" calcext:value-type="float">
            <text:p>3.0529</text:p>
          </table:table-cell>
          <table:table-cell office:value-type="float" office:value="-0.1168" calcext:value-type="float">
            <text:p>-0.1168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9814" calcext:value-type="float">
            <text:p>0.98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1]^2+[.B711]^2+[.C711]^2)" office:value-type="float" office:value="0.985640061077065" calcext:value-type="float">
            <text:p>0.985640061077065</text:p>
          </table:table-cell>
          <table:table-cell table:formula="of:=SQRT([.D711]^2+[.E711]^2+[.F7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4" calcext:value-type="float">
            <text:p>-0.6194</text:p>
          </table:table-cell>
          <table:table-cell office:value-type="float" office:value="-0.7841" calcext:value-type="float">
            <text:p>-0.7841</text:p>
          </table:table-cell>
          <table:table-cell office:value-type="float" office:value="0.0235" calcext:value-type="float">
            <text:p>0.0235</text:p>
          </table:table-cell>
          <table:table-cell office:value-type="float" office:value="4.9711" calcext:value-type="float">
            <text:p>4.9711</text:p>
          </table:table-cell>
          <table:table-cell office:value-type="float" office:value="3.0632" calcext:value-type="float">
            <text:p>3.0632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9814" calcext:value-type="float">
            <text:p>0.98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2]^2+[.B712]^2+[.C712]^2)" office:value-type="float" office:value="0.984894309050469" calcext:value-type="float">
            <text:p>0.984894309050469</text:p>
          </table:table-cell>
          <table:table-cell table:formula="of:=SQRT([.D712]^2+[.E712]^2+[.F7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4" calcext:value-type="float">
            <text:p>-0.6194</text:p>
          </table:table-cell>
          <table:table-cell office:value-type="float" office:value="-0.7841" calcext:value-type="float">
            <text:p>-0.7841</text:p>
          </table:table-cell>
          <table:table-cell office:value-type="float" office:value="0.0235" calcext:value-type="float">
            <text:p>0.0235</text:p>
          </table:table-cell>
          <table:table-cell office:value-type="float" office:value="4.9711" calcext:value-type="float">
            <text:p>4.9711</text:p>
          </table:table-cell>
          <table:table-cell office:value-type="float" office:value="3.0632" calcext:value-type="float">
            <text:p>3.0632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9814" calcext:value-type="float">
            <text:p>0.98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3]^2+[.B713]^2+[.C713]^2)" office:value-type="float" office:value="0.984894309050469" calcext:value-type="float">
            <text:p>0.984894309050469</text:p>
          </table:table-cell>
          <table:table-cell table:formula="of:=SQRT([.D713]^2+[.E713]^2+[.F7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79" calcext:value-type="float">
            <text:p>-0.7879</text:p>
          </table:table-cell>
          <table:table-cell office:value-type="float" office:value="0.0236" calcext:value-type="float">
            <text:p>0.0236</text:p>
          </table:table-cell>
          <table:table-cell office:value-type="float" office:value="4.9773" calcext:value-type="float">
            <text:p>4.9773</text:p>
          </table:table-cell>
          <table:table-cell office:value-type="float" office:value="3.0628" calcext:value-type="float">
            <text:p>3.0628</text:p>
          </table:table-cell>
          <table:table-cell office:value-type="float" office:value="0.0189" calcext:value-type="float">
            <text:p>0.018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9813" calcext:value-type="float">
            <text:p>0.98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4]^2+[.B714]^2+[.C714]^2)" office:value-type="float" office:value="0.984523600529718" calcext:value-type="float">
            <text:p>0.984523600529718</text:p>
          </table:table-cell>
          <table:table-cell table:formula="of:=SQRT([.D714]^2+[.E714]^2+[.F7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5.1571" calcext:value-type="float">
            <text:p>5.1571</text:p>
          </table:table-cell>
          <table:table-cell office:value-type="float" office:value="3.0711" calcext:value-type="float">
            <text:p>3.0711</text:p>
          </table:table-cell>
          <table:table-cell office:value-type="float" office:value="0.1988" calcext:value-type="float">
            <text:p>0.1988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9666" calcext:value-type="float">
            <text:p>0.96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5]^2+[.B715]^2+[.C715]^2)" office:value-type="float" office:value="0.968925590538303" calcext:value-type="float">
            <text:p>0.968925590538303</text:p>
          </table:table-cell>
          <table:table-cell table:formula="of:=SQRT([.D715]^2+[.E715]^2+[.F7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5.1571" calcext:value-type="float">
            <text:p>5.1571</text:p>
          </table:table-cell>
          <table:table-cell office:value-type="float" office:value="3.0711" calcext:value-type="float">
            <text:p>3.0711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9512" calcext:value-type="float">
            <text:p>0.95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6]^2+[.B716]^2+[.C716]^2)" office:value-type="float" office:value="0.953610533708599" calcext:value-type="float">
            <text:p>0.953610533708599</text:p>
          </table:table-cell>
          <table:table-cell table:formula="of:=SQRT([.D716]^2+[.E716]^2+[.F7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5.1571" calcext:value-type="float">
            <text:p>5.1571</text:p>
          </table:table-cell>
          <table:table-cell office:value-type="float" office:value="3.0711" calcext:value-type="float">
            <text:p>3.0711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9668" calcext:value-type="float">
            <text:p>0.96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7]^2+[.B717]^2+[.C717]^2)" office:value-type="float" office:value="0.969302264518143" calcext:value-type="float">
            <text:p>0.969302264518143</text:p>
          </table:table-cell>
          <table:table-cell table:formula="of:=SQRT([.D717]^2+[.E717]^2+[.F7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5.1571" calcext:value-type="float">
            <text:p>5.1571</text:p>
          </table:table-cell>
          <table:table-cell office:value-type="float" office:value="3.0711" calcext:value-type="float">
            <text:p>3.0711</text:p>
          </table:table-cell>
          <table:table-cell office:value-type="float" office:value="0.1988" calcext:value-type="float">
            <text:p>0.1988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0654" calcext:value-type="float">
            <text:p>0.0654</text:p>
          </table:table-cell>
          <table:table-cell office:value-type="float" office:value="0.9666" calcext:value-type="float">
            <text:p>0.96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8]^2+[.B718]^2+[.C718]^2)" office:value-type="float" office:value="0.968925590538303" calcext:value-type="float">
            <text:p>0.968925590538303</text:p>
          </table:table-cell>
          <table:table-cell table:formula="of:=SQRT([.D718]^2+[.E718]^2+[.F7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6146" calcext:value-type="float">
            <text:p>-0.6146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5.1571" calcext:value-type="float">
            <text:p>5.1571</text:p>
          </table:table-cell>
          <table:table-cell office:value-type="float" office:value="3.0711" calcext:value-type="float">
            <text:p>3.0711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9668" calcext:value-type="float">
            <text:p>0.96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19]^2+[.B719]^2+[.C719]^2)" office:value-type="float" office:value="0.969302264518143" calcext:value-type="float">
            <text:p>0.969302264518143</text:p>
          </table:table-cell>
          <table:table-cell table:formula="of:=SQRT([.D719]^2+[.E719]^2+[.F7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6" calcext:value-type="float">
            <text:p>-0.6196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0078" calcext:value-type="float">
            <text:p>0.0078</text:p>
          </table:table-cell>
          <table:table-cell office:value-type="float" office:value="5.3696" calcext:value-type="float">
            <text:p>5.3696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968" calcext:value-type="float">
            <text:p>0.9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0]^2+[.B720]^2+[.C720]^2)" office:value-type="float" office:value="0.969934559648227" calcext:value-type="float">
            <text:p>0.969934559648227</text:p>
          </table:table-cell>
          <table:table-cell table:formula="of:=SQRT([.D720]^2+[.E720]^2+[.F7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6" calcext:value-type="float">
            <text:p>-0.6196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0078" calcext:value-type="float">
            <text:p>0.0078</text:p>
          </table:table-cell>
          <table:table-cell office:value-type="float" office:value="5.3696" calcext:value-type="float">
            <text:p>5.3696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9836" calcext:value-type="float">
            <text:p>0.98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1]^2+[.B721]^2+[.C721]^2)" office:value-type="float" office:value="0.985516600570483" calcext:value-type="float">
            <text:p>0.985516600570483</text:p>
          </table:table-cell>
          <table:table-cell table:formula="of:=SQRT([.D721]^2+[.E721]^2+[.F7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196" calcext:value-type="float">
            <text:p>-0.6196</text:p>
          </table:table-cell>
          <table:table-cell office:value-type="float" office:value="-0.7843" calcext:value-type="float">
            <text:p>-0.7843</text:p>
          </table:table-cell>
          <table:table-cell office:value-type="float" office:value="0.0078" calcext:value-type="float">
            <text:p>0.0078</text:p>
          </table:table-cell>
          <table:table-cell office:value-type="float" office:value="5.3696" calcext:value-type="float">
            <text:p>5.3696</text:p>
          </table:table-cell>
          <table:table-cell office:value-type="float" office:value="3.0769" calcext:value-type="float">
            <text:p>3.0769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968" calcext:value-type="float">
            <text:p>0.9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2]^2+[.B722]^2+[.C722]^2)" office:value-type="float" office:value="0.969934559648227" calcext:value-type="float">
            <text:p>0.969934559648227</text:p>
          </table:table-cell>
          <table:table-cell table:formula="of:=SQRT([.D722]^2+[.E722]^2+[.F7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6234" calcext:value-type="float">
            <text:p>-0.6234</text:p>
          </table:table-cell>
          <table:table-cell office:value-type="float" office:value="-0.7812" calcext:value-type="float">
            <text:p>-0.7812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647" calcext:value-type="float">
            <text:p>5.3647</text:p>
          </table:table-cell>
          <table:table-cell office:value-type="float" office:value="3.0765" calcext:value-type="float">
            <text:p>3.0765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968" calcext:value-type="float">
            <text:p>0.9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3]^2+[.B723]^2+[.C723]^2)" office:value-type="float" office:value="0.969934559648227" calcext:value-type="float">
            <text:p>0.969934559648227</text:p>
          </table:table-cell>
          <table:table-cell table:formula="of:=SQRT([.D723]^2+[.E723]^2+[.F7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6234" calcext:value-type="float">
            <text:p>-0.6234</text:p>
          </table:table-cell>
          <table:table-cell office:value-type="float" office:value="-0.7812" calcext:value-type="float">
            <text:p>-0.7812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647" calcext:value-type="float">
            <text:p>5.3647</text:p>
          </table:table-cell>
          <table:table-cell office:value-type="float" office:value="3.0765" calcext:value-type="float">
            <text:p>3.0765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9836" calcext:value-type="float">
            <text:p>0.98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4]^2+[.B724]^2+[.C724]^2)" office:value-type="float" office:value="0.985516600570483" calcext:value-type="float">
            <text:p>0.985516600570483</text:p>
          </table:table-cell>
          <table:table-cell table:formula="of:=SQRT([.D724]^2+[.E724]^2+[.F7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9676" calcext:value-type="float">
            <text:p>0.9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5]^2+[.B725]^2+[.C725]^2)" office:value-type="float" office:value="0.969302264518143" calcext:value-type="float">
            <text:p>0.969302264518143</text:p>
          </table:table-cell>
          <table:table-cell table:formula="of:=SQRT([.D725]^2+[.E725]^2+[.F7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9676" calcext:value-type="float">
            <text:p>0.9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6]^2+[.B726]^2+[.C726]^2)" office:value-type="float" office:value="0.969302264518143" calcext:value-type="float">
            <text:p>0.969302264518143</text:p>
          </table:table-cell>
          <table:table-cell table:formula="of:=SQRT([.D726]^2+[.E726]^2+[.F7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9676" calcext:value-type="float">
            <text:p>0.9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7]^2+[.B727]^2+[.C727]^2)" office:value-type="float" office:value="0.969302264518143" calcext:value-type="float">
            <text:p>0.969302264518143</text:p>
          </table:table-cell>
          <table:table-cell table:formula="of:=SQRT([.D727]^2+[.E727]^2+[.F7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9676" calcext:value-type="float">
            <text:p>0.96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8]^2+[.B728]^2+[.C728]^2)" office:value-type="float" office:value="0.969302264518143" calcext:value-type="float">
            <text:p>0.969302264518143</text:p>
          </table:table-cell>
          <table:table-cell table:formula="of:=SQRT([.D728]^2+[.E728]^2+[.F7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952" calcext:value-type="float">
            <text:p>0.9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29]^2+[.B729]^2+[.C729]^2)" office:value-type="float" office:value="0.953610533708599" calcext:value-type="float">
            <text:p>0.953610533708599</text:p>
          </table:table-cell>
          <table:table-cell table:formula="of:=SQRT([.D729]^2+[.E729]^2+[.F7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0]^2+[.B730]^2+[.C730]^2)" office:value-type="float" office:value="0.985017847554043" calcext:value-type="float">
            <text:p>0.985017847554043</text:p>
          </table:table-cell>
          <table:table-cell table:formula="of:=SQRT([.D730]^2+[.E730]^2+[.F7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1]^2+[.B731]^2+[.C731]^2)" office:value-type="float" office:value="0.970060003298765" calcext:value-type="float">
            <text:p>0.970060003298765</text:p>
          </table:table-cell>
          <table:table-cell table:formula="of:=SQRT([.D731]^2+[.E731]^2+[.F7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3586" calcext:value-type="float">
            <text:p>5.3586</text:p>
          </table:table-cell>
          <table:table-cell office:value-type="float" office:value="3.0768" calcext:value-type="float">
            <text:p>3.0768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2]^2+[.B732]^2+[.C732]^2)" office:value-type="float" office:value="0.970060003298765" calcext:value-type="float">
            <text:p>0.970060003298765</text:p>
          </table:table-cell>
          <table:table-cell table:formula="of:=SQRT([.D732]^2+[.E732]^2+[.F7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282" calcext:value-type="float">
            <text:p>-0.6282</text:p>
          </table:table-cell>
          <table:table-cell office:value-type="float" office:value="-0.7774" calcext:value-type="float">
            <text:p>-0.7774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9701" calcext:value-type="float">
            <text:p>0.97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3]^2+[.B733]^2+[.C733]^2)" office:value-type="float" office:value="0.970939261746068" calcext:value-type="float">
            <text:p>0.970939261746068</text:p>
          </table:table-cell>
          <table:table-cell table:formula="of:=SQRT([.D733]^2+[.E733]^2+[.F7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4]^2+[.B734]^2+[.C734]^2)" office:value-type="float" office:value="0.970813931708852" calcext:value-type="float">
            <text:p>0.970813931708852</text:p>
          </table:table-cell>
          <table:table-cell table:formula="of:=SQRT([.D734]^2+[.E734]^2+[.F7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5]^2+[.B735]^2+[.C735]^2)" office:value-type="float" office:value="0.985516600570483" calcext:value-type="float">
            <text:p>0.985516600570483</text:p>
          </table:table-cell>
          <table:table-cell table:formula="of:=SQRT([.D735]^2+[.E735]^2+[.F7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6]^2+[.B736]^2+[.C736]^2)" office:value-type="float" office:value="0.969934559648227" calcext:value-type="float">
            <text:p>0.969934559648227</text:p>
          </table:table-cell>
          <table:table-cell table:formula="of:=SQRT([.D736]^2+[.E736]^2+[.F7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7]^2+[.B737]^2+[.C737]^2)" office:value-type="float" office:value="0.985516600570483" calcext:value-type="float">
            <text:p>0.985516600570483</text:p>
          </table:table-cell>
          <table:table-cell table:formula="of:=SQRT([.D737]^2+[.E737]^2+[.F7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8]^2+[.B738]^2+[.C738]^2)" office:value-type="float" office:value="0.969302264518143" calcext:value-type="float">
            <text:p>0.969302264518143</text:p>
          </table:table-cell>
          <table:table-cell table:formula="of:=SQRT([.D738]^2+[.E738]^2+[.F7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953" calcext:value-type="float">
            <text:p>0.9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39]^2+[.B739]^2+[.C739]^2)" office:value-type="float" office:value="0.953610533708599" calcext:value-type="float">
            <text:p>0.953610533708599</text:p>
          </table:table-cell>
          <table:table-cell table:formula="of:=SQRT([.D739]^2+[.E739]^2+[.F7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283" calcext:value-type="float">
            <text:p>-0.6283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9525" calcext:value-type="float">
            <text:p>0.95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0]^2+[.B740]^2+[.C740]^2)" office:value-type="float" office:value="0.953227659061569" calcext:value-type="float">
            <text:p>0.953227659061569</text:p>
          </table:table-cell>
          <table:table-cell table:formula="of:=SQRT([.D740]^2+[.E740]^2+[.F7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1]^2+[.B741]^2+[.C741]^2)" office:value-type="float" office:value="0.984894309050469" calcext:value-type="float">
            <text:p>0.984894309050469</text:p>
          </table:table-cell>
          <table:table-cell table:formula="of:=SQRT([.D741]^2+[.E741]^2+[.F7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2]^2+[.B742]^2+[.C742]^2)" office:value-type="float" office:value="0.984894309050469" calcext:value-type="float">
            <text:p>0.984894309050469</text:p>
          </table:table-cell>
          <table:table-cell table:formula="of:=SQRT([.D742]^2+[.E742]^2+[.F7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3]^2+[.B743]^2+[.C743]^2)" office:value-type="float" office:value="0.968925590538303" calcext:value-type="float">
            <text:p>0.968925590538303</text:p>
          </table:table-cell>
          <table:table-cell table:formula="of:=SQRT([.D743]^2+[.E743]^2+[.F7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4]^2+[.B744]^2+[.C744]^2)" office:value-type="float" office:value="0.984894309050469" calcext:value-type="float">
            <text:p>0.984894309050469</text:p>
          </table:table-cell>
          <table:table-cell table:formula="of:=SQRT([.D744]^2+[.E744]^2+[.F7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237" calcext:value-type="float">
            <text:p>-0.6237</text:p>
          </table:table-cell>
          <table:table-cell office:value-type="float" office:value="-0.7815" calcext:value-type="float">
            <text:p>-0.7815</text:p>
          </table:table-cell>
          <table:table-cell office:value-type="float" office:value="0" calcext:value-type="float">
            <text:p>0</text:p>
          </table:table-cell>
          <table:table-cell office:value-type="float" office:value="5.6097" calcext:value-type="float">
            <text:p>5.6097</text:p>
          </table:table-cell>
          <table:table-cell office:value-type="float" office:value="3.11" calcext:value-type="float">
            <text:p>3.11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26" calcext:value-type="float">
            <text:p>0.026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45]^2+[.B745]^2+[.C745]^2)" office:value-type="float" office:value="0.969302264518143" calcext:value-type="float">
            <text:p>0.969302264518143</text:p>
          </table:table-cell>
          <table:table-cell table:formula="of:=SQRT([.D745]^2+[.E745]^2+[.F7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845" calcext:value-type="float">
            <text:p>0.9845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61" calcext:value-type="float">
            <text:p>0.9761</text:p>
          </table:table-cell>
          <table:table-cell table:formula="of:=SQRT([.A746]^2+[.B746]^2+[.C746]^2)" office:value-type="float" office:value="0.984894309050469" calcext:value-type="float">
            <text:p>0.984894309050469</text:p>
          </table:table-cell>
          <table:table-cell table:formula="of:=SQRT([.D746]^2+[.E746]^2+[.F74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61" calcext:value-type="float">
            <text:p>0.9761</text:p>
          </table:table-cell>
          <table:table-cell table:formula="of:=SQRT([.A747]^2+[.B747]^2+[.C747]^2)" office:value-type="float" office:value="0.969302264518143" calcext:value-type="float">
            <text:p>0.969302264518143</text:p>
          </table:table-cell>
          <table:table-cell table:formula="of:=SQRT([.D747]^2+[.E747]^2+[.F74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7884" calcext:value-type="float">
            <text:p>-0.7884</text:p>
          </table:table-cell>
          <table:table-cell office:value-type="float" office:value="0" calcext:value-type="float">
            <text:p>0</text:p>
          </table:table-cell>
          <table:table-cell office:value-type="float" office:value="5.6208" calcext:value-type="float">
            <text:p>5.620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9761" calcext:value-type="float">
            <text:p>0.9761</text:p>
          </table:table-cell>
          <table:table-cell table:formula="of:=SQRT([.A748]^2+[.B748]^2+[.C748]^2)" office:value-type="float" office:value="0.969302264518143" calcext:value-type="float">
            <text:p>0.969302264518143</text:p>
          </table:table-cell>
          <table:table-cell table:formula="of:=SQRT([.D748]^2+[.E748]^2+[.F74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11" calcext:value-type="float">
            <text:p>-0.6111</text:p>
          </table:table-cell>
          <table:table-cell office:value-type="float" office:value="-0.7914" calcext:value-type="float">
            <text:p>-0.7914</text:p>
          </table:table-cell>
          <table:table-cell office:value-type="float" office:value="0" calcext:value-type="float">
            <text:p>0</text:p>
          </table:table-cell>
          <table:table-cell office:value-type="float" office:value="5.6256" calcext:value-type="float">
            <text:p>5.625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9761" calcext:value-type="float">
            <text:p>0.9761</text:p>
          </table:table-cell>
          <table:table-cell table:formula="of:=SQRT([.A749]^2+[.B749]^2+[.C749]^2)" office:value-type="float" office:value="0.969302264518143" calcext:value-type="float">
            <text:p>0.969302264518143</text:p>
          </table:table-cell>
          <table:table-cell table:formula="of:=SQRT([.D749]^2+[.E749]^2+[.F74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11" calcext:value-type="float">
            <text:p>-0.6111</text:p>
          </table:table-cell>
          <table:table-cell office:value-type="float" office:value="-0.7914" calcext:value-type="float">
            <text:p>-0.7914</text:p>
          </table:table-cell>
          <table:table-cell office:value-type="float" office:value="0" calcext:value-type="float">
            <text:p>0</text:p>
          </table:table-cell>
          <table:table-cell office:value-type="float" office:value="5.6256" calcext:value-type="float">
            <text:p>5.625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0]^2+[.B750]^2+[.C750]^2)" office:value-type="float" office:value="0.969302264518143" calcext:value-type="float">
            <text:p>0.969302264518143</text:p>
          </table:table-cell>
          <table:table-cell table:formula="of:=SQRT([.D750]^2+[.E750]^2+[.F7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1]^2+[.B751]^2+[.C751]^2)" office:value-type="float" office:value="0.969302264518143" calcext:value-type="float">
            <text:p>0.969302264518143</text:p>
          </table:table-cell>
          <table:table-cell table:formula="of:=SQRT([.D751]^2+[.E751]^2+[.F7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2]^2+[.B752]^2+[.C752]^2)" office:value-type="float" office:value="0.985640061077065" calcext:value-type="float">
            <text:p>0.985640061077065</text:p>
          </table:table-cell>
          <table:table-cell table:formula="of:=SQRT([.D752]^2+[.E752]^2+[.F7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3]^2+[.B753]^2+[.C753]^2)" office:value-type="float" office:value="0.969934559648227" calcext:value-type="float">
            <text:p>0.969934559648227</text:p>
          </table:table-cell>
          <table:table-cell table:formula="of:=SQRT([.D753]^2+[.E753]^2+[.F7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4]^2+[.B754]^2+[.C754]^2)" office:value-type="float" office:value="0.970060003298765" calcext:value-type="float">
            <text:p>0.970060003298765</text:p>
          </table:table-cell>
          <table:table-cell table:formula="of:=SQRT([.D754]^2+[.E754]^2+[.F7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4" calcext:value-type="float">
            <text:p>0.034</text:p>
          </table:table-cell>
          <table:table-cell office:value-type="float" office:value="0.985" calcext:value-type="float">
            <text:p>0.9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5]^2+[.B755]^2+[.C755]^2)" office:value-type="float" office:value="0.985640061077065" calcext:value-type="float">
            <text:p>0.985640061077065</text:p>
          </table:table-cell>
          <table:table-cell table:formula="of:=SQRT([.D755]^2+[.E755]^2+[.F7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6]^2+[.B756]^2+[.C756]^2)" office:value-type="float" office:value="0.969934559648227" calcext:value-type="float">
            <text:p>0.969934559648227</text:p>
          </table:table-cell>
          <table:table-cell table:formula="of:=SQRT([.D756]^2+[.E756]^2+[.F7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7]^2+[.B757]^2+[.C757]^2)" office:value-type="float" office:value="0.969934559648227" calcext:value-type="float">
            <text:p>0.969934559648227</text:p>
          </table:table-cell>
          <table:table-cell table:formula="of:=SQRT([.D757]^2+[.E757]^2+[.F7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8]^2+[.B758]^2+[.C758]^2)" office:value-type="float" office:value="0.984894309050469" calcext:value-type="float">
            <text:p>0.984894309050469</text:p>
          </table:table-cell>
          <table:table-cell table:formula="of:=SQRT([.D758]^2+[.E758]^2+[.F7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1" calcext:value-type="float">
            <text:p>-0.7951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1877" calcext:value-type="float">
            <text:p>-0.1877</text:p>
          </table:table-cell>
          <table:table-cell office:value-type="float" office:value="3.1064" calcext:value-type="float">
            <text:p>3.1064</text:p>
          </table:table-cell>
          <table:table-cell office:value-type="float" office:value="-5.1682" calcext:value-type="float">
            <text:p>-5.168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59]^2+[.B759]^2+[.C759]^2)" office:value-type="float" office:value="0.969302264518143" calcext:value-type="float">
            <text:p>0.969302264518143</text:p>
          </table:table-cell>
          <table:table-cell table:formula="of:=SQRT([.D759]^2+[.E759]^2+[.F7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6024" calcext:value-type="float">
            <text:p>-0.6024</text:p>
          </table:table-cell>
          <table:table-cell office:value-type="float" office:value="-0.798" calcext:value-type="float">
            <text:p>-0.798</text:p>
          </table:table-cell>
          <table:table-cell office:value-type="float" office:value="0" calcext:value-type="float">
            <text:p>0</text:p>
          </table:table-cell>
          <table:table-cell office:value-type="float" office:value="5.6366" calcext:value-type="float">
            <text:p>5.636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0]^2+[.B760]^2+[.C760]^2)" office:value-type="float" office:value="0.969302264518143" calcext:value-type="float">
            <text:p>0.969302264518143</text:p>
          </table:table-cell>
          <table:table-cell table:formula="of:=SQRT([.D760]^2+[.E760]^2+[.F7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6024" calcext:value-type="float">
            <text:p>-0.6024</text:p>
          </table:table-cell>
          <table:table-cell office:value-type="float" office:value="-0.798" calcext:value-type="float">
            <text:p>-0.798</text:p>
          </table:table-cell>
          <table:table-cell office:value-type="float" office:value="0" calcext:value-type="float">
            <text:p>0</text:p>
          </table:table-cell>
          <table:table-cell office:value-type="float" office:value="5.6366" calcext:value-type="float">
            <text:p>5.636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1]^2+[.B761]^2+[.C761]^2)" office:value-type="float" office:value="0.984894309050469" calcext:value-type="float">
            <text:p>0.984894309050469</text:p>
          </table:table-cell>
          <table:table-cell table:formula="of:=SQRT([.D761]^2+[.E761]^2+[.F7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6024" calcext:value-type="float">
            <text:p>-0.6024</text:p>
          </table:table-cell>
          <table:table-cell office:value-type="float" office:value="-0.798" calcext:value-type="float">
            <text:p>-0.798</text:p>
          </table:table-cell>
          <table:table-cell office:value-type="float" office:value="0" calcext:value-type="float">
            <text:p>0</text:p>
          </table:table-cell>
          <table:table-cell office:value-type="float" office:value="5.6366" calcext:value-type="float">
            <text:p>5.636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2]^2+[.B762]^2+[.C762]^2)" office:value-type="float" office:value="0.969302264518143" calcext:value-type="float">
            <text:p>0.969302264518143</text:p>
          </table:table-cell>
          <table:table-cell table:formula="of:=SQRT([.D762]^2+[.E762]^2+[.F7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6024" calcext:value-type="float">
            <text:p>-0.6024</text:p>
          </table:table-cell>
          <table:table-cell office:value-type="float" office:value="-0.798" calcext:value-type="float">
            <text:p>-0.798</text:p>
          </table:table-cell>
          <table:table-cell office:value-type="float" office:value="0" calcext:value-type="float">
            <text:p>0</text:p>
          </table:table-cell>
          <table:table-cell office:value-type="float" office:value="5.6366" calcext:value-type="float">
            <text:p>5.6366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3]^2+[.B763]^2+[.C763]^2)" office:value-type="float" office:value="0.969302264518143" calcext:value-type="float">
            <text:p>0.969302264518143</text:p>
          </table:table-cell>
          <table:table-cell table:formula="of:=SQRT([.D763]^2+[.E763]^2+[.F7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4]^2+[.B764]^2+[.C764]^2)" office:value-type="float" office:value="0.969934559648227" calcext:value-type="float">
            <text:p>0.969934559648227</text:p>
          </table:table-cell>
          <table:table-cell table:formula="of:=SQRT([.D764]^2+[.E764]^2+[.F7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5]^2+[.B765]^2+[.C765]^2)" office:value-type="float" office:value="0.969302264518143" calcext:value-type="float">
            <text:p>0.969302264518143</text:p>
          </table:table-cell>
          <table:table-cell table:formula="of:=SQRT([.D765]^2+[.E765]^2+[.F7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6]^2+[.B766]^2+[.C766]^2)" office:value-type="float" office:value="0.969934559648227" calcext:value-type="float">
            <text:p>0.969934559648227</text:p>
          </table:table-cell>
          <table:table-cell table:formula="of:=SQRT([.D766]^2+[.E766]^2+[.F7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5973" calcext:value-type="float">
            <text:p>-0.5973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0944" calcext:value-type="float">
            <text:p>3.094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7]^2+[.B767]^2+[.C767]^2)" office:value-type="float" office:value="0.985516600570483" calcext:value-type="float">
            <text:p>0.985516600570483</text:p>
          </table:table-cell>
          <table:table-cell table:formula="of:=SQRT([.D767]^2+[.E767]^2+[.F7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5973" calcext:value-type="float">
            <text:p>-0.5973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0944" calcext:value-type="float">
            <text:p>3.0944</text:p>
          </table:table-cell>
          <table:table-cell office:value-type="float" office:value="0.6404" calcext:value-type="float">
            <text:p>0.6404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8]^2+[.B768]^2+[.C768]^2)" office:value-type="float" office:value="0.969302264518143" calcext:value-type="float">
            <text:p>0.969302264518143</text:p>
          </table:table-cell>
          <table:table-cell table:formula="of:=SQRT([.D768]^2+[.E768]^2+[.F7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5973" calcext:value-type="float">
            <text:p>-0.5973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0944" calcext:value-type="float">
            <text:p>3.094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69]^2+[.B769]^2+[.C769]^2)" office:value-type="float" office:value="0.985516600570483" calcext:value-type="float">
            <text:p>0.985516600570483</text:p>
          </table:table-cell>
          <table:table-cell table:formula="of:=SQRT([.D769]^2+[.E769]^2+[.F7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5973" calcext:value-type="float">
            <text:p>-0.5973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0944" calcext:value-type="float">
            <text:p>3.094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0]^2+[.B770]^2+[.C770]^2)" office:value-type="float" office:value="0.969934559648227" calcext:value-type="float">
            <text:p>0.969934559648227</text:p>
          </table:table-cell>
          <table:table-cell table:formula="of:=SQRT([.D770]^2+[.E770]^2+[.F7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5973" calcext:value-type="float">
            <text:p>-0.5973</text:p>
          </table:table-cell>
          <table:table-cell office:value-type="float" office:value="-0.8017" calcext:value-type="float">
            <text:p>-0.8017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0944" calcext:value-type="float">
            <text:p>3.094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1]^2+[.B771]^2+[.C771]^2)" office:value-type="float" office:value="0.985516600570483" calcext:value-type="float">
            <text:p>0.985516600570483</text:p>
          </table:table-cell>
          <table:table-cell table:formula="of:=SQRT([.D771]^2+[.E771]^2+[.F7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2]^2+[.B772]^2+[.C772]^2)" office:value-type="float" office:value="0.954253226350322" calcext:value-type="float">
            <text:p>0.954253226350322</text:p>
          </table:table-cell>
          <table:table-cell table:formula="of:=SQRT([.D772]^2+[.E772]^2+[.F7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3]^2+[.B773]^2+[.C773]^2)" office:value-type="float" office:value="0.969302264518143" calcext:value-type="float">
            <text:p>0.969302264518143</text:p>
          </table:table-cell>
          <table:table-cell table:formula="of:=SQRT([.D773]^2+[.E773]^2+[.F7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4]^2+[.B774]^2+[.C774]^2)" office:value-type="float" office:value="0.984894309050469" calcext:value-type="float">
            <text:p>0.984894309050469</text:p>
          </table:table-cell>
          <table:table-cell table:formula="of:=SQRT([.D774]^2+[.E774]^2+[.F7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5]^2+[.B775]^2+[.C775]^2)" office:value-type="float" office:value="0.969302264518143" calcext:value-type="float">
            <text:p>0.969302264518143</text:p>
          </table:table-cell>
          <table:table-cell table:formula="of:=SQRT([.D775]^2+[.E775]^2+[.F7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6]^2+[.B776]^2+[.C776]^2)" office:value-type="float" office:value="0.969302264518143" calcext:value-type="float">
            <text:p>0.969302264518143</text:p>
          </table:table-cell>
          <table:table-cell table:formula="of:=SQRT([.D776]^2+[.E776]^2+[.F7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7]^2+[.B777]^2+[.C777]^2)" office:value-type="float" office:value="0.985516600570483" calcext:value-type="float">
            <text:p>0.985516600570483</text:p>
          </table:table-cell>
          <table:table-cell table:formula="of:=SQRT([.D777]^2+[.E777]^2+[.F7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8]^2+[.B778]^2+[.C778]^2)" office:value-type="float" office:value="0.969302264518143" calcext:value-type="float">
            <text:p>0.969302264518143</text:p>
          </table:table-cell>
          <table:table-cell table:formula="of:=SQRT([.D778]^2+[.E778]^2+[.F7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79]^2+[.B779]^2+[.C779]^2)" office:value-type="float" office:value="0.969302264518143" calcext:value-type="float">
            <text:p>0.969302264518143</text:p>
          </table:table-cell>
          <table:table-cell table:formula="of:=SQRT([.D779]^2+[.E779]^2+[.F7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0]^2+[.B780]^2+[.C780]^2)" office:value-type="float" office:value="0.969302264518143" calcext:value-type="float">
            <text:p>0.969302264518143</text:p>
          </table:table-cell>
          <table:table-cell table:formula="of:=SQRT([.D780]^2+[.E780]^2+[.F7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1]^2+[.B781]^2+[.C781]^2)" office:value-type="float" office:value="0.969302264518143" calcext:value-type="float">
            <text:p>0.969302264518143</text:p>
          </table:table-cell>
          <table:table-cell table:formula="of:=SQRT([.D781]^2+[.E781]^2+[.F7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2]^2+[.B782]^2+[.C782]^2)" office:value-type="float" office:value="0.969934559648227" calcext:value-type="float">
            <text:p>0.969934559648227</text:p>
          </table:table-cell>
          <table:table-cell table:formula="of:=SQRT([.D782]^2+[.E782]^2+[.F7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3]^2+[.B783]^2+[.C783]^2)" office:value-type="float" office:value="0.984894309050469" calcext:value-type="float">
            <text:p>0.984894309050469</text:p>
          </table:table-cell>
          <table:table-cell table:formula="of:=SQRT([.D783]^2+[.E783]^2+[.F7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4]^2+[.B784]^2+[.C784]^2)" office:value-type="float" office:value="0.969302264518143" calcext:value-type="float">
            <text:p>0.969302264518143</text:p>
          </table:table-cell>
          <table:table-cell table:formula="of:=SQRT([.D784]^2+[.E784]^2+[.F7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5]^2+[.B785]^2+[.C785]^2)" office:value-type="float" office:value="0.969934559648227" calcext:value-type="float">
            <text:p>0.969934559648227</text:p>
          </table:table-cell>
          <table:table-cell table:formula="of:=SQRT([.D785]^2+[.E785]^2+[.F7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6]^2+[.B786]^2+[.C786]^2)" office:value-type="float" office:value="0.985516600570483" calcext:value-type="float">
            <text:p>0.985516600570483</text:p>
          </table:table-cell>
          <table:table-cell table:formula="of:=SQRT([.D786]^2+[.E786]^2+[.F7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7]^2+[.B787]^2+[.C787]^2)" office:value-type="float" office:value="0.984894309050469" calcext:value-type="float">
            <text:p>0.984894309050469</text:p>
          </table:table-cell>
          <table:table-cell table:formula="of:=SQRT([.D787]^2+[.E787]^2+[.F7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8]^2+[.B788]^2+[.C788]^2)" office:value-type="float" office:value="0.969302264518143" calcext:value-type="float">
            <text:p>0.969302264518143</text:p>
          </table:table-cell>
          <table:table-cell table:formula="of:=SQRT([.D788]^2+[.E788]^2+[.F7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89]^2+[.B789]^2+[.C789]^2)" office:value-type="float" office:value="0.954253226350322" calcext:value-type="float">
            <text:p>0.954253226350322</text:p>
          </table:table-cell>
          <table:table-cell table:formula="of:=SQRT([.D789]^2+[.E789]^2+[.F7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0]^2+[.B790]^2+[.C790]^2)" office:value-type="float" office:value="0.969934559648227" calcext:value-type="float">
            <text:p>0.969934559648227</text:p>
          </table:table-cell>
          <table:table-cell table:formula="of:=SQRT([.D790]^2+[.E790]^2+[.F7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1]^2+[.B791]^2+[.C791]^2)" office:value-type="float" office:value="0.969302264518143" calcext:value-type="float">
            <text:p>0.969302264518143</text:p>
          </table:table-cell>
          <table:table-cell table:formula="of:=SQRT([.D791]^2+[.E791]^2+[.F7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2]^2+[.B792]^2+[.C792]^2)" office:value-type="float" office:value="0.954253226350322" calcext:value-type="float">
            <text:p>0.954253226350322</text:p>
          </table:table-cell>
          <table:table-cell table:formula="of:=SQRT([.D792]^2+[.E792]^2+[.F7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3]^2+[.B793]^2+[.C793]^2)" office:value-type="float" office:value="0.969934559648227" calcext:value-type="float">
            <text:p>0.969934559648227</text:p>
          </table:table-cell>
          <table:table-cell table:formula="of:=SQRT([.D793]^2+[.E793]^2+[.F7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4]^2+[.B794]^2+[.C794]^2)" office:value-type="float" office:value="0.954253226350322" calcext:value-type="float">
            <text:p>0.954253226350322</text:p>
          </table:table-cell>
          <table:table-cell table:formula="of:=SQRT([.D794]^2+[.E794]^2+[.F7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5]^2+[.B795]^2+[.C795]^2)" office:value-type="float" office:value="0.984894309050469" calcext:value-type="float">
            <text:p>0.984894309050469</text:p>
          </table:table-cell>
          <table:table-cell table:formula="of:=SQRT([.D795]^2+[.E795]^2+[.F7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6]^2+[.B796]^2+[.C796]^2)" office:value-type="float" office:value="0.953610533708599" calcext:value-type="float">
            <text:p>0.953610533708599</text:p>
          </table:table-cell>
          <table:table-cell table:formula="of:=SQRT([.D796]^2+[.E796]^2+[.F7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5923" calcext:value-type="float">
            <text:p>-0.5923</text:p>
          </table:table-cell>
          <table:table-cell office:value-type="float" office:value="-0.8056" calcext:value-type="float">
            <text:p>-0.8056</text:p>
          </table:table-cell>
          <table:table-cell office:value-type="float" office:value="0" calcext:value-type="float">
            <text:p>0</text:p>
          </table:table-cell>
          <table:table-cell office:value-type="float" office:value="5.6492" calcext:value-type="float">
            <text:p>5.6492</text:p>
          </table:table-cell>
          <table:table-cell office:value-type="float" office:value="3.11" calcext:value-type="float">
            <text:p>3.1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7]^2+[.B797]^2+[.C797]^2)" office:value-type="float" office:value="0.969302264518143" calcext:value-type="float">
            <text:p>0.969302264518143</text:p>
          </table:table-cell>
          <table:table-cell table:formula="of:=SQRT([.D797]^2+[.E797]^2+[.F7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886" calcext:value-type="float">
            <text:p>-0.5886</text:p>
          </table:table-cell>
          <table:table-cell office:value-type="float" office:value="-0.8083" calcext:value-type="float">
            <text:p>-0.8083</text:p>
          </table:table-cell>
          <table:table-cell office:value-type="float" office:value="0" calcext:value-type="float">
            <text:p>0</text:p>
          </table:table-cell>
          <table:table-cell office:value-type="float" office:value="5.6538" calcext:value-type="float">
            <text:p>5.6538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8]^2+[.B798]^2+[.C798]^2)" office:value-type="float" office:value="0.969302264518143" calcext:value-type="float">
            <text:p>0.969302264518143</text:p>
          </table:table-cell>
          <table:table-cell table:formula="of:=SQRT([.D798]^2+[.E798]^2+[.F7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5923" calcext:value-type="float">
            <text:p>-0.5923</text:p>
          </table:table-cell>
          <table:table-cell office:value-type="float" office:value="-0.8056" calcext:value-type="float">
            <text:p>-0.8056</text:p>
          </table:table-cell>
          <table:table-cell office:value-type="float" office:value="0" calcext:value-type="float">
            <text:p>0</text:p>
          </table:table-cell>
          <table:table-cell office:value-type="float" office:value="5.6492" calcext:value-type="float">
            <text:p>5.6492</text:p>
          </table:table-cell>
          <table:table-cell office:value-type="float" office:value="3.11" calcext:value-type="float">
            <text:p>3.1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799]^2+[.B799]^2+[.C799]^2)" office:value-type="float" office:value="0.969302264518143" calcext:value-type="float">
            <text:p>0.969302264518143</text:p>
          </table:table-cell>
          <table:table-cell table:formula="of:=SQRT([.D799]^2+[.E799]^2+[.F7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0]^2+[.B800]^2+[.C800]^2)" office:value-type="float" office:value="0.968925590538303" calcext:value-type="float">
            <text:p>0.968925590538303</text:p>
          </table:table-cell>
          <table:table-cell table:formula="of:=SQRT([.D800]^2+[.E800]^2+[.F8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1]^2+[.B801]^2+[.C801]^2)" office:value-type="float" office:value="0.953610533708599" calcext:value-type="float">
            <text:p>0.953610533708599</text:p>
          </table:table-cell>
          <table:table-cell table:formula="of:=SQRT([.D801]^2+[.E801]^2+[.F8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2]^2+[.B802]^2+[.C802]^2)" office:value-type="float" office:value="0.969302264518143" calcext:value-type="float">
            <text:p>0.969302264518143</text:p>
          </table:table-cell>
          <table:table-cell table:formula="of:=SQRT([.D802]^2+[.E802]^2+[.F8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3]^2+[.B803]^2+[.C803]^2)" office:value-type="float" office:value="0.969302264518143" calcext:value-type="float">
            <text:p>0.969302264518143</text:p>
          </table:table-cell>
          <table:table-cell table:formula="of:=SQRT([.D803]^2+[.E803]^2+[.F8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4]^2+[.B804]^2+[.C804]^2)" office:value-type="float" office:value="0.969934559648227" calcext:value-type="float">
            <text:p>0.969934559648227</text:p>
          </table:table-cell>
          <table:table-cell table:formula="of:=SQRT([.D804]^2+[.E804]^2+[.F8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5]^2+[.B805]^2+[.C805]^2)" office:value-type="float" office:value="0.969302264518143" calcext:value-type="float">
            <text:p>0.969302264518143</text:p>
          </table:table-cell>
          <table:table-cell table:formula="of:=SQRT([.D805]^2+[.E805]^2+[.F8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025" calcext:value-type="float">
            <text:p>-0.6025</text:p>
          </table:table-cell>
          <table:table-cell office:value-type="float" office:value="-0.7981" calcext:value-type="float">
            <text:p>-0.7981</text:p>
          </table:table-cell>
          <table:table-cell office:value-type="float" office:value="0" calcext:value-type="float">
            <text:p>0</text:p>
          </table:table-cell>
          <table:table-cell office:value-type="float" office:value="5.6366" calcext:value-type="float">
            <text:p>5.6366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6]^2+[.B806]^2+[.C806]^2)" office:value-type="float" office:value="0.969302264518143" calcext:value-type="float">
            <text:p>0.969302264518143</text:p>
          </table:table-cell>
          <table:table-cell table:formula="of:=SQRT([.D806]^2+[.E806]^2+[.F8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063" calcext:value-type="float">
            <text:p>-0.6063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7]^2+[.B807]^2+[.C807]^2)" office:value-type="float" office:value="0.970060003298765" calcext:value-type="float">
            <text:p>0.970060003298765</text:p>
          </table:table-cell>
          <table:table-cell table:formula="of:=SQRT([.D807]^2+[.E807]^2+[.F8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063" calcext:value-type="float">
            <text:p>-0.6063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8]^2+[.B808]^2+[.C808]^2)" office:value-type="float" office:value="0.969427789987475" calcext:value-type="float">
            <text:p>0.969427789987475</text:p>
          </table:table-cell>
          <table:table-cell table:formula="of:=SQRT([.D808]^2+[.E808]^2+[.F8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063" calcext:value-type="float">
            <text:p>-0.6063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09]^2+[.B809]^2+[.C809]^2)" office:value-type="float" office:value="0.985516600570483" calcext:value-type="float">
            <text:p>0.985516600570483</text:p>
          </table:table-cell>
          <table:table-cell table:formula="of:=SQRT([.D809]^2+[.E809]^2+[.F8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112" calcext:value-type="float">
            <text:p>-0.6112</text:p>
          </table:table-cell>
          <table:table-cell office:value-type="float" office:value="-0.7914" calcext:value-type="float">
            <text:p>-0.7914</text:p>
          </table:table-cell>
          <table:table-cell office:value-type="float" office:value="0" calcext:value-type="float">
            <text:p>0</text:p>
          </table:table-cell>
          <table:table-cell office:value-type="float" office:value="5.6256" calcext:value-type="float">
            <text:p>5.6256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10]^2+[.B810]^2+[.C810]^2)" office:value-type="float" office:value="0.969934559648227" calcext:value-type="float">
            <text:p>0.969934559648227</text:p>
          </table:table-cell>
          <table:table-cell table:formula="of:=SQRT([.D810]^2+[.E810]^2+[.F8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112" calcext:value-type="float">
            <text:p>-0.6112</text:p>
          </table:table-cell>
          <table:table-cell office:value-type="float" office:value="-0.7914" calcext:value-type="float">
            <text:p>-0.7914</text:p>
          </table:table-cell>
          <table:table-cell office:value-type="float" office:value="0" calcext:value-type="float">
            <text:p>0</text:p>
          </table:table-cell>
          <table:table-cell office:value-type="float" office:value="5.6256" calcext:value-type="float">
            <text:p>5.6256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1" calcext:value-type="float">
            <text:p>0.021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-0.9764" calcext:value-type="float">
            <text:p>-0.9764</text:p>
          </table:table-cell>
          <table:table-cell table:formula="of:=SQRT([.A811]^2+[.B811]^2+[.C811]^2)" office:value-type="float" office:value="0.954253226350322" calcext:value-type="float">
            <text:p>0.954253226350322</text:p>
          </table:table-cell>
          <table:table-cell table:formula="of:=SQRT([.D811]^2+[.E811]^2+[.F81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7885" calcext:value-type="float">
            <text:p>-0.7885</text:p>
          </table:table-cell>
          <table:table-cell office:value-type="float" office:value="0" calcext:value-type="float">
            <text:p>0</text:p>
          </table:table-cell>
          <table:table-cell office:value-type="float" office:value="5.6208" calcext:value-type="float">
            <text:p>5.6208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9764" calcext:value-type="float">
            <text:p>-0.9764</text:p>
          </table:table-cell>
          <table:table-cell table:formula="of:=SQRT([.A812]^2+[.B812]^2+[.C812]^2)" office:value-type="float" office:value="0.955147035801295" calcext:value-type="float">
            <text:p>0.955147035801295</text:p>
          </table:table-cell>
          <table:table-cell table:formula="of:=SQRT([.D812]^2+[.E812]^2+[.F812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199" calcext:value-type="float">
            <text:p>-0.6199</text:p>
          </table:table-cell>
          <table:table-cell office:value-type="float" office:value="-0.7847" calcext:value-type="float">
            <text:p>-0.7847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9764" calcext:value-type="float">
            <text:p>-0.9764</text:p>
          </table:table-cell>
          <table:table-cell table:formula="of:=SQRT([.A813]^2+[.B813]^2+[.C813]^2)" office:value-type="float" office:value="0.969934559648227" calcext:value-type="float">
            <text:p>0.969934559648227</text:p>
          </table:table-cell>
          <table:table-cell table:formula="of:=SQRT([.D813]^2+[.E813]^2+[.F81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199" calcext:value-type="float">
            <text:p>-0.6199</text:p>
          </table:table-cell>
          <table:table-cell office:value-type="float" office:value="-0.7847" calcext:value-type="float">
            <text:p>-0.7847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9764" calcext:value-type="float">
            <text:p>-0.9764</text:p>
          </table:table-cell>
          <table:table-cell table:formula="of:=SQRT([.A814]^2+[.B814]^2+[.C814]^2)" office:value-type="float" office:value="0.985640061077065" calcext:value-type="float">
            <text:p>0.985640061077065</text:p>
          </table:table-cell>
          <table:table-cell table:formula="of:=SQRT([.D814]^2+[.E814]^2+[.F81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37" calcext:value-type="float">
            <text:p>-0.6237</text:p>
          </table:table-cell>
          <table:table-cell office:value-type="float" office:value="-0.7816" calcext:value-type="float">
            <text:p>-0.7816</text:p>
          </table:table-cell>
          <table:table-cell office:value-type="float" office:value="0" calcext:value-type="float">
            <text:p>0</text:p>
          </table:table-cell>
          <table:table-cell office:value-type="float" office:value="5.6097" calcext:value-type="float">
            <text:p>5.6097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9691" calcext:value-type="float">
            <text:p>0.9691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9764" calcext:value-type="float">
            <text:p>-0.9764</text:p>
          </table:table-cell>
          <table:table-cell table:formula="of:=SQRT([.A815]^2+[.B815]^2+[.C815]^2)" office:value-type="float" office:value="0.969934559648227" calcext:value-type="float">
            <text:p>0.969934559648227</text:p>
          </table:table-cell>
          <table:table-cell table:formula="of:=SQRT([.D815]^2+[.E815]^2+[.F815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9763" calcext:value-type="float">
            <text:p>-0.9763</text:p>
          </table:table-cell>
          <table:table-cell table:formula="of:=SQRT([.A816]^2+[.B816]^2+[.C816]^2)" office:value-type="float" office:value="0.969302264518143" calcext:value-type="float">
            <text:p>0.969302264518143</text:p>
          </table:table-cell>
          <table:table-cell table:formula="of:=SQRT([.D816]^2+[.E816]^2+[.F816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17]^2+[.B817]^2+[.C817]^2)" office:value-type="float" office:value="0.969302264518143" calcext:value-type="float">
            <text:p>0.969302264518143</text:p>
          </table:table-cell>
          <table:table-cell table:formula="of:=SQRT([.D817]^2+[.E817]^2+[.F8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18]^2+[.B818]^2+[.C818]^2)" office:value-type="float" office:value="0.984894309050469" calcext:value-type="float">
            <text:p>0.984894309050469</text:p>
          </table:table-cell>
          <table:table-cell table:formula="of:=SQRT([.D818]^2+[.E818]^2+[.F8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19]^2+[.B819]^2+[.C819]^2)" office:value-type="float" office:value="0.984894309050469" calcext:value-type="float">
            <text:p>0.984894309050469</text:p>
          </table:table-cell>
          <table:table-cell table:formula="of:=SQRT([.D819]^2+[.E819]^2+[.F8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332" calcext:value-type="float">
            <text:p>-0.6332</text:p>
          </table:table-cell>
          <table:table-cell office:value-type="float" office:value="-0.7739" calcext:value-type="float">
            <text:p>-0.773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997" calcext:value-type="float">
            <text:p>0.0997</text:p>
          </table:table-cell>
          <table:table-cell office:value-type="float" office:value="3.1195" calcext:value-type="float">
            <text:p>3.1195</text:p>
          </table:table-cell>
          <table:table-cell office:value-type="float" office:value="-4.8121" calcext:value-type="float">
            <text:p>-4.812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0]^2+[.B820]^2+[.C820]^2)" office:value-type="float" office:value="0.953610533708599" calcext:value-type="float">
            <text:p>0.953610533708599</text:p>
          </table:table-cell>
          <table:table-cell table:formula="of:=SQRT([.D820]^2+[.E820]^2+[.F8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0947" calcext:value-type="float">
            <text:p>0.0947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8071" calcext:value-type="float">
            <text:p>-4.807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1]^2+[.B821]^2+[.C821]^2)" office:value-type="float" office:value="0.969302264518143" calcext:value-type="float">
            <text:p>0.969302264518143</text:p>
          </table:table-cell>
          <table:table-cell table:formula="of:=SQRT([.D821]^2+[.E821]^2+[.F8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0947" calcext:value-type="float">
            <text:p>0.0947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8071" calcext:value-type="float">
            <text:p>-4.807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2]^2+[.B822]^2+[.C822]^2)" office:value-type="float" office:value="0.953610533708599" calcext:value-type="float">
            <text:p>0.953610533708599</text:p>
          </table:table-cell>
          <table:table-cell table:formula="of:=SQRT([.D822]^2+[.E822]^2+[.F8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332" calcext:value-type="float">
            <text:p>-0.6332</text:p>
          </table:table-cell>
          <table:table-cell office:value-type="float" office:value="-0.7739" calcext:value-type="float">
            <text:p>-0.773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997" calcext:value-type="float">
            <text:p>0.0997</text:p>
          </table:table-cell>
          <table:table-cell office:value-type="float" office:value="3.1195" calcext:value-type="float">
            <text:p>3.1195</text:p>
          </table:table-cell>
          <table:table-cell office:value-type="float" office:value="-4.8121" calcext:value-type="float">
            <text:p>-4.81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3]^2+[.B823]^2+[.C823]^2)" office:value-type="float" office:value="0.969302264518143" calcext:value-type="float">
            <text:p>0.969302264518143</text:p>
          </table:table-cell>
          <table:table-cell table:formula="of:=SQRT([.D823]^2+[.E823]^2+[.F8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332" calcext:value-type="float">
            <text:p>-0.6332</text:p>
          </table:table-cell>
          <table:table-cell office:value-type="float" office:value="-0.7739" calcext:value-type="float">
            <text:p>-0.7739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0997" calcext:value-type="float">
            <text:p>0.0997</text:p>
          </table:table-cell>
          <table:table-cell office:value-type="float" office:value="3.1195" calcext:value-type="float">
            <text:p>3.1195</text:p>
          </table:table-cell>
          <table:table-cell office:value-type="float" office:value="-4.8121" calcext:value-type="float">
            <text:p>-4.81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4]^2+[.B824]^2+[.C824]^2)" office:value-type="float" office:value="0.969302264518143" calcext:value-type="float">
            <text:p>0.969302264518143</text:p>
          </table:table-cell>
          <table:table-cell table:formula="of:=SQRT([.D824]^2+[.E824]^2+[.F8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5]^2+[.B825]^2+[.C825]^2)" office:value-type="float" office:value="0.953610533708599" calcext:value-type="float">
            <text:p>0.953610533708599</text:p>
          </table:table-cell>
          <table:table-cell table:formula="of:=SQRT([.D825]^2+[.E825]^2+[.F8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1194" calcext:value-type="float">
            <text:p>3.1194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6]^2+[.B826]^2+[.C826]^2)" office:value-type="float" office:value="0.969302264518143" calcext:value-type="float">
            <text:p>0.969302264518143</text:p>
          </table:table-cell>
          <table:table-cell table:formula="of:=SQRT([.D826]^2+[.E826]^2+[.F8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8" calcext:value-type="float">
            <text:p>-0.7778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7]^2+[.B827]^2+[.C827]^2)" office:value-type="float" office:value="0.969934559648227" calcext:value-type="float">
            <text:p>0.969934559648227</text:p>
          </table:table-cell>
          <table:table-cell table:formula="of:=SQRT([.D827]^2+[.E827]^2+[.F8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8" calcext:value-type="float">
            <text:p>-0.7778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8]^2+[.B828]^2+[.C828]^2)" office:value-type="float" office:value="0.969302264518143" calcext:value-type="float">
            <text:p>0.969302264518143</text:p>
          </table:table-cell>
          <table:table-cell table:formula="of:=SQRT([.D828]^2+[.E828]^2+[.F8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8" calcext:value-type="float">
            <text:p>-0.7778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29]^2+[.B829]^2+[.C829]^2)" office:value-type="float" office:value="0.984894309050469" calcext:value-type="float">
            <text:p>0.984894309050469</text:p>
          </table:table-cell>
          <table:table-cell table:formula="of:=SQRT([.D829]^2+[.E829]^2+[.F8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9852" calcext:value-type="float">
            <text:p>0.98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0]^2+[.B830]^2+[.C830]^2)" office:value-type="float" office:value="0.985640061077065" calcext:value-type="float">
            <text:p>0.985640061077065</text:p>
          </table:table-cell>
          <table:table-cell table:formula="of:=SQRT([.D830]^2+[.E830]^2+[.F8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1]^2+[.B831]^2+[.C831]^2)" office:value-type="float" office:value="0.969427789987475" calcext:value-type="float">
            <text:p>0.969427789987475</text:p>
          </table:table-cell>
          <table:table-cell table:formula="of:=SQRT([.D831]^2+[.E831]^2+[.F8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2]^2+[.B832]^2+[.C832]^2)" office:value-type="float" office:value="0.970060003298765" calcext:value-type="float">
            <text:p>0.970060003298765</text:p>
          </table:table-cell>
          <table:table-cell table:formula="of:=SQRT([.D832]^2+[.E832]^2+[.F8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3]^2+[.B833]^2+[.C833]^2)" office:value-type="float" office:value="0.954253226350322" calcext:value-type="float">
            <text:p>0.954253226350322</text:p>
          </table:table-cell>
          <table:table-cell table:formula="of:=SQRT([.D833]^2+[.E833]^2+[.F8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1" calcext:value-type="float">
            <text:p>0.011</text:p>
          </table:table-cell>
          <table:table-cell office:value-type="float" office:value="1.0005" calcext:value-type="float">
            <text:p>1.00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4]^2+[.B834]^2+[.C834]^2)" office:value-type="float" office:value="1.00060821503723" calcext:value-type="float">
            <text:p>1.00060821503723</text:p>
          </table:table-cell>
          <table:table-cell table:formula="of:=SQRT([.D834]^2+[.E834]^2+[.F8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8" calcext:value-type="float">
            <text:p>-0.7778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5]^2+[.B835]^2+[.C835]^2)" office:value-type="float" office:value="0.969427789987475" calcext:value-type="float">
            <text:p>0.969427789987475</text:p>
          </table:table-cell>
          <table:table-cell table:formula="of:=SQRT([.D835]^2+[.E835]^2+[.F8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6]^2+[.B836]^2+[.C836]^2)" office:value-type="float" office:value="0.968925590538303" calcext:value-type="float">
            <text:p>0.968925590538303</text:p>
          </table:table-cell>
          <table:table-cell table:formula="of:=SQRT([.D836]^2+[.E836]^2+[.F8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7]^2+[.B837]^2+[.C837]^2)" office:value-type="float" office:value="0.953610533708599" calcext:value-type="float">
            <text:p>0.953610533708599</text:p>
          </table:table-cell>
          <table:table-cell table:formula="of:=SQRT([.D837]^2+[.E837]^2+[.F8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8]^2+[.B838]^2+[.C838]^2)" office:value-type="float" office:value="0.968925590538303" calcext:value-type="float">
            <text:p>0.968925590538303</text:p>
          </table:table-cell>
          <table:table-cell table:formula="of:=SQRT([.D838]^2+[.E838]^2+[.F8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39]^2+[.B839]^2+[.C839]^2)" office:value-type="float" office:value="0.968925590538303" calcext:value-type="float">
            <text:p>0.968925590538303</text:p>
          </table:table-cell>
          <table:table-cell table:formula="of:=SQRT([.D839]^2+[.E839]^2+[.F8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0]^2+[.B840]^2+[.C840]^2)" office:value-type="float" office:value="0.969302264518143" calcext:value-type="float">
            <text:p>0.969302264518143</text:p>
          </table:table-cell>
          <table:table-cell table:formula="of:=SQRT([.D840]^2+[.E840]^2+[.F8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1]^2+[.B841]^2+[.C841]^2)" office:value-type="float" office:value="0.969302264518143" calcext:value-type="float">
            <text:p>0.969302264518143</text:p>
          </table:table-cell>
          <table:table-cell table:formula="of:=SQRT([.D841]^2+[.E841]^2+[.F8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1" calcext:value-type="float">
            <text:p>-0.6371</text:p>
          </table:table-cell>
          <table:table-cell office:value-type="float" office:value="-0.7708" calcext:value-type="float">
            <text:p>-0.7708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2]^2+[.B842]^2+[.C842]^2)" office:value-type="float" office:value="0.969302264518143" calcext:value-type="float">
            <text:p>0.969302264518143</text:p>
          </table:table-cell>
          <table:table-cell table:formula="of:=SQRT([.D842]^2+[.E842]^2+[.F8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3]^2+[.B843]^2+[.C843]^2)" office:value-type="float" office:value="0.969302264518143" calcext:value-type="float">
            <text:p>0.969302264518143</text:p>
          </table:table-cell>
          <table:table-cell table:formula="of:=SQRT([.D843]^2+[.E843]^2+[.F8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4]^2+[.B844]^2+[.C844]^2)" office:value-type="float" office:value="0.969302264518143" calcext:value-type="float">
            <text:p>0.969302264518143</text:p>
          </table:table-cell>
          <table:table-cell table:formula="of:=SQRT([.D844]^2+[.E844]^2+[.F8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5]^2+[.B845]^2+[.C845]^2)" office:value-type="float" office:value="0.969302264518143" calcext:value-type="float">
            <text:p>0.969302264518143</text:p>
          </table:table-cell>
          <table:table-cell table:formula="of:=SQRT([.D845]^2+[.E845]^2+[.F8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6]^2+[.B846]^2+[.C846]^2)" office:value-type="float" office:value="0.969427789987475" calcext:value-type="float">
            <text:p>0.969427789987475</text:p>
          </table:table-cell>
          <table:table-cell table:formula="of:=SQRT([.D846]^2+[.E846]^2+[.F8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417" calcext:value-type="float">
            <text:p>-0.6417</text:p>
          </table:table-cell>
          <table:table-cell office:value-type="float" office:value="-0.7669" calcext:value-type="float">
            <text:p>-0.7669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801" calcext:value-type="float">
            <text:p>4.801</text:p>
          </table:table-cell>
          <table:table-cell office:value-type="float" office:value="3.1195" calcext:value-type="float">
            <text:p>3.1195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7]^2+[.B847]^2+[.C847]^2)" office:value-type="float" office:value="0.985017847554043" calcext:value-type="float">
            <text:p>0.985017847554043</text:p>
          </table:table-cell>
          <table:table-cell table:formula="of:=SQRT([.D847]^2+[.E847]^2+[.F8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417" calcext:value-type="float">
            <text:p>-0.6417</text:p>
          </table:table-cell>
          <table:table-cell office:value-type="float" office:value="-0.7669" calcext:value-type="float">
            <text:p>-0.7669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801" calcext:value-type="float">
            <text:p>4.801</text:p>
          </table:table-cell>
          <table:table-cell office:value-type="float" office:value="3.1195" calcext:value-type="float">
            <text:p>3.1195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8]^2+[.B848]^2+[.C848]^2)" office:value-type="float" office:value="0.95335530102895" calcext:value-type="float">
            <text:p>0.95335530102895</text:p>
          </table:table-cell>
          <table:table-cell table:formula="of:=SQRT([.D848]^2+[.E848]^2+[.F8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9" calcext:value-type="float">
            <text:p>0.009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49]^2+[.B849]^2+[.C849]^2)" office:value-type="float" office:value="0.984647185544142" calcext:value-type="float">
            <text:p>0.984647185544142</text:p>
          </table:table-cell>
          <table:table-cell table:formula="of:=SQRT([.D849]^2+[.E849]^2+[.F8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0]^2+[.B850]^2+[.C850]^2)" office:value-type="float" office:value="0.969302264518143" calcext:value-type="float">
            <text:p>0.969302264518143</text:p>
          </table:table-cell>
          <table:table-cell table:formula="of:=SQRT([.D850]^2+[.E850]^2+[.F8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1]^2+[.B851]^2+[.C851]^2)" office:value-type="float" office:value="0.969427789987475" calcext:value-type="float">
            <text:p>0.969427789987475</text:p>
          </table:table-cell>
          <table:table-cell table:formula="of:=SQRT([.D851]^2+[.E851]^2+[.F8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2]^2+[.B852]^2+[.C852]^2)" office:value-type="float" office:value="0.969302264518143" calcext:value-type="float">
            <text:p>0.969302264518143</text:p>
          </table:table-cell>
          <table:table-cell table:formula="of:=SQRT([.D852]^2+[.E852]^2+[.F8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3]^2+[.B853]^2+[.C853]^2)" office:value-type="float" office:value="0.984523600529718" calcext:value-type="float">
            <text:p>0.984523600529718</text:p>
          </table:table-cell>
          <table:table-cell table:formula="of:=SQRT([.D853]^2+[.E853]^2+[.F8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01" calcext:value-type="float">
            <text:p>-0.6501</text:p>
          </table:table-cell>
          <table:table-cell office:value-type="float" office:value="-0.7598" calcext:value-type="float">
            <text:p>-0.7598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79" calcext:value-type="float">
            <text:p>4.79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4]^2+[.B854]^2+[.C854]^2)" office:value-type="float" office:value="0.984647185544142" calcext:value-type="float">
            <text:p>0.984647185544142</text:p>
          </table:table-cell>
          <table:table-cell table:formula="of:=SQRT([.D854]^2+[.E854]^2+[.F8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01" calcext:value-type="float">
            <text:p>-0.6501</text:p>
          </table:table-cell>
          <table:table-cell office:value-type="float" office:value="-0.7598" calcext:value-type="float">
            <text:p>-0.7598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79" calcext:value-type="float">
            <text:p>4.79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5]^2+[.B855]^2+[.C855]^2)" office:value-type="float" office:value="0.969051164799878" calcext:value-type="float">
            <text:p>0.969051164799878</text:p>
          </table:table-cell>
          <table:table-cell table:formula="of:=SQRT([.D855]^2+[.E855]^2+[.F8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01" calcext:value-type="float">
            <text:p>-0.6501</text:p>
          </table:table-cell>
          <table:table-cell office:value-type="float" office:value="-0.7598" calcext:value-type="float">
            <text:p>-0.7598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79" calcext:value-type="float">
            <text:p>4.79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6]^2+[.B856]^2+[.C856]^2)" office:value-type="float" office:value="0.95335530102895" calcext:value-type="float">
            <text:p>0.95335530102895</text:p>
          </table:table-cell>
          <table:table-cell table:formula="of:=SQRT([.D856]^2+[.E856]^2+[.F8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501" calcext:value-type="float">
            <text:p>-0.6501</text:p>
          </table:table-cell>
          <table:table-cell office:value-type="float" office:value="-0.7598" calcext:value-type="float">
            <text:p>-0.7598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79" calcext:value-type="float">
            <text:p>4.79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0776" calcext:value-type="float">
            <text:p>-0.0776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7]^2+[.B857]^2+[.C857]^2)" office:value-type="float" office:value="0.968925590538303" calcext:value-type="float">
            <text:p>0.968925590538303</text:p>
          </table:table-cell>
          <table:table-cell table:formula="of:=SQRT([.D857]^2+[.E857]^2+[.F8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8]^2+[.B858]^2+[.C858]^2)" office:value-type="float" office:value="0.984894309050469" calcext:value-type="float">
            <text:p>0.984894309050469</text:p>
          </table:table-cell>
          <table:table-cell table:formula="of:=SQRT([.D858]^2+[.E858]^2+[.F8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59]^2+[.B859]^2+[.C859]^2)" office:value-type="float" office:value="0.968925590538303" calcext:value-type="float">
            <text:p>0.968925590538303</text:p>
          </table:table-cell>
          <table:table-cell table:formula="of:=SQRT([.D859]^2+[.E859]^2+[.F8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0]^2+[.B860]^2+[.C860]^2)" office:value-type="float" office:value="0.968925590538303" calcext:value-type="float">
            <text:p>0.968925590538303</text:p>
          </table:table-cell>
          <table:table-cell table:formula="of:=SQRT([.D860]^2+[.E860]^2+[.F8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1]^2+[.B861]^2+[.C861]^2)" office:value-type="float" office:value="0.969302264518143" calcext:value-type="float">
            <text:p>0.969302264518143</text:p>
          </table:table-cell>
          <table:table-cell table:formula="of:=SQRT([.D861]^2+[.E861]^2+[.F8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2]^2+[.B862]^2+[.C862]^2)" office:value-type="float" office:value="0.968925590538303" calcext:value-type="float">
            <text:p>0.968925590538303</text:p>
          </table:table-cell>
          <table:table-cell table:formula="of:=SQRT([.D862]^2+[.E862]^2+[.F8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3]^2+[.B863]^2+[.C863]^2)" office:value-type="float" office:value="0.968925590538303" calcext:value-type="float">
            <text:p>0.968925590538303</text:p>
          </table:table-cell>
          <table:table-cell table:formula="of:=SQRT([.D863]^2+[.E863]^2+[.F8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4]^2+[.B864]^2+[.C864]^2)" office:value-type="float" office:value="0.969302264518143" calcext:value-type="float">
            <text:p>0.969302264518143</text:p>
          </table:table-cell>
          <table:table-cell table:formula="of:=SQRT([.D864]^2+[.E864]^2+[.F8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5]^2+[.B865]^2+[.C865]^2)" office:value-type="float" office:value="0.969302264518143" calcext:value-type="float">
            <text:p>0.969302264518143</text:p>
          </table:table-cell>
          <table:table-cell table:formula="of:=SQRT([.D865]^2+[.E865]^2+[.F8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796" calcext:value-type="float">
            <text:p>4.796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836" calcext:value-type="float">
            <text:p>-0.083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6]^2+[.B866]^2+[.C866]^2)" office:value-type="float" office:value="0.968925590538303" calcext:value-type="float">
            <text:p>0.968925590538303</text:p>
          </table:table-cell>
          <table:table-cell table:formula="of:=SQRT([.D866]^2+[.E866]^2+[.F8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417" calcext:value-type="float">
            <text:p>-0.6417</text:p>
          </table:table-cell>
          <table:table-cell office:value-type="float" office:value="-0.7669" calcext:value-type="float">
            <text:p>-0.7669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801" calcext:value-type="float">
            <text:p>4.801</text:p>
          </table:table-cell>
          <table:table-cell office:value-type="float" office:value="3.1195" calcext:value-type="float">
            <text:p>3.1195</text:p>
          </table:table-cell>
          <table:table-cell office:value-type="float" office:value="-0.0887" calcext:value-type="float">
            <text:p>-0.0887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7]^2+[.B867]^2+[.C867]^2)" office:value-type="float" office:value="0.969302264518143" calcext:value-type="float">
            <text:p>0.969302264518143</text:p>
          </table:table-cell>
          <table:table-cell table:formula="of:=SQRT([.D867]^2+[.E867]^2+[.F8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071" calcext:value-type="float">
            <text:p>4.807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0947" calcext:value-type="float">
            <text:p>-0.0947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27" calcext:value-type="float">
            <text:p>0.027</text:p>
          </table:table-cell>
          <table:table-cell office:value-type="float" office:value="0.9528" calcext:value-type="float">
            <text:p>0.95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8]^2+[.B868]^2+[.C868]^2)" office:value-type="float" office:value="0.953610533708599" calcext:value-type="float">
            <text:p>0.953610533708599</text:p>
          </table:table-cell>
          <table:table-cell table:formula="of:=SQRT([.D868]^2+[.E868]^2+[.F8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37" calcext:value-type="float">
            <text:p>0.037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69]^2+[.B869]^2+[.C869]^2)" office:value-type="float" office:value="0.969302264518143" calcext:value-type="float">
            <text:p>0.969302264518143</text:p>
          </table:table-cell>
          <table:table-cell table:formula="of:=SQRT([.D869]^2+[.E869]^2+[.F8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0]^2+[.B870]^2+[.C870]^2)" office:value-type="float" office:value="0.969427789987475" calcext:value-type="float">
            <text:p>0.969427789987475</text:p>
          </table:table-cell>
          <table:table-cell table:formula="of:=SQRT([.D870]^2+[.E870]^2+[.F8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1]^2+[.B871]^2+[.C871]^2)" office:value-type="float" office:value="0.969427789987475" calcext:value-type="float">
            <text:p>0.969427789987475</text:p>
          </table:table-cell>
          <table:table-cell table:formula="of:=SQRT([.D871]^2+[.E871]^2+[.F8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539" calcext:value-type="float">
            <text:p>0.95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2]^2+[.B872]^2+[.C872]^2)" office:value-type="float" office:value="0.954120794239388" calcext:value-type="float">
            <text:p>0.954120794239388</text:p>
          </table:table-cell>
          <table:table-cell table:formula="of:=SQRT([.D872]^2+[.E872]^2+[.F8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3]^2+[.B873]^2+[.C873]^2)" office:value-type="float" office:value="0.969051164799878" calcext:value-type="float">
            <text:p>0.969051164799878</text:p>
          </table:table-cell>
          <table:table-cell table:formula="of:=SQRT([.D873]^2+[.E873]^2+[.F8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288" calcext:value-type="float">
            <text:p>5.1288</text:p>
          </table:table-cell>
          <table:table-cell office:value-type="float" office:value="3.1064" calcext:value-type="float">
            <text:p>3.1064</text:p>
          </table:table-cell>
          <table:table-cell office:value-type="float" office:value="0.2271" calcext:value-type="float">
            <text:p>0.227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4]^2+[.B874]^2+[.C874]^2)" office:value-type="float" office:value="0.984894309050469" calcext:value-type="float">
            <text:p>0.984894309050469</text:p>
          </table:table-cell>
          <table:table-cell table:formula="of:=SQRT([.D874]^2+[.E874]^2+[.F8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6332" calcext:value-type="float">
            <text:p>-0.6332</text:p>
          </table:table-cell>
          <table:table-cell office:value-type="float" office:value="-0.7739" calcext:value-type="float">
            <text:p>-0.7739</text:p>
          </table:table-cell>
          <table:table-cell office:value-type="float" office:value="0.0078" calcext:value-type="float">
            <text:p>0.0078</text:p>
          </table:table-cell>
          <table:table-cell office:value-type="float" office:value="4.8121" calcext:value-type="float">
            <text:p>4.8121</text:p>
          </table:table-cell>
          <table:table-cell office:value-type="float" office:value="3.1195" calcext:value-type="float">
            <text:p>3.1195</text:p>
          </table:table-cell>
          <table:table-cell office:value-type="float" office:value="-0.0997" calcext:value-type="float">
            <text:p>-0.099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5]^2+[.B875]^2+[.C875]^2)" office:value-type="float" office:value="0.984523600529718" calcext:value-type="float">
            <text:p>0.984523600529718</text:p>
          </table:table-cell>
          <table:table-cell table:formula="of:=SQRT([.D875]^2+[.E875]^2+[.F8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6]^2+[.B876]^2+[.C876]^2)" office:value-type="float" office:value="0.969302264518143" calcext:value-type="float">
            <text:p>0.969302264518143</text:p>
          </table:table-cell>
          <table:table-cell table:formula="of:=SQRT([.D876]^2+[.E876]^2+[.F8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7]^2+[.B877]^2+[.C877]^2)" office:value-type="float" office:value="0.968925590538303" calcext:value-type="float">
            <text:p>0.968925590538303</text:p>
          </table:table-cell>
          <table:table-cell table:formula="of:=SQRT([.D877]^2+[.E877]^2+[.F8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8]^2+[.B878]^2+[.C878]^2)" office:value-type="float" office:value="0.968925590538303" calcext:value-type="float">
            <text:p>0.968925590538303</text:p>
          </table:table-cell>
          <table:table-cell table:formula="of:=SQRT([.D878]^2+[.E878]^2+[.F8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79]^2+[.B879]^2+[.C879]^2)" office:value-type="float" office:value="0.984894309050469" calcext:value-type="float">
            <text:p>0.984894309050469</text:p>
          </table:table-cell>
          <table:table-cell table:formula="of:=SQRT([.D879]^2+[.E879]^2+[.F8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0]^2+[.B880]^2+[.C880]^2)" office:value-type="float" office:value="0.969302264518143" calcext:value-type="float">
            <text:p>0.969302264518143</text:p>
          </table:table-cell>
          <table:table-cell table:formula="of:=SQRT([.D880]^2+[.E880]^2+[.F8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1]^2+[.B881]^2+[.C881]^2)" office:value-type="float" office:value="0.968925590538303" calcext:value-type="float">
            <text:p>0.968925590538303</text:p>
          </table:table-cell>
          <table:table-cell table:formula="of:=SQRT([.D881]^2+[.E881]^2+[.F8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37" calcext:value-type="float">
            <text:p>-0.6237</text:p>
          </table:table-cell>
          <table:table-cell office:value-type="float" office:value="-0.7816" calcext:value-type="float">
            <text:p>-0.7816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243" calcext:value-type="float">
            <text:p>4.8243</text:p>
          </table:table-cell>
          <table:table-cell office:value-type="float" office:value="3.1193" calcext:value-type="float">
            <text:p>3.1193</text:p>
          </table:table-cell>
          <table:table-cell office:value-type="float" office:value="-0.1119" calcext:value-type="float">
            <text:p>-0.111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9841" calcext:value-type="float">
            <text:p>0.98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2]^2+[.B882]^2+[.C882]^2)" office:value-type="float" office:value="0.984894309050469" calcext:value-type="float">
            <text:p>0.984894309050469</text:p>
          </table:table-cell>
          <table:table-cell table:formula="of:=SQRT([.D882]^2+[.E882]^2+[.F8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8" calcext:value-type="float">
            <text:p>0.028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3]^2+[.B883]^2+[.C883]^2)" office:value-type="float" office:value="0.969302264518143" calcext:value-type="float">
            <text:p>0.969302264518143</text:p>
          </table:table-cell>
          <table:table-cell table:formula="of:=SQRT([.D883]^2+[.E883]^2+[.F8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6285" calcext:value-type="float">
            <text:p>-0.6285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4.8181" calcext:value-type="float">
            <text:p>4.8181</text:p>
          </table:table-cell>
          <table:table-cell office:value-type="float" office:value="3.1194" calcext:value-type="float">
            <text:p>3.1194</text:p>
          </table:table-cell>
          <table:table-cell office:value-type="float" office:value="-0.1057" calcext:value-type="float">
            <text:p>-0.105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9685" calcext:value-type="float">
            <text:p>0.96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4]^2+[.B884]^2+[.C884]^2)" office:value-type="float" office:value="0.968925590538303" calcext:value-type="float">
            <text:p>0.968925590538303</text:p>
          </table:table-cell>
          <table:table-cell table:formula="of:=SQRT([.D884]^2+[.E884]^2+[.F8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684" calcext:value-type="float">
            <text:p>0.96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5]^2+[.B885]^2+[.C885]^2)" office:value-type="float" office:value="0.969302264518143" calcext:value-type="float">
            <text:p>0.969302264518143</text:p>
          </table:table-cell>
          <table:table-cell table:formula="of:=SQRT([.D885]^2+[.E885]^2+[.F8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6]^2+[.B886]^2+[.C886]^2)" office:value-type="float" office:value="0.984647185544142" calcext:value-type="float">
            <text:p>0.984647185544142</text:p>
          </table:table-cell>
          <table:table-cell table:formula="of:=SQRT([.D886]^2+[.E886]^2+[.F8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7]^2+[.B887]^2+[.C887]^2)" office:value-type="float" office:value="0.985017847554043" calcext:value-type="float">
            <text:p>0.985017847554043</text:p>
          </table:table-cell>
          <table:table-cell table:formula="of:=SQRT([.D887]^2+[.E887]^2+[.F8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9" calcext:value-type="float">
            <text:p>0.019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8]^2+[.B888]^2+[.C888]^2)" office:value-type="float" office:value="0.969051164799878" calcext:value-type="float">
            <text:p>0.969051164799878</text:p>
          </table:table-cell>
          <table:table-cell table:formula="of:=SQRT([.D888]^2+[.E888]^2+[.F8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89]^2+[.B889]^2+[.C889]^2)" office:value-type="float" office:value="0.95335530102895" calcext:value-type="float">
            <text:p>0.95335530102895</text:p>
          </table:table-cell>
          <table:table-cell table:formula="of:=SQRT([.D889]^2+[.E889]^2+[.F8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844" calcext:value-type="float">
            <text:p>0.98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0]^2+[.B890]^2+[.C890]^2)" office:value-type="float" office:value="0.984647185544142" calcext:value-type="float">
            <text:p>0.984647185544142</text:p>
          </table:table-cell>
          <table:table-cell table:formula="of:=SQRT([.D890]^2+[.E890]^2+[.F8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1]^2+[.B891]^2+[.C891]^2)" office:value-type="float" office:value="0.969427789987475" calcext:value-type="float">
            <text:p>0.969427789987475</text:p>
          </table:table-cell>
          <table:table-cell table:formula="of:=SQRT([.D891]^2+[.E891]^2+[.F8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" calcext:value-type="float">
            <text:p>0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9687" calcext:value-type="float">
            <text:p>0.96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2]^2+[.B892]^2+[.C892]^2)" office:value-type="float" office:value="0.968925590538303" calcext:value-type="float">
            <text:p>0.968925590538303</text:p>
          </table:table-cell>
          <table:table-cell table:formula="of:=SQRT([.D892]^2+[.E892]^2+[.F8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9532" calcext:value-type="float">
            <text:p>0.95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3]^2+[.B893]^2+[.C893]^2)" office:value-type="float" office:value="0.95335530102895" calcext:value-type="float">
            <text:p>0.95335530102895</text:p>
          </table:table-cell>
          <table:table-cell table:formula="of:=SQRT([.D893]^2+[.E893]^2+[.F8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4]^2+[.B894]^2+[.C894]^2)" office:value-type="float" office:value="0.985017847554043" calcext:value-type="float">
            <text:p>0.985017847554043</text:p>
          </table:table-cell>
          <table:table-cell table:formula="of:=SQRT([.D894]^2+[.E894]^2+[.F8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5]^2+[.B895]^2+[.C895]^2)" office:value-type="float" office:value="0.969804268912032" calcext:value-type="float">
            <text:p>0.969804268912032</text:p>
          </table:table-cell>
          <table:table-cell table:formula="of:=SQRT([.D895]^2+[.E895]^2+[.F8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6]^2+[.B896]^2+[.C896]^2)" office:value-type="float" office:value="0.969804268912032" calcext:value-type="float">
            <text:p>0.969804268912032</text:p>
          </table:table-cell>
          <table:table-cell table:formula="of:=SQRT([.D896]^2+[.E896]^2+[.F8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399" calcext:value-type="float">
            <text:p>5.139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7]^2+[.B897]^2+[.C897]^2)" office:value-type="float" office:value="0.969427789987475" calcext:value-type="float">
            <text:p>0.969427789987475</text:p>
          </table:table-cell>
          <table:table-cell table:formula="of:=SQRT([.D897]^2+[.E897]^2+[.F8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236" calcext:value-type="float">
            <text:p>-0.6236</text:p>
          </table:table-cell>
          <table:table-cell office:value-type="float" office:value="-0.7815" calcext:value-type="float">
            <text:p>-0.7815</text:p>
          </table:table-cell>
          <table:table-cell office:value-type="float" office:value="0.0079" calcext:value-type="float">
            <text:p>0.0079</text:p>
          </table:table-cell>
          <table:table-cell office:value-type="float" office:value="5.146" calcext:value-type="float">
            <text:p>5.146</text:p>
          </table:table-cell>
          <table:table-cell office:value-type="float" office:value="3.1063" calcext:value-type="float">
            <text:p>3.1063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8]^2+[.B898]^2+[.C898]^2)" office:value-type="float" office:value="0.969051164799878" calcext:value-type="float">
            <text:p>0.969051164799878</text:p>
          </table:table-cell>
          <table:table-cell table:formula="of:=SQRT([.D898]^2+[.E898]^2+[.F8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.0078" calcext:value-type="float">
            <text:p>0.0078</text:p>
          </table:table-cell>
          <table:table-cell office:value-type="float" office:value="5.1509" calcext:value-type="float">
            <text:p>5.1509</text:p>
          </table:table-cell>
          <table:table-cell office:value-type="float" office:value="3.1065" calcext:value-type="float">
            <text:p>3.10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899]^2+[.B899]^2+[.C899]^2)" office:value-type="float" office:value="0.969427789987475" calcext:value-type="float">
            <text:p>0.969427789987475</text:p>
          </table:table-cell>
          <table:table-cell table:formula="of:=SQRT([.D899]^2+[.E899]^2+[.F8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0]^2+[.B900]^2+[.C900]^2)" office:value-type="float" office:value="0.969302264518143" calcext:value-type="float">
            <text:p>0.969302264518143</text:p>
          </table:table-cell>
          <table:table-cell table:formula="of:=SQRT([.D900]^2+[.E900]^2+[.F9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1]^2+[.B901]^2+[.C901]^2)" office:value-type="float" office:value="0.984894309050469" calcext:value-type="float">
            <text:p>0.984894309050469</text:p>
          </table:table-cell>
          <table:table-cell table:formula="of:=SQRT([.D901]^2+[.E901]^2+[.F9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2]^2+[.B902]^2+[.C902]^2)" office:value-type="float" office:value="0.968925590538303" calcext:value-type="float">
            <text:p>0.968925590538303</text:p>
          </table:table-cell>
          <table:table-cell table:formula="of:=SQRT([.D902]^2+[.E902]^2+[.F9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3]^2+[.B903]^2+[.C903]^2)" office:value-type="float" office:value="0.969302264518143" calcext:value-type="float">
            <text:p>0.969302264518143</text:p>
          </table:table-cell>
          <table:table-cell table:formula="of:=SQRT([.D903]^2+[.E903]^2+[.F9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4]^2+[.B904]^2+[.C904]^2)" office:value-type="float" office:value="0.969302264518143" calcext:value-type="float">
            <text:p>0.969302264518143</text:p>
          </table:table-cell>
          <table:table-cell table:formula="of:=SQRT([.D904]^2+[.E904]^2+[.F9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5]^2+[.B905]^2+[.C905]^2)" office:value-type="float" office:value="0.968925590538303" calcext:value-type="float">
            <text:p>0.968925590538303</text:p>
          </table:table-cell>
          <table:table-cell table:formula="of:=SQRT([.D905]^2+[.E905]^2+[.F9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6]^2+[.B906]^2+[.C906]^2)" office:value-type="float" office:value="0.969302264518143" calcext:value-type="float">
            <text:p>0.969302264518143</text:p>
          </table:table-cell>
          <table:table-cell table:formula="of:=SQRT([.D906]^2+[.E906]^2+[.F9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7]^2+[.B907]^2+[.C907]^2)" office:value-type="float" office:value="0.968925590538303" calcext:value-type="float">
            <text:p>0.968925590538303</text:p>
          </table:table-cell>
          <table:table-cell table:formula="of:=SQRT([.D907]^2+[.E907]^2+[.F9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8]^2+[.B908]^2+[.C908]^2)" office:value-type="float" office:value="0.969302264518143" calcext:value-type="float">
            <text:p>0.969302264518143</text:p>
          </table:table-cell>
          <table:table-cell table:formula="of:=SQRT([.D908]^2+[.E908]^2+[.F9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09]^2+[.B909]^2+[.C909]^2)" office:value-type="float" office:value="0.969051164799878" calcext:value-type="float">
            <text:p>0.969051164799878</text:p>
          </table:table-cell>
          <table:table-cell table:formula="of:=SQRT([.D909]^2+[.E909]^2+[.F9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9846" calcext:value-type="float">
            <text:p>0.98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0]^2+[.B910]^2+[.C910]^2)" office:value-type="float" office:value="0.984647185544142" calcext:value-type="float">
            <text:p>0.984647185544142</text:p>
          </table:table-cell>
          <table:table-cell table:formula="of:=SQRT([.D910]^2+[.E910]^2+[.F9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1]^2+[.B911]^2+[.C911]^2)" office:value-type="float" office:value="0.969427789987475" calcext:value-type="float">
            <text:p>0.969427789987475</text:p>
          </table:table-cell>
          <table:table-cell table:formula="of:=SQRT([.D911]^2+[.E911]^2+[.F9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2]^2+[.B912]^2+[.C912]^2)" office:value-type="float" office:value="0.969427789987475" calcext:value-type="float">
            <text:p>0.969427789987475</text:p>
          </table:table-cell>
          <table:table-cell table:formula="of:=SQRT([.D912]^2+[.E912]^2+[.F9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3]^2+[.B913]^2+[.C913]^2)" office:value-type="float" office:value="0.953738124434585" calcext:value-type="float">
            <text:p>0.953738124434585</text:p>
          </table:table-cell>
          <table:table-cell table:formula="of:=SQRT([.D913]^2+[.E913]^2+[.F9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4]^2+[.B914]^2+[.C914]^2)" office:value-type="float" office:value="0.969427789987475" calcext:value-type="float">
            <text:p>0.969427789987475</text:p>
          </table:table-cell>
          <table:table-cell table:formula="of:=SQRT([.D914]^2+[.E914]^2+[.F9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5]^2+[.B915]^2+[.C915]^2)" office:value-type="float" office:value="0.985017847554043" calcext:value-type="float">
            <text:p>0.985017847554043</text:p>
          </table:table-cell>
          <table:table-cell table:formula="of:=SQRT([.D915]^2+[.E915]^2+[.F9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6]^2+[.B916]^2+[.C916]^2)" office:value-type="float" office:value="0.984894309050469" calcext:value-type="float">
            <text:p>0.984894309050469</text:p>
          </table:table-cell>
          <table:table-cell table:formula="of:=SQRT([.D916]^2+[.E916]^2+[.F9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7]^2+[.B917]^2+[.C917]^2)" office:value-type="float" office:value="0.953610533708599" calcext:value-type="float">
            <text:p>0.953610533708599</text:p>
          </table:table-cell>
          <table:table-cell table:formula="of:=SQRT([.D917]^2+[.E917]^2+[.F9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8]^2+[.B918]^2+[.C918]^2)" office:value-type="float" office:value="0.953610533708599" calcext:value-type="float">
            <text:p>0.953610533708599</text:p>
          </table:table-cell>
          <table:table-cell table:formula="of:=SQRT([.D918]^2+[.E918]^2+[.F9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19]^2+[.B919]^2+[.C919]^2)" office:value-type="float" office:value="0.984894309050469" calcext:value-type="float">
            <text:p>0.984894309050469</text:p>
          </table:table-cell>
          <table:table-cell table:formula="of:=SQRT([.D919]^2+[.E919]^2+[.F9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0]^2+[.B920]^2+[.C920]^2)" office:value-type="float" office:value="0.969427789987475" calcext:value-type="float">
            <text:p>0.969427789987475</text:p>
          </table:table-cell>
          <table:table-cell table:formula="of:=SQRT([.D920]^2+[.E920]^2+[.F9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1]^2+[.B921]^2+[.C921]^2)" office:value-type="float" office:value="0.969427789987475" calcext:value-type="float">
            <text:p>0.969427789987475</text:p>
          </table:table-cell>
          <table:table-cell table:formula="of:=SQRT([.D921]^2+[.E921]^2+[.F9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2]^2+[.B922]^2+[.C922]^2)" office:value-type="float" office:value="0.970060003298765" calcext:value-type="float">
            <text:p>0.970060003298765</text:p>
          </table:table-cell>
          <table:table-cell table:formula="of:=SQRT([.D922]^2+[.E922]^2+[.F9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3]^2+[.B923]^2+[.C923]^2)" office:value-type="float" office:value="0.985017847554043" calcext:value-type="float">
            <text:p>0.985017847554043</text:p>
          </table:table-cell>
          <table:table-cell table:formula="of:=SQRT([.D923]^2+[.E923]^2+[.F9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4]^2+[.B924]^2+[.C924]^2)" office:value-type="float" office:value="0.969302264518143" calcext:value-type="float">
            <text:p>0.969302264518143</text:p>
          </table:table-cell>
          <table:table-cell table:formula="of:=SQRT([.D924]^2+[.E924]^2+[.F9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5]^2+[.B925]^2+[.C925]^2)" office:value-type="float" office:value="0.985017847554043" calcext:value-type="float">
            <text:p>0.985017847554043</text:p>
          </table:table-cell>
          <table:table-cell table:formula="of:=SQRT([.D925]^2+[.E925]^2+[.F9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0.0079" calcext:value-type="float">
            <text:p>0.0079</text:p>
          </table:table-cell>
          <table:table-cell office:value-type="float" office:value="1.0002" calcext:value-type="float">
            <text:p>1.00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6]^2+[.B926]^2+[.C926]^2)" office:value-type="float" office:value="1.00024333039516" calcext:value-type="float">
            <text:p>1.00024333039516</text:p>
          </table:table-cell>
          <table:table-cell table:formula="of:=SQRT([.D926]^2+[.E926]^2+[.F9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7]^2+[.B927]^2+[.C927]^2)" office:value-type="float" office:value="0.968925590538303" calcext:value-type="float">
            <text:p>0.968925590538303</text:p>
          </table:table-cell>
          <table:table-cell table:formula="of:=SQRT([.D927]^2+[.E927]^2+[.F9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9686" calcext:value-type="float">
            <text:p>0.96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8]^2+[.B928]^2+[.C928]^2)" office:value-type="float" office:value="0.968925590538303" calcext:value-type="float">
            <text:p>0.968925590538303</text:p>
          </table:table-cell>
          <table:table-cell table:formula="of:=SQRT([.D928]^2+[.E928]^2+[.F9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3.1065" calcext:value-type="float">
            <text:p>3.1065</text:p>
          </table:table-cell>
          <table:table-cell office:value-type="float" office:value="-5.1509" calcext:value-type="float">
            <text:p>-5.150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9848" calcext:value-type="float">
            <text:p>0.98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29]^2+[.B929]^2+[.C929]^2)" office:value-type="float" office:value="0.984894309050469" calcext:value-type="float">
            <text:p>0.984894309050469</text:p>
          </table:table-cell>
          <table:table-cell table:formula="of:=SQRT([.D929]^2+[.E929]^2+[.F9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3.1065" calcext:value-type="float">
            <text:p>3.1065</text:p>
          </table:table-cell>
          <table:table-cell office:value-type="float" office:value="-5.1509" calcext:value-type="float">
            <text:p>-5.1509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30]^2+[.B930]^2+[.C930]^2)" office:value-type="float" office:value="0.969302264518143" calcext:value-type="float">
            <text:p>0.969302264518143</text:p>
          </table:table-cell>
          <table:table-cell table:formula="of:=SQRT([.D930]^2+[.E930]^2+[.F9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236" calcext:value-type="float">
            <text:p>-0.6236</text:p>
          </table:table-cell>
          <table:table-cell office:value-type="float" office:value="-0.7814" calcext:value-type="float">
            <text:p>-0.7814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0.1119" calcext:value-type="float">
            <text:p>0.1119</text:p>
          </table:table-cell>
          <table:table-cell office:value-type="float" office:value="3.0969" calcext:value-type="float">
            <text:p>3.0969</text:p>
          </table:table-cell>
          <table:table-cell office:value-type="float" office:value="-4.8243" calcext:value-type="float">
            <text:p>-4.824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9756" calcext:value-type="float">
            <text:p>-0.9756</text:p>
          </table:table-cell>
          <table:table-cell table:formula="of:=SQRT([.A931]^2+[.B931]^2+[.C931]^2)" office:value-type="float" office:value="0.954253226350322" calcext:value-type="float">
            <text:p>0.954253226350322</text:p>
          </table:table-cell>
          <table:table-cell table:formula="of:=SQRT([.D931]^2+[.E931]^2+[.F93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0972" calcext:value-type="float">
            <text:p>3.0972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-0.9756" calcext:value-type="float">
            <text:p>-0.9756</text:p>
          </table:table-cell>
          <table:table-cell table:formula="of:=SQRT([.A932]^2+[.B932]^2+[.C932]^2)" office:value-type="float" office:value="0.954380731155025" calcext:value-type="float">
            <text:p>0.954380731155025</text:p>
          </table:table-cell>
          <table:table-cell table:formula="of:=SQRT([.D932]^2+[.E932]^2+[.F932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6" calcext:value-type="float">
            <text:p>-0.777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57" calcext:value-type="float">
            <text:p>0.1057</text:p>
          </table:table-cell>
          <table:table-cell office:value-type="float" office:value="3.0972" calcext:value-type="float">
            <text:p>3.0972</text:p>
          </table:table-cell>
          <table:table-cell office:value-type="float" office:value="-4.8181" calcext:value-type="float">
            <text:p>-4.818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-0.9756" calcext:value-type="float">
            <text:p>-0.9756</text:p>
          </table:table-cell>
          <table:table-cell table:formula="of:=SQRT([.A933]^2+[.B933]^2+[.C933]^2)" office:value-type="float" office:value="0.969934559648227" calcext:value-type="float">
            <text:p>0.969934559648227</text:p>
          </table:table-cell>
          <table:table-cell table:formula="of:=SQRT([.D933]^2+[.E933]^2+[.F93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-0.7706" calcext:value-type="float">
            <text:p>-0.770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0947" calcext:value-type="float">
            <text:p>0.0947</text:p>
          </table:table-cell>
          <table:table-cell office:value-type="float" office:value="3.0971" calcext:value-type="float">
            <text:p>3.0971</text:p>
          </table:table-cell>
          <table:table-cell office:value-type="float" office:value="-4.8071" calcext:value-type="float">
            <text:p>-4.807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82" calcext:value-type="float">
            <text:p>0.0082</text:p>
          </table:table-cell>
          <table:table-cell office:value-type="float" office:value="-1.9512" calcext:value-type="float">
            <text:p>-1.9512</text:p>
          </table:table-cell>
          <table:table-cell table:formula="of:=SQRT([.A934]^2+[.B934]^2+[.C934]^2)" office:value-type="float" office:value="0.969934559648227" calcext:value-type="float">
            <text:p>0.969934559648227</text:p>
          </table:table-cell>
          <table:table-cell table:formula="of:=SQRT([.D934]^2+[.E934]^2+[.F934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3" calcext:value-type="float">
            <text:p>-0.6453</text:p>
          </table:table-cell>
          <table:table-cell office:value-type="float" office:value="-0.7634" calcext:value-type="float">
            <text:p>-0.7634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81" calcext:value-type="float">
            <text:p>0.281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986" calcext:value-type="float">
            <text:p>-4.5986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077" calcext:value-type="float">
            <text:p>-0.007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307" calcext:value-type="float">
            <text:p>0.0307</text:p>
          </table:table-cell>
          <table:table-cell office:value-type="float" office:value="-1.95" calcext:value-type="float">
            <text:p>-1.95</text:p>
          </table:table-cell>
          <table:table-cell table:formula="of:=SQRT([.A935]^2+[.B935]^2+[.C935]^2)" office:value-type="float" office:value="0.985516600570483" calcext:value-type="float">
            <text:p>0.985516600570483</text:p>
          </table:table-cell>
          <table:table-cell table:formula="of:=SQRT([.D935]^2+[.E935]^2+[.F935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99" calcext:value-type="float">
            <text:p>-0.6499</text:p>
          </table:table-cell>
          <table:table-cell office:value-type="float" office:value="-0.7595" calcext:value-type="float">
            <text:p>-0.7595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75" calcext:value-type="float">
            <text:p>0.275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926" calcext:value-type="float">
            <text:p>-4.5926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.95" calcext:value-type="float">
            <text:p>-1.95</text:p>
          </table:table-cell>
          <table:table-cell table:formula="of:=SQRT([.A936]^2+[.B936]^2+[.C936]^2)" office:value-type="float" office:value="0.970813931708852" calcext:value-type="float">
            <text:p>0.970813931708852</text:p>
          </table:table-cell>
          <table:table-cell table:formula="of:=SQRT([.D936]^2+[.E936]^2+[.F936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625" calcext:value-type="float">
            <text:p>0.0625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538" calcext:value-type="float">
            <text:p>-0.6538</text:p>
          </table:table-cell>
          <table:table-cell office:value-type="float" office:value="-0.7562" calcext:value-type="float">
            <text:p>-0.7562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0.2699" calcext:value-type="float">
            <text:p>0.2699</text:p>
          </table:table-cell>
          <table:table-cell office:value-type="float" office:value="3.0848" calcext:value-type="float">
            <text:p>3.0848</text:p>
          </table:table-cell>
          <table:table-cell office:value-type="float" office:value="-4.5875" calcext:value-type="float">
            <text:p>-4.5875</text:p>
          </table:table-cell>
          <table:table-cell office:value-type="float" office:value="0.0101" calcext:value-type="float">
            <text:p>0.0101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96" calcext:value-type="float">
            <text:p>0.0296</text:p>
          </table:table-cell>
          <table:table-cell office:value-type="float" office:value="-1.95" calcext:value-type="float">
            <text:p>-1.95</text:p>
          </table:table-cell>
          <table:table-cell table:formula="of:=SQRT([.A937]^2+[.B937]^2+[.C937]^2)" office:value-type="float" office:value="0.986505433335266" calcext:value-type="float">
            <text:p>0.986505433335266</text:p>
          </table:table-cell>
          <table:table-cell table:formula="of:=SQRT([.D937]^2+[.E937]^2+[.F937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2" calcext:value-type="float">
            <text:p>-0.6582</text:p>
          </table:table-cell>
          <table:table-cell office:value-type="float" office:value="-0.7523" calcext:value-type="float">
            <text:p>-0.7523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264" calcext:value-type="float">
            <text:p>0.264</text:p>
          </table:table-cell>
          <table:table-cell office:value-type="float" office:value="3.0851" calcext:value-type="float">
            <text:p>3.0851</text:p>
          </table:table-cell>
          <table:table-cell office:value-type="float" office:value="-4.5816" calcext:value-type="float">
            <text:p>-4.581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288" calcext:value-type="float">
            <text:p>0.0288</text:p>
          </table:table-cell>
          <table:table-cell office:value-type="float" office:value="-1.95" calcext:value-type="float">
            <text:p>-1.95</text:p>
          </table:table-cell>
          <table:table-cell table:formula="of:=SQRT([.A938]^2+[.B938]^2+[.C938]^2)" office:value-type="float" office:value="0.969934559648227" calcext:value-type="float">
            <text:p>0.969934559648227</text:p>
          </table:table-cell>
          <table:table-cell table:formula="of:=SQRT([.D938]^2+[.E938]^2+[.F938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664" calcext:value-type="float">
            <text:p>-0.6664</text:p>
          </table:table-cell>
          <table:table-cell office:value-type="float" office:value="-0.7448" calcext:value-type="float">
            <text:p>-0.744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0555" calcext:value-type="float">
            <text:p>0.0555</text:p>
          </table:table-cell>
          <table:table-cell office:value-type="float" office:value="3.0751" calcext:value-type="float">
            <text:p>3.0751</text:p>
          </table:table-cell>
          <table:table-cell office:value-type="float" office:value="-4.7679" calcext:value-type="float">
            <text:p>-4.7679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036" calcext:value-type="float">
            <text:p>0.0036</text:p>
          </table:table-cell>
          <table:table-cell office:value-type="float" office:value="-0.9744" calcext:value-type="float">
            <text:p>-0.9744</text:p>
          </table:table-cell>
          <table:table-cell table:formula="of:=SQRT([.A939]^2+[.B939]^2+[.C939]^2)" office:value-type="float" office:value="0.969934559648227" calcext:value-type="float">
            <text:p>0.969934559648227</text:p>
          </table:table-cell>
          <table:table-cell table:formula="of:=SQRT([.D939]^2+[.E939]^2+[.F93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6703" calcext:value-type="float">
            <text:p>-0.6703</text:p>
          </table:table-cell>
          <table:table-cell office:value-type="float" office:value="-0.7413" calcext:value-type="float">
            <text:p>-0.7413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0.0502" calcext:value-type="float">
            <text:p>0.0502</text:p>
          </table:table-cell>
          <table:table-cell office:value-type="float" office:value="3.0747" calcext:value-type="float">
            <text:p>3.0747</text:p>
          </table:table-cell>
          <table:table-cell office:value-type="float" office:value="-4.7626" calcext:value-type="float">
            <text:p>-4.7626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9744" calcext:value-type="float">
            <text:p>-0.9744</text:p>
          </table:table-cell>
          <table:table-cell table:formula="of:=SQRT([.A940]^2+[.B940]^2+[.C940]^2)" office:value-type="float" office:value="0.969934559648227" calcext:value-type="float">
            <text:p>0.969934559648227</text:p>
          </table:table-cell>
          <table:table-cell table:formula="of:=SQRT([.D940]^2+[.E940]^2+[.F94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746" calcext:value-type="float">
            <text:p>-0.6746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0.0444" calcext:value-type="float">
            <text:p>0.0444</text:p>
          </table:table-cell>
          <table:table-cell office:value-type="float" office:value="3.075" calcext:value-type="float">
            <text:p>3.075</text:p>
          </table:table-cell>
          <table:table-cell office:value-type="float" office:value="-4.7568" calcext:value-type="float">
            <text:p>-4.7568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9744" calcext:value-type="float">
            <text:p>-0.9744</text:p>
          </table:table-cell>
          <table:table-cell table:formula="of:=SQRT([.A941]^2+[.B941]^2+[.C941]^2)" office:value-type="float" office:value="0.969934559648227" calcext:value-type="float">
            <text:p>0.969934559648227</text:p>
          </table:table-cell>
          <table:table-cell table:formula="of:=SQRT([.D941]^2+[.E941]^2+[.F94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6784" calcext:value-type="float">
            <text:p>-0.6784</text:p>
          </table:table-cell>
          <table:table-cell office:value-type="float" office:value="-0.7336" calcext:value-type="float">
            <text:p>-0.7336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1028" calcext:value-type="float">
            <text:p>-0.1028</text:p>
          </table:table-cell>
          <table:table-cell office:value-type="float" office:value="3.0627" calcext:value-type="float">
            <text:p>3.0627</text:p>
          </table:table-cell>
          <table:table-cell office:value-type="float" office:value="-4.8934" calcext:value-type="float">
            <text:p>-4.8934</text:p>
          </table:table-cell>
          <table:table-cell office:value-type="float" office:value="-0.0282" calcext:value-type="float">
            <text:p>-0.0282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9696" calcext:value-type="float">
            <text:p>0.9696</text:p>
          </table:table-cell>
          <table:table-cell office:value-type="float" office:value="-0.894" calcext:value-type="float">
            <text:p>-0.894</text:p>
          </table:table-cell>
          <table:table-cell office:value-type="float" office:value="-0.0845" calcext:value-type="float">
            <text:p>-0.0845</text:p>
          </table:table-cell>
          <table:table-cell office:value-type="float" office:value="-1.0492" calcext:value-type="float">
            <text:p>-1.0492</text:p>
          </table:table-cell>
          <table:table-cell table:formula="of:=SQRT([.A942]^2+[.B942]^2+[.C942]^2)" office:value-type="float" office:value="0.970060003298765" calcext:value-type="float">
            <text:p>0.970060003298765</text:p>
          </table:table-cell>
          <table:table-cell table:formula="of:=SQRT([.D942]^2+[.E942]^2+[.F942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826" calcext:value-type="float">
            <text:p>-0.6826</text:p>
          </table:table-cell>
          <table:table-cell office:value-type="float" office:value="-0.7297" calcext:value-type="float">
            <text:p>-0.7297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1086" calcext:value-type="float">
            <text:p>-0.1086</text:p>
          </table:table-cell>
          <table:table-cell office:value-type="float" office:value="3.0631" calcext:value-type="float">
            <text:p>3.0631</text:p>
          </table:table-cell>
          <table:table-cell office:value-type="float" office:value="-4.8876" calcext:value-type="float">
            <text:p>-4.8876</text:p>
          </table:table-cell>
          <table:table-cell office:value-type="float" office:value="-0.0434" calcext:value-type="float">
            <text:p>-0.0434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9684" calcext:value-type="float">
            <text:p>0.9684</text:p>
          </table:table-cell>
          <table:table-cell office:value-type="float" office:value="-0.8953" calcext:value-type="float">
            <text:p>-0.8953</text:p>
          </table:table-cell>
          <table:table-cell office:value-type="float" office:value="-0.0736" calcext:value-type="float">
            <text:p>-0.0736</text:p>
          </table:table-cell>
          <table:table-cell office:value-type="float" office:value="-1.0489" calcext:value-type="float">
            <text:p>-1.0489</text:p>
          </table:table-cell>
          <table:table-cell table:formula="of:=SQRT([.A943]^2+[.B943]^2+[.C943]^2)" office:value-type="float" office:value="0.969427789987475" calcext:value-type="float">
            <text:p>0.969427789987475</text:p>
          </table:table-cell>
          <table:table-cell table:formula="of:=SQRT([.D943]^2+[.E943]^2+[.F943]^2)" office:value-type="float" office:value="1.38112096501356" calcext:value-type="float">
            <text:p>1.3811209650135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-0.7222" calcext:value-type="float">
            <text:p>-0.7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2995" calcext:value-type="float">
            <text:p>-0.2995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564" calcext:value-type="float">
            <text:p>-5.0564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1309" calcext:value-type="float">
            <text:p>0.1309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1.9483" calcext:value-type="float">
            <text:p>-1.9483</text:p>
          </table:table-cell>
          <table:table-cell table:formula="of:=SQRT([.A944]^2+[.B944]^2+[.C944]^2)" office:value-type="float" office:value="0.969427789987475" calcext:value-type="float">
            <text:p>0.969427789987475</text:p>
          </table:table-cell>
          <table:table-cell table:formula="of:=SQRT([.D944]^2+[.E944]^2+[.F944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-0.7222" calcext:value-type="float">
            <text:p>-0.7222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2995" calcext:value-type="float">
            <text:p>-0.2995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564" calcext:value-type="float">
            <text:p>-5.0564</text:p>
          </table:table-cell>
          <table:table-cell office:value-type="float" office:value="-0.0321" calcext:value-type="float">
            <text:p>-0.0321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1309" calcext:value-type="float">
            <text:p>0.1309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1.9483" calcext:value-type="float">
            <text:p>-1.9483</text:p>
          </table:table-cell>
          <table:table-cell table:formula="of:=SQRT([.A945]^2+[.B945]^2+[.C945]^2)" office:value-type="float" office:value="0.953738124434585" calcext:value-type="float">
            <text:p>0.953738124434585</text:p>
          </table:table-cell>
          <table:table-cell table:formula="of:=SQRT([.D945]^2+[.E945]^2+[.F945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92" calcext:value-type="float">
            <text:p>-0.0392</text:p>
          </table:table-cell>
          <table:table-cell office:value-type="float" office:value="-0.6986" calcext:value-type="float">
            <text:p>-0.6986</text:p>
          </table:table-cell>
          <table:table-cell office:value-type="float" office:value="-0.7143" calcext:value-type="float">
            <text:p>-0.7143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938" calcext:value-type="float">
            <text:p>-0.3938</text:p>
          </table:table-cell>
          <table:table-cell office:value-type="float" office:value="3.057" calcext:value-type="float">
            <text:p>3.057</text:p>
          </table:table-cell>
          <table:table-cell office:value-type="float" office:value="-5.1284" calcext:value-type="float">
            <text:p>-5.1284</text:p>
          </table:table-cell>
          <table:table-cell office:value-type="float" office:value="-0.0453" calcext:value-type="float">
            <text:p>-0.04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1523" calcext:value-type="float">
            <text:p>0.1523</text:p>
          </table:table-cell>
          <table:table-cell office:value-type="float" office:value="-0.0633" calcext:value-type="float">
            <text:p>-0.0633</text:p>
          </table:table-cell>
          <table:table-cell office:value-type="float" office:value="-1.9461" calcext:value-type="float">
            <text:p>-1.9461</text:p>
          </table:table-cell>
          <table:table-cell table:formula="of:=SQRT([.A946]^2+[.B946]^2+[.C946]^2)" office:value-type="float" office:value="0.985017847554043" calcext:value-type="float">
            <text:p>0.985017847554043</text:p>
          </table:table-cell>
          <table:table-cell table:formula="of:=SQRT([.D946]^2+[.E946]^2+[.F946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92" calcext:value-type="float">
            <text:p>-0.0392</text:p>
          </table:table-cell>
          <table:table-cell table:number-columns-repeated="2" office:value-type="float" office:value="-0.7065" calcext:value-type="float">
            <text:p>-0.7065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4049" calcext:value-type="float">
            <text:p>-0.4049</text:p>
          </table:table-cell>
          <table:table-cell office:value-type="float" office:value="3.057" calcext:value-type="float">
            <text:p>3.057</text:p>
          </table:table-cell>
          <table:table-cell office:value-type="float" office:value="-5.1173" calcext:value-type="float">
            <text:p>-5.1173</text:p>
          </table:table-cell>
          <table:table-cell office:value-type="float" office:value="-0.0441" calcext:value-type="float">
            <text:p>-0.0441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1516" calcext:value-type="float">
            <text:p>0.1516</text:p>
          </table:table-cell>
          <table:table-cell office:value-type="float" office:value="-0.065" calcext:value-type="float">
            <text:p>-0.065</text:p>
          </table:table-cell>
          <table:table-cell office:value-type="float" office:value="-1.9461" calcext:value-type="float">
            <text:p>-1.9461</text:p>
          </table:table-cell>
          <table:table-cell table:formula="of:=SQRT([.A947]^2+[.B947]^2+[.C947]^2)" office:value-type="float" office:value="0.969427789987475" calcext:value-type="float">
            <text:p>0.969427789987475</text:p>
          </table:table-cell>
          <table:table-cell table:formula="of:=SQRT([.D947]^2+[.E947]^2+[.F947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145" calcext:value-type="float">
            <text:p>-0.7145</text:p>
          </table:table-cell>
          <table:table-cell office:value-type="float" office:value="-0.6988" calcext:value-type="float">
            <text:p>-0.6988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329" calcext:value-type="float">
            <text:p>-0.3329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23" calcext:value-type="float">
            <text:p>-5.023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-1.9483" calcext:value-type="float">
            <text:p>-1.9483</text:p>
          </table:table-cell>
          <table:table-cell table:formula="of:=SQRT([.A948]^2+[.B948]^2+[.C948]^2)" office:value-type="float" office:value="0.969302264518143" calcext:value-type="float">
            <text:p>0.969302264518143</text:p>
          </table:table-cell>
          <table:table-cell table:formula="of:=SQRT([.D948]^2+[.E948]^2+[.F948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31" calcext:value-type="float">
            <text:p>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145" calcext:value-type="float">
            <text:p>-0.7145</text:p>
          </table:table-cell>
          <table:table-cell office:value-type="float" office:value="-0.6988" calcext:value-type="float">
            <text:p>-0.6988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329" calcext:value-type="float">
            <text:p>-0.3329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23" calcext:value-type="float">
            <text:p>-5.023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984" calcext:value-type="float">
            <text:p>0.984</text:p>
          </table:table-cell>
          <table:table-cell office:value-type="float" office:value="0.1296" calcext:value-type="float">
            <text:p>0.1296</text:p>
          </table:table-cell>
          <table:table-cell office:value-type="float" office:value="-0.0448" calcext:value-type="float">
            <text:p>-0.0448</text:p>
          </table:table-cell>
          <table:table-cell office:value-type="float" office:value="-1.9483" calcext:value-type="float">
            <text:p>-1.9483</text:p>
          </table:table-cell>
          <table:table-cell table:formula="of:=SQRT([.A949]^2+[.B949]^2+[.C949]^2)" office:value-type="float" office:value="0.984894309050469" calcext:value-type="float">
            <text:p>0.984894309050469</text:p>
          </table:table-cell>
          <table:table-cell table:formula="of:=SQRT([.D949]^2+[.E949]^2+[.F949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22" calcext:value-type="float">
            <text:p>-0.7222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119" calcext:value-type="float">
            <text:p>-5.0119</text:p>
          </table:table-cell>
          <table:table-cell office:value-type="float" office:value="-0.0335" calcext:value-type="float">
            <text:p>-0.0335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645" calcext:value-type="float">
            <text:p>0.0645</text:p>
          </table:table-cell>
          <table:table-cell office:value-type="float" office:value="-0.0231" calcext:value-type="float">
            <text:p>-0.0231</text:p>
          </table:table-cell>
          <table:table-cell office:value-type="float" office:value="-0.9742" calcext:value-type="float">
            <text:p>-0.9742</text:p>
          </table:table-cell>
          <table:table-cell table:formula="of:=SQRT([.A950]^2+[.B950]^2+[.C950]^2)" office:value-type="float" office:value="0.969427789987475" calcext:value-type="float">
            <text:p>0.969427789987475</text:p>
          </table:table-cell>
          <table:table-cell table:formula="of:=SQRT([.D950]^2+[.E950]^2+[.F95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7261" calcext:value-type="float">
            <text:p>-0.7261</text:p>
          </table:table-cell>
          <table:table-cell office:value-type="float" office:value="-0.6867" calcext:value-type="float">
            <text:p>-0.6867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3497" calcext:value-type="float">
            <text:p>-0.3497</text:p>
          </table:table-cell>
          <table:table-cell office:value-type="float" office:value="3.071" calcext:value-type="float">
            <text:p>3.071</text:p>
          </table:table-cell>
          <table:table-cell office:value-type="float" office:value="-5.0062" calcext:value-type="float">
            <text:p>-5.006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647" calcext:value-type="float">
            <text:p>0.0647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9741" calcext:value-type="float">
            <text:p>-0.9741</text:p>
          </table:table-cell>
          <table:table-cell table:formula="of:=SQRT([.A951]^2+[.B951]^2+[.C951]^2)" office:value-type="float" office:value="0.969427789987475" calcext:value-type="float">
            <text:p>0.969427789987475</text:p>
          </table:table-cell>
          <table:table-cell table:formula="of:=SQRT([.D951]^2+[.E951]^2+[.F95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66" calcext:value-type="float">
            <text:p>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551" calcext:value-type="float">
            <text:p>-0.3551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008" calcext:value-type="float">
            <text:p>-5.0008</text:p>
          </table:table-cell>
          <table:table-cell office:value-type="float" office:value="-0.0337" calcext:value-type="float">
            <text:p>-0.0337</text:p>
          </table:table-cell>
          <table:table-cell office:value-type="float" office:value="0.006" calcext:value-type="float">
            <text:p>0.006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0642" calcext:value-type="float">
            <text:p>0.0642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-0.9742" calcext:value-type="float">
            <text:p>-0.9742</text:p>
          </table:table-cell>
          <table:table-cell table:formula="of:=SQRT([.A952]^2+[.B952]^2+[.C952]^2)" office:value-type="float" office:value="0.969427789987475" calcext:value-type="float">
            <text:p>0.969427789987475</text:p>
          </table:table-cell>
          <table:table-cell table:formula="of:=SQRT([.D952]^2+[.E952]^2+[.F952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551" calcext:value-type="float">
            <text:p>-0.3551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008" calcext:value-type="float">
            <text:p>-5.0008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9546" calcext:value-type="float">
            <text:p>0.95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53]^2+[.B953]^2+[.C953]^2)" office:value-type="float" office:value="0.954763143402593" calcext:value-type="float">
            <text:p>0.954763143402593</text:p>
          </table:table-cell>
          <table:table-cell table:formula="of:=SQRT([.D953]^2+[.E953]^2+[.F9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551" calcext:value-type="float">
            <text:p>-0.3551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008" calcext:value-type="float">
            <text:p>-5.0008</text:p>
          </table:table-cell>
          <table:table-cell office:value-type="float" office:value="-0.0347" calcext:value-type="float">
            <text:p>-0.0347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54]^2+[.B954]^2+[.C954]^2)" office:value-type="float" office:value="0.969804268912032" calcext:value-type="float">
            <text:p>0.969804268912032</text:p>
          </table:table-cell>
          <table:table-cell table:formula="of:=SQRT([.D954]^2+[.E954]^2+[.F9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-0.6827" calcext:value-type="float">
            <text:p>-0.682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3551" calcext:value-type="float">
            <text:p>-0.3551</text:p>
          </table:table-cell>
          <table:table-cell office:value-type="float" office:value="3.0714" calcext:value-type="float">
            <text:p>3.0714</text:p>
          </table:table-cell>
          <table:table-cell office:value-type="float" office:value="-5.0008" calcext:value-type="float">
            <text:p>-5.0008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857" calcext:value-type="float">
            <text:p>0.98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55]^2+[.B955]^2+[.C955]^2)" office:value-type="float" office:value="0.98601034984426" calcext:value-type="float">
            <text:p>0.98601034984426</text:p>
          </table:table-cell>
          <table:table-cell table:formula="of:=SQRT([.D955]^2+[.E955]^2+[.F9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9" calcext:value-type="float">
            <text:p>-0.7299</text:p>
          </table:table-cell>
          <table:table-cell office:value-type="float" office:value="-0.6828" calcext:value-type="float">
            <text:p>-0.682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737" calcext:value-type="float">
            <text:p>-0.5737</text:p>
          </table:table-cell>
          <table:table-cell office:value-type="float" office:value="3.0769" calcext:value-type="float">
            <text:p>3.0769</text:p>
          </table:table-cell>
          <table:table-cell office:value-type="float" office:value="-5.2195" calcext:value-type="float">
            <text:p>-5.2195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9543" calcext:value-type="float">
            <text:p>0.95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56]^2+[.B956]^2+[.C956]^2)" office:value-type="float" office:value="0.954380731155025" calcext:value-type="float">
            <text:p>0.954380731155025</text:p>
          </table:table-cell>
          <table:table-cell table:formula="of:=SQRT([.D956]^2+[.E956]^2+[.F9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99" calcext:value-type="float">
            <text:p>-0.7299</text:p>
          </table:table-cell>
          <table:table-cell office:value-type="float" office:value="-0.6828" calcext:value-type="float">
            <text:p>-0.682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737" calcext:value-type="float">
            <text:p>-0.5737</text:p>
          </table:table-cell>
          <table:table-cell office:value-type="float" office:value="3.0769" calcext:value-type="float">
            <text:p>3.0769</text:p>
          </table:table-cell>
          <table:table-cell office:value-type="float" office:value="-5.2195" calcext:value-type="float">
            <text:p>-5.2195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539" calcext:value-type="float">
            <text:p>0.9539</text:p>
          </table:table-cell>
          <table:table-cell office:value-type="float" office:value="-0.0531" calcext:value-type="float">
            <text:p>-0.0531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9745" calcext:value-type="float">
            <text:p>0.9745</text:p>
          </table:table-cell>
          <table:table-cell table:formula="of:=SQRT([.A957]^2+[.B957]^2+[.C957]^2)" office:value-type="float" office:value="0.954120794239388" calcext:value-type="float">
            <text:p>0.954120794239388</text:p>
          </table:table-cell>
          <table:table-cell table:formula="of:=SQRT([.D957]^2+[.E957]^2+[.F957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7262" calcext:value-type="float">
            <text:p>-0.7262</text:p>
          </table:table-cell>
          <table:table-cell office:value-type="float" office:value="-0.6867" calcext:value-type="float">
            <text:p>-0.686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683" calcext:value-type="float">
            <text:p>-0.5683</text:p>
          </table:table-cell>
          <table:table-cell office:value-type="float" office:value="3.0765" calcext:value-type="float">
            <text:p>3.0765</text:p>
          </table:table-cell>
          <table:table-cell office:value-type="float" office:value="-5.2249" calcext:value-type="float">
            <text:p>-5.2249</text:p>
          </table:table-cell>
          <table:table-cell office:value-type="float" office:value="-0.0246" calcext:value-type="float">
            <text:p>-0.024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851" calcext:value-type="float">
            <text:p>0.9851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9745" calcext:value-type="float">
            <text:p>0.9745</text:p>
          </table:table-cell>
          <table:table-cell table:formula="of:=SQRT([.A958]^2+[.B958]^2+[.C958]^2)" office:value-type="float" office:value="0.985388370136364" calcext:value-type="float">
            <text:p>0.985388370136364</text:p>
          </table:table-cell>
          <table:table-cell table:formula="of:=SQRT([.D958]^2+[.E958]^2+[.F958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223" calcext:value-type="float">
            <text:p>-0.7223</text:p>
          </table:table-cell>
          <table:table-cell office:value-type="float" office:value="-0.6909" calcext:value-type="float">
            <text:p>-0.6909</text:p>
          </table:table-cell>
          <table:table-cell office:value-type="float" office:value="0" calcext:value-type="float">
            <text:p>0</text:p>
          </table:table-cell>
          <table:table-cell office:value-type="float" office:value="5.4756" calcext:value-type="float">
            <text:p>5.4756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8076" calcext:value-type="float">
            <text:p>0.8076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9852" calcext:value-type="float">
            <text:p>0.9852</text:p>
          </table:table-cell>
          <table:table-cell office:value-type="float" office:value="-0.0424" calcext:value-type="float">
            <text:p>-0.0424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9746" calcext:value-type="float">
            <text:p>0.9746</text:p>
          </table:table-cell>
          <table:table-cell table:formula="of:=SQRT([.A959]^2+[.B959]^2+[.C959]^2)" office:value-type="float" office:value="0.985388370136364" calcext:value-type="float">
            <text:p>0.985388370136364</text:p>
          </table:table-cell>
          <table:table-cell table:formula="of:=SQRT([.D959]^2+[.E959]^2+[.F95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146" calcext:value-type="float">
            <text:p>-0.7146</text:p>
          </table:table-cell>
          <table:table-cell office:value-type="float" office:value="-0.6989" calcext:value-type="float">
            <text:p>-0.6989</text:p>
          </table:table-cell>
          <table:table-cell office:value-type="float" office:value="0" calcext:value-type="float">
            <text:p>0</text:p>
          </table:table-cell>
          <table:table-cell office:value-type="float" office:value="5.4867" calcext:value-type="float">
            <text:p>5.4867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7965" calcext:value-type="float">
            <text:p>0.7965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9852" calcext:value-type="float">
            <text:p>0.9852</text:p>
          </table:table-cell>
          <table:table-cell office:value-type="float" office:value="-0.0429" calcext:value-type="float">
            <text:p>-0.042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9746" calcext:value-type="float">
            <text:p>0.9746</text:p>
          </table:table-cell>
          <table:table-cell table:formula="of:=SQRT([.A960]^2+[.B960]^2+[.C960]^2)" office:value-type="float" office:value="0.985388370136364" calcext:value-type="float">
            <text:p>0.985388370136364</text:p>
          </table:table-cell>
          <table:table-cell table:formula="of:=SQRT([.D960]^2+[.E960]^2+[.F96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7146" calcext:value-type="float">
            <text:p>-0.7146</text:p>
          </table:table-cell>
          <table:table-cell office:value-type="float" office:value="-0.6989" calcext:value-type="float">
            <text:p>-0.6989</text:p>
          </table:table-cell>
          <table:table-cell office:value-type="float" office:value="0" calcext:value-type="float">
            <text:p>0</text:p>
          </table:table-cell>
          <table:table-cell office:value-type="float" office:value="5.4867" calcext:value-type="float">
            <text:p>5.4867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9703" calcext:value-type="float">
            <text:p>0.9703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0877" calcext:value-type="float">
            <text:p>0.0877</text:p>
          </table:table-cell>
          <table:table-cell office:value-type="float" office:value="1.9493" calcext:value-type="float">
            <text:p>1.9493</text:p>
          </table:table-cell>
          <table:table-cell table:formula="of:=SQRT([.A961]^2+[.B961]^2+[.C961]^2)" office:value-type="float" office:value="0.97043623695738" calcext:value-type="float">
            <text:p>0.97043623695738</text:p>
          </table:table-cell>
          <table:table-cell table:formula="of:=SQRT([.D961]^2+[.E961]^2+[.F961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312" calcext:value-type="float">
            <text:p>-0.0312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314" calcext:value-type="float">
            <text:p>-0.0314</text:p>
          </table:table-cell>
          <table:table-cell table:number-columns-repeated="2" office:value-type="float" office:value="-0.7068" calcext:value-type="float">
            <text:p>-0.7068</text:p>
          </table:table-cell>
          <table:table-cell office:value-type="float" office:value="0" calcext:value-type="float">
            <text:p>0</text:p>
          </table:table-cell>
          <table:table-cell office:value-type="float" office:value="5.4978" calcext:value-type="float">
            <text:p>5.4978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703" calcext:value-type="float">
            <text:p>0.9703</text:p>
          </table:table-cell>
          <table:table-cell office:value-type="float" office:value="-0.0867" calcext:value-type="float">
            <text:p>-0.0867</text:p>
          </table:table-cell>
          <table:table-cell office:value-type="float" office:value="0.0867" calcext:value-type="float">
            <text:p>0.0867</text:p>
          </table:table-cell>
          <table:table-cell office:value-type="float" office:value="1.9493" calcext:value-type="float">
            <text:p>1.9493</text:p>
          </table:table-cell>
          <table:table-cell table:formula="of:=SQRT([.A962]^2+[.B962]^2+[.C962]^2)" office:value-type="float" office:value="0.97043623695738" calcext:value-type="float">
            <text:p>0.97043623695738</text:p>
          </table:table-cell>
          <table:table-cell table:formula="of:=SQRT([.D962]^2+[.E962]^2+[.F962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314" calcext:value-type="float">
            <text:p>-0.0314</text:p>
          </table:table-cell>
          <table:table-cell office:value-type="float" office:value="-0.6989" calcext:value-type="float">
            <text:p>-0.6989</text:p>
          </table:table-cell>
          <table:table-cell office:value-type="float" office:value="-0.7146" calcext:value-type="float">
            <text:p>-0.7146</text:p>
          </table:table-cell>
          <table:table-cell office:value-type="float" office:value="0" calcext:value-type="float">
            <text:p>0</text:p>
          </table:table-cell>
          <table:table-cell office:value-type="float" office:value="5.5089" calcext:value-type="float">
            <text:p>5.5089</text:p>
          </table:table-cell>
          <table:table-cell office:value-type="float" office:value="3.0788" calcext:value-type="float">
            <text:p>3.0788</text:p>
          </table:table-cell>
          <table:table-cell office:value-type="float" office:value="0.7743" calcext:value-type="float">
            <text:p>0.7743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877" calcext:value-type="float">
            <text:p>-0.0877</text:p>
          </table:table-cell>
          <table:table-cell office:value-type="float" office:value="0.0857" calcext:value-type="float">
            <text:p>0.0857</text:p>
          </table:table-cell>
          <table:table-cell office:value-type="float" office:value="1.9493" calcext:value-type="float">
            <text:p>1.9493</text:p>
          </table:table-cell>
          <table:table-cell table:formula="of:=SQRT([.A963]^2+[.B963]^2+[.C963]^2)" office:value-type="float" office:value="0.969427789987475" calcext:value-type="float">
            <text:p>0.969427789987475</text:p>
          </table:table-cell>
          <table:table-cell table:formula="of:=SQRT([.D963]^2+[.E963]^2+[.F963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7224" calcext:value-type="float">
            <text:p>-0.7224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7632" calcext:value-type="float">
            <text:p>0.763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9848" calcext:value-type="float">
            <text:p>0.9848</text:p>
          </table:table-cell>
          <table:table-cell office:value-type="float" office:value="-0.0665" calcext:value-type="float">
            <text:p>-0.0665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951" calcext:value-type="float">
            <text:p>1.951</text:p>
          </table:table-cell>
          <table:table-cell table:formula="of:=SQRT([.A964]^2+[.B964]^2+[.C964]^2)" office:value-type="float" office:value="0.985017847554043" calcext:value-type="float">
            <text:p>0.985017847554043</text:p>
          </table:table-cell>
          <table:table-cell table:formula="of:=SQRT([.D964]^2+[.E964]^2+[.F964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6869" calcext:value-type="float">
            <text:p>-0.6869</text:p>
          </table:table-cell>
          <table:table-cell office:value-type="float" office:value="-0.7264" calcext:value-type="float">
            <text:p>-0.7264</text:p>
          </table:table-cell>
          <table:table-cell office:value-type="float" office:value="0" calcext:value-type="float">
            <text:p>0</text:p>
          </table:table-cell>
          <table:table-cell office:value-type="float" office:value="5.5257" calcext:value-type="float">
            <text:p>5.5257</text:p>
          </table:table-cell>
          <table:table-cell office:value-type="float" office:value="3.0942" calcext:value-type="float">
            <text:p>3.0942</text:p>
          </table:table-cell>
          <table:table-cell office:value-type="float" office:value="0.7575" calcext:value-type="float">
            <text:p>0.757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0.0636" calcext:value-type="float">
            <text:p>0.0636</text:p>
          </table:table-cell>
          <table:table-cell office:value-type="float" office:value="1.9509" calcext:value-type="float">
            <text:p>1.9509</text:p>
          </table:table-cell>
          <table:table-cell table:formula="of:=SQRT([.A965]^2+[.B965]^2+[.C965]^2)" office:value-type="float" office:value="0.969427789987475" calcext:value-type="float">
            <text:p>0.969427789987475</text:p>
          </table:table-cell>
          <table:table-cell table:formula="of:=SQRT([.D965]^2+[.E965]^2+[.F965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237" calcext:value-type="float">
            <text:p>-0.0237</text:p>
          </table:table-cell>
          <table:table-cell office:value-type="float" office:value="-0.6787" calcext:value-type="float">
            <text:p>-0.6787</text:p>
          </table:table-cell>
          <table:table-cell office:value-type="float" office:value="-0.734" calcext:value-type="float">
            <text:p>-0.734</text:p>
          </table:table-cell>
          <table:table-cell office:value-type="float" office:value="0" calcext:value-type="float">
            <text:p>0</text:p>
          </table:table-cell>
          <table:table-cell office:value-type="float" office:value="5.5369" calcext:value-type="float">
            <text:p>5.5369</text:p>
          </table:table-cell>
          <table:table-cell office:value-type="float" office:value="3.0942" calcext:value-type="float">
            <text:p>3.0942</text:p>
          </table:table-cell>
          <table:table-cell office:value-type="float" office:value="0.7463" calcext:value-type="float">
            <text:p>0.7463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679" calcext:value-type="float">
            <text:p>-0.0679</text:p>
          </table:table-cell>
          <table:table-cell office:value-type="float" office:value="0.0628" calcext:value-type="float">
            <text:p>0.0628</text:p>
          </table:table-cell>
          <table:table-cell office:value-type="float" office:value="1.9509" calcext:value-type="float">
            <text:p>1.9509</text:p>
          </table:table-cell>
          <table:table-cell table:formula="of:=SQRT([.A966]^2+[.B966]^2+[.C966]^2)" office:value-type="float" office:value="0.969427789987475" calcext:value-type="float">
            <text:p>0.969427789987475</text:p>
          </table:table-cell>
          <table:table-cell table:formula="of:=SQRT([.D966]^2+[.E966]^2+[.F966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748" calcext:value-type="float">
            <text:p>-0.6748</text:p>
          </table:table-cell>
          <table:table-cell office:value-type="float" office:value="-0.7376" calcext:value-type="float">
            <text:p>-0.7376</text:p>
          </table:table-cell>
          <table:table-cell office:value-type="float" office:value="0" calcext:value-type="float">
            <text:p>0</text:p>
          </table:table-cell>
          <table:table-cell office:value-type="float" office:value="5.5422" calcext:value-type="float">
            <text:p>5.5422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741" calcext:value-type="float">
            <text:p>0.74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9697" calcext:value-type="float">
            <text:p>0.9697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0.0931" calcext:value-type="float">
            <text:p>0.0931</text:p>
          </table:table-cell>
          <table:table-cell office:value-type="float" office:value="2.9264" calcext:value-type="float">
            <text:p>2.9264</text:p>
          </table:table-cell>
          <table:table-cell table:formula="of:=SQRT([.A967]^2+[.B967]^2+[.C967]^2)" office:value-type="float" office:value="0.970060003298765" calcext:value-type="float">
            <text:p>0.970060003298765</text:p>
          </table:table-cell>
          <table:table-cell table:formula="of:=SQRT([.D967]^2+[.E967]^2+[.F967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6666" calcext:value-type="float">
            <text:p>-0.6666</text:p>
          </table:table-cell>
          <table:table-cell office:value-type="float" office:value="-0.745" calcext:value-type="float">
            <text:p>-0.745</text:p>
          </table:table-cell>
          <table:table-cell office:value-type="float" office:value="0" calcext:value-type="float">
            <text:p>0</text:p>
          </table:table-cell>
          <table:table-cell office:value-type="float" office:value="5.5533" calcext:value-type="float">
            <text:p>5.5533</text:p>
          </table:table-cell>
          <table:table-cell office:value-type="float" office:value="3.0945" calcext:value-type="float">
            <text:p>3.0945</text:p>
          </table:table-cell>
          <table:table-cell office:value-type="float" office:value="0.7299" calcext:value-type="float">
            <text:p>0.729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19" calcext:value-type="float">
            <text:p>0.0919</text:p>
          </table:table-cell>
          <table:table-cell office:value-type="float" office:value="2.9264" calcext:value-type="float">
            <text:p>2.9264</text:p>
          </table:table-cell>
          <table:table-cell table:formula="of:=SQRT([.A968]^2+[.B968]^2+[.C968]^2)" office:value-type="float" office:value="0.969427789987475" calcext:value-type="float">
            <text:p>0.969427789987475</text:p>
          </table:table-cell>
          <table:table-cell table:formula="of:=SQRT([.D968]^2+[.E968]^2+[.F968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584" calcext:value-type="float">
            <text:p>-0.6584</text:p>
          </table:table-cell>
          <table:table-cell office:value-type="float" office:value="-0.7525" calcext:value-type="float">
            <text:p>-0.7525</text:p>
          </table:table-cell>
          <table:table-cell office:value-type="float" office:value="0" calcext:value-type="float">
            <text:p>0</text:p>
          </table:table-cell>
          <table:table-cell office:value-type="float" office:value="5.5644" calcext:value-type="float">
            <text:p>5.5644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9845" calcext:value-type="float">
            <text:p>0.9845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0605" calcext:value-type="float">
            <text:p>0.0605</text:p>
          </table:table-cell>
          <table:table-cell office:value-type="float" office:value="2.9282" calcext:value-type="float">
            <text:p>2.9282</text:p>
          </table:table-cell>
          <table:table-cell table:formula="of:=SQRT([.A969]^2+[.B969]^2+[.C969]^2)" office:value-type="float" office:value="0.984894309050469" calcext:value-type="float">
            <text:p>0.984894309050469</text:p>
          </table:table-cell>
          <table:table-cell table:formula="of:=SQRT([.D969]^2+[.E969]^2+[.F969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455" calcext:value-type="float">
            <text:p>-0.6455</text:p>
          </table:table-cell>
          <table:table-cell office:value-type="float" office:value="-0.7636" calcext:value-type="float">
            <text:p>-0.7636</text:p>
          </table:table-cell>
          <table:table-cell office:value-type="float" office:value="0" calcext:value-type="float">
            <text:p>0</text:p>
          </table:table-cell>
          <table:table-cell office:value-type="float" office:value="5.5814" calcext:value-type="float">
            <text:p>5.5814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7018" calcext:value-type="float">
            <text:p>0.7018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704" calcext:value-type="float">
            <text:p>-0.0704</text:p>
          </table:table-cell>
          <table:table-cell office:value-type="float" office:value="0.0595" calcext:value-type="float">
            <text:p>0.0595</text:p>
          </table:table-cell>
          <table:table-cell office:value-type="float" office:value="2.9282" calcext:value-type="float">
            <text:p>2.9282</text:p>
          </table:table-cell>
          <table:table-cell table:formula="of:=SQRT([.A970]^2+[.B970]^2+[.C970]^2)" office:value-type="float" office:value="0.969302264518143" calcext:value-type="float">
            <text:p>0.969302264518143</text:p>
          </table:table-cell>
          <table:table-cell table:formula="of:=SQRT([.D970]^2+[.E970]^2+[.F970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7707" calcext:value-type="float">
            <text:p>-0.7707</text:p>
          </table:table-cell>
          <table:table-cell office:value-type="float" office:value="0" calcext:value-type="float">
            <text:p>0</text:p>
          </table:table-cell>
          <table:table-cell office:value-type="float" office:value="5.5925" calcext:value-type="float">
            <text:p>5.5925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587" calcext:value-type="float">
            <text:p>0.0587</text:p>
          </table:table-cell>
          <table:table-cell office:value-type="float" office:value="2.9282" calcext:value-type="float">
            <text:p>2.9282</text:p>
          </table:table-cell>
          <table:table-cell table:formula="of:=SQRT([.A971]^2+[.B971]^2+[.C971]^2)" office:value-type="float" office:value="0.969302264518143" calcext:value-type="float">
            <text:p>0.969302264518143</text:p>
          </table:table-cell>
          <table:table-cell table:formula="of:=SQRT([.D971]^2+[.E971]^2+[.F971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7777" calcext:value-type="float">
            <text:p>-0.7777</text:p>
          </table:table-cell>
          <table:table-cell office:value-type="float" office:value="0" calcext:value-type="float">
            <text:p>0</text:p>
          </table:table-cell>
          <table:table-cell office:value-type="float" office:value="5.6035" calcext:value-type="float">
            <text:p>5.6035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796" calcext:value-type="float">
            <text:p>0.6796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716" calcext:value-type="float">
            <text:p>-0.0716</text:p>
          </table:table-cell>
          <table:table-cell office:value-type="float" office:value="0.0579" calcext:value-type="float">
            <text:p>0.0579</text:p>
          </table:table-cell>
          <table:table-cell office:value-type="float" office:value="2.9282" calcext:value-type="float">
            <text:p>2.9282</text:p>
          </table:table-cell>
          <table:table-cell table:formula="of:=SQRT([.A972]^2+[.B972]^2+[.C972]^2)" office:value-type="float" office:value="0.969302264518143" calcext:value-type="float">
            <text:p>0.969302264518143</text:p>
          </table:table-cell>
          <table:table-cell table:formula="of:=SQRT([.D972]^2+[.E972]^2+[.F972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97" calcext:value-type="float">
            <text:p>-2.92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198" calcext:value-type="float">
            <text:p>-0.6198</text:p>
          </table:table-cell>
          <table:table-cell office:value-type="float" office:value="-0.7846" calcext:value-type="float">
            <text:p>-0.7846</text:p>
          </table:table-cell>
          <table:table-cell office:value-type="float" office:value="0" calcext:value-type="float">
            <text:p>0</text:p>
          </table:table-cell>
          <table:table-cell office:value-type="float" office:value="5.6146" calcext:value-type="float">
            <text:p>5.6146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721" calcext:value-type="float">
            <text:p>-0.0721</text:p>
          </table:table-cell>
          <table:table-cell office:value-type="float" office:value="0.057" calcext:value-type="float">
            <text:p>0.057</text:p>
          </table:table-cell>
          <table:table-cell office:value-type="float" office:value="2.9282" calcext:value-type="float">
            <text:p>2.9282</text:p>
          </table:table-cell>
          <table:table-cell table:formula="of:=SQRT([.A973]^2+[.B973]^2+[.C973]^2)" office:value-type="float" office:value="0.969302264518143" calcext:value-type="float">
            <text:p>0.969302264518143</text:p>
          </table:table-cell>
          <table:table-cell table:formula="of:=SQRT([.D973]^2+[.E973]^2+[.F973]^2)" office:value-type="float" office:value="2.9297" calcext:value-type="float">
            <text:p>2.9297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615" calcext:value-type="float">
            <text:p>-0.615</text:p>
          </table:table-cell>
          <table:table-cell office:value-type="float" office:value="-0.7884" calcext:value-type="float">
            <text:p>-0.7884</text:p>
          </table:table-cell>
          <table:table-cell office:value-type="float" office:value="0" calcext:value-type="float">
            <text:p>0</text:p>
          </table:table-cell>
          <table:table-cell office:value-type="float" office:value="5.6208" calcext:value-type="float">
            <text:p>5.620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9693" calcext:value-type="float">
            <text:p>0.9693</text:p>
          </table:table-cell>
          <table:table-cell office:value-type="float" office:value="-0.0486" calcext:value-type="float">
            <text:p>-0.0486</text:p>
          </table:table-cell>
          <table:table-cell office:value-type="float" office:value="0.0379" calcext:value-type="float">
            <text:p>0.0379</text:p>
          </table:table-cell>
          <table:table-cell office:value-type="float" office:value="1.9522" calcext:value-type="float">
            <text:p>1.9522</text:p>
          </table:table-cell>
          <table:table-cell table:formula="of:=SQRT([.A974]^2+[.B974]^2+[.C974]^2)" office:value-type="float" office:value="0.969427789987475" calcext:value-type="float">
            <text:p>0.969427789987475</text:p>
          </table:table-cell>
          <table:table-cell table:formula="of:=SQRT([.D974]^2+[.E974]^2+[.F974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6062" calcext:value-type="float">
            <text:p>-0.6062</text:p>
          </table:table-cell>
          <table:table-cell office:value-type="float" office:value="-0.7952" calcext:value-type="float">
            <text:p>-0.7952</text:p>
          </table:table-cell>
          <table:table-cell office:value-type="float" office:value="0" calcext:value-type="float">
            <text:p>0</text:p>
          </table:table-cell>
          <table:table-cell office:value-type="float" office:value="5.6318" calcext:value-type="float">
            <text:p>5.631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9693" calcext:value-type="float">
            <text:p>0.9693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0.0373" calcext:value-type="float">
            <text:p>0.0373</text:p>
          </table:table-cell>
          <table:table-cell office:value-type="float" office:value="1.9522" calcext:value-type="float">
            <text:p>1.9522</text:p>
          </table:table-cell>
          <table:table-cell table:formula="of:=SQRT([.A975]^2+[.B975]^2+[.C975]^2)" office:value-type="float" office:value="0.969427789987475" calcext:value-type="float">
            <text:p>0.969427789987475</text:p>
          </table:table-cell>
          <table:table-cell table:formula="of:=SQRT([.D975]^2+[.E975]^2+[.F975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974" calcext:value-type="float">
            <text:p>-0.5974</text:p>
          </table:table-cell>
          <table:table-cell office:value-type="float" office:value="-0.8018" calcext:value-type="float">
            <text:p>-0.8018</text:p>
          </table:table-cell>
          <table:table-cell office:value-type="float" office:value="0" calcext:value-type="float">
            <text:p>0</text:p>
          </table:table-cell>
          <table:table-cell office:value-type="float" office:value="5.6428" calcext:value-type="float">
            <text:p>5.6428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9536" calcext:value-type="float">
            <text:p>0.9536</text:p>
          </table:table-cell>
          <table:table-cell office:value-type="float" office:value="-0.0492" calcext:value-type="float">
            <text:p>-0.0492</text:p>
          </table:table-cell>
          <table:table-cell office:value-type="float" office:value="0.0367" calcext:value-type="float">
            <text:p>0.0367</text:p>
          </table:table-cell>
          <table:table-cell office:value-type="float" office:value="1.9522" calcext:value-type="float">
            <text:p>1.9522</text:p>
          </table:table-cell>
          <table:table-cell table:formula="of:=SQRT([.A976]^2+[.B976]^2+[.C976]^2)" office:value-type="float" office:value="0.953738124434585" calcext:value-type="float">
            <text:p>0.953738124434585</text:p>
          </table:table-cell>
          <table:table-cell table:formula="of:=SQRT([.D976]^2+[.E976]^2+[.F976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5923" calcext:value-type="float">
            <text:p>-0.5923</text:p>
          </table:table-cell>
          <table:table-cell office:value-type="float" office:value="-0.8056" calcext:value-type="float">
            <text:p>-0.8056</text:p>
          </table:table-cell>
          <table:table-cell office:value-type="float" office:value="0" calcext:value-type="float">
            <text:p>0</text:p>
          </table:table-cell>
          <table:table-cell office:value-type="float" office:value="5.6492" calcext:value-type="float">
            <text:p>5.6492</text:p>
          </table:table-cell>
          <table:table-cell office:value-type="float" office:value="3.11" calcext:value-type="float">
            <text:p>3.11</text:p>
          </table:table-cell>
          <table:table-cell office:value-type="float" office:value="0.634" calcext:value-type="float">
            <text:p>0.634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9535" calcext:value-type="float">
            <text:p>0.9535</text:p>
          </table:table-cell>
          <table:table-cell office:value-type="float" office:value="-0.0497" calcext:value-type="float">
            <text:p>-0.0497</text:p>
          </table:table-cell>
          <table:table-cell office:value-type="float" office:value="0.0365" calcext:value-type="float">
            <text:p>0.0365</text:p>
          </table:table-cell>
          <table:table-cell office:value-type="float" office:value="1.9522" calcext:value-type="float">
            <text:p>1.9522</text:p>
          </table:table-cell>
          <table:table-cell table:formula="of:=SQRT([.A977]^2+[.B977]^2+[.C977]^2)" office:value-type="float" office:value="0.954253226350322" calcext:value-type="float">
            <text:p>0.954253226350322</text:p>
          </table:table-cell>
          <table:table-cell table:formula="of:=SQRT([.D977]^2+[.E977]^2+[.F977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31" calcext:value-type="float">
            <text:p>-1.953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886" calcext:value-type="float">
            <text:p>-0.5886</text:p>
          </table:table-cell>
          <table:table-cell office:value-type="float" office:value="-0.8083" calcext:value-type="float">
            <text:p>-0.8083</text:p>
          </table:table-cell>
          <table:table-cell office:value-type="float" office:value="0" calcext:value-type="float">
            <text:p>0</text:p>
          </table:table-cell>
          <table:table-cell office:value-type="float" office:value="5.6538" calcext:value-type="float">
            <text:p>5.6538</text:p>
          </table:table-cell>
          <table:table-cell office:value-type="float" office:value="3.1102" calcext:value-type="float">
            <text:p>3.1102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496" calcext:value-type="float">
            <text:p>-0.0496</text:p>
          </table:table-cell>
          <table:table-cell office:value-type="float" office:value="0.0361" calcext:value-type="float">
            <text:p>0.0361</text:p>
          </table:table-cell>
          <table:table-cell office:value-type="float" office:value="1.9522" calcext:value-type="float">
            <text:p>1.9522</text:p>
          </table:table-cell>
          <table:table-cell table:formula="of:=SQRT([.A978]^2+[.B978]^2+[.C978]^2)" office:value-type="float" office:value="0.969302264518143" calcext:value-type="float">
            <text:p>0.969302264518143</text:p>
          </table:table-cell>
          <table:table-cell table:formula="of:=SQRT([.D978]^2+[.E978]^2+[.F978]^2)" office:value-type="float" office:value="1.9531" calcext:value-type="float">
            <text:p>1.9531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797" calcext:value-type="float">
            <text:p>-0.5797</text:p>
          </table:table-cell>
          <table:table-cell office:value-type="float" office:value="-0.8147" calcext:value-type="float">
            <text:p>-0.8147</text:p>
          </table:table-cell>
          <table:table-cell office:value-type="float" office:value="0" calcext:value-type="float">
            <text:p>0</text:p>
          </table:table-cell>
          <table:table-cell office:value-type="float" office:value="5.6648" calcext:value-type="float">
            <text:p>5.6648</text:p>
          </table:table-cell>
          <table:table-cell office:value-type="float" office:value="3.1103" calcext:value-type="float">
            <text:p>3.1103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761" calcext:value-type="float">
            <text:p>0.9761</text:p>
          </table:table-cell>
          <table:table-cell table:formula="of:=SQRT([.A979]^2+[.B979]^2+[.C979]^2)" office:value-type="float" office:value="0.969427789987475" calcext:value-type="float">
            <text:p>0.969427789987475</text:p>
          </table:table-cell>
          <table:table-cell table:formula="of:=SQRT([.D979]^2+[.E979]^2+[.F979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5744" calcext:value-type="float">
            <text:p>-0.5744</text:p>
          </table:table-cell>
          <table:table-cell office:value-type="float" office:value="-0.8184" calcext:value-type="float">
            <text:p>-0.8184</text:p>
          </table:table-cell>
          <table:table-cell office:value-type="float" office:value="0" calcext:value-type="float">
            <text:p>0</text:p>
          </table:table-cell>
          <table:table-cell office:value-type="float" office:value="5.6712" calcext:value-type="float">
            <text:p>5.6712</text:p>
          </table:table-cell>
          <table:table-cell office:value-type="float" office:value="3.1101" calcext:value-type="float">
            <text:p>3.1101</text:p>
          </table:table-cell>
          <table:table-cell office:value-type="float" office:value="0.612" calcext:value-type="float">
            <text:p>0.612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9692" calcext:value-type="float">
            <text:p>0.96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9761" calcext:value-type="float">
            <text:p>0.9761</text:p>
          </table:table-cell>
          <table:table-cell table:formula="of:=SQRT([.A980]^2+[.B980]^2+[.C980]^2)" office:value-type="float" office:value="0.969427789987475" calcext:value-type="float">
            <text:p>0.969427789987475</text:p>
          </table:table-cell>
          <table:table-cell table:formula="of:=SQRT([.D980]^2+[.E980]^2+[.F980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745" calcext:value-type="float">
            <text:p>-0.5745</text:p>
          </table:table-cell>
          <table:table-cell office:value-type="float" office:value="-0.8185" calcext:value-type="float">
            <text:p>-0.8185</text:p>
          </table:table-cell>
          <table:table-cell office:value-type="float" office:value="0" calcext:value-type="float">
            <text:p>0</text:p>
          </table:table-cell>
          <table:table-cell office:value-type="float" office:value="5.6712" calcext:value-type="float">
            <text:p>5.6712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12" calcext:value-type="float">
            <text:p>0.61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9764" calcext:value-type="float">
            <text:p>0.9764</text:p>
          </table:table-cell>
          <table:table-cell table:formula="of:=SQRT([.A981]^2+[.B981]^2+[.C981]^2)" office:value-type="float" office:value="0.969302264518143" calcext:value-type="float">
            <text:p>0.969302264518143</text:p>
          </table:table-cell>
          <table:table-cell table:formula="of:=SQRT([.D981]^2+[.E981]^2+[.F981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708" calcext:value-type="float">
            <text:p>-0.5708</text:p>
          </table:table-cell>
          <table:table-cell office:value-type="float" office:value="-0.821" calcext:value-type="float">
            <text:p>-0.821</text:p>
          </table:table-cell>
          <table:table-cell office:value-type="float" office:value="0" calcext:value-type="float">
            <text:p>0</text:p>
          </table:table-cell>
          <table:table-cell office:value-type="float" office:value="5.6757" calcext:value-type="float">
            <text:p>5.6757</text:p>
          </table:table-cell>
          <table:table-cell office:value-type="float" office:value="3.126" calcext:value-type="float">
            <text:p>3.126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764" calcext:value-type="float">
            <text:p>0.9764</text:p>
          </table:table-cell>
          <table:table-cell table:formula="of:=SQRT([.A982]^2+[.B982]^2+[.C982]^2)" office:value-type="float" office:value="0.969302264518143" calcext:value-type="float">
            <text:p>0.969302264518143</text:p>
          </table:table-cell>
          <table:table-cell table:formula="of:=SQRT([.D982]^2+[.E982]^2+[.F982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655" calcext:value-type="float">
            <text:p>-0.5655</text:p>
          </table:table-cell>
          <table:table-cell office:value-type="float" office:value="-0.8247" calcext:value-type="float">
            <text:p>-0.8247</text:p>
          </table:table-cell>
          <table:table-cell office:value-type="float" office:value="0" calcext:value-type="float">
            <text:p>0</text:p>
          </table:table-cell>
          <table:table-cell office:value-type="float" office:value="5.6821" calcext:value-type="float">
            <text:p>5.6821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9689" calcext:value-type="float">
            <text:p>0.9689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764" calcext:value-type="float">
            <text:p>0.9764</text:p>
          </table:table-cell>
          <table:table-cell table:formula="of:=SQRT([.A983]^2+[.B983]^2+[.C983]^2)" office:value-type="float" office:value="0.969302264518143" calcext:value-type="float">
            <text:p>0.969302264518143</text:p>
          </table:table-cell>
          <table:table-cell table:formula="of:=SQRT([.D983]^2+[.E983]^2+[.F983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66" calcext:value-type="float">
            <text:p>-0.9766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655" calcext:value-type="float">
            <text:p>-0.5655</text:p>
          </table:table-cell>
          <table:table-cell office:value-type="float" office:value="-0.8247" calcext:value-type="float">
            <text:p>-0.8247</text:p>
          </table:table-cell>
          <table:table-cell office:value-type="float" office:value="0" calcext:value-type="float">
            <text:p>0</text:p>
          </table:table-cell>
          <table:table-cell office:value-type="float" office:value="5.6821" calcext:value-type="float">
            <text:p>5.6821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2" calcext:value-type="float">
            <text:p>0.02</text:p>
          </table:table-cell>
          <table:table-cell office:value-type="float" office:value="0.9845" calcext:value-type="float">
            <text:p>0.9845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9764" calcext:value-type="float">
            <text:p>0.9764</text:p>
          </table:table-cell>
          <table:table-cell table:formula="of:=SQRT([.A984]^2+[.B984]^2+[.C984]^2)" office:value-type="float" office:value="0.984894309050469" calcext:value-type="float">
            <text:p>0.984894309050469</text:p>
          </table:table-cell>
          <table:table-cell table:formula="of:=SQRT([.D984]^2+[.E984]^2+[.F984]^2)" office:value-type="float" office:value="0.9766" calcext:value-type="float">
            <text:p>0.9766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601" calcext:value-type="float">
            <text:p>-0.5601</text:p>
          </table:table-cell>
          <table:table-cell office:value-type="float" office:value="-0.8284" calcext:value-type="float">
            <text:p>-0.8284</text:p>
          </table:table-cell>
          <table:table-cell office:value-type="float" office:value="0" calcext:value-type="float">
            <text:p>0</text:p>
          </table:table-cell>
          <table:table-cell office:value-type="float" office:value="5.6886" calcext:value-type="float">
            <text:p>5.6886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5]^2+[.B985]^2+[.C985]^2)" office:value-type="float" office:value="0.969302264518143" calcext:value-type="float">
            <text:p>0.969302264518143</text:p>
          </table:table-cell>
          <table:table-cell table:formula="of:=SQRT([.D985]^2+[.E985]^2+[.F9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601" calcext:value-type="float">
            <text:p>-0.5601</text:p>
          </table:table-cell>
          <table:table-cell office:value-type="float" office:value="-0.8284" calcext:value-type="float">
            <text:p>-0.8284</text:p>
          </table:table-cell>
          <table:table-cell office:value-type="float" office:value="0" calcext:value-type="float">
            <text:p>0</text:p>
          </table:table-cell>
          <table:table-cell office:value-type="float" office:value="5.6886" calcext:value-type="float">
            <text:p>5.6886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6]^2+[.B986]^2+[.C986]^2)" office:value-type="float" office:value="0.953738124434585" calcext:value-type="float">
            <text:p>0.953738124434585</text:p>
          </table:table-cell>
          <table:table-cell table:formula="of:=SQRT([.D986]^2+[.E986]^2+[.F9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565" calcext:value-type="float">
            <text:p>-0.5565</text:p>
          </table:table-cell>
          <table:table-cell office:value-type="float" office:value="-0.8308" calcext:value-type="float">
            <text:p>-0.8308</text:p>
          </table:table-cell>
          <table:table-cell office:value-type="float" office:value="0" calcext:value-type="float">
            <text:p>0</text:p>
          </table:table-cell>
          <table:table-cell office:value-type="float" office:value="5.693" calcext:value-type="float">
            <text:p>5.693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7]^2+[.B987]^2+[.C987]^2)" office:value-type="float" office:value="0.969302264518143" calcext:value-type="float">
            <text:p>0.969302264518143</text:p>
          </table:table-cell>
          <table:table-cell table:formula="of:=SQRT([.D987]^2+[.E987]^2+[.F9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565" calcext:value-type="float">
            <text:p>-0.5565</text:p>
          </table:table-cell>
          <table:table-cell office:value-type="float" office:value="-0.8308" calcext:value-type="float">
            <text:p>-0.8308</text:p>
          </table:table-cell>
          <table:table-cell office:value-type="float" office:value="0" calcext:value-type="float">
            <text:p>0</text:p>
          </table:table-cell>
          <table:table-cell office:value-type="float" office:value="5.693" calcext:value-type="float">
            <text:p>5.693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9533" calcext:value-type="float">
            <text:p>0.95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8]^2+[.B988]^2+[.C988]^2)" office:value-type="float" office:value="0.953610533708599" calcext:value-type="float">
            <text:p>0.953610533708599</text:p>
          </table:table-cell>
          <table:table-cell table:formula="of:=SQRT([.D988]^2+[.E988]^2+[.F9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565" calcext:value-type="float">
            <text:p>-0.5565</text:p>
          </table:table-cell>
          <table:table-cell office:value-type="float" office:value="-0.8308" calcext:value-type="float">
            <text:p>-0.8308</text:p>
          </table:table-cell>
          <table:table-cell office:value-type="float" office:value="0" calcext:value-type="float">
            <text:p>0</text:p>
          </table:table-cell>
          <table:table-cell office:value-type="float" office:value="5.693" calcext:value-type="float">
            <text:p>5.693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89]^2+[.B989]^2+[.C989]^2)" office:value-type="float" office:value="0.969302264518143" calcext:value-type="float">
            <text:p>0.969302264518143</text:p>
          </table:table-cell>
          <table:table-cell table:formula="of:=SQRT([.D989]^2+[.E989]^2+[.F9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565" calcext:value-type="float">
            <text:p>-0.5565</text:p>
          </table:table-cell>
          <table:table-cell office:value-type="float" office:value="-0.8308" calcext:value-type="float">
            <text:p>-0.8308</text:p>
          </table:table-cell>
          <table:table-cell office:value-type="float" office:value="0" calcext:value-type="float">
            <text:p>0</text:p>
          </table:table-cell>
          <table:table-cell office:value-type="float" office:value="5.693" calcext:value-type="float">
            <text:p>5.693</text:p>
          </table:table-cell>
          <table:table-cell office:value-type="float" office:value="3.1259" calcext:value-type="float">
            <text:p>3.1259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0]^2+[.B990]^2+[.C990]^2)" office:value-type="float" office:value="0.969427789987475" calcext:value-type="float">
            <text:p>0.969427789987475</text:p>
          </table:table-cell>
          <table:table-cell table:formula="of:=SQRT([.D990]^2+[.E990]^2+[.F9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0" calcext:value-type="float">
            <text:p>0</text:p>
          </table:table-cell>
          <table:table-cell office:value-type="float" office:value="5.6995" calcext:value-type="float">
            <text:p>5.6995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1]^2+[.B991]^2+[.C991]^2)" office:value-type="float" office:value="0.969427789987475" calcext:value-type="float">
            <text:p>0.969427789987475</text:p>
          </table:table-cell>
          <table:table-cell table:formula="of:=SQRT([.D991]^2+[.E991]^2+[.F99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0" calcext:value-type="float">
            <text:p>0</text:p>
          </table:table-cell>
          <table:table-cell office:value-type="float" office:value="5.6995" calcext:value-type="float">
            <text:p>5.6995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2]^2+[.B992]^2+[.C992]^2)" office:value-type="float" office:value="0.969302264518143" calcext:value-type="float">
            <text:p>0.969302264518143</text:p>
          </table:table-cell>
          <table:table-cell table:formula="of:=SQRT([.D992]^2+[.E992]^2+[.F99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0" calcext:value-type="float">
            <text:p>0</text:p>
          </table:table-cell>
          <table:table-cell office:value-type="float" office:value="5.6995" calcext:value-type="float">
            <text:p>5.6995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3]^2+[.B993]^2+[.C993]^2)" office:value-type="float" office:value="0.953738124434585" calcext:value-type="float">
            <text:p>0.953738124434585</text:p>
          </table:table-cell>
          <table:table-cell table:formula="of:=SQRT([.D993]^2+[.E993]^2+[.F99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0" calcext:value-type="float">
            <text:p>0</text:p>
          </table:table-cell>
          <table:table-cell office:value-type="float" office:value="5.6995" calcext:value-type="float">
            <text:p>5.6995</text:p>
          </table:table-cell>
          <table:table-cell office:value-type="float" office:value="3.1258" calcext:value-type="float">
            <text:p>3.1258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4]^2+[.B994]^2+[.C994]^2)" office:value-type="float" office:value="0.969427789987475" calcext:value-type="float">
            <text:p>0.969427789987475</text:p>
          </table:table-cell>
          <table:table-cell table:formula="of:=SQRT([.D994]^2+[.E994]^2+[.F99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018" calcext:value-type="float">
            <text:p>0.2018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142" calcext:value-type="float">
            <text:p>-4.9142</text:p>
          </table:table-cell>
          <table:table-cell office:value-type="float" office:value="0.0137" calcext:value-type="float">
            <text:p>0.0137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5]^2+[.B995]^2+[.C995]^2)" office:value-type="float" office:value="0.969427789987475" calcext:value-type="float">
            <text:p>0.969427789987475</text:p>
          </table:table-cell>
          <table:table-cell table:formula="of:=SQRT([.D995]^2+[.E995]^2+[.F99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72" calcext:value-type="float">
            <text:p>0.9872</text:p>
          </table:table-cell>
          <table:table-cell office:value-type="float" office:value="3.1258" calcext:value-type="float">
            <text:p>3.1258</text:p>
          </table:table-cell>
          <table:table-cell office:value-type="float" office:value="-4.1288" calcext:value-type="float">
            <text:p>-4.1288</text:p>
          </table:table-cell>
          <table:table-cell office:value-type="float" office:value="0.0205" calcext:value-type="float">
            <text:p>0.02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9534" calcext:value-type="float">
            <text:p>0.95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6]^2+[.B996]^2+[.C996]^2)" office:value-type="float" office:value="0.953610533708599" calcext:value-type="float">
            <text:p>0.953610533708599</text:p>
          </table:table-cell>
          <table:table-cell table:formula="of:=SQRT([.D996]^2+[.E996]^2+[.F99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51" calcext:value-type="float">
            <text:p>-0.551</text:p>
          </table:table-cell>
          <table:table-cell office:value-type="float" office:value="-0.8344" calcext:value-type="float">
            <text:p>-0.834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72" calcext:value-type="float">
            <text:p>0.9872</text:p>
          </table:table-cell>
          <table:table-cell office:value-type="float" office:value="3.1258" calcext:value-type="float">
            <text:p>3.1258</text:p>
          </table:table-cell>
          <table:table-cell office:value-type="float" office:value="-4.1288" calcext:value-type="float">
            <text:p>-4.1288</text:p>
          </table:table-cell>
          <table:table-cell office:value-type="float" office:value="0.0202" calcext:value-type="float">
            <text:p>0.020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7]^2+[.B997]^2+[.C997]^2)" office:value-type="float" office:value="0.984894309050469" calcext:value-type="float">
            <text:p>0.984894309050469</text:p>
          </table:table-cell>
          <table:table-cell table:formula="of:=SQRT([.D997]^2+[.E997]^2+[.F99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74" calcext:value-type="float">
            <text:p>-0.5474</text:p>
          </table:table-cell>
          <table:table-cell office:value-type="float" office:value="-0.8368" calcext:value-type="float">
            <text:p>-0.8368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0.9915" calcext:value-type="float">
            <text:p>0.9915</text:p>
          </table:table-cell>
          <table:table-cell office:value-type="float" office:value="3.126" calcext:value-type="float">
            <text:p>3.126</text:p>
          </table:table-cell>
          <table:table-cell office:value-type="float" office:value="-4.1331" calcext:value-type="float">
            <text:p>-4.1331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969" calcext:value-type="float">
            <text:p>0.9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8]^2+[.B998]^2+[.C998]^2)" office:value-type="float" office:value="0.969302264518143" calcext:value-type="float">
            <text:p>0.969302264518143</text:p>
          </table:table-cell>
          <table:table-cell table:formula="of:=SQRT([.D998]^2+[.E998]^2+[.F99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267" calcext:value-type="float">
            <text:p>0.0267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999]^2+[.B999]^2+[.C999]^2)" office:value-type="float" office:value="0.969427789987475" calcext:value-type="float">
            <text:p>0.969427789987475</text:p>
          </table:table-cell>
          <table:table-cell table:formula="of:=SQRT([.D999]^2+[.E999]^2+[.F99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0.9843" calcext:value-type="float">
            <text:p>0.98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0]^2+[.B1000]^2+[.C1000]^2)" office:value-type="float" office:value="0.984647185544142" calcext:value-type="float">
            <text:p>0.984647185544142</text:p>
          </table:table-cell>
          <table:table-cell table:formula="of:=SQRT([.D1000]^2+[.E1000]^2+[.F100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267" calcext:value-type="float">
            <text:p>0.0267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0.9689" calcext:value-type="float">
            <text:p>0.96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1]^2+[.B1001]^2+[.C1001]^2)" office:value-type="float" office:value="0.969427789987475" calcext:value-type="float">
            <text:p>0.969427789987475</text:p>
          </table:table-cell>
          <table:table-cell table:formula="of:=SQRT([.D1001]^2+[.E1001]^2+[.F100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408" calcext:value-type="float">
            <text:p>0.0408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2]^2+[.B1002]^2+[.C1002]^2)" office:value-type="float" office:value="0.985640061077065" calcext:value-type="float">
            <text:p>0.985640061077065</text:p>
          </table:table-cell>
          <table:table-cell table:formula="of:=SQRT([.D1002]^2+[.E1002]^2+[.F100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3]^2+[.B1003]^2+[.C1003]^2)" office:value-type="float" office:value="0.969934559648227" calcext:value-type="float">
            <text:p>0.969934559648227</text:p>
          </table:table-cell>
          <table:table-cell table:formula="of:=SQRT([.D1003]^2+[.E1003]^2+[.F100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419" calcext:value-type="float">
            <text:p>-0.5419</text:p>
          </table:table-cell>
          <table:table-cell office:value-type="float" office:value="-0.8404" calcext:value-type="float">
            <text:p>-0.840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998" calcext:value-type="float">
            <text:p>0.998</text:p>
          </table:table-cell>
          <table:table-cell office:value-type="float" office:value="3.1259" calcext:value-type="float">
            <text:p>3.1259</text:p>
          </table:table-cell>
          <table:table-cell office:value-type="float" office:value="-4.1396" calcext:value-type="float">
            <text:p>-4.1396</text:p>
          </table:table-cell>
          <table:table-cell office:value-type="float" office:value="0.0265" calcext:value-type="float">
            <text:p>0.0265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4]^2+[.B1004]^2+[.C1004]^2)" office:value-type="float" office:value="0.985017847554043" calcext:value-type="float">
            <text:p>0.985017847554043</text:p>
          </table:table-cell>
          <table:table-cell table:formula="of:=SQRT([.D1004]^2+[.E1004]^2+[.F100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63" calcext:value-type="float">
            <text:p>-0.5363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1.0047" calcext:value-type="float">
            <text:p>1.0047</text:p>
          </table:table-cell>
          <table:table-cell office:value-type="float" office:value="3.1258" calcext:value-type="float">
            <text:p>3.1258</text:p>
          </table:table-cell>
          <table:table-cell office:value-type="float" office:value="-4.1463" calcext:value-type="float">
            <text:p>-4.1463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07" calcext:value-type="float">
            <text:p>0.007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5]^2+[.B1005]^2+[.C1005]^2)" office:value-type="float" office:value="0.969934559648227" calcext:value-type="float">
            <text:p>0.969934559648227</text:p>
          </table:table-cell>
          <table:table-cell table:formula="of:=SQRT([.D1005]^2+[.E1005]^2+[.F100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63" calcext:value-type="float">
            <text:p>-0.5363</text:p>
          </table:table-cell>
          <table:table-cell office:value-type="float" office:value="-0.8439" calcext:value-type="float">
            <text:p>-0.8439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1.0047" calcext:value-type="float">
            <text:p>1.0047</text:p>
          </table:table-cell>
          <table:table-cell office:value-type="float" office:value="3.11" calcext:value-type="float">
            <text:p>3.11</text:p>
          </table:table-cell>
          <table:table-cell office:value-type="float" office:value="-4.1463" calcext:value-type="float">
            <text:p>-4.1463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6]^2+[.B1006]^2+[.C1006]^2)" office:value-type="float" office:value="0.969302264518143" calcext:value-type="float">
            <text:p>0.969302264518143</text:p>
          </table:table-cell>
          <table:table-cell table:formula="of:=SQRT([.D1006]^2+[.E1006]^2+[.F100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089" calcext:value-type="float">
            <text:p>1.0089</text:p>
          </table:table-cell>
          <table:table-cell office:value-type="float" office:value="3.1103" calcext:value-type="float">
            <text:p>3.11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26" calcext:value-type="float">
            <text:p>-0.0126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7]^2+[.B1007]^2+[.C1007]^2)" office:value-type="float" office:value="0.984894309050469" calcext:value-type="float">
            <text:p>0.984894309050469</text:p>
          </table:table-cell>
          <table:table-cell table:formula="of:=SQRT([.D1007]^2+[.E1007]^2+[.F100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089" calcext:value-type="float">
            <text:p>1.0089</text:p>
          </table:table-cell>
          <table:table-cell office:value-type="float" office:value="3.1103" calcext:value-type="float">
            <text:p>3.11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694" calcext:value-type="float">
            <text:p>0.96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8]^2+[.B1008]^2+[.C1008]^2)" office:value-type="float" office:value="0.969427789987475" calcext:value-type="float">
            <text:p>0.969427789987475</text:p>
          </table:table-cell>
          <table:table-cell table:formula="of:=SQRT([.D1008]^2+[.E1008]^2+[.F100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089" calcext:value-type="float">
            <text:p>1.0089</text:p>
          </table:table-cell>
          <table:table-cell office:value-type="float" office:value="3.1103" calcext:value-type="float">
            <text:p>3.11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0.0123" calcext:value-type="float">
            <text:p>0.0123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09]^2+[.B1009]^2+[.C1009]^2)" office:value-type="float" office:value="0.953610533708599" calcext:value-type="float">
            <text:p>0.953610533708599</text:p>
          </table:table-cell>
          <table:table-cell table:formula="of:=SQRT([.D1009]^2+[.E1009]^2+[.F100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089" calcext:value-type="float">
            <text:p>1.0089</text:p>
          </table:table-cell>
          <table:table-cell office:value-type="float" office:value="3.1103" calcext:value-type="float">
            <text:p>3.11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0]^2+[.B1010]^2+[.C1010]^2)" office:value-type="float" office:value="0.969302264518143" calcext:value-type="float">
            <text:p>0.969302264518143</text:p>
          </table:table-cell>
          <table:table-cell table:formula="of:=SQRT([.D1010]^2+[.E1010]^2+[.F101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089" calcext:value-type="float">
            <text:p>1.0089</text:p>
          </table:table-cell>
          <table:table-cell office:value-type="float" office:value="3.1103" calcext:value-type="float">
            <text:p>3.1103</text:p>
          </table:table-cell>
          <table:table-cell office:value-type="float" office:value="-4.1505" calcext:value-type="float">
            <text:p>-4.1505</text:p>
          </table:table-cell>
          <table:table-cell office:value-type="float" office:value="0.0261" calcext:value-type="float">
            <text:p>0.026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1]^2+[.B1011]^2+[.C1011]^2)" office:value-type="float" office:value="0.969934559648227" calcext:value-type="float">
            <text:p>0.969934559648227</text:p>
          </table:table-cell>
          <table:table-cell table:formula="of:=SQRT([.D1011]^2+[.E1011]^2+[.F101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2]^2+[.B1012]^2+[.C1012]^2)" office:value-type="float" office:value="0.969302264518143" calcext:value-type="float">
            <text:p>0.969302264518143</text:p>
          </table:table-cell>
          <table:table-cell table:formula="of:=SQRT([.D1012]^2+[.E1012]^2+[.F101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8495" calcext:value-type="float">
            <text:p>-0.8495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0944" calcext:value-type="float">
            <text:p>3.0944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9693" calcext:value-type="float">
            <text:p>0.96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3]^2+[.B1013]^2+[.C1013]^2)" office:value-type="float" office:value="0.969427789987475" calcext:value-type="float">
            <text:p>0.969427789987475</text:p>
          </table:table-cell>
          <table:table-cell table:formula="of:=SQRT([.D1013]^2+[.E1013]^2+[.F101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8495" calcext:value-type="float">
            <text:p>-0.8495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0944" calcext:value-type="float">
            <text:p>3.0944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035" calcext:value-type="float">
            <text:p>0.0035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4]^2+[.B1014]^2+[.C1014]^2)" office:value-type="float" office:value="0.984894309050469" calcext:value-type="float">
            <text:p>0.984894309050469</text:p>
          </table:table-cell>
          <table:table-cell table:formula="of:=SQRT([.D1014]^2+[.E1014]^2+[.F101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8495" calcext:value-type="float">
            <text:p>-0.8495</text:p>
          </table:table-cell>
          <table:table-cell office:value-type="float" office:value="-0.0236" calcext:value-type="float">
            <text:p>-0.0236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0944" calcext:value-type="float">
            <text:p>3.0944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79" calcext:value-type="float">
            <text:p>0.0179</text:p>
          </table:table-cell>
          <table:table-cell office:value-type="float" office:value="-0.0181" calcext:value-type="float">
            <text:p>-0.0181</text:p>
          </table:table-cell>
          <table:table-cell office:value-type="float" office:value="0.9696" calcext:value-type="float">
            <text:p>0.969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5]^2+[.B1015]^2+[.C1015]^2)" office:value-type="float" office:value="0.969934559648227" calcext:value-type="float">
            <text:p>0.969934559648227</text:p>
          </table:table-cell>
          <table:table-cell table:formula="of:=SQRT([.D1015]^2+[.E1015]^2+[.F101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262" calcext:value-type="float">
            <text:p>0.0262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.9539" calcext:value-type="float">
            <text:p>0.95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6]^2+[.B1016]^2+[.C1016]^2)" office:value-type="float" office:value="0.954253226350322" calcext:value-type="float">
            <text:p>0.954253226350322</text:p>
          </table:table-cell>
          <table:table-cell table:formula="of:=SQRT([.D1016]^2+[.E1016]^2+[.F101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7]^2+[.B1017]^2+[.C1017]^2)" office:value-type="float" office:value="0.969302264518143" calcext:value-type="float">
            <text:p>0.969302264518143</text:p>
          </table:table-cell>
          <table:table-cell table:formula="of:=SQRT([.D1017]^2+[.E1017]^2+[.F101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8]^2+[.B1018]^2+[.C1018]^2)" office:value-type="float" office:value="0.969302264518143" calcext:value-type="float">
            <text:p>0.969302264518143</text:p>
          </table:table-cell>
          <table:table-cell table:formula="of:=SQRT([.D1018]^2+[.E1018]^2+[.F101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86" calcext:value-type="float">
            <text:p>0.0186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9845" calcext:value-type="float">
            <text:p>0.98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19]^2+[.B1019]^2+[.C1019]^2)" office:value-type="float" office:value="0.985017847554043" calcext:value-type="float">
            <text:p>0.985017847554043</text:p>
          </table:table-cell>
          <table:table-cell table:formula="of:=SQRT([.D1019]^2+[.E1019]^2+[.F101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0]^2+[.B1020]^2+[.C1020]^2)" office:value-type="float" office:value="0.969302264518143" calcext:value-type="float">
            <text:p>0.969302264518143</text:p>
          </table:table-cell>
          <table:table-cell table:formula="of:=SQRT([.D1020]^2+[.E1020]^2+[.F102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1]^2+[.B1021]^2+[.C1021]^2)" office:value-type="float" office:value="0.969302264518143" calcext:value-type="float">
            <text:p>0.969302264518143</text:p>
          </table:table-cell>
          <table:table-cell table:formula="of:=SQRT([.D1021]^2+[.E1021]^2+[.F102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89" calcext:value-type="float">
            <text:p>0.0189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2]^2+[.B1022]^2+[.C1022]^2)" office:value-type="float" office:value="0.969427789987475" calcext:value-type="float">
            <text:p>0.969427789987475</text:p>
          </table:table-cell>
          <table:table-cell table:formula="of:=SQRT([.D1022]^2+[.E1022]^2+[.F102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3]^2+[.B1023]^2+[.C1023]^2)" office:value-type="float" office:value="0.969302264518143" calcext:value-type="float">
            <text:p>0.969302264518143</text:p>
          </table:table-cell>
          <table:table-cell table:formula="of:=SQRT([.D1023]^2+[.E1023]^2+[.F102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4]^2+[.B1024]^2+[.C1024]^2)" office:value-type="float" office:value="0.969302264518143" calcext:value-type="float">
            <text:p>0.969302264518143</text:p>
          </table:table-cell>
          <table:table-cell table:formula="of:=SQRT([.D1024]^2+[.E1024]^2+[.F102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5]^2+[.B1025]^2+[.C1025]^2)" office:value-type="float" office:value="0.984894309050469" calcext:value-type="float">
            <text:p>0.984894309050469</text:p>
          </table:table-cell>
          <table:table-cell table:formula="of:=SQRT([.D1025]^2+[.E1025]^2+[.F102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6]^2+[.B1026]^2+[.C1026]^2)" office:value-type="float" office:value="0.984894309050469" calcext:value-type="float">
            <text:p>0.984894309050469</text:p>
          </table:table-cell>
          <table:table-cell table:formula="of:=SQRT([.D1026]^2+[.E1026]^2+[.F102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257" calcext:value-type="float">
            <text:p>0.0257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9851" calcext:value-type="float">
            <text:p>0.98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7]^2+[.B1027]^2+[.C1027]^2)" office:value-type="float" office:value="0.985516600570483" calcext:value-type="float">
            <text:p>0.985516600570483</text:p>
          </table:table-cell>
          <table:table-cell table:formula="of:=SQRT([.D1027]^2+[.E1027]^2+[.F102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8]^2+[.B1028]^2+[.C1028]^2)" office:value-type="float" office:value="0.969302264518143" calcext:value-type="float">
            <text:p>0.969302264518143</text:p>
          </table:table-cell>
          <table:table-cell table:formula="of:=SQRT([.D1028]^2+[.E1028]^2+[.F102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22" calcext:value-type="float">
            <text:p>0.0122</text:p>
          </table:table-cell>
          <table:table-cell office:value-type="float" office:value="-0.0116" calcext:value-type="float">
            <text:p>-0.0116</text:p>
          </table:table-cell>
          <table:table-cell office:value-type="float" office:value="0.9535" calcext:value-type="float">
            <text:p>0.95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29]^2+[.B1029]^2+[.C1029]^2)" office:value-type="float" office:value="0.953610533708599" calcext:value-type="float">
            <text:p>0.953610533708599</text:p>
          </table:table-cell>
          <table:table-cell table:formula="of:=SQRT([.D1029]^2+[.E1029]^2+[.F102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9847" calcext:value-type="float">
            <text:p>0.984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0]^2+[.B1030]^2+[.C1030]^2)" office:value-type="float" office:value="0.984894309050469" calcext:value-type="float">
            <text:p>0.984894309050469</text:p>
          </table:table-cell>
          <table:table-cell table:formula="of:=SQRT([.D1030]^2+[.E1030]^2+[.F103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1]^2+[.B1031]^2+[.C1031]^2)" office:value-type="float" office:value="0.969302264518143" calcext:value-type="float">
            <text:p>0.969302264518143</text:p>
          </table:table-cell>
          <table:table-cell table:formula="of:=SQRT([.D1031]^2+[.E1031]^2+[.F103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2]^2+[.B1032]^2+[.C1032]^2)" office:value-type="float" office:value="0.969302264518143" calcext:value-type="float">
            <text:p>0.969302264518143</text:p>
          </table:table-cell>
          <table:table-cell table:formula="of:=SQRT([.D1032]^2+[.E1032]^2+[.F103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3]^2+[.B1033]^2+[.C1033]^2)" office:value-type="float" office:value="0.969302264518143" calcext:value-type="float">
            <text:p>0.969302264518143</text:p>
          </table:table-cell>
          <table:table-cell table:formula="of:=SQRT([.D1033]^2+[.E1033]^2+[.F103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4]^2+[.B1034]^2+[.C1034]^2)" office:value-type="float" office:value="0.969302264518143" calcext:value-type="float">
            <text:p>0.969302264518143</text:p>
          </table:table-cell>
          <table:table-cell table:formula="of:=SQRT([.D1034]^2+[.E1034]^2+[.F103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691" calcext:value-type="float">
            <text:p>0.96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5]^2+[.B1035]^2+[.C1035]^2)" office:value-type="float" office:value="0.969302264518143" calcext:value-type="float">
            <text:p>0.969302264518143</text:p>
          </table:table-cell>
          <table:table-cell table:formula="of:=SQRT([.D1035]^2+[.E1035]^2+[.F103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6" calcext:value-type="float">
            <text:p>0.0156</text:p>
          </table:table-cell>
          <table:table-cell office:value-type="float" office:value="-0.9688" calcext:value-type="float">
            <text:p>-0.96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1.0155" calcext:value-type="float">
            <text:p>1.0155</text:p>
          </table:table-cell>
          <table:table-cell office:value-type="float" office:value="3.1101" calcext:value-type="float">
            <text:p>3.1101</text:p>
          </table:table-cell>
          <table:table-cell office:value-type="float" office:value="-4.1571" calcext:value-type="float">
            <text:p>-4.1571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9687" calcext:value-type="float">
            <text:p>0.96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6]^2+[.B1036]^2+[.C1036]^2)" office:value-type="float" office:value="0.968925590538303" calcext:value-type="float">
            <text:p>0.968925590538303</text:p>
          </table:table-cell>
          <table:table-cell table:formula="of:=SQRT([.D1036]^2+[.E1036]^2+[.F103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064" calcext:value-type="float">
            <text:p>0.0064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7]^2+[.B1037]^2+[.C1037]^2)" office:value-type="float" office:value="0.953738124434585" calcext:value-type="float">
            <text:p>0.953738124434585</text:p>
          </table:table-cell>
          <table:table-cell table:formula="of:=SQRT([.D1037]^2+[.E1037]^2+[.F103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8]^2+[.B1038]^2+[.C1038]^2)" office:value-type="float" office:value="0.969302264518143" calcext:value-type="float">
            <text:p>0.969302264518143</text:p>
          </table:table-cell>
          <table:table-cell table:formula="of:=SQRT([.D1038]^2+[.E1038]^2+[.F103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39]^2+[.B1039]^2+[.C1039]^2)" office:value-type="float" office:value="0.969302264518143" calcext:value-type="float">
            <text:p>0.969302264518143</text:p>
          </table:table-cell>
          <table:table-cell table:formula="of:=SQRT([.D1039]^2+[.E1039]^2+[.F103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0]^2+[.B1040]^2+[.C1040]^2)" office:value-type="float" office:value="0.953610533708599" calcext:value-type="float">
            <text:p>0.953610533708599</text:p>
          </table:table-cell>
          <table:table-cell table:formula="of:=SQRT([.D1040]^2+[.E1040]^2+[.F104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1]^2+[.B1041]^2+[.C1041]^2)" office:value-type="float" office:value="0.969934559648227" calcext:value-type="float">
            <text:p>0.969934559648227</text:p>
          </table:table-cell>
          <table:table-cell table:formula="of:=SQRT([.D1041]^2+[.E1041]^2+[.F104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452" calcext:value-type="float">
            <text:p>0.5452</text:p>
          </table:table-cell>
          <table:table-cell office:value-type="float" office:value="3.1066" calcext:value-type="float">
            <text:p>3.1066</text:p>
          </table:table-cell>
          <table:table-cell office:value-type="float" office:value="-4.6141" calcext:value-type="float">
            <text:p>-4.614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2]^2+[.B1042]^2+[.C1042]^2)" office:value-type="float" office:value="0.969302264518143" calcext:value-type="float">
            <text:p>0.969302264518143</text:p>
          </table:table-cell>
          <table:table-cell table:formula="of:=SQRT([.D1042]^2+[.E1042]^2+[.F104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452" calcext:value-type="float">
            <text:p>0.5452</text:p>
          </table:table-cell>
          <table:table-cell office:value-type="float" office:value="3.1066" calcext:value-type="float">
            <text:p>3.1066</text:p>
          </table:table-cell>
          <table:table-cell office:value-type="float" office:value="-4.6141" calcext:value-type="float">
            <text:p>-4.614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3]^2+[.B1043]^2+[.C1043]^2)" office:value-type="float" office:value="0.953610533708599" calcext:value-type="float">
            <text:p>0.953610533708599</text:p>
          </table:table-cell>
          <table:table-cell table:formula="of:=SQRT([.D1043]^2+[.E1043]^2+[.F104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452" calcext:value-type="float">
            <text:p>0.5452</text:p>
          </table:table-cell>
          <table:table-cell office:value-type="float" office:value="3.1066" calcext:value-type="float">
            <text:p>3.1066</text:p>
          </table:table-cell>
          <table:table-cell office:value-type="float" office:value="-4.6141" calcext:value-type="float">
            <text:p>-4.614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4]^2+[.B1044]^2+[.C1044]^2)" office:value-type="float" office:value="0.969302264518143" calcext:value-type="float">
            <text:p>0.969302264518143</text:p>
          </table:table-cell>
          <table:table-cell table:formula="of:=SQRT([.D1044]^2+[.E1044]^2+[.F104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0.8461" calcext:value-type="float">
            <text:p>-0.8461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452" calcext:value-type="float">
            <text:p>0.5452</text:p>
          </table:table-cell>
          <table:table-cell office:value-type="float" office:value="3.1066" calcext:value-type="float">
            <text:p>3.1066</text:p>
          </table:table-cell>
          <table:table-cell office:value-type="float" office:value="-4.6141" calcext:value-type="float">
            <text:p>-4.614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5]^2+[.B1045]^2+[.C1045]^2)" office:value-type="float" office:value="0.969302264518143" calcext:value-type="float">
            <text:p>0.969302264518143</text:p>
          </table:table-cell>
          <table:table-cell table:formula="of:=SQRT([.D1045]^2+[.E1045]^2+[.F104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6]^2+[.B1046]^2+[.C1046]^2)" office:value-type="float" office:value="0.969302264518143" calcext:value-type="float">
            <text:p>0.969302264518143</text:p>
          </table:table-cell>
          <table:table-cell table:formula="of:=SQRT([.D1046]^2+[.E1046]^2+[.F104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7]^2+[.B1047]^2+[.C1047]^2)" office:value-type="float" office:value="0.969302264518143" calcext:value-type="float">
            <text:p>0.969302264518143</text:p>
          </table:table-cell>
          <table:table-cell table:formula="of:=SQRT([.D1047]^2+[.E1047]^2+[.F104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8]^2+[.B1048]^2+[.C1048]^2)" office:value-type="float" office:value="0.969302264518143" calcext:value-type="float">
            <text:p>0.969302264518143</text:p>
          </table:table-cell>
          <table:table-cell table:formula="of:=SQRT([.D1048]^2+[.E1048]^2+[.F104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49]^2+[.B1049]^2+[.C1049]^2)" office:value-type="float" office:value="0.969302264518143" calcext:value-type="float">
            <text:p>0.969302264518143</text:p>
          </table:table-cell>
          <table:table-cell table:formula="of:=SQRT([.D1049]^2+[.E1049]^2+[.F104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0]^2+[.B1050]^2+[.C1050]^2)" office:value-type="float" office:value="0.984894309050469" calcext:value-type="float">
            <text:p>0.984894309050469</text:p>
          </table:table-cell>
          <table:table-cell table:formula="of:=SQRT([.D1050]^2+[.E1050]^2+[.F105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1]^2+[.B1051]^2+[.C1051]^2)" office:value-type="float" office:value="0.969302264518143" calcext:value-type="float">
            <text:p>0.969302264518143</text:p>
          </table:table-cell>
          <table:table-cell table:formula="of:=SQRT([.D1051]^2+[.E1051]^2+[.F105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2]^2+[.B1052]^2+[.C1052]^2)" office:value-type="float" office:value="0.985516600570483" calcext:value-type="float">
            <text:p>0.985516600570483</text:p>
          </table:table-cell>
          <table:table-cell table:formula="of:=SQRT([.D1052]^2+[.E1052]^2+[.F105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3]^2+[.B1053]^2+[.C1053]^2)" office:value-type="float" office:value="0.969302264518143" calcext:value-type="float">
            <text:p>0.969302264518143</text:p>
          </table:table-cell>
          <table:table-cell table:formula="of:=SQRT([.D1053]^2+[.E1053]^2+[.F105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4]^2+[.B1054]^2+[.C1054]^2)" office:value-type="float" office:value="0.969934559648227" calcext:value-type="float">
            <text:p>0.969934559648227</text:p>
          </table:table-cell>
          <table:table-cell table:formula="of:=SQRT([.D1054]^2+[.E1054]^2+[.F105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5]^2+[.B1055]^2+[.C1055]^2)" office:value-type="float" office:value="0.985516600570483" calcext:value-type="float">
            <text:p>0.985516600570483</text:p>
          </table:table-cell>
          <table:table-cell table:formula="of:=SQRT([.D1055]^2+[.E1055]^2+[.F105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6]^2+[.B1056]^2+[.C1056]^2)" office:value-type="float" office:value="0.953610533708599" calcext:value-type="float">
            <text:p>0.953610533708599</text:p>
          </table:table-cell>
          <table:table-cell table:formula="of:=SQRT([.D1056]^2+[.E1056]^2+[.F105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7]^2+[.B1057]^2+[.C1057]^2)" office:value-type="float" office:value="0.984894309050469" calcext:value-type="float">
            <text:p>0.984894309050469</text:p>
          </table:table-cell>
          <table:table-cell table:formula="of:=SQRT([.D1057]^2+[.E1057]^2+[.F105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8]^2+[.B1058]^2+[.C1058]^2)" office:value-type="float" office:value="0.969302264518143" calcext:value-type="float">
            <text:p>0.969302264518143</text:p>
          </table:table-cell>
          <table:table-cell table:formula="of:=SQRT([.D1058]^2+[.E1058]^2+[.F105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59]^2+[.B1059]^2+[.C1059]^2)" office:value-type="float" office:value="0.969427789987475" calcext:value-type="float">
            <text:p>0.969427789987475</text:p>
          </table:table-cell>
          <table:table-cell table:formula="of:=SQRT([.D1059]^2+[.E1059]^2+[.F105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0]^2+[.B1060]^2+[.C1060]^2)" office:value-type="float" office:value="0.953610533708599" calcext:value-type="float">
            <text:p>0.953610533708599</text:p>
          </table:table-cell>
          <table:table-cell table:formula="of:=SQRT([.D1060]^2+[.E1060]^2+[.F106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1]^2+[.B1061]^2+[.C1061]^2)" office:value-type="float" office:value="0.953610533708599" calcext:value-type="float">
            <text:p>0.953610533708599</text:p>
          </table:table-cell>
          <table:table-cell table:formula="of:=SQRT([.D1061]^2+[.E1061]^2+[.F106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2]^2+[.B1062]^2+[.C1062]^2)" office:value-type="float" office:value="0.969302264518143" calcext:value-type="float">
            <text:p>0.969302264518143</text:p>
          </table:table-cell>
          <table:table-cell table:formula="of:=SQRT([.D1062]^2+[.E1062]^2+[.F106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3]^2+[.B1063]^2+[.C1063]^2)" office:value-type="float" office:value="0.969302264518143" calcext:value-type="float">
            <text:p>0.969302264518143</text:p>
          </table:table-cell>
          <table:table-cell table:formula="of:=SQRT([.D1063]^2+[.E1063]^2+[.F106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4]^2+[.B1064]^2+[.C1064]^2)" office:value-type="float" office:value="0.969302264518143" calcext:value-type="float">
            <text:p>0.969302264518143</text:p>
          </table:table-cell>
          <table:table-cell table:formula="of:=SQRT([.D1064]^2+[.E1064]^2+[.F106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5]^2+[.B1065]^2+[.C1065]^2)" office:value-type="float" office:value="0.969302264518143" calcext:value-type="float">
            <text:p>0.969302264518143</text:p>
          </table:table-cell>
          <table:table-cell table:formula="of:=SQRT([.D1065]^2+[.E1065]^2+[.F106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6]^2+[.B1066]^2+[.C1066]^2)" office:value-type="float" office:value="0.969302264518143" calcext:value-type="float">
            <text:p>0.969302264518143</text:p>
          </table:table-cell>
          <table:table-cell table:formula="of:=SQRT([.D1066]^2+[.E1066]^2+[.F106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7]^2+[.B1067]^2+[.C1067]^2)" office:value-type="float" office:value="0.984894309050469" calcext:value-type="float">
            <text:p>0.984894309050469</text:p>
          </table:table-cell>
          <table:table-cell table:formula="of:=SQRT([.D1067]^2+[.E1067]^2+[.F106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8]^2+[.B1068]^2+[.C1068]^2)" office:value-type="float" office:value="0.969427789987475" calcext:value-type="float">
            <text:p>0.969427789987475</text:p>
          </table:table-cell>
          <table:table-cell table:formula="of:=SQRT([.D1068]^2+[.E1068]^2+[.F106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69]^2+[.B1069]^2+[.C1069]^2)" office:value-type="float" office:value="0.969934559648227" calcext:value-type="float">
            <text:p>0.969934559648227</text:p>
          </table:table-cell>
          <table:table-cell table:formula="of:=SQRT([.D1069]^2+[.E1069]^2+[.F106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0]^2+[.B1070]^2+[.C1070]^2)" office:value-type="float" office:value="0.969934559648227" calcext:value-type="float">
            <text:p>0.969934559648227</text:p>
          </table:table-cell>
          <table:table-cell table:formula="of:=SQRT([.D1070]^2+[.E1070]^2+[.F107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1]^2+[.B1071]^2+[.C1071]^2)" office:value-type="float" office:value="0.969302264518143" calcext:value-type="float">
            <text:p>0.969302264518143</text:p>
          </table:table-cell>
          <table:table-cell table:formula="of:=SQRT([.D1071]^2+[.E1071]^2+[.F107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2]^2+[.B1072]^2+[.C1072]^2)" office:value-type="float" office:value="0.984894309050469" calcext:value-type="float">
            <text:p>0.984894309050469</text:p>
          </table:table-cell>
          <table:table-cell table:formula="of:=SQRT([.D1072]^2+[.E1072]^2+[.F107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3]^2+[.B1073]^2+[.C1073]^2)" office:value-type="float" office:value="0.984894309050469" calcext:value-type="float">
            <text:p>0.984894309050469</text:p>
          </table:table-cell>
          <table:table-cell table:formula="of:=SQRT([.D1073]^2+[.E1073]^2+[.F107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4]^2+[.B1074]^2+[.C1074]^2)" office:value-type="float" office:value="0.969302264518143" calcext:value-type="float">
            <text:p>0.969302264518143</text:p>
          </table:table-cell>
          <table:table-cell table:formula="of:=SQRT([.D1074]^2+[.E1074]^2+[.F107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854" calcext:value-type="float">
            <text:p>0.98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5]^2+[.B1075]^2+[.C1075]^2)" office:value-type="float" office:value="0.985516600570483" calcext:value-type="float">
            <text:p>0.985516600570483</text:p>
          </table:table-cell>
          <table:table-cell table:formula="of:=SQRT([.D1075]^2+[.E1075]^2+[.F107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6]^2+[.B1076]^2+[.C1076]^2)" office:value-type="float" office:value="0.953610533708599" calcext:value-type="float">
            <text:p>0.953610533708599</text:p>
          </table:table-cell>
          <table:table-cell table:formula="of:=SQRT([.D1076]^2+[.E1076]^2+[.F107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7]^2+[.B1077]^2+[.C1077]^2)" office:value-type="float" office:value="0.984894309050469" calcext:value-type="float">
            <text:p>0.984894309050469</text:p>
          </table:table-cell>
          <table:table-cell table:formula="of:=SQRT([.D1077]^2+[.E1077]^2+[.F107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8]^2+[.B1078]^2+[.C1078]^2)" office:value-type="float" office:value="0.969302264518143" calcext:value-type="float">
            <text:p>0.969302264518143</text:p>
          </table:table-cell>
          <table:table-cell table:formula="of:=SQRT([.D1078]^2+[.E1078]^2+[.F107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9698" calcext:value-type="float">
            <text:p>0.96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79]^2+[.B1079]^2+[.C1079]^2)" office:value-type="float" office:value="0.969934559648227" calcext:value-type="float">
            <text:p>0.969934559648227</text:p>
          </table:table-cell>
          <table:table-cell table:formula="of:=SQRT([.D1079]^2+[.E1079]^2+[.F107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844" calcext:value-type="float">
            <text:p>-0.9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9849" calcext:value-type="float">
            <text:p>0.98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0]^2+[.B1080]^2+[.C1080]^2)" office:value-type="float" office:value="0.984894309050469" calcext:value-type="float">
            <text:p>0.984894309050469</text:p>
          </table:table-cell>
          <table:table-cell table:formula="of:=SQRT([.D1080]^2+[.E1080]^2+[.F108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1]^2+[.B1081]^2+[.C1081]^2)" office:value-type="float" office:value="0.953610533708599" calcext:value-type="float">
            <text:p>0.953610533708599</text:p>
          </table:table-cell>
          <table:table-cell table:formula="of:=SQRT([.D1081]^2+[.E1081]^2+[.F1081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542" calcext:value-type="float">
            <text:p>0.95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2]^2+[.B1082]^2+[.C1082]^2)" office:value-type="float" office:value="0.954253226350322" calcext:value-type="float">
            <text:p>0.954253226350322</text:p>
          </table:table-cell>
          <table:table-cell table:formula="of:=SQRT([.D1082]^2+[.E1082]^2+[.F1082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69" calcext:value-type="float">
            <text:p>0.0469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9695" calcext:value-type="float">
            <text:p>0.96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3]^2+[.B1083]^2+[.C1083]^2)" office:value-type="float" office:value="0.969934559648227" calcext:value-type="float">
            <text:p>0.969934559648227</text:p>
          </table:table-cell>
          <table:table-cell table:formula="of:=SQRT([.D1083]^2+[.E1083]^2+[.F1083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4]^2+[.B1084]^2+[.C1084]^2)" office:value-type="float" office:value="0.969302264518143" calcext:value-type="float">
            <text:p>0.969302264518143</text:p>
          </table:table-cell>
          <table:table-cell table:formula="of:=SQRT([.D1084]^2+[.E1084]^2+[.F1084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5]^2+[.B1085]^2+[.C1085]^2)" office:value-type="float" office:value="0.969302264518143" calcext:value-type="float">
            <text:p>0.969302264518143</text:p>
          </table:table-cell>
          <table:table-cell table:formula="of:=SQRT([.D1085]^2+[.E1085]^2+[.F1085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6]^2+[.B1086]^2+[.C1086]^2)" office:value-type="float" office:value="0.969302264518143" calcext:value-type="float">
            <text:p>0.969302264518143</text:p>
          </table:table-cell>
          <table:table-cell table:formula="of:=SQRT([.D1086]^2+[.E1086]^2+[.F1086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-0.0156" calcext:value-type="float">
            <text:p>-0.01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6" calcext:value-type="float">
            <text:p>-0.8496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5519" calcext:value-type="float">
            <text:p>0.5519</text:p>
          </table:table-cell>
          <table:table-cell office:value-type="float" office:value="3.1064" calcext:value-type="float">
            <text:p>3.1064</text:p>
          </table:table-cell>
          <table:table-cell office:value-type="float" office:value="-4.6208" calcext:value-type="float">
            <text:p>-4.62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7]^2+[.B1087]^2+[.C1087]^2)" office:value-type="float" office:value="0.969427789987475" calcext:value-type="float">
            <text:p>0.969427789987475</text:p>
          </table:table-cell>
          <table:table-cell table:formula="of:=SQRT([.D1087]^2+[.E1087]^2+[.F1087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8]^2+[.B1088]^2+[.C1088]^2)" office:value-type="float" office:value="0.953610533708599" calcext:value-type="float">
            <text:p>0.953610533708599</text:p>
          </table:table-cell>
          <table:table-cell table:formula="of:=SQRT([.D1088]^2+[.E1088]^2+[.F1088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531" calcext:value-type="float">
            <text:p>-0.9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9536" calcext:value-type="float">
            <text:p>0.95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89]^2+[.B1089]^2+[.C1089]^2)" office:value-type="float" office:value="0.953610533708599" calcext:value-type="float">
            <text:p>0.953610533708599</text:p>
          </table:table-cell>
          <table:table-cell table:formula="of:=SQRT([.D1089]^2+[.E1089]^2+[.F1089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90]^2+[.B1090]^2+[.C1090]^2)" office:value-type="float" office:value="0.969302264518143" calcext:value-type="float">
            <text:p>0.969302264518143</text:p>
          </table:table-cell>
          <table:table-cell table:formula="of:=SQRT([.D1090]^2+[.E1090]^2+[.F1090]^2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2" calcext:value-type="float">
            <text:p>0.0312</text:p>
          </table:table-cell>
          <table:table-cell office:value-type="float" office:value="-0.9688" calcext:value-type="float">
            <text:p>-0.9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-0.5271" calcext:value-type="float">
            <text:p>-0.5271</text:p>
          </table:table-cell>
          <table:table-cell office:value-type="float" office:value="-0.8497" calcext:value-type="float">
            <text:p>-0.8497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.2301" calcext:value-type="float">
            <text:p>0.2301</text:p>
          </table:table-cell>
          <table:table-cell office:value-type="float" office:value="3.1193" calcext:value-type="float">
            <text:p>3.1193</text:p>
          </table:table-cell>
          <table:table-cell office:value-type="float" office:value="-4.9425" calcext:value-type="float">
            <text:p>-4.942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9692" calcext:value-type="float">
            <text:p>0.9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QRT([.A1091]^2+[.B1091]^2+[.C1091]^2)" office:value-type="float" office:value="0.969302264518143" calcext:value-type="float">
            <text:p>0.969302264518143</text:p>
          </table:table-cell>
          <table:table-cell table:formula="of:=SQRT([.D1091]^2+[.E1091]^2+[.F1091]^2)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31T18:49:34.049068474</dc:date>
    <meta:editing-duration>PT31M</meta:editing-duration>
    <meta:editing-cycles>1</meta:editing-cycles>
    <meta:document-statistic meta:table-count="1" meta:cell-count="22970" meta:object-count="0"/>
    <meta:generator>LibreOffice/7.3.3.2$Linux_X86_64 LibreOffice_project/30$Build-2</meta:generator>
  </office:meta>
</office:document-meta>
</file>